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1" svg:font-family="Verdana"/>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0.0813in" fo:margin-left="-0.2549in" table:align="left"/>
    </style:style>
    <style:style style:name="Table6.A" style:family="table-column">
      <style:table-column-properties style:column-width="4.9771in"/>
    </style:style>
    <style:style style:name="Table6.B" style:family="table-column">
      <style:table-column-properties style:column-width="5.1042in"/>
    </style:style>
    <style:style style:name="Table6.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2" style:family="table">
      <style:table-properties style:width="10.0694in" fo:margin-left="-0.2549in" fo:break-before="page" table:align="left"/>
    </style:style>
    <style:style style:name="Table2.A" style:family="table-column">
      <style:table-column-properties style:column-width="4.9653in"/>
    </style:style>
    <style:style style:name="Table2.B" style:family="table-column">
      <style:table-column-properties style:column-width="5.1042in"/>
    </style:style>
    <style:style style:name="Table2.1" style:family="table-row">
      <style:table-row-properties fo:keep-together="always"/>
    </style:style>
    <style:style style:name="Table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none"/>
    </style:style>
    <style:style style:name="Table2.B3" style:family="table-cell">
      <style:table-cell-properties fo:padding="0.0382in" fo:border-left="0.05pt solid #000000" fo:border-right="0.05pt solid #000000" fo:border-top="none" fo:border-bottom="none"/>
    </style:style>
    <style:style style:name="Table2.A4" style:family="table-cell">
      <style:table-cell-properties fo:padding="0.0382in" fo:border-left="0.05pt solid #000000" fo:border-right="none" fo:border-top="none" fo:border-bottom="none"/>
    </style:style>
    <style:style style:name="Table2.B4"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none"/>
    </style:style>
    <style:style style:name="Table2.B5"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none"/>
    </style:style>
    <style:style style:name="Table2.B6" style:family="table-cell">
      <style:table-cell-properties fo:padding="0.0382in" fo:border-left="0.05pt solid #000000" fo:border-right="0.05pt solid #000000" fo:border-top="none" fo:border-bottom="none"/>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4" style:family="table">
      <style:table-properties style:width="9.425in" table:align="margins"/>
    </style:style>
    <style:style style:name="Table4.A" style:family="table-column">
      <style:table-column-properties style:column-width="4.7125in" style:rel-column-width="32767*"/>
    </style:style>
    <style:style style:name="Table4.B" style:family="table-column">
      <style:table-column-properties style:column-width="4.7125in" style:rel-column-width="32768*"/>
    </style:style>
    <style:style style:name="Table4.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0.05pt solid #000000" fo:border-top="none" fo:border-bottom="none"/>
    </style:style>
    <style:style style:name="Table4.A3" style:family="table-cell">
      <style:table-cell-properties fo:padding="0.0382in" fo:border-left="0.05pt solid #000000" fo:border-right="none" fo:border-top="none" fo:border-bottom="none"/>
    </style:style>
    <style:style style:name="Table4.B3" style:family="table-cell">
      <style:table-cell-properties fo:padding="0.0382in" fo:border-left="0.05pt solid #000000" fo:border-right="0.05pt solid #000000" fo:border-top="none" fo:border-bottom="none"/>
    </style:style>
    <style:style style:name="Table4.A4" style:family="table-cell">
      <style:table-cell-properties fo:padding="0.0382in" fo:border-left="0.05pt solid #000000" fo:border-right="none" fo:border-top="none" fo:border-bottom="none"/>
    </style:style>
    <style:style style:name="Table4.B4" style:family="table-cell">
      <style:table-cell-properties fo:padding="0.0382in" fo:border-left="0.05pt solid #000000" fo:border-right="0.05pt solid #000000" fo:border-top="none" fo:border-bottom="none"/>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9.425in" table:align="margins"/>
    </style:style>
    <style:style style:name="Table5.A" style:family="table-column">
      <style:table-column-properties style:column-width="4.7125in" style:rel-column-width="32767*"/>
    </style:style>
    <style:style style:name="Table5.B" style:family="table-column">
      <style:table-column-properties style:column-width="4.7125in" style:rel-column-width="32768*"/>
    </style:style>
    <style:style style:name="Table5.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0.05pt solid #000000" fo:border-right="0.05pt solid #000000" fo:border-top="none" fo:border-bottom="none"/>
    </style:style>
    <style:style style:name="Table5.A3" style:family="table-cell">
      <style:table-cell-properties fo:padding="0.0382in" fo:border-left="0.05pt solid #000000" fo:border-right="none" fo:border-top="none" fo:border-bottom="none"/>
    </style:style>
    <style:style style:name="Table5.B3" style:family="table-cell">
      <style:table-cell-properties fo:padding="0.0382in" fo:border-left="0.05pt solid #000000" fo:border-right="0.05pt solid #000000" fo:border-top="none" fo:border-bottom="none"/>
    </style:style>
    <style:style style:name="Table5.A4" style:family="table-cell">
      <style:table-cell-properties fo:padding="0.0382in" fo:border-left="0.05pt solid #000000" fo:border-right="none" fo:border-top="none" fo:border-bottom="none"/>
    </style:style>
    <style:style style:name="Table5.B4" style:family="table-cell">
      <style:table-cell-properties fo:padding="0.0382in" fo:border-left="0.05pt solid #000000" fo:border-right="0.05pt solid #000000" fo:border-top="none" fo:border-bottom="none"/>
    </style:style>
    <style:style style:name="Table5.A5" style:family="table-cell">
      <style:table-cell-properties fo:padding="0.0382in" fo:border-left="0.05pt solid #000000" fo:border-right="none" fo:border-top="none" fo:border-bottom="none"/>
    </style:style>
    <style:style style:name="Table5.B5" style:family="table-cell">
      <style:table-cell-properties fo:padding="0.0382in" fo:border-left="0.05pt solid #000000" fo:border-right="0.05pt solid #000000" fo:border-top="none" fo:border-bottom="none"/>
    </style:style>
    <style:style style:name="Table5.A6" style:family="table-cell">
      <style:table-cell-properties fo:padding="0.0382in" fo:border-left="0.05pt solid #000000" fo:border-right="none" fo:border-top="none" fo:border-bottom="none"/>
    </style:style>
    <style:style style:name="Table5.B6" style:family="table-cell">
      <style:table-cell-properties fo:padding="0.0382in" fo:border-left="0.05pt solid #000000" fo:border-right="0.05pt solid #000000" fo:border-top="none" fo:border-bottom="none"/>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7" style:family="table">
      <style:table-properties style:width="6.034in" fo:margin-left="0.891in" table:align="left"/>
    </style:style>
    <style:style style:name="Table7.A" style:family="table-column">
      <style:table-column-properties style:column-width="3.8194in"/>
    </style:style>
    <style:style style:name="Table7.B" style:family="table-column">
      <style:table-column-properties style:column-width="2.2146in"/>
    </style:style>
    <style:style style:name="Table7.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7.A2" style:family="table-cell">
      <style:table-cell-properties fo:padding="0.0382in" fo:border-left="0.05pt solid #000000" fo:border-right="none" fo:border-top="none" fo:border-bottom="none"/>
    </style:style>
    <style:style style:name="Table7.B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none"/>
    </style:style>
    <style:style style:name="Table7.B3" style:family="table-cell">
      <style:table-cell-properties fo:padding="0.0382in" fo:border-left="0.05pt solid #000000" fo:border-right="0.05pt solid #000000" fo:border-top="none" fo:border-bottom="none"/>
    </style:style>
    <style:style style:name="Table7.A4" style:family="table-cell">
      <style:table-cell-properties fo:padding="0.0382in" fo:border-left="0.05pt solid #000000" fo:border-right="none" fo:border-top="none" fo:border-bottom="none"/>
    </style:style>
    <style:style style:name="Table7.B4" style:family="table-cell">
      <style:table-cell-properties fo:padding="0.0382in" fo:border-left="0.05pt solid #000000" fo:border-right="0.05pt solid #000000" fo:border-top="none" fo:border-bottom="none"/>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11" style:family="table">
      <style:table-properties style:width="9.425in" table:align="margins"/>
    </style:style>
    <style:style style:name="Table11.A" style:family="table-column">
      <style:table-column-properties style:column-width="4.7125in" style:rel-column-width="32767*"/>
    </style:style>
    <style:style style:name="Table11.B" style:family="table-column">
      <style:table-column-properties style:column-width="4.7125in" style:rel-column-width="32768*"/>
    </style:style>
    <style:style style:name="Table11.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1.A2" style:family="table-cell">
      <style:table-cell-properties fo:padding="0.0382in" fo:border-left="0.05pt solid #000000" fo:border-right="none" fo:border-top="none" fo:border-bottom="none"/>
    </style:style>
    <style:style style:name="Table11.B2" style:family="table-cell">
      <style:table-cell-properties fo:padding="0.0382in" fo:border-left="0.05pt solid #000000" fo:border-right="0.05pt solid #000000" fo:border-top="none" fo:border-bottom="none"/>
    </style:style>
    <style:style style:name="Table11.A3" style:family="table-cell">
      <style:table-cell-properties fo:padding="0.0382in" fo:border-left="0.05pt solid #000000" fo:border-right="none" fo:border-top="none" fo:border-bottom="none"/>
    </style:style>
    <style:style style:name="Table11.B3" style:family="table-cell">
      <style:table-cell-properties fo:padding="0.0382in" fo:border-left="0.05pt solid #000000" fo:border-right="0.05pt solid #000000" fo:border-top="none" fo:border-bottom="none"/>
    </style:style>
    <style:style style:name="Table11.A4" style:family="table-cell">
      <style:table-cell-properties fo:padding="0.0382in" fo:border-left="0.05pt solid #000000" fo:border-right="none" fo:border-top="none" fo:border-bottom="none"/>
    </style:style>
    <style:style style:name="Table11.B4" style:family="table-cell">
      <style:table-cell-properties fo:padding="0.0382in" fo:border-left="0.05pt solid #000000" fo:border-right="0.05pt solid #000000" fo:border-top="none" fo:border-bottom="none"/>
    </style:style>
    <style:style style:name="Table11.A5" style:family="table-cell">
      <style:table-cell-properties fo:padding="0.0382in" fo:border-left="0.05pt solid #000000" fo:border-right="none" fo:border-top="none" fo:border-bottom="none"/>
    </style:style>
    <style:style style:name="Table11.B5" style:family="table-cell">
      <style:table-cell-properties fo:padding="0.0382in" fo:border-left="0.05pt solid #000000" fo:border-right="0.05pt solid #000000" fo:border-top="none" fo:border-bottom="none"/>
    </style:style>
    <style:style style:name="Table11.A6" style:family="table-cell">
      <style:table-cell-properties fo:padding="0.0382in" fo:border-left="0.05pt solid #000000" fo:border-right="none" fo:border-top="none" fo:border-bottom="none"/>
    </style:style>
    <style:style style:name="Table11.B6" style:family="table-cell">
      <style:table-cell-properties fo:padding="0.0382in" fo:border-left="0.05pt solid #000000" fo:border-right="0.05pt solid #000000" fo:border-top="none" fo:border-bottom="none"/>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23" style:family="table">
      <style:table-properties style:width="6.4896in" fo:margin-left="0.4417in" table:align="left"/>
    </style:style>
    <style:style style:name="Table23.A" style:family="table-column">
      <style:table-column-properties style:column-width="3.0208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583in" fo:margin-left="0.4729in" table:align="left"/>
    </style:style>
    <style:style style:name="Table24.A" style:family="table-column">
      <style:table-column-properties style:column-width="2.9896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479in" fo:margin-left="0.4833in" table:align="left"/>
    </style:style>
    <style:style style:name="Table25.A" style:family="table-column">
      <style:table-column-properties style:column-width="2.9792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479in" fo:margin-left="0.4833in" table:align="left"/>
    </style:style>
    <style:style style:name="Table26.A" style:family="table-column">
      <style:table-column-properties style:column-width="2.9792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271in" fo:margin-left="0.5042in" table:align="left"/>
    </style:style>
    <style:style style:name="Table27.A" style:family="table-column">
      <style:table-column-properties style:column-width="2.9583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2" style:family="table-row">
      <style:table-row-properties style:min-row-height="1.0021in"/>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12" style:family="table">
      <style:table-properties style:width="9.425in" table:align="margins"/>
    </style:style>
    <style:style style:name="Table12.A" style:family="table-column">
      <style:table-column-properties style:column-width="4.7125in" style:rel-column-width="32767*"/>
    </style:style>
    <style:style style:name="Table12.B" style:family="table-column">
      <style:table-column-properties style:column-width="4.7125in" style:rel-column-width="32768*"/>
    </style:style>
    <style:style style:name="Table1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2.A2" style:family="table-cell">
      <style:table-cell-properties fo:padding="0.0382in" fo:border-left="0.05pt solid #000000" fo:border-right="none" fo:border-top="none" fo:border-bottom="none"/>
    </style:style>
    <style:style style:name="Table12.B2" style:family="table-cell">
      <style:table-cell-properties fo:padding="0.0382in" fo:border-left="0.05pt solid #000000" fo:border-right="0.05pt solid #000000" fo:border-top="none" fo:border-bottom="none"/>
    </style:style>
    <style:style style:name="Table12.A3" style:family="table-cell">
      <style:table-cell-properties fo:padding="0.0382in" fo:border-left="0.05pt solid #000000" fo:border-right="none" fo:border-top="none" fo:border-bottom="none"/>
    </style:style>
    <style:style style:name="Table12.B3" style:family="table-cell">
      <style:table-cell-properties fo:padding="0.0382in" fo:border-left="0.05pt solid #000000" fo:border-right="0.05pt solid #000000" fo:border-top="none" fo:border-bottom="none"/>
    </style:style>
    <style:style style:name="Table12.A4" style:family="table-cell">
      <style:table-cell-properties fo:padding="0.0382in" fo:border-left="0.05pt solid #000000" fo:border-right="none" fo:border-top="none" fo:border-bottom="none"/>
    </style:style>
    <style:style style:name="Table12.B4" style:family="table-cell">
      <style:table-cell-properties fo:padding="0.0382in" fo:border-left="0.05pt solid #000000" fo:border-right="0.05pt solid #000000" fo:border-top="none" fo:border-bottom="none"/>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3" style:family="table">
      <style:table-properties style:width="9.425in" table:align="margins"/>
    </style:style>
    <style:style style:name="Table13.A" style:family="table-column">
      <style:table-column-properties style:column-width="4.7125in" style:rel-column-width="32767*"/>
    </style:style>
    <style:style style:name="Table13.B" style:family="table-column">
      <style:table-column-properties style:column-width="4.7125in" style:rel-column-width="32768*"/>
    </style:style>
    <style:style style:name="Table13.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0.05pt solid #000000" fo:border-right="0.05pt solid #000000" fo:border-top="none" fo:border-bottom="none"/>
    </style:style>
    <style:style style:name="Table13.A3" style:family="table-cell">
      <style:table-cell-properties fo:padding="0.0382in" fo:border-left="0.05pt solid #000000" fo:border-right="none" fo:border-top="none" fo:border-bottom="none"/>
    </style:style>
    <style:style style:name="Table13.B3" style:family="table-cell">
      <style:table-cell-properties fo:padding="0.0382in" fo:border-left="0.05pt solid #000000" fo:border-right="0.05pt solid #000000" fo:border-top="none" fo:border-bottom="none"/>
    </style:style>
    <style:style style:name="Table13.A4" style:family="table-cell">
      <style:table-cell-properties fo:padding="0.0382in" fo:border-left="0.05pt solid #000000" fo:border-right="none" fo:border-top="none" fo:border-bottom="none"/>
    </style:style>
    <style:style style:name="Table13.B4" style:family="table-cell">
      <style:table-cell-properties fo:padding="0.0382in" fo:border-left="0.05pt solid #000000" fo:border-right="0.05pt solid #000000" fo:border-top="none" fo:border-bottom="none"/>
    </style:style>
    <style:style style:name="Table13.A5" style:family="table-cell">
      <style:table-cell-properties fo:padding="0.0382in" fo:border-left="0.05pt solid #000000" fo:border-right="none" fo:border-top="none" fo:border-bottom="none"/>
    </style:style>
    <style:style style:name="Table13.B5" style:family="table-cell">
      <style:table-cell-properties fo:padding="0.0382in" fo:border-left="0.05pt solid #000000" fo:border-right="0.05pt solid #000000" fo:border-top="none" fo:border-bottom="none"/>
    </style:style>
    <style:style style:name="Table13.A6" style:family="table-cell">
      <style:table-cell-properties fo:padding="0.0382in" fo:border-left="0.05pt solid #000000" fo:border-right="none" fo:border-top="none" fo:border-bottom="none"/>
    </style:style>
    <style:style style:name="Table13.B6" style:family="table-cell">
      <style:table-cell-properties fo:padding="0.0382in" fo:border-left="0.05pt solid #000000" fo:border-right="0.05pt solid #000000" fo:border-top="none" fo:border-bottom="none"/>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30" style:family="table">
      <style:table-properties style:width="6.4896in" fo:margin-left="0.4417in" table:align="left"/>
    </style:style>
    <style:style style:name="Table30.A" style:family="table-column">
      <style:table-column-properties style:column-width="3.0208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271in" fo:margin-left="0.5042in" table:align="left"/>
    </style:style>
    <style:style style:name="Table31.A" style:family="table-column">
      <style:table-column-properties style:column-width="2.9583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583in" fo:margin-left="0.4729in" table:align="left"/>
    </style:style>
    <style:style style:name="Table32.A" style:family="table-column">
      <style:table-column-properties style:column-width="2.9896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4479in" fo:margin-left="0.4833in" table:align="left"/>
    </style:style>
    <style:style style:name="Table33.A" style:family="table-column">
      <style:table-column-properties style:column-width="2.9792in"/>
    </style:style>
    <style:style style:name="Table33.B" style:family="table-column">
      <style:table-column-properties style:column-width="3.4688in"/>
    </style:style>
    <style:style style:name="Table33.A1" style:family="table-cell">
      <style:table-cell-properties fo:background-color="#dddddd"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2.9792in"/>
    </style:style>
    <style:style style:name="Table34.B" style:family="table-column">
      <style:table-column-properties style:column-width="3.4688in"/>
    </style:style>
    <style:style style:name="Table34.A1" style:family="table-cell">
      <style:table-cell-properties fo:background-color="#dddddd"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4271in" fo:margin-left="0.5042in" table:align="left"/>
    </style:style>
    <style:style style:name="Table35.A" style:family="table-column">
      <style:table-column-properties style:column-width="2.9583in"/>
    </style:style>
    <style:style style:name="Table35.B" style:family="table-column">
      <style:table-column-properties style:column-width="3.4688in"/>
    </style:style>
    <style:style style:name="Table35.A1" style:family="table-cell">
      <style:table-cell-properties fo:background-color="#dddddd"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4479in" fo:margin-left="0.4833in" table:align="left"/>
    </style:style>
    <style:style style:name="Table36.A" style:family="table-column">
      <style:table-column-properties style:column-width="2.9792in"/>
    </style:style>
    <style:style style:name="Table36.B" style:family="table-column">
      <style:table-column-properties style:column-width="3.4688in"/>
    </style:style>
    <style:style style:name="Table36.A1" style:family="table-cell">
      <style:table-cell-properties fo:background-color="#dddddd" fo:padding="0.0382in" fo:border="0.05pt solid #000000">
        <style:background-image/>
      </style:table-cell-properties>
    </style:style>
    <style:style style:name="Table36.2" style:family="table-row">
      <style:table-row-properties style:min-row-height="1.0021in"/>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4479in" fo:margin-left="0.4833in" table:align="left"/>
    </style:style>
    <style:style style:name="Table37.A" style:family="table-column">
      <style:table-column-properties style:column-width="2.9792in"/>
    </style:style>
    <style:style style:name="Table37.B" style:family="table-column">
      <style:table-column-properties style:column-width="3.4688in"/>
    </style:style>
    <style:style style:name="Table37.A1" style:family="table-cell">
      <style:table-cell-properties fo:background-color="#dddddd"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8" style:family="table">
      <style:table-properties style:width="9.425in" table:align="margins"/>
    </style:style>
    <style:style style:name="Table8.A" style:family="table-column">
      <style:table-column-properties style:column-width="9.425in" style:rel-column-width="65535*"/>
    </style:style>
    <style:style style:name="Table8.A1" style:family="table-cell">
      <style:table-cell-properties fo:background-color="#eeeeee" fo:padding="0.0382in" fo:border="0.05pt solid #000000">
        <style:background-image/>
      </style:table-cell-properties>
    </style:style>
    <style:style style:name="Table3" style:family="table">
      <style:table-properties style:width="4.4132in" table:align="left"/>
    </style:style>
    <style:style style:name="Table3.A" style:family="table-column">
      <style:table-column-properties style:column-width="3.4625in"/>
    </style:style>
    <style:style style:name="Table3.B" style:family="table-column">
      <style:table-column-properties style:column-width="0.950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9" style:family="table">
      <style:table-properties style:width="7.1306in" fo:margin-left="0.0076in" table:align="left"/>
    </style:style>
    <style:style style:name="Table9.A" style:family="table-column">
      <style:table-column-properties style:column-width="7.1306in"/>
    </style:style>
    <style:style style:name="Table9.1" style:family="table-row">
      <style:table-row-properties style:min-row-height="9.0528in"/>
    </style:style>
    <style:style style:name="Table9.A1" style:family="table-cell">
      <style:table-cell-properties fo:background-color="#eeeeee" fo:padding="0.0382in" fo:border="0.05pt solid #000000">
        <style:background-image/>
      </style:table-cell-properties>
    </style:style>
    <style:style style:name="Table10" style:family="table">
      <style:table-properties style:width="9.425in" table:align="margins"/>
    </style:style>
    <style:style style:name="Table10.A" style:family="table-column">
      <style:table-column-properties style:column-width="4.7125in" style:rel-column-width="32767*"/>
    </style:style>
    <style:style style:name="Table10.B" style:family="table-column">
      <style:table-column-properties style:column-width="4.7125in" style:rel-column-width="32768*"/>
    </style:style>
    <style:style style:name="Table10.A1" style:family="table-cell">
      <style:table-cell-properties fo:padding="0.0382in" fo:border-left="0.05pt solid #000000" fo:border-right="none" fo:border-top="none" fo:border-bottom="none"/>
    </style:style>
    <style:style style:name="Table10.B1" style:family="table-cell">
      <style:table-cell-properties fo:padding="0.0382in" fo:border-left="0.05pt solid #000000" fo:border-right="0.05pt solid #000000" fo:border-top="none" fo:border-bottom="none"/>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 style:family="table">
      <style:table-properties style:width="6.1667in" table:align="left"/>
    </style:style>
    <style:style style:name="Table1.A" style:family="table-column">
      <style:table-column-properties style:column-width="1.2083in"/>
    </style:style>
    <style:style style:name="Table1.B" style:family="table-column">
      <style:table-column-properties style:column-width="3in"/>
    </style:style>
    <style:style style:name="Table1.C" style:family="table-column">
      <style:table-column-properties style:column-width="1.9583in"/>
    </style:style>
    <style:style style:name="Table1.A1" style:family="table-cell">
      <style:table-cell-properties fo:padding="0.0194in" fo:border-left="0.75pt solid #808080" fo:border-right="0.75pt solid #808080" fo:border-top="0.75pt solid #808080" fo:border-bottom="0.05pt solid #808080"/>
    </style:style>
    <style:style style:name="Table1.A2" style:family="table-cell">
      <style:table-cell-properties fo:padding="0.0194in" fo:border-left="0.75pt solid #808080" fo:border-right="none" fo:border-top="none" fo:border-bottom="0.05pt solid #808080"/>
    </style:style>
    <style:style style:name="Table1.B2" style:family="table-cell">
      <style:table-cell-properties fo:padding="0.0194in" fo:border-left="0.05pt solid #808080" fo:border-right="none" fo:border-top="none" fo:border-bottom="0.05pt solid #808080"/>
    </style:style>
    <style:style style:name="Table1.C2" style:family="table-cell">
      <style:table-cell-properties fo:padding="0.0194in" fo:border-left="0.05pt solid #808080" fo:border-right="0.75pt solid #808080" fo:border-top="none" fo:border-bottom="0.05pt solid #808080"/>
    </style:style>
    <style:style style:name="Table1.A9" style:family="table-cell">
      <style:table-cell-properties fo:padding="0.0194in" fo:border-left="0.75pt solid #808080" fo:border-right="none" fo:border-top="none" fo:border-bottom="0.75pt solid #808080"/>
    </style:style>
    <style:style style:name="Table1.B9" style:family="table-cell">
      <style:table-cell-properties fo:padding="0.0194in" fo:border-left="0.05pt solid #808080" fo:border-right="none" fo:border-top="none" fo:border-bottom="0.75pt solid #808080"/>
    </style:style>
    <style:style style:name="Table1.C9" style:family="table-cell">
      <style:table-cell-properties fo:padding="0.0194in" fo:border-left="0.05pt solid #808080" fo:border-right="0.75pt solid #808080" fo:border-top="none" fo:border-bottom="0.75pt solid #808080"/>
    </style:style>
    <style:style style:name="P1"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3"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4"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01ea3fa" style:font-size-asian="10pt" style:font-style-asian="italic" style:font-weight-asian="normal" style:font-name-complex="Verdana" style:font-size-complex="10pt" style:font-style-complex="italic" style:font-weight-complex="normal"/>
    </style:style>
    <style:style style:name="P5"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6"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normal" style:font-weight-asian="normal" style:font-name-complex="Verdana" style:font-size-complex="9pt" style:font-style-complex="normal" style:font-weight-complex="normal"/>
    </style:style>
    <style:style style:name="P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8" style:family="paragraph" style:parent-style-name="Text_20_body">
      <style:paragraph-properties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01ea3fa" style:font-size-asian="12pt" style:font-style-asian="normal" style:font-weight-asian="bold" style:font-name-complex="Verdana" style:font-size-complex="12pt" style:font-style-complex="normal" style:font-weight-complex="bold"/>
    </style:style>
    <style:style style:name="P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01ea3fa" style:font-size-asian="12pt" style:font-style-asian="italic" style:font-weight-asian="bold" style:font-name-complex="Verdana" style:font-size-complex="12pt" style:font-style-complex="italic" style:font-weight-complex="bold"/>
    </style:style>
    <style:style style:name="P1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01ea3fa" style:font-size-asian="14pt" style:font-style-asian="italic" style:font-weight-asian="bold" style:font-name-complex="Verdana" style:font-size-complex="14pt" style:font-style-complex="italic" style:font-weight-complex="bold"/>
    </style:style>
    <style:style style:name="P11"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2e58f2" style:font-size-asian="14pt" style:font-style-asian="italic" style:font-weight-asian="normal" style:font-name-complex="Verdana" style:font-size-complex="14pt" style:font-style-complex="italic" style:font-weight-complex="normal"/>
    </style:style>
    <style:style style:name="P12"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521dd2" style:font-size-asian="14pt" style:font-style-asian="italic" style:font-weight-asian="normal" style:font-name-complex="Verdana" style:font-size-complex="14pt" style:font-style-complex="italic" style:font-weight-complex="normal"/>
    </style:style>
    <style:style style:name="P13"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bold" officeooo:rsid="00af15be" officeooo:paragraph-rsid="002e58f2" style:font-size-asian="14pt" style:font-style-asian="italic" style:font-weight-asian="bold" style:font-name-complex="Verdana" style:font-size-complex="14pt" style:font-style-complex="italic" style:font-weight-complex="bold"/>
    </style:style>
    <style:style style:name="P14"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1ea3fa" style:font-size-asian="10pt" style:font-weight-asian="normal" style:font-name-complex="Verdana" style:font-size-complex="10pt" style:font-weight-complex="normal"/>
    </style:style>
    <style:style style:name="P15"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1ea3fa" style:font-size-asian="20pt" style:font-weight-asian="bold" style:font-name-complex="Verdana" style:font-size-complex="20pt" style:font-weight-complex="bold"/>
    </style:style>
    <style:style style:name="P16"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521dd2" style:font-size-asian="20pt" style:font-weight-asian="bold" style:font-name-complex="Verdana" style:font-size-complex="20pt" style:font-weight-complex="bold"/>
    </style:style>
    <style:style style:name="P17" style:family="paragraph" style:parent-style-name="Text_20_body">
      <style:paragraph-properties style:line-height-at-least="0.1465in" fo:text-align="start" style:justify-single-word="false"/>
      <style:text-properties fo:font-variant="normal" fo:text-transform="none" fo:color="#000000" style:font-name="Times New Roman" fo:font-size="10pt" fo:letter-spacing="normal" fo:font-style="normal" style:text-underline-style="none" fo:font-weight="normal" officeooo:rsid="002504c6" officeooo:paragraph-rsid="00499880" style:font-size-asian="9pt" style:font-name-complex="Verdana" style:font-size-complex="9pt"/>
    </style:style>
    <style:style style:name="P18" style:family="paragraph" style:parent-style-name="Text_20_body">
      <style:text-properties style:font-name="Times New Roman" fo:font-size="9pt" officeooo:paragraph-rsid="0047cede" style:font-size-asian="9pt" style:font-size-complex="9pt"/>
    </style:style>
    <style:style style:name="P19" style:family="paragraph" style:parent-style-name="Text_20_body">
      <style:paragraph-properties style:line-height-at-least="0.1465in" fo:text-align="start" style:justify-single-word="false"/>
      <style:text-properties style:font-name="Times New Roman" fo:font-size="10pt" fo:font-style="normal" fo:font-weight="bold" officeooo:rsid="00ba021d" officeooo:paragraph-rsid="002cfe35" style:font-size-asian="10pt" style:font-style-asian="normal" style:font-weight-asian="bold" style:font-name-complex="Verdana" style:font-size-complex="10pt" style:font-style-complex="normal" style:font-weight-complex="bold"/>
    </style:style>
    <style:style style:name="P20" style:family="paragraph" style:parent-style-name="Text_20_body">
      <style:paragraph-properties style:line-height-at-least="0.1465in" fo:text-align="start" style:justify-single-word="false"/>
      <style:text-properties officeooo:rsid="000db789" officeooo:paragraph-rsid="001ea3fa"/>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officeooo:paragraph-rsid="001ea3fa"/>
    </style:style>
    <style:style style:name="P23" style:family="paragraph" style:parent-style-name="Text_20_body">
      <style:text-properties style:text-position="0% 100%" officeooo:paragraph-rsid="001ea3fa"/>
    </style:style>
    <style:style style:name="P24" style:family="paragraph" style:parent-style-name="Text_20_body">
      <style:text-properties officeooo:paragraph-rsid="001ea3fa"/>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00277eaa" style:font-weight-asian="bold" style:font-weight-complex="bold"/>
    </style:style>
    <style:style style:name="P27" style:family="paragraph" style:parent-style-name="Text_20_body">
      <style:text-properties fo:font-weight="bold" officeooo:paragraph-rsid="002cfe35" style:font-weight-asian="bold" style:font-weight-complex="bold"/>
    </style:style>
    <style:style style:name="P28" style:family="paragraph" style:parent-style-name="Text_20_body">
      <style:text-properties fo:font-weight="bold" officeooo:paragraph-rsid="002e58f2" style:font-weight-asian="bold" style:font-weight-complex="bold"/>
    </style:style>
    <style:style style:name="P29" style:family="paragraph" style:parent-style-name="Text_20_body">
      <style:text-properties fo:font-weight="bold" officeooo:paragraph-rsid="00521dd2" style:font-weight-asian="bold" style:font-weight-complex="bold"/>
    </style:style>
    <style:style style:name="P30" style:family="paragraph" style:parent-style-name="Text_20_body">
      <style:text-properties style:font-name="inherit" fo:font-size="9pt" officeooo:paragraph-rsid="003d7e52"/>
    </style:style>
    <style:style style:name="P31" style:family="paragraph" style:parent-style-name="Text_20_body">
      <style:paragraph-properties fo:margin-left="0in" fo:margin-right="0in" fo:margin-top="0in" fo:margin-bottom="0in" style:contextual-spacing="false" fo:text-indent="0in" style:auto-text-indent="false" fo:padding="0in" fo:border="none"/>
    </style:style>
    <style:style style:name="P32"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01ea3fa" style:font-size-asian="10pt" style:font-style-asian="italic" style:font-weight-asian="normal" style:font-name-complex="Verdana" style:font-size-complex="10pt" style:font-style-complex="italic" style:font-weight-complex="normal"/>
    </style:style>
    <style:style style:name="P33"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fo:letter-spacing="normal" officeooo:paragraph-rsid="003d7e52"/>
    </style:style>
    <style:style style:name="P34"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35"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color="#006e96" style:text-line-through-style="none" style:text-underline-style="none" officeooo:paragraph-rsid="003d7e52" style:text-blinking="false"/>
    </style:style>
    <style:style style:name="P36" style:family="paragraph" style:parent-style-name="Standard">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7"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officeooo:paragraph-rsid="003d7e52"/>
    </style:style>
    <style:style style:name="P3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3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4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41" style:family="paragraph" style:parent-style-name="Standard">
      <style:paragraph-properties fo:margin-left="0in" fo:margin-right="0in" fo:margin-top="0in" fo:margin-bottom="0in" style:contextual-spacing="false" style:line-height-at-least="0.1874in" fo:text-indent="0in" style:auto-text-indent="false"/>
      <style:text-properties officeooo:paragraph-rsid="003d7e52"/>
    </style:style>
    <style:style style:name="P4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1ea3fa" style:font-size-asian="20pt" style:font-weight-asian="bold" style:font-name-complex="Verdana" style:font-size-complex="20pt" style:font-weight-complex="bold"/>
    </style:style>
    <style:style style:name="P43"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1ea3fa" style:font-size-asian="20pt" style:font-style-asian="italic" style:font-weight-asian="normal" style:font-name-complex="Verdana" style:font-size-complex="20pt" style:font-style-complex="italic" style:font-weight-complex="normal"/>
    </style:style>
    <style:style style:name="P44"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1ea3fa" style:font-size-asian="10pt" style:font-weight-asian="normal" style:font-name-complex="Verdana" style:font-size-complex="10pt" style:font-weight-complex="normal"/>
    </style:style>
    <style:style style:name="P45"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1ea3fa" style:font-size-asian="10pt" style:font-name-complex="Verdana" style:font-size-complex="10pt"/>
    </style:style>
    <style:style style:name="P46"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47"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48"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9"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1ea3fa" style:font-size-asian="10pt" style:font-weight-asian="bold" style:font-name-complex="Verdana" style:font-size-complex="10pt" style:font-weight-complex="bold"/>
    </style:style>
    <style:style style:name="P50" style:family="paragraph" style:parent-style-name="Text_20_body">
      <style:paragraph-properties fo:margin-left="0.4925in" fo:margin-right="0in" fo:text-indent="0in" style:auto-text-indent="false"/>
      <style:text-properties officeooo:paragraph-rsid="001ea3fa"/>
    </style:style>
    <style:style style:name="P51"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52" style:family="paragraph" style:parent-style-name="Text_20_body">
      <style:paragraph-properties fo:margin-top="0in" fo:margin-bottom="0in" style:contextual-spacing="false"/>
    </style:style>
    <style:style style:name="P53" style:family="paragraph" style:parent-style-name="Text_20_body">
      <style:paragraph-properties fo:margin-top="0in" fo:margin-bottom="0in" style:contextual-spacing="false" fo:padding="0in" fo:border="none"/>
    </style:style>
    <style:style style:name="P54"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55"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fo:letter-spacing="normal" officeooo:paragraph-rsid="003d7e52"/>
    </style:style>
    <style:style style:name="P56"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4pt" fo:letter-spacing="normal" fo:font-style="normal" fo:font-weight="normal" officeooo:paragraph-rsid="00463c3a"/>
    </style:style>
    <style:style style:name="P57"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4b983f" style:font-size-asian="20pt" style:font-weight-asian="bold" style:font-size-complex="20pt" style:font-weight-complex="bold"/>
    </style:style>
    <style:style style:name="P58" style:family="paragraph" style:parent-style-name="Text_20_body">
      <style:paragraph-properties fo:margin-top="0in" fo:margin-bottom="0in" style:contextual-spacing="false" style:line-height-at-least="0.1874in" fo:text-align="start" style:justify-single-word="false" fo:padding="0in" fo:border="none"/>
      <style:text-properties officeooo:paragraph-rsid="003d7e52"/>
    </style:style>
    <style:style style:name="P59" style:family="paragraph" style:parent-style-name="Text_20_body">
      <style:paragraph-properties fo:margin-top="0in" fo:margin-bottom="0in" style:contextual-spacing="false" style:line-height-at-least="0.1874in" fo:text-align="start" style:justify-single-word="false" fo:padding="0in" fo:border="none"/>
      <style:text-properties style:font-name="Times New Roman" fo:font-size="10pt" fo:font-style="normal" fo:font-weight="bold" officeooo:rsid="00ba021d" officeooo:paragraph-rsid="004b983f" style:font-size-asian="10pt" style:font-style-asian="normal" style:font-weight-asian="bold" style:font-name-complex="Verdana" style:font-size-complex="10pt" style:font-style-complex="normal" style:font-weight-complex="bold"/>
    </style:style>
    <style:style style:name="P60" style:family="paragraph" style:parent-style-name="Standard">
      <style:paragraph-properties fo:margin-top="0in" fo:margin-bottom="0in" style:contextual-spacing="false" style:line-height-at-least="0.1874in" fo:text-align="start" style:justify-single-word="false" fo:padding="0in" fo:border="none"/>
      <style:text-properties officeooo:paragraph-rsid="003d7e52"/>
    </style:style>
    <style:style style:name="P61" style:family="paragraph" style:parent-style-name="Standard">
      <style:paragraph-properties fo:margin-top="0in" fo:margin-bottom="0in" style:contextual-spacing="false" style:line-height-at-least="0.1874in" fo:padding="0in" fo:border="none"/>
      <style:text-properties officeooo:paragraph-rsid="003d7e52"/>
    </style:style>
    <style:style style:name="P62" style:family="paragraph" style:parent-style-name="Text_20_body">
      <style:paragraph-properties fo:margin-top="0in" fo:margin-bottom="0in" style:contextual-spacing="false" style:line-height-at-least="0.1874in" fo:text-align="start" style:justify-single-word="false" fo:padding-left="0.0311in" fo:padding-right="0.052in" fo:padding-top="0.0311in" fo:padding-bottom="0.0311in" fo:border="0.06pt solid #dddddd"/>
      <style:text-properties officeooo:paragraph-rsid="003d7e52"/>
    </style:style>
    <style:style style:name="P63" style:family="paragraph" style:parent-style-name="Standard">
      <style:paragraph-properties fo:margin-top="0in" fo:margin-bottom="0in" style:contextual-spacing="false" style:line-height-at-least="0.1874in"/>
      <style:text-properties officeooo:paragraph-rsid="003d7e52"/>
    </style:style>
    <style:style style:name="P64" style:family="paragraph" style:parent-style-name="Text_20_body">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65" style:family="paragraph" style:parent-style-name="Standard">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66" style:family="paragraph" style:parent-style-name="Heading_20_5">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67"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68"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bold" officeooo:paragraph-rsid="003d7e52"/>
    </style:style>
    <style:style style:name="P69"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Verdana1" fo:font-size="9pt" fo:letter-spacing="normal" fo:font-style="normal" style:text-underline-style="solid" style:text-underline-width="auto" style:text-underline-color="font-color" fo:font-weight="bold" officeooo:paragraph-rsid="003d7e52"/>
    </style:style>
    <style:style style:name="P70" style:family="paragraph" style:parent-style-name="Standard">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7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1ea3fa" style:font-size-asian="10pt" style:font-weight-asian="bold" style:font-name-complex="Verdana" style:font-size-complex="10pt" style:font-weight-complex="bold"/>
    </style:style>
    <style:style style:name="P72"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1ea3fa" style:font-size-asian="10pt" style:font-weight-asian="bold" style:font-name-complex="Verdana" style:font-size-complex="10pt" style:font-weight-complex="bold"/>
    </style:style>
    <style:style style:name="P7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1ea3fa" style:font-size-asian="10pt" style:font-weight-asian="normal" style:font-name-complex="Verdana" style:font-size-complex="10pt" style:font-weight-complex="normal"/>
    </style:style>
    <style:style style:name="P74"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1ea3fa" style:font-size-asian="10pt" style:font-weight-asian="normal" style:font-name-complex="Verdana" style:font-size-complex="10pt" style:font-weight-complex="normal"/>
    </style:style>
    <style:style style:name="P7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1ea3fa" style:font-size-asian="10pt" style:font-weight-asian="normal" style:font-name-complex="Verdana" style:font-size-complex="10pt" style:font-weight-complex="normal"/>
    </style:style>
    <style:style style:name="P7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weight-asian="normal" style:font-name-complex="Verdana" style:font-size-complex="10pt" style:font-weight-complex="normal"/>
    </style:style>
    <style:style style:name="P7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7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1ea3fa" style:font-size-asian="10pt" style:font-style-asian="normal" style:font-weight-asian="normal" style:font-name-complex="Verdana" style:font-size-complex="10pt" style:font-style-complex="normal" style:font-weight-complex="normal"/>
    </style:style>
    <style:style style:name="P7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1ea3fa" style:font-size-asian="10pt" style:font-style-asian="normal" style:font-weight-asian="normal" style:font-name-complex="Verdana" style:font-size-complex="10pt" style:font-style-complex="normal" style:font-weight-complex="normal"/>
    </style:style>
    <style:style style:name="P8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1ea3fa" style:font-size-asian="10pt" style:font-style-asian="normal" style:font-weight-asian="normal" style:font-name-complex="Verdana" style:font-size-complex="10pt" style:font-style-complex="normal" style:font-weight-complex="normal"/>
    </style:style>
    <style:style style:name="P8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1ea3fa" style:font-size-asian="10pt" style:font-weight-asian="normal" style:font-name-complex="Verdana" style:font-size-complex="10pt" style:font-weight-complex="normal"/>
    </style:style>
    <style:style style:name="P8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1ea3fa" style:font-size-asian="10pt" style:font-weight-asian="normal" style:font-name-complex="Verdana" style:font-size-complex="10pt" style:font-weight-complex="normal"/>
    </style:style>
    <style:style style:name="P8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1ea3fa" style:font-size-asian="10pt" style:font-weight-asian="normal" style:font-name-complex="Verdana" style:font-size-complex="10pt" style:font-weight-complex="normal"/>
    </style:style>
    <style:style style:name="P8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8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1ea3fa" style:font-size-asian="10pt" style:font-style-asian="italic" style:font-weight-asian="normal" style:font-name-complex="Verdana" style:font-size-complex="10pt" style:font-style-complex="italic" style:font-weight-complex="normal"/>
    </style:style>
    <style:style style:name="P86"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01ea3fa" style:font-size-asian="10pt" style:font-style-asian="normal" style:font-weight-asian="normal" style:font-name-complex="Verdana" style:font-size-complex="10pt" style:font-style-complex="normal" style:font-weight-complex="normal"/>
    </style:style>
    <style:style style:name="P8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01ea3fa" style:font-size-asian="10pt" style:font-style-asian="normal" style:font-weight-asian="normal" style:font-name-complex="Verdana" style:font-size-complex="10pt" style:font-style-complex="normal" style:font-weight-complex="normal"/>
    </style:style>
    <style:style style:name="P88"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89"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01ea3fa" style:font-size-asian="10pt" style:font-style-asian="italic" style:font-weight-asian="normal" style:font-name-complex="Verdana" style:font-size-complex="10pt" style:font-style-complex="italic" style:font-weight-complex="normal"/>
    </style:style>
    <style:style style:name="P90"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01ea3fa" style:font-size-asian="10pt" style:font-style-asian="italic" style:font-weight-asian="normal" style:font-name-complex="Verdana" style:font-size-complex="10pt" style:font-style-complex="italic" style:font-weight-complex="normal"/>
    </style:style>
    <style:style style:name="P91"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01ea3fa" style:font-size-asian="10pt" style:font-style-asian="italic" style:font-weight-asian="normal" style:font-name-complex="Verdana" style:font-size-complex="10pt" style:font-style-complex="italic" style:font-weight-complex="normal"/>
    </style:style>
    <style:style style:name="P92"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01ea3fa" style:font-size-asian="10pt" style:font-style-asian="italic" style:font-weight-asian="normal" style:font-name-complex="Verdana" style:font-size-complex="10pt" style:font-style-complex="italic" style:font-weight-complex="normal"/>
    </style:style>
    <style:style style:name="P93"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01ea3fa" style:font-size-asian="10pt" style:font-style-asian="italic" style:font-weight-asian="normal" style:font-name-complex="Verdana" style:font-size-complex="10pt" style:font-style-complex="italic" style:font-weight-complex="normal"/>
    </style:style>
    <style:style style:name="P94"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01ea3fa" style:font-size-asian="12pt" style:font-style-asian="normal" style:font-weight-asian="bold" style:font-name-complex="Verdana" style:font-size-complex="12pt" style:font-style-complex="normal" style:font-weight-complex="bold"/>
    </style:style>
    <style:style style:name="P95"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1ea3fa" style:font-size-asian="12pt" style:font-weight-asian="bold" style:font-name-complex="Verdana" style:font-size-complex="12pt" style:font-weight-complex="bold"/>
    </style:style>
    <style:style style:name="P96"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1ea3fa" style:font-size-asian="12pt" style:font-weight-asian="normal" style:font-name-complex="Verdana" style:font-size-complex="12pt" style:font-weight-complex="normal"/>
    </style:style>
    <style:style style:name="P97"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2e58f2" style:font-size-asian="14pt" style:font-style-asian="italic" style:font-weight-asian="normal" style:font-name-complex="Verdana" style:font-size-complex="14pt" style:font-style-complex="italic" style:font-weight-complex="normal"/>
    </style:style>
    <style:style style:name="P98"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521dd2" style:font-size-asian="14pt" style:font-style-asian="italic" style:font-weight-asian="normal" style:font-name-complex="Verdana" style:font-size-complex="14pt" style:font-style-complex="italic" style:font-weight-complex="normal"/>
    </style:style>
    <style:style style:name="P99"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bold" officeooo:rsid="00af15be" officeooo:paragraph-rsid="00521dd2" style:font-size-asian="14pt" style:font-style-asian="italic" style:font-weight-asian="bold" style:font-name-complex="Verdana" style:font-size-complex="14pt" style:font-style-complex="italic" style:font-weight-complex="bold"/>
    </style:style>
    <style:style style:name="P100"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01ea3fa" style:font-size-asian="10pt" style:font-style-asian="normal" style:font-weight-asian="normal" style:font-name-complex="Verdana" style:font-size-complex="10pt" style:font-style-complex="normal" style:font-weight-complex="normal"/>
    </style:style>
    <style:style style:name="P101" style:family="paragraph" style:parent-style-name="Standard">
      <style:text-properties fo:font-variant="normal" fo:text-transform="none" fo:color="#000000" style:text-position="super 58%" style:font-name="Verdana" fo:font-size="20pt" fo:letter-spacing="normal" fo:font-style="normal" fo:font-weight="bold" officeooo:rsid="00416bb9" officeooo:paragraph-rsid="00521dd2" style:font-size-asian="20pt" style:font-weight-asian="bold" style:font-name-complex="Verdana" style:font-size-complex="20pt" style:font-weight-complex="bold"/>
    </style:style>
    <style:style style:name="P102" style:family="paragraph" style:parent-style-name="Standard">
      <style:text-properties officeooo:rsid="000db789" officeooo:paragraph-rsid="001ea3fa"/>
    </style:style>
    <style:style style:name="P103" style:family="paragraph" style:parent-style-name="Standard">
      <style:text-properties officeooo:rsid="000db789" officeooo:paragraph-rsid="00521dd2"/>
    </style:style>
    <style:style style:name="P104" style:family="paragraph" style:parent-style-name="Standard">
      <style:paragraph-properties fo:text-align="center" style:justify-single-word="false"/>
      <style:text-properties officeooo:paragraph-rsid="001ea3fa"/>
    </style:style>
    <style:style style:name="P105" style:family="paragraph" style:parent-style-name="Standard">
      <style:paragraph-properties fo:text-align="start" style:justify-single-word="false"/>
      <style:text-properties style:font-name="Times New Roman" fo:font-size="10pt" style:text-underline-style="none" fo:font-weight="normal" officeooo:rsid="001ce639" officeooo:paragraph-rsid="001ea3fa" style:font-size-asian="10pt" style:font-weight-asian="normal" style:font-name-complex="Verdana" style:font-size-complex="10pt" style:font-weight-complex="normal"/>
    </style:style>
    <style:style style:name="P106" style:family="paragraph" style:parent-style-name="Standard">
      <style:text-properties style:font-name="Times New Roman" fo:font-size="10pt" fo:font-weight="normal" officeooo:rsid="007dc076" officeooo:paragraph-rsid="001ea3fa" style:font-size-asian="10pt" style:font-weight-asian="normal" style:font-name-complex="Verdana" style:font-size-complex="10pt" style:font-weight-complex="normal"/>
    </style:style>
    <style:style style:name="P107" style:family="paragraph" style:parent-style-name="Standard">
      <style:text-properties style:font-name="Times New Roman" fo:font-size="12pt" officeooo:rsid="00333a40" officeooo:paragraph-rsid="003d7e52" style:font-size-asian="12pt" style:font-size-complex="12pt"/>
    </style:style>
    <style:style style:name="P108" style:family="paragraph" style:parent-style-name="Standard">
      <style:text-properties style:font-name="Times New Roman" fo:font-size="12pt" officeooo:paragraph-rsid="003d7e52" style:font-size-asian="12pt" style:font-size-complex="12pt"/>
    </style:style>
    <style:style style:name="P109" style:family="paragraph" style:parent-style-name="Standard">
      <style:text-properties officeooo:rsid="001c2003" officeooo:paragraph-rsid="001ea3fa"/>
    </style:style>
    <style:style style:name="P110" style:family="paragraph" style:parent-style-name="Standard">
      <style:text-properties fo:font-weight="bold" officeooo:rsid="0050e959" officeooo:paragraph-rsid="001ea3fa" style:font-weight-asian="bold" style:font-weight-complex="bold"/>
    </style:style>
    <style:style style:name="P111" style:family="paragraph" style:parent-style-name="Standard">
      <style:text-properties fo:font-weight="bold" officeooo:rsid="000db789" officeooo:paragraph-rsid="001ea3fa" style:font-weight-asian="bold" style:font-weight-complex="bold"/>
    </style:style>
    <style:style style:name="P112" style:family="paragraph" style:parent-style-name="Standard">
      <style:text-properties fo:font-weight="bold" officeooo:rsid="000db789" officeooo:paragraph-rsid="00521dd2" style:font-weight-asian="bold" style:font-weight-complex="bold"/>
    </style:style>
    <style:style style:name="P113" style:family="paragraph" style:parent-style-name="Standard">
      <style:text-properties officeooo:rsid="0023ae2d" officeooo:paragraph-rsid="001ea3fa"/>
    </style:style>
    <style:style style:name="P114" style:family="paragraph" style:parent-style-name="Standard">
      <style:text-properties fo:font-size="9pt" officeooo:rsid="00232625" officeooo:paragraph-rsid="003d7e52" style:font-size-asian="9pt" style:font-size-complex="9pt"/>
    </style:style>
    <style:style style:name="P115" style:family="paragraph" style:parent-style-name="Standard">
      <style:paragraph-properties style:line-height-at-least="0.1465in" fo:text-align="start" style:justify-single-word="false"/>
      <style:text-properties officeooo:paragraph-rsid="001ea3fa"/>
    </style:style>
    <style:style style:name="P116" style:family="paragraph" style:parent-style-name="Standard">
      <style:text-properties officeooo:paragraph-rsid="001ea3fa"/>
    </style:style>
    <style:style style:name="P117" style:family="paragraph" style:parent-style-name="Standard">
      <style:text-properties officeooo:paragraph-rsid="003d7e52"/>
    </style:style>
    <style:style style:name="P118" style:family="paragraph" style:parent-style-name="Standard">
      <style:paragraph-properties fo:break-before="page"/>
      <style:text-properties officeooo:rsid="000db789" officeooo:paragraph-rsid="001ea3fa"/>
    </style:style>
    <style:style style:name="P119" style:family="paragraph" style:parent-style-name="Table_20_Contents">
      <style:paragraph-properties fo:text-align="start" style:justify-single-word="false"/>
      <style:text-properties style:font-name="Times New Roman" fo:font-size="12pt" fo:font-weight="bold" officeooo:rsid="001ca995" officeooo:paragraph-rsid="001ea3fa" style:font-size-asian="12pt" style:font-weight-asian="bold" style:font-name-complex="Verdana" style:font-size-complex="12pt" style:font-weight-complex="bold"/>
    </style:style>
    <style:style style:name="P120" style:family="paragraph" style:parent-style-name="Table_20_Contents">
      <style:paragraph-properties fo:text-align="start" style:justify-single-word="false"/>
      <style:text-properties style:font-name="Times New Roman" fo:font-size="12pt" fo:font-weight="normal" officeooo:rsid="001ce639" officeooo:paragraph-rsid="001ea3fa" style:font-size-asian="12pt" style:font-weight-asian="normal" style:font-name-complex="Verdana" style:font-size-complex="12pt" style:font-weight-complex="normal"/>
    </style:style>
    <style:style style:name="P121" style:family="paragraph" style:parent-style-name="Table_20_Contents">
      <style:paragraph-properties fo:text-align="start" style:justify-single-word="false"/>
      <style:text-properties style:font-name="Times New Roman" fo:font-size="10pt" fo:font-weight="bold" officeooo:rsid="001ca995" officeooo:paragraph-rsid="001ea3fa" style:font-size-asian="10pt" style:font-weight-asian="bold" style:font-name-complex="Verdana" style:font-size-complex="10pt" style:font-weight-complex="bold"/>
    </style:style>
    <style:style style:name="P122" style:family="paragraph" style:parent-style-name="Table_20_Contents">
      <style:paragraph-properties style:line-height-at-least="0.1465in" fo:text-align="start" style:justify-single-word="false"/>
      <style:text-properties style:font-name="Times New Roman" fo:font-size="10pt" fo:font-style="normal" fo:font-weight="bold" officeooo:rsid="00ba021d" officeooo:paragraph-rsid="002cfe35" style:font-size-asian="10pt" style:font-style-asian="normal" style:font-weight-asian="bold" style:font-name-complex="Verdana" style:font-size-complex="10pt" style:font-style-complex="normal" style:font-weight-complex="bold"/>
    </style:style>
    <style:style style:name="P123" style:family="paragraph" style:parent-style-name="Table_20_Contents">
      <style:paragraph-properties fo:text-align="start" style:justify-single-word="false"/>
      <style:text-properties style:font-name="Times New Roman" fo:font-size="10pt" officeooo:rsid="00b7afda" officeooo:paragraph-rsid="001ea3fa" style:font-size-asian="10pt" style:font-name-complex="Verdana" style:font-size-complex="10pt"/>
    </style:style>
    <style:style style:name="P124"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125"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126"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127"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01ea3fa" style:font-size-asian="12pt" style:font-style-asian="normal" style:font-weight-asian="bold" style:font-name-complex="Verdana" style:font-size-complex="12pt" style:font-style-complex="normal" style:font-weight-complex="bold"/>
    </style:style>
    <style:style style:name="P128"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129" style:family="paragraph" style:parent-style-name="Table_20_Contents">
      <style:paragraph-properties fo:text-align="start" style:justify-single-word="false"/>
      <style:text-properties officeooo:rsid="001ca995" officeooo:paragraph-rsid="001ea3fa"/>
    </style:style>
    <style:style style:name="P130" style:family="paragraph" style:parent-style-name="Table_20_Contents">
      <style:paragraph-properties fo:text-align="start" style:justify-single-word="false"/>
      <style:text-properties officeooo:paragraph-rsid="001ea3fa"/>
    </style:style>
    <style:style style:name="P131" style:family="paragraph" style:parent-style-name="Table_20_Contents">
      <style:paragraph-properties fo:text-align="start" style:justify-single-word="false"/>
      <style:text-properties style:font-name="Verdana" fo:font-size="12pt" fo:font-weight="normal" officeooo:rsid="004e9c21" officeooo:paragraph-rsid="001ea3fa" style:font-size-asian="10.5pt" style:font-weight-asian="normal" style:font-name-complex="Verdana" style:font-size-complex="12pt" style:font-weight-complex="normal"/>
    </style:style>
    <style:style style:name="P132" style:family="paragraph" style:parent-style-name="Table_20_Contents">
      <style:paragraph-properties fo:text-align="start" style:justify-single-word="false"/>
      <style:text-properties style:font-name="Verdana" fo:font-size="20pt" fo:font-weight="normal" officeooo:paragraph-rsid="001ea3fa" style:font-size-asian="20pt" style:font-weight-asian="normal" style:font-name-complex="Verdana" style:font-size-complex="20pt" style:font-weight-complex="normal"/>
    </style:style>
    <style:style style:name="P133" style:family="paragraph" style:parent-style-name="Table_20_Contents">
      <style:text-properties officeooo:rsid="001ea3fa" officeooo:paragraph-rsid="00232625"/>
    </style:style>
    <style:style style:name="P134" style:family="paragraph" style:parent-style-name="Table_20_Contents">
      <style:text-properties officeooo:rsid="001ea3fa" officeooo:paragraph-rsid="00277eaa"/>
    </style:style>
    <style:style style:name="P135" style:family="paragraph" style:parent-style-name="Table_20_Contents">
      <style:text-properties officeooo:rsid="001ea3fa" officeooo:paragraph-rsid="00521dd2"/>
    </style:style>
    <style:style style:name="P136" style:family="paragraph" style:parent-style-name="Table_20_Contents">
      <style:text-properties fo:font-weight="bold" officeooo:rsid="00268e51" officeooo:paragraph-rsid="00277eaa" style:font-weight-asian="bold" style:font-weight-complex="bold"/>
    </style:style>
    <style:style style:name="P137" style:family="paragraph" style:parent-style-name="Table_20_Contents">
      <style:text-properties fo:font-weight="bold" officeooo:rsid="00268e51" officeooo:paragraph-rsid="002e58f2" style:font-weight-asian="bold" style:font-weight-complex="bold"/>
    </style:style>
    <style:style style:name="P138" style:family="paragraph" style:parent-style-name="Table_20_Contents">
      <style:text-properties fo:font-weight="bold" officeooo:rsid="00268e51" officeooo:paragraph-rsid="00521dd2" style:font-weight-asian="bold" style:font-weight-complex="bold"/>
    </style:style>
    <style:style style:name="P139" style:family="paragraph" style:parent-style-name="Table_20_Contents">
      <style:paragraph-properties fo:line-height="100%" fo:text-align="start" style:justify-single-word="false"/>
      <style:text-properties fo:font-size="20pt" fo:font-weight="bold" officeooo:rsid="004010b8" officeooo:paragraph-rsid="00396956" style:font-size-asian="20pt" style:font-weight-asian="bold" style:font-size-complex="20pt" style:font-weight-complex="bold"/>
    </style:style>
    <style:style style:name="P140" style:family="paragraph" style:parent-style-name="Table_20_Contents">
      <style:text-properties officeooo:paragraph-rsid="003d7e52"/>
    </style:style>
    <style:style style:name="P141" style:family="paragraph" style:parent-style-name="Table_20_Contents">
      <style:text-properties officeooo:rsid="00268e51" officeooo:paragraph-rsid="002e58f2"/>
    </style:style>
    <style:style style:name="P142" style:family="paragraph" style:parent-style-name="Table_20_Contents">
      <style:text-properties officeooo:rsid="0047cede" officeooo:paragraph-rsid="002e58f2"/>
    </style:style>
    <style:style style:name="P143" style:family="paragraph" style:parent-style-name="Quotations">
      <style:text-properties fo:font-variant="normal" fo:text-transform="none" fo:color="#000000" style:font-name="Times New Roman1" fo:font-size="14pt" fo:letter-spacing="normal" fo:font-style="normal" fo:font-weight="normal" officeooo:paragraph-rsid="0035307a" style:font-size-asian="9pt" style:font-size-complex="9pt"/>
    </style:style>
    <style:style style:name="P144" style:family="paragraph" style:parent-style-name="Quotations">
      <style:text-properties fo:font-variant="normal" fo:text-transform="none" fo:color="#000000" style:font-name="Times New Roman1" fo:font-size="14pt" fo:letter-spacing="normal" fo:font-style="normal" fo:font-weight="normal" officeooo:paragraph-rsid="003d7e52"/>
    </style:style>
    <style:style style:name="P145" style:family="paragraph" style:parent-style-name="Quotations">
      <style:text-properties fo:font-variant="normal" fo:text-transform="none" fo:color="#000000" style:font-name="Times New Roman1" fo:font-size="14pt" fo:letter-spacing="normal" fo:font-style="normal" style:text-underline-style="none" fo:font-weight="normal" officeooo:rsid="002504c6" officeooo:paragraph-rsid="0035307a" style:font-size-asian="9pt" style:font-size-complex="9pt"/>
    </style:style>
    <style:style style:name="P146" style:family="paragraph" style:parent-style-name="Quotations">
      <style:paragraph-properties fo:margin-left="1.1811in" fo:margin-right="1.1811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47" style:family="paragraph" style:parent-style-name="Quotations">
      <style:paragraph-properties fo:margin-left="0.7874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48"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5d28a"/>
    </style:style>
    <style:style style:name="P149"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50" style:family="paragraph" style:parent-style-name="Quotations" style:list-style-name="L4">
      <style:paragraph-properties fo:line-height="100%" fo:text-align="start" style:justify-single-word="false"/>
      <style:text-properties fo:font-variant="normal" fo:text-transform="none" fo:color="#000000" style:text-position="0% 100%" style:font-name="Times New Roman" fo:font-size="14pt" fo:letter-spacing="normal" fo:font-style="italic" style:text-underline-style="none" fo:font-weight="normal" officeooo:rsid="002504c6" officeooo:paragraph-rsid="003f6c69" style:font-size-asian="14pt" style:font-style-asian="italic" style:font-weight-asian="normal" style:font-name-complex="Verdana" style:font-size-complex="14pt" style:font-style-complex="italic" style:font-weight-complex="normal"/>
    </style:style>
    <style:style style:name="P151"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bold" officeooo:rsid="005568df" officeooo:paragraph-rsid="005568df" style:font-weight-asian="bold" style:font-weight-complex="bold"/>
    </style:style>
    <style:style style:name="P152" style:family="paragraph" style:parent-style-name="Quotations" style:master-page-name="First_20_Page">
      <style:paragraph-properties fo:margin-left="0in" fo:margin-right="0.7874in" fo:margin-top="0in" fo:margin-bottom="0.1965in" style:contextual-spacing="false" fo:text-indent="0in" style:auto-text-indent="false" style:page-number="auto">
        <style:tab-stops>
          <style:tab-stop style:position="0in"/>
        </style:tab-stops>
      </style:paragraph-properties>
      <style:text-properties officeooo:paragraph-rsid="0035d28a"/>
    </style:style>
    <style:style style:name="P153" style:family="paragraph" style:parent-style-name="Heading_20_2">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size="12pt" officeooo:paragraph-rsid="003d7e52"/>
    </style:style>
    <style:style style:name="P154" style:family="paragraph" style:parent-style-name="Heading_20_2">
      <style:paragraph-properties fo:margin-top="0.2083in" fo:margin-bottom="0.0835in" style:contextual-spacing="false" style:line-height-at-least="0.1874in" fo:text-align="start" style:justify-single-word="false" fo:padding="0in" fo:border="none"/>
      <style:text-properties fo:font-size="12pt" officeooo:paragraph-rsid="003d7e52"/>
    </style:style>
    <style:style style:name="P155" style:family="paragraph" style:parent-style-name="Heading_20_2">
      <style:paragraph-properties fo:margin-top="0.2083in" fo:margin-bottom="0.0835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156" style:family="paragraph" style:parent-style-name="Heading_20_3">
      <style:paragraph-properties fo:break-before="page"/>
      <style:text-properties fo:font-variant="normal" fo:text-transform="none" fo:color="#000000" style:font-name="Times New Roman1" fo:font-size="14pt" fo:letter-spacing="normal" fo:font-style="normal" fo:font-weight="bold" officeooo:paragraph-rsid="003d7e52"/>
    </style:style>
    <style:style style:name="P157"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bold" officeooo:paragraph-rsid="003d7e52"/>
    </style:style>
    <style:style style:name="P158"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59" style:family="paragraph" style:parent-style-name="Heading_20_3">
      <style:paragraph-properties fo:margin-left="0.7874in" fo:margin-right="0.7874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60" style:family="paragraph" style:parent-style-name="Heading_20_3">
      <style:paragraph-properties fo:margin-left="0.3937in" fo:margin-right="0.3937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61" style:family="paragraph" style:parent-style-name="Heading_20_1">
      <style:paragraph-properties fo:margin-top="0in" fo:margin-bottom="0in" style:contextual-spacing="false" style:line-height-at-least="0.3752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162" style:family="paragraph" style:parent-style-name="List_20_Contents" style:list-style-name="L63">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163" style:family="paragraph" style:parent-style-name="List_20_Contents" style:list-style-name="L64">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164" style:family="paragraph" style:parent-style-name="List_20_Contents" style:list-style-name="L6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165" style:family="paragraph" style:parent-style-name="List_20_Contents" style:list-style-name="L66">
      <style:paragraph-properties fo:margin-left="0.7874in" fo:margin-right="0in" fo:margin-top="0in" fo:margin-bottom="0.1965in" style:contextual-spacing="false" style:line-height-at-least="0.198in" fo:text-indent="0in" style:auto-text-indent="false" fo:padding="0in" fo:border="none"/>
      <style:text-properties officeooo:paragraph-rsid="001ea3fa"/>
    </style:style>
    <style:style style:name="P166" style:family="paragraph" style:parent-style-name="List_20_Contents" style:list-style-name="L66">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1ea3fa" style:font-size-asian="10pt" style:font-weight-asian="bold" style:font-name-complex="Verdana" style:font-size-complex="10pt" style:font-weight-complex="bold"/>
    </style:style>
    <style:style style:name="P167" style:family="paragraph" style:parent-style-name="Standard" style:list-style-name="L16">
      <style:paragraph-properties fo:text-align="start" style:justify-single-word="false"/>
      <style:text-properties fo:font-size="10pt" officeooo:paragraph-rsid="002e58f2" style:font-size-asian="10pt" style:font-size-complex="10pt"/>
    </style:style>
    <style:style style:name="P168" style:family="paragraph" style:parent-style-name="Standard" style:list-style-name="L5">
      <style:paragraph-properties fo:text-align="start" style:justify-single-word="false"/>
      <style:text-properties fo:font-size="10pt" officeooo:rsid="00131ee1" officeooo:paragraph-rsid="005bedf3" style:font-size-asian="10pt" style:font-size-complex="10pt"/>
    </style:style>
    <style:style style:name="P169" style:family="paragraph" style:parent-style-name="Standard" style:list-style-name="L60">
      <style:text-properties fo:font-size="10pt" fo:font-weight="normal" officeooo:rsid="0026045b" officeooo:paragraph-rsid="001ea3fa" style:font-size-asian="10pt" style:font-weight-asian="normal" style:font-size-complex="10pt" style:font-weight-complex="normal"/>
    </style:style>
    <style:style style:name="P170" style:family="paragraph" style:parent-style-name="Standard" style:list-style-name="L18">
      <style:paragraph-properties style:line-height-at-least="0.1465in" fo:text-align="start" style:justify-single-word="false"/>
      <style:text-properties style:font-name="Times New Roman" fo:font-size="9pt" fo:font-style="normal" officeooo:rsid="000db789" officeooo:paragraph-rsid="0049cb46" style:font-size-asian="9pt" style:font-style-asian="normal" style:font-size-complex="9pt" style:font-style-complex="normal"/>
    </style:style>
    <style:style style:name="P171" style:family="paragraph" style:parent-style-name="Standard" style:list-style-name="L36">
      <style:text-properties style:font-name="Times New Roman" fo:font-size="12pt" officeooo:rsid="00333a40" officeooo:paragraph-rsid="0037163d" style:font-size-asian="12pt" style:font-size-complex="12pt"/>
    </style:style>
    <style:style style:name="P172" style:family="paragraph" style:parent-style-name="Standard" style:list-style-name="L54">
      <style:text-properties style:font-name="Times New Roman" fo:font-size="12pt" officeooo:rsid="00333a40" officeooo:paragraph-rsid="0037163d" style:font-size-asian="12pt" style:font-size-complex="12pt"/>
    </style:style>
    <style:style style:name="P173" style:family="paragraph" style:parent-style-name="Standard" style:list-style-name="L57">
      <style:paragraph-properties fo:text-align="start" style:justify-single-word="false"/>
      <style:text-properties style:font-name="Times New Roman" fo:font-size="10pt" officeooo:rsid="00af61be" officeooo:paragraph-rsid="001ea3fa" style:font-size-asian="10pt" style:font-name-complex="Verdana" style:font-size-complex="10pt"/>
    </style:style>
    <style:style style:name="P174" style:family="paragraph" style:parent-style-name="Standard"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175" style:family="paragraph" style:parent-style-name="Standard" style:list-style-name="L54">
      <style:text-properties fo:font-variant="normal" fo:text-transform="none" fo:color="#000000" style:text-position="0% 100%" style:font-name="Times New Roman" fo:font-size="9pt" fo:letter-spacing="normal" fo:font-style="normal" style:text-underline-style="none" fo:font-weight="normal" officeooo:rsid="005a363c" officeooo:paragraph-rsid="0037163d" style:font-size-asian="9pt" style:font-style-asian="normal" style:font-weight-asian="normal" style:font-name-complex="Verdana" style:font-size-complex="9pt" style:font-style-complex="normal" style:font-weight-complex="normal"/>
    </style:style>
    <style:style style:name="P176" style:family="paragraph" style:parent-style-name="Standard" style:list-style-name="L36">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333a40" officeooo:paragraph-rsid="0037163d" style:font-size-asian="12pt" style:font-style-asian="italic" style:font-weight-asian="bold" style:font-name-complex="Verdana" style:font-size-complex="12pt" style:font-style-complex="italic" style:font-weight-complex="bold"/>
    </style:style>
    <style:style style:name="P177" style:family="paragraph" style:parent-style-name="Standard"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178" style:family="paragraph" style:parent-style-name="Standard"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179" style:family="paragraph" style:parent-style-name="Standard" style:list-style-name="L62">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180" style:family="paragraph" style:parent-style-name="Standard" style:list-style-name="L61">
      <style:text-properties fo:font-size="9pt" officeooo:paragraph-rsid="001ea3fa" style:font-size-asian="9pt" style:font-size-complex="9pt"/>
    </style:style>
    <style:style style:name="P181" style:family="paragraph" style:parent-style-name="Standard" style:list-style-name="L1">
      <style:text-properties fo:font-size="9pt" officeooo:paragraph-rsid="003d7e52" style:font-size-asian="9pt" style:font-size-complex="9pt"/>
    </style:style>
    <style:style style:name="P182" style:family="paragraph" style:parent-style-name="Standard" style:list-style-name="L1">
      <style:paragraph-properties fo:margin-left="0in" fo:margin-right="0in" fo:text-indent="-0.25in" style:auto-text-indent="false"/>
      <style:text-properties fo:font-size="9pt" officeooo:rsid="00232625" officeooo:paragraph-rsid="003d7e52" style:font-size-asian="9pt" style:font-size-complex="9pt"/>
    </style:style>
    <style:style style:name="P183" style:family="paragraph" style:parent-style-name="Table_20_Contents" style:list-style-name="L54">
      <style:text-properties fo:font-variant="normal" fo:text-transform="none" fo:color="#000000" style:text-position="0% 100%" style:font-name="Times New Roman" fo:font-size="9pt" fo:letter-spacing="normal" fo:font-style="normal" style:text-underline-style="none" fo:font-weight="normal" officeooo:rsid="0056ced8" officeooo:paragraph-rsid="00396956" style:font-size-asian="9pt" style:font-style-asian="normal" style:font-weight-asian="normal" style:font-name-complex="Verdana" style:font-size-complex="9pt" style:font-style-complex="normal" style:font-weight-complex="normal"/>
    </style:style>
    <style:style style:name="P184" style:family="paragraph" style:parent-style-name="Table_20_Contents"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396956" style:font-size-asian="9pt" style:font-style-asian="normal" style:font-weight-asian="bold" style:font-name-complex="Verdana" style:font-size-complex="9pt" style:font-style-complex="normal" style:font-weight-complex="bold"/>
    </style:style>
    <style:style style:name="P185" style:family="paragraph" style:parent-style-name="Table_20_Contents" style:list-style-name="L61">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186" style:family="paragraph" style:parent-style-name="Table_20_Contents" style:list-style-name="L3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187" style:family="paragraph" style:parent-style-name="Table_20_Contents" style:list-style-name="L39">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188" style:family="paragraph" style:parent-style-name="Table_20_Contents" style:list-style-name="L58">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189" style:family="paragraph" style:parent-style-name="Table_20_Contents"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01ea3fa" style:font-size-asian="10pt" style:font-style-asian="normal" style:font-weight-asian="normal" style:font-name-complex="Verdana" style:font-size-complex="10pt" style:font-style-complex="normal" style:font-weight-complex="normal"/>
    </style:style>
    <style:style style:name="P190" style:family="paragraph" style:parent-style-name="Table_20_Contents"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01ea3fa" style:font-size-asian="10pt" style:font-style-asian="italic" style:font-weight-asian="bold" style:font-name-complex="Verdana" style:font-size-complex="10pt" style:font-style-complex="italic" style:font-weight-complex="bold"/>
    </style:style>
    <style:style style:name="P191" style:family="paragraph" style:parent-style-name="Table_20_Contents" style:list-style-name="L62">
      <style:paragraph-properties fo:text-align="start" style:justify-single-word="false"/>
      <style:text-properties style:font-name="Times New Roman" fo:font-size="10pt" officeooo:rsid="00b7afda" officeooo:paragraph-rsid="001ea3fa" style:font-size-asian="10pt" style:font-name-complex="Verdana" style:font-size-complex="10pt"/>
    </style:style>
    <style:style style:name="P192" style:family="paragraph" style:parent-style-name="Table_20_Contents" style:list-style-name="L3">
      <style:text-properties fo:font-size="9pt" officeooo:rsid="001d32d4" officeooo:paragraph-rsid="0041c914" style:font-size-asian="9pt" style:font-size-complex="9pt"/>
    </style:style>
    <style:style style:name="P193" style:family="paragraph" style:parent-style-name="Table_20_Contents" style:list-style-name="L40">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normal" style:font-weight-asian="bold" style:font-name-complex="Verdana" style:font-size-complex="10pt" style:font-style-complex="normal" style:font-weight-complex="bold"/>
    </style:style>
    <style:style style:name="P194" style:family="paragraph" style:parent-style-name="Text_20_body" style:list-style-name="L2">
      <style:text-properties fo:font-size="9pt" style:font-size-asian="9pt" style:font-size-complex="9pt"/>
    </style:style>
    <style:style style:name="P195" style:family="paragraph" style:parent-style-name="Text_20_body" style:list-style-name="L2">
      <style:text-properties fo:font-size="9pt" officeooo:paragraph-rsid="0041c914" style:font-size-asian="9pt" style:font-size-complex="9pt"/>
    </style:style>
    <style:style style:name="P196" style:family="paragraph" style:parent-style-name="Text_20_body" style:list-style-name="L2">
      <style:text-properties fo:font-size="9pt" officeooo:paragraph-rsid="0058ca87" style:font-size-asian="9pt" style:font-size-complex="9pt"/>
    </style:style>
    <style:style style:name="P197" style:family="paragraph" style:parent-style-name="Text_20_body" style:list-style-name="L2">
      <style:text-properties fo:font-size="9pt" officeooo:paragraph-rsid="005a96ac" style:font-size-asian="9pt" style:font-size-complex="9pt"/>
    </style:style>
    <style:style style:name="P198" style:family="paragraph" style:parent-style-name="Text_20_body" style:list-style-name="L2">
      <style:text-properties fo:font-size="9pt" officeooo:paragraph-rsid="005f1c66" style:font-size-asian="9pt" style:font-size-complex="9pt"/>
    </style:style>
    <style:style style:name="P199" style:family="paragraph" style:parent-style-name="Text_20_body" style:list-style-name="L3">
      <style:text-properties fo:font-size="9pt" style:font-size-asian="9pt" style:font-size-complex="9pt"/>
    </style:style>
    <style:style style:name="P200" style:family="paragraph" style:parent-style-name="Text_20_body" style:list-style-name="L5">
      <style:text-properties fo:font-size="9pt" officeooo:rsid="00131ee1" officeooo:paragraph-rsid="005bedf3" style:font-size-asian="9pt" style:font-size-complex="9pt"/>
    </style:style>
    <style:style style:name="P201" style:family="paragraph" style:parent-style-name="Text_20_body" style:list-style-name="L6">
      <style:text-properties fo:font-size="9pt" style:font-size-asian="9pt" style:font-size-complex="9pt"/>
    </style:style>
    <style:style style:name="P202" style:family="paragraph" style:parent-style-name="Text_20_body" style:list-style-name="L7">
      <style:text-properties fo:font-size="9pt" style:font-size-asian="9pt" style:font-size-complex="9pt"/>
    </style:style>
    <style:style style:name="P203" style:family="paragraph" style:parent-style-name="Text_20_body" style:list-style-name="L9">
      <style:text-properties fo:font-size="9pt" style:font-size-asian="9pt" style:font-size-complex="9pt"/>
    </style:style>
    <style:style style:name="P204" style:family="paragraph" style:parent-style-name="Text_20_body" style:list-style-name="L12">
      <style:text-properties fo:font-size="9pt" style:font-size-asian="9pt" style:font-size-complex="9pt"/>
    </style:style>
    <style:style style:name="P205" style:family="paragraph" style:parent-style-name="Text_20_body" style:list-style-name="L12">
      <style:text-properties fo:font-size="9pt" officeooo:paragraph-rsid="0056fa73" style:font-size-asian="9pt" style:font-size-complex="9pt"/>
    </style:style>
    <style:style style:name="P206" style:family="paragraph" style:parent-style-name="Text_20_body" style:list-style-name="L15">
      <style:text-properties fo:font-size="9pt" officeooo:rsid="0047cede" officeooo:paragraph-rsid="0047cede" style:font-size-asian="9pt" style:font-size-complex="9pt"/>
    </style:style>
    <style:style style:name="P207" style:family="paragraph" style:parent-style-name="Text_20_body" style:list-style-name="L16">
      <style:text-properties fo:font-size="9pt" style:font-size-asian="9pt" style:font-size-complex="9pt"/>
    </style:style>
    <style:style style:name="P208" style:family="paragraph" style:parent-style-name="Text_20_body" style:list-style-name="L16">
      <style:text-properties fo:font-size="9pt" officeooo:paragraph-rsid="0049cb46" style:font-size-asian="9pt" style:font-size-complex="9pt"/>
    </style:style>
    <style:style style:name="P209" style:family="paragraph" style:parent-style-name="Text_20_body" style:list-style-name="L16">
      <style:paragraph-properties style:line-height-at-least="0.1465in" fo:text-align="start" style:justify-single-word="false"/>
      <style:text-properties fo:font-size="9pt" officeooo:paragraph-rsid="0049cb46" style:font-size-asian="9pt" style:font-size-complex="9pt"/>
    </style:style>
    <style:style style:name="P210" style:family="paragraph" style:parent-style-name="Text_20_body" style:list-style-name="L16">
      <style:paragraph-properties style:line-height-at-least="0.1465in" fo:text-align="start" style:justify-single-word="false"/>
      <style:text-properties fo:font-size="9pt" officeooo:paragraph-rsid="00499880" style:font-size-asian="9pt" style:font-size-complex="9pt"/>
    </style:style>
    <style:style style:name="P211" style:family="paragraph" style:parent-style-name="Text_20_body" style:list-style-name="L29">
      <style:paragraph-properties style:line-height-at-least="0.1465in" fo:text-align="start" style:justify-single-word="false"/>
      <style:text-properties fo:font-size="9pt" officeooo:paragraph-rsid="00521dd2" style:font-size-asian="9pt" style:font-size-complex="9pt"/>
    </style:style>
    <style:style style:name="P212" style:family="paragraph" style:parent-style-name="Text_20_body" style:list-style-name="L48">
      <style:paragraph-properties style:line-height-at-least="0.1465in" fo:text-align="start" style:justify-single-word="false"/>
      <style:text-properties fo:font-size="9pt" officeooo:paragraph-rsid="00521dd2" style:font-size-asian="9pt" style:font-size-complex="9pt"/>
    </style:style>
    <style:style style:name="P213" style:family="paragraph" style:parent-style-name="Text_20_body" style:list-style-name="L20">
      <style:text-properties fo:font-size="9pt" style:font-size-asian="9pt" style:font-size-complex="9pt"/>
    </style:style>
    <style:style style:name="P214" style:family="paragraph" style:parent-style-name="Text_20_body" style:list-style-name="L1">
      <style:text-properties fo:font-size="9pt" officeooo:rsid="00217edc" officeooo:paragraph-rsid="003d7e52" style:font-size-asian="9pt" style:font-size-complex="9pt"/>
    </style:style>
    <style:style style:name="P215" style:family="paragraph" style:parent-style-name="Text_20_body" style:list-style-name="L1">
      <style:text-properties fo:font-size="9pt" officeooo:paragraph-rsid="003d7e52" style:font-size-asian="9pt" style:font-size-complex="9pt"/>
    </style:style>
    <style:style style:name="P216" style:family="paragraph" style:parent-style-name="Text_20_body" style:list-style-name="L2">
      <style:text-properties fo:font-size="9pt" officeooo:rsid="00333a40" officeooo:paragraph-rsid="003b199e" style:font-size-asian="9pt" style:font-size-complex="9pt"/>
    </style:style>
    <style:style style:name="P217" style:family="paragraph" style:parent-style-name="Text_20_body" style:list-style-name="L2">
      <style:paragraph-properties fo:text-align="center" style:justify-single-word="false"/>
      <style:text-properties fo:font-size="9pt" officeooo:paragraph-rsid="005a96ac" style:font-size-asian="9pt" style:font-size-complex="9pt"/>
    </style:style>
    <style:style style:name="P218" style:family="paragraph" style:parent-style-name="Text_20_body" style:list-style-name="L12">
      <style:paragraph-properties style:line-height-at-least="0.1465in" fo:text-align="start" style:justify-single-word="false"/>
      <style:text-properties fo:font-size="9pt" style:text-underline-style="none" officeooo:paragraph-rsid="0058ca87" style:font-size-asian="9pt" style:font-size-complex="9pt"/>
    </style:style>
    <style:style style:name="P219" style:family="paragraph" style:parent-style-name="Text_20_body" style:list-style-name="L16">
      <style:text-properties fo:font-size="9pt" style:text-underline-style="none" officeooo:rsid="004b6800" style:font-size-asian="9pt" style:font-style-asian="normal" style:font-size-complex="9pt" style:font-style-complex="normal"/>
    </style:style>
    <style:style style:name="P220" style:family="paragraph" style:parent-style-name="Text_20_body" style:list-style-name="L8">
      <style:text-properties fo:font-size="9pt" fo:font-style="normal" style:font-size-asian="9pt" style:font-style-asian="normal" style:font-size-complex="9pt" style:font-style-complex="normal"/>
    </style:style>
    <style:style style:name="P221" style:family="paragraph" style:parent-style-name="Text_20_body" style:list-style-name="L16">
      <style:text-properties fo:font-size="9pt" fo:font-style="normal" officeooo:paragraph-rsid="0049cb46" style:font-size-asian="9pt" style:font-style-asian="normal" style:font-size-complex="9pt" style:font-style-complex="normal"/>
    </style:style>
    <style:style style:name="P222" style:family="paragraph" style:parent-style-name="Text_20_body" style:list-style-name="L8">
      <style:text-properties fo:font-size="9pt" fo:font-style="normal" style:text-underline-style="none" officeooo:rsid="002504c6" style:font-size-asian="9pt" style:font-style-asian="normal" style:font-size-complex="9pt" style:font-style-complex="normal"/>
    </style:style>
    <style:style style:name="P223" style:family="paragraph" style:parent-style-name="Text_20_body" style:list-style-name="L31">
      <style:text-properties fo:font-size="9pt" fo:font-style="normal" style:text-underline-style="none" fo:font-weight="normal" officeooo:rsid="002504c6" officeooo:paragraph-rsid="00521dd2" style:font-size-asian="9pt" style:font-style-asian="normal" style:font-weight-asian="normal" style:font-size-complex="9pt" style:font-style-complex="normal" style:font-weight-complex="normal"/>
    </style:style>
    <style:style style:name="P224" style:family="paragraph" style:parent-style-name="Text_20_body" style:list-style-name="L50">
      <style:text-properties fo:font-size="9pt" fo:font-style="normal" style:text-underline-style="none" fo:font-weight="normal" officeooo:rsid="002504c6" officeooo:paragraph-rsid="00521dd2" style:font-size-asian="9pt" style:font-style-asian="normal" style:font-weight-asian="normal" style:font-size-complex="9pt" style:font-style-complex="normal" style:font-weight-complex="normal"/>
    </style:style>
    <style:style style:name="P225" style:family="paragraph" style:parent-style-name="Text_20_body" style:list-style-name="L9">
      <style:text-properties fo:font-size="9pt" fo:font-weight="normal" officeooo:rsid="0027cb70" officeooo:paragraph-rsid="002b34ea" style:font-size-asian="9pt" style:font-weight-asian="normal" style:font-size-complex="9pt" style:font-weight-complex="normal"/>
    </style:style>
    <style:style style:name="P226" style:family="paragraph" style:parent-style-name="Text_20_body" style:list-style-name="L54">
      <style:text-properties fo:font-size="9pt" fo:font-weight="normal" officeooo:rsid="003642d2" officeooo:paragraph-rsid="001ea3fa" style:font-size-asian="9pt" style:font-weight-asian="normal" style:font-size-complex="9pt" style:font-weight-complex="normal"/>
    </style:style>
    <style:style style:name="P227" style:family="paragraph" style:parent-style-name="Text_20_body" style:list-style-name="L67">
      <style:text-properties fo:font-size="9pt" fo:font-weight="normal" officeooo:paragraph-rsid="003d7e52" style:font-size-asian="9pt" style:font-weight-asian="normal" style:font-size-complex="9pt" style:font-weight-complex="normal"/>
    </style:style>
    <style:style style:name="P228" style:family="paragraph" style:parent-style-name="Text_20_body" style:list-style-name="L12">
      <style:text-properties style:font-name="Times New Roman" fo:font-size="9pt" officeooo:paragraph-rsid="00463c3a" style:font-size-asian="9pt" style:font-size-complex="9pt"/>
    </style:style>
    <style:style style:name="P229" style:family="paragraph" style:parent-style-name="Text_20_body" style:list-style-name="L12">
      <style:text-properties style:font-name="Times New Roman" fo:font-size="9pt" officeooo:paragraph-rsid="00446e61" style:font-size-asian="9pt" style:font-size-complex="9pt"/>
    </style:style>
    <style:style style:name="P230" style:family="paragraph" style:parent-style-name="Text_20_body" style:list-style-name="L12">
      <style:text-properties style:font-name="Times New Roman" fo:font-size="9pt" officeooo:paragraph-rsid="00314f07" style:font-size-asian="9pt" style:font-size-complex="9pt"/>
    </style:style>
    <style:style style:name="P231" style:family="paragraph" style:parent-style-name="Text_20_body" style:list-style-name="L12">
      <style:text-properties style:font-name="Times New Roman" fo:font-size="9pt" officeooo:paragraph-rsid="001ea3fa" style:font-size-asian="9pt" style:font-size-complex="9pt"/>
    </style:style>
    <style:style style:name="P232" style:family="paragraph" style:parent-style-name="Text_20_body" style:list-style-name="L12">
      <style:text-properties style:font-name="Times New Roman" fo:font-size="9pt" officeooo:paragraph-rsid="0048bbbc" style:font-size-asian="9pt" style:font-size-complex="9pt"/>
    </style:style>
    <style:style style:name="P233" style:family="paragraph" style:parent-style-name="Text_20_body" style:list-style-name="L12">
      <style:text-properties style:font-name="Times New Roman" fo:font-size="9pt" officeooo:paragraph-rsid="00499880" style:font-size-asian="9pt" style:font-size-complex="9pt"/>
    </style:style>
    <style:style style:name="P234" style:family="paragraph" style:parent-style-name="Text_20_body" style:list-style-name="L12">
      <style:text-properties style:font-name="Times New Roman" fo:font-size="9pt" officeooo:rsid="00464c92" officeooo:paragraph-rsid="00464c92" style:font-size-asian="9pt" style:font-size-complex="9pt"/>
    </style:style>
    <style:style style:name="P235" style:family="paragraph" style:parent-style-name="Text_20_body" style:list-style-name="L16">
      <style:text-properties style:font-name="Times New Roman" fo:font-size="9pt" officeooo:rsid="00464c92" style:font-size-asian="9pt" style:font-size-complex="9pt"/>
    </style:style>
    <style:style style:name="P236" style:family="paragraph" style:parent-style-name="Text_20_body" style:list-style-name="L12">
      <style:text-properties style:font-name="Times New Roman" fo:font-size="9pt" officeooo:rsid="0114b06d" officeooo:paragraph-rsid="00499880" style:font-size-asian="9pt" style:font-size-complex="9pt"/>
    </style:style>
    <style:style style:name="P237" style:family="paragraph" style:parent-style-name="Text_20_body" style:list-style-name="L13">
      <style:text-properties style:font-name="Times New Roman" fo:font-size="9pt" officeooo:rsid="0049943f" officeooo:paragraph-rsid="00499880" style:font-size-asian="9pt" style:font-size-complex="9pt"/>
    </style:style>
    <style:style style:name="P238" style:family="paragraph" style:parent-style-name="Text_20_body" style:list-style-name="L13">
      <style:text-properties style:font-name="Times New Roman" fo:font-size="9pt" officeooo:paragraph-rsid="00499880" style:font-size-asian="9pt" style:font-size-complex="9pt"/>
    </style:style>
    <style:style style:name="P239" style:family="paragraph" style:parent-style-name="Text_20_body" style:list-style-name="L13">
      <style:text-properties style:font-name="Times New Roman" fo:font-size="9pt" officeooo:rsid="004b60c7" officeooo:paragraph-rsid="00499880" style:font-size-asian="9pt" style:font-size-complex="9pt"/>
    </style:style>
    <style:style style:name="P240" style:family="paragraph" style:parent-style-name="Text_20_body" style:list-style-name="L14">
      <style:text-properties style:font-name="Times New Roman" fo:font-size="9pt" officeooo:paragraph-rsid="0048bbbc" style:font-size-asian="9pt" style:font-size-complex="9pt"/>
    </style:style>
    <style:style style:name="P241" style:family="paragraph" style:parent-style-name="Text_20_body" style:list-style-name="L14">
      <style:text-properties style:font-name="Times New Roman" fo:font-size="9pt" officeooo:rsid="0048bbbc" officeooo:paragraph-rsid="0048bbbc" style:font-size-asian="9pt" style:font-size-complex="9pt"/>
    </style:style>
    <style:style style:name="P242" style:family="paragraph" style:parent-style-name="Text_20_body" style:list-style-name="L15">
      <style:text-properties style:font-name="Times New Roman" fo:font-size="9pt" officeooo:paragraph-rsid="00464bc6" style:font-size-asian="9pt" style:font-size-complex="9pt"/>
    </style:style>
    <style:style style:name="P243" style:family="paragraph" style:parent-style-name="Text_20_body" style:list-style-name="L16">
      <style:text-properties style:font-name="Times New Roman" fo:font-size="9pt" officeooo:rsid="002504c6" officeooo:paragraph-rsid="0049cb46" style:font-size-asian="9pt" style:font-size-complex="9pt"/>
    </style:style>
    <style:style style:name="P244" style:family="paragraph" style:parent-style-name="Text_20_body" style:list-style-name="L16">
      <style:text-properties style:font-name="Times New Roman" fo:font-size="9pt" officeooo:paragraph-rsid="00499880" style:font-size-asian="9pt" style:font-size-complex="9pt"/>
    </style:style>
    <style:style style:name="P245" style:family="paragraph" style:parent-style-name="Text_20_body" style:list-style-name="L18">
      <style:paragraph-properties style:line-height-at-least="0.1465in" fo:text-align="start" style:justify-single-word="false"/>
      <style:text-properties style:font-name="Times New Roman" fo:font-size="9pt" officeooo:paragraph-rsid="0049cb46" style:font-size-asian="9pt" style:font-size-complex="9pt"/>
    </style:style>
    <style:style style:name="P246" style:family="paragraph" style:parent-style-name="Text_20_body" style:list-style-name="L21">
      <style:text-properties style:font-name="Times New Roman" fo:font-size="9pt" officeooo:paragraph-rsid="0048bbbc" style:font-size-asian="9pt" style:font-size-complex="9pt"/>
    </style:style>
    <style:style style:name="P247" style:family="paragraph" style:parent-style-name="Text_20_body" style:list-style-name="L21">
      <style:text-properties style:font-name="Times New Roman" fo:font-size="9pt" officeooo:paragraph-rsid="0030a255" style:font-size-asian="9pt" style:font-size-complex="9pt"/>
    </style:style>
    <style:style style:name="P248" style:family="paragraph" style:parent-style-name="Text_20_body" style:list-style-name="L21">
      <style:text-properties style:font-name="Times New Roman" fo:font-size="9pt" officeooo:paragraph-rsid="00499880" style:font-size-asian="9pt" style:font-size-complex="9pt"/>
    </style:style>
    <style:style style:name="P249" style:family="paragraph" style:parent-style-name="Text_20_body" style:list-style-name="L21">
      <style:text-properties style:font-name="Times New Roman" fo:font-size="9pt" officeooo:paragraph-rsid="004b6800" style:font-size-asian="9pt" style:font-size-complex="9pt"/>
    </style:style>
    <style:style style:name="P250" style:family="paragraph" style:parent-style-name="Text_20_body" style:list-style-name="L13">
      <style:text-properties style:font-name="Times New Roman" fo:font-size="9pt" officeooo:paragraph-rsid="00499880" style:font-size-asian="9pt" style:font-style-asian="normal" style:font-weight-asian="normal" style:font-size-complex="9pt" style:font-style-complex="normal" style:font-weight-complex="normal"/>
    </style:style>
    <style:style style:name="P251" style:family="paragraph" style:parent-style-name="Text_20_body" style:list-style-name="L14">
      <style:text-properties style:font-name="Times New Roman" fo:font-size="9pt" officeooo:rsid="0048bbbc" officeooo:paragraph-rsid="0048bbbc" style:font-size-asian="9pt" style:font-style-asian="italic" style:font-weight-asian="bold" style:font-size-complex="9pt" style:font-style-complex="italic" style:font-weight-complex="bold"/>
    </style:style>
    <style:style style:name="P252" style:family="paragraph" style:parent-style-name="Text_20_body" style:list-style-name="L7">
      <style:paragraph-properties style:line-height-at-least="0.1465in" fo:text-align="start" style:justify-single-word="false"/>
      <style:text-properties style:font-name="Times New Roman" fo:font-size="9pt" fo:font-style="normal" officeooo:rsid="0099d894" officeooo:paragraph-rsid="00277eaa" style:font-size-asian="9pt" style:font-style-asian="normal" style:font-name-complex="Verdana" style:font-size-complex="9pt" style:font-style-complex="normal"/>
    </style:style>
    <style:style style:name="P253" style:family="paragraph" style:parent-style-name="Text_20_body" style:list-style-name="L18">
      <style:paragraph-properties style:line-height-at-least="0.1465in" fo:text-align="start" style:justify-single-word="false"/>
      <style:text-properties style:font-name="Times New Roman" fo:font-size="9pt" fo:font-style="normal" officeooo:paragraph-rsid="0047cede" style:font-size-asian="9pt" style:font-style-asian="normal" style:font-size-complex="9pt" style:font-style-complex="normal"/>
    </style:style>
    <style:style style:name="P254" style:family="paragraph" style:parent-style-name="Text_20_body" style:list-style-name="L19">
      <style:text-properties style:font-name="Times New Roman" fo:font-size="9pt" fo:font-style="normal" officeooo:paragraph-rsid="00499880" style:font-size-asian="9pt" style:font-style-asian="normal" style:font-size-complex="9pt" style:font-style-complex="normal"/>
    </style:style>
    <style:style style:name="P255" style:family="paragraph" style:parent-style-name="Text_20_body" style:list-style-name="L12">
      <style:text-properties style:font-name="Times New Roman" fo:font-size="9pt" style:text-underline-style="none" officeooo:paragraph-rsid="00314f07" style:font-size-asian="9pt" style:font-size-complex="9pt"/>
    </style:style>
    <style:style style:name="P256" style:family="paragraph" style:parent-style-name="Text_20_body" style:list-style-name="L34">
      <style:text-properties style:font-name="Times New Roman" fo:font-size="10pt" fo:font-style="normal" fo:font-weight="bold" officeooo:rsid="00ba021d" officeooo:paragraph-rsid="00521dd2" style:font-size-asian="10pt" style:font-style-asian="normal" style:font-weight-asian="bold" style:font-name-complex="Verdana" style:font-size-complex="10pt" style:font-style-complex="normal" style:font-weight-complex="bold"/>
    </style:style>
    <style:style style:name="P257" style:family="paragraph" style:parent-style-name="Text_20_body" style:list-style-name="L53">
      <style:text-properties style:font-name="Times New Roman" fo:font-size="10pt" fo:font-style="normal" fo:font-weight="bold" officeooo:rsid="00ba021d" officeooo:paragraph-rsid="00521dd2" style:font-size-asian="10pt" style:font-style-asian="normal" style:font-weight-asian="bold" style:font-name-complex="Verdana" style:font-size-complex="10pt" style:font-style-complex="normal" style:font-weight-complex="bold"/>
    </style:style>
    <style:style style:name="P258" style:family="paragraph" style:parent-style-name="Text_20_body" style:list-style-name="L56">
      <style:text-properties style:font-name="Times New Roman" fo:font-size="10pt" officeooo:rsid="007dc076" officeooo:paragraph-rsid="001ea3fa" style:font-size-asian="10pt" style:font-size-complex="10pt"/>
    </style:style>
    <style:style style:name="P259" style:family="paragraph" style:parent-style-name="Text_20_body" style:list-style-name="L62">
      <style:paragraph-properties style:line-height-at-least="0.1465in"/>
      <style:text-properties style:font-name="Times New Roman" fo:font-size="12pt" officeooo:rsid="00217b5f" officeooo:paragraph-rsid="001ea3fa" style:font-size-asian="12pt" style:font-name-complex="Verdana" style:font-size-complex="12pt"/>
    </style:style>
    <style:style style:name="P260" style:family="paragraph" style:parent-style-name="Text_20_body" style:list-style-name="L1">
      <style:text-properties fo:font-variant="normal" fo:text-transform="none" fo:color="#000000" style:font-name="Times New Roman" fo:font-size="9pt" fo:letter-spacing="normal" fo:font-style="normal" fo:font-weight="normal" officeooo:paragraph-rsid="003d7e52" style:font-size-asian="9pt" style:font-size-complex="9pt"/>
    </style:style>
    <style:style style:name="P261" style:family="paragraph" style:parent-style-name="Text_20_body" style:list-style-name="L16">
      <style:text-properties fo:font-variant="normal" fo:text-transform="none" fo:color="#000000" style:font-name="Times New Roman" fo:font-size="10pt" fo:letter-spacing="normal" fo:font-style="normal" fo:font-weight="normal" officeooo:rsid="01038d06" officeooo:paragraph-rsid="0049cb46" style:font-size-asian="10pt" style:font-size-complex="10pt"/>
    </style:style>
    <style:style style:name="P262"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b34ea" style:font-size-asian="9pt" style:font-style-asian="normal" style:font-weight-asian="normal" style:font-name-complex="Verdana" style:font-size-complex="9pt" style:font-style-complex="normal" style:font-weight-complex="normal"/>
    </style:style>
    <style:style style:name="P263" style:family="paragraph" style:parent-style-name="Text_20_body" style:list-style-name="L2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e58f2" style:font-size-asian="9pt" style:font-style-asian="normal" style:font-weight-asian="normal" style:font-name-complex="Verdana" style:font-size-complex="9pt" style:font-style-complex="normal" style:font-weight-complex="normal"/>
    </style:style>
    <style:style style:name="P264"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0db789" officeooo:paragraph-rsid="003d7e52" style:font-size-asian="9pt" style:font-style-asian="normal" style:font-weight-asian="normal" style:font-name-complex="Verdana" style:font-size-complex="9pt" style:font-style-complex="normal" style:font-weight-complex="normal"/>
    </style:style>
    <style:style style:name="P265" style:family="paragraph" style:parent-style-name="Text_20_body" style:list-style-name="L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282c5f" style:font-size-asian="9pt" style:font-style-asian="normal" style:font-weight-asian="normal" style:font-name-complex="Verdana" style:font-size-complex="9pt" style:font-style-complex="normal" style:font-weight-complex="normal"/>
    </style:style>
    <style:style style:name="P266"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41c914" style:font-size-asian="9pt" style:font-style-asian="normal" style:font-weight-asian="normal" style:font-name-complex="Verdana" style:font-size-complex="9pt" style:font-style-complex="normal" style:font-weight-complex="normal"/>
    </style:style>
    <style:style style:name="P267" style:family="paragraph" style:parent-style-name="Text_20_body" style:list-style-name="L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0282c5f" style:font-size-asian="9pt" style:font-style-asian="normal" style:font-weight-asian="normal" style:font-name-complex="Verdana" style:font-size-complex="9pt" style:font-style-complex="normal" style:font-weight-complex="normal"/>
    </style:style>
    <style:style style:name="P268" style:family="paragraph" style:parent-style-name="Text_20_body" style:list-style-name="L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0336e" officeooo:paragraph-rsid="00282c5f" style:font-size-asian="9pt" style:font-style-asian="normal" style:font-weight-asian="normal" style:font-name-complex="Verdana" style:font-size-complex="9pt" style:font-style-complex="normal" style:font-weight-complex="normal"/>
    </style:style>
    <style:style style:name="P269"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02b34ea" style:font-size-asian="9pt" style:font-style-asian="normal" style:font-weight-asian="normal" style:font-name-complex="Verdana" style:font-size-complex="9pt" style:font-style-complex="normal" style:font-weight-complex="normal"/>
    </style:style>
    <style:style style:name="P270"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02b34ea" style:font-size-asian="9pt" style:font-style-asian="normal" style:font-weight-asian="normal" style:font-name-complex="Verdana" style:font-size-complex="9pt" style:font-style-complex="normal" style:font-weight-complex="normal"/>
    </style:style>
    <style:style style:name="P271" style:family="paragraph" style:parent-style-name="Text_20_body" style:list-style-name="L16">
      <style:text-properties fo:font-variant="normal" fo:text-transform="none" fo:color="#000000" style:text-position="0% 100%" style:font-name="Times New Roman" fo:font-size="9pt" fo:letter-spacing="normal" fo:font-style="normal" style:text-underline-style="none" fo:font-weight="normal" officeooo:rsid="00af15be" officeooo:paragraph-rsid="00464bc6" style:font-size-asian="9pt" style:font-style-asian="normal" style:font-weight-asian="normal" style:font-name-complex="Verdana" style:font-size-complex="9pt" style:font-style-complex="normal" style:font-weight-complex="normal"/>
    </style:style>
    <style:style style:name="P272" style:family="paragraph" style:parent-style-name="Text_20_body" style:list-style-name="L1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41c914" style:font-size-asian="9pt" style:font-style-asian="normal" style:font-weight-asian="normal" style:font-name-complex="Verdana" style:font-size-complex="9pt" style:font-style-complex="normal" style:font-weight-complex="normal"/>
    </style:style>
    <style:style style:name="P273" style:family="paragraph" style:parent-style-name="Text_20_body" style:list-style-name="L2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04b6800" style:font-size-asian="9pt" style:font-style-asian="normal" style:font-weight-asian="normal" style:font-name-complex="Verdana" style:font-size-complex="9pt" style:font-style-complex="normal" style:font-weight-complex="normal"/>
    </style:style>
    <style:style style:name="P274"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1ea3fa" style:font-size-asian="9pt" style:font-style-asian="normal" style:font-weight-asian="normal" style:font-name-complex="Verdana" style:font-size-complex="9pt" style:font-style-complex="normal" style:font-weight-complex="normal"/>
    </style:style>
    <style:style style:name="P275"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1ea3fa" style:font-size-asian="9pt" style:font-style-asian="normal" style:font-weight-asian="normal" style:font-name-complex="Verdana" style:font-size-complex="9pt" style:font-style-complex="normal" style:font-weight-complex="normal"/>
    </style:style>
    <style:style style:name="P276" style:family="paragraph" style:parent-style-name="Text_20_body" style:list-style-name="L54">
      <style:text-properties fo:font-variant="normal" fo:text-transform="none" fo:color="#000000" style:text-position="0% 100%" style:font-name="Times New Roman" fo:font-size="9pt" fo:letter-spacing="normal" fo:font-style="normal" style:text-underline-style="none" fo:font-weight="normal" officeooo:rsid="005b695c" officeooo:paragraph-rsid="001ea3fa" style:font-size-asian="9pt" style:font-style-asian="normal" style:font-weight-asian="normal" style:font-name-complex="Verdana" style:font-size-complex="9pt" style:font-style-complex="normal" style:font-weight-complex="normal"/>
    </style:style>
    <style:style style:name="P277" style:family="paragraph" style:parent-style-name="Text_20_body" style:list-style-name="L54">
      <style:text-properties fo:font-variant="normal" fo:text-transform="none" fo:color="#000000" style:text-position="0% 100%" style:font-name="Times New Roman" fo:font-size="9pt" fo:letter-spacing="normal" fo:font-style="normal" style:text-underline-style="none" fo:font-weight="normal" officeooo:rsid="0056ced8" officeooo:paragraph-rsid="001ea3fa" style:font-size-asian="9pt" style:font-style-asian="normal" style:font-weight-asian="normal" style:font-name-complex="Verdana" style:font-size-complex="9pt" style:font-style-complex="normal" style:font-weight-complex="normal"/>
    </style:style>
    <style:style style:name="P278" style:family="paragraph" style:parent-style-name="Text_20_body" style:list-style-name="L54">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normal" style:font-weight-asian="normal" style:font-name-complex="Verdana" style:font-size-complex="9pt" style:font-style-complex="normal" style:font-weight-complex="normal"/>
    </style:style>
    <style:style style:name="P279"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3c3751" officeooo:paragraph-rsid="003d7e52" style:font-size-asian="9pt" style:font-style-asian="normal" style:font-weight-asian="normal" style:font-name-complex="Verdana" style:font-size-complex="9pt" style:font-style-complex="normal" style:font-weight-complex="normal"/>
    </style:style>
    <style:style style:name="P280"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49943f" officeooo:paragraph-rsid="003d7e52" style:font-size-asian="9pt" style:font-style-asian="normal" style:font-weight-asian="normal" style:font-name-complex="Verdana" style:font-size-complex="9pt" style:font-style-complex="normal" style:font-weight-complex="normal"/>
    </style:style>
    <style:style style:name="P281" style:family="paragraph" style:parent-style-name="Text_20_body" style:list-style-name="L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5568df" style:font-size-asian="9pt" style:font-style-asian="normal" style:font-weight-asian="normal" style:font-name-complex="Verdana" style:font-size-complex="9pt" style:font-style-complex="normal" style:font-weight-complex="normal"/>
    </style:style>
    <style:style style:name="P282"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1ea3fa" style:font-size-asian="9pt" style:font-style-asian="normal" style:font-weight-asian="bold" style:font-name-complex="Verdana" style:font-size-complex="9pt" style:font-style-complex="normal" style:font-weight-complex="bold"/>
    </style:style>
    <style:style style:name="P283"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normal" style:font-weight-asian="bold" style:font-name-complex="Verdana" style:font-size-complex="9pt" style:font-style-complex="normal" style:font-weight-complex="bold"/>
    </style:style>
    <style:style style:name="P284"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02b34ea" style:font-size-asian="9pt" style:font-style-asian="italic" style:font-weight-asian="normal" style:font-name-complex="Verdana" style:font-size-complex="9pt" style:font-style-complex="italic" style:font-weight-complex="normal"/>
    </style:style>
    <style:style style:name="P285" style:family="paragraph" style:parent-style-name="Text_20_body" style:list-style-name="L10">
      <style:text-properties fo:font-variant="normal" fo:text-transform="none" fo:color="#000000" style:text-position="0% 100%" style:font-name="Times New Roman" fo:font-size="9pt" fo:letter-spacing="normal" fo:font-style="normal" style:text-underline-style="none" fo:font-weight="normal" officeooo:rsid="00217b5f" officeooo:paragraph-rsid="002d88ea" style:font-size-asian="9pt" style:font-style-asian="italic" style:font-weight-asian="bold" style:font-name-complex="Verdana" style:font-size-complex="9pt" style:font-style-complex="italic" style:font-weight-complex="bold"/>
    </style:style>
    <style:style style:name="P286"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87"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88"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89"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01ea3fa" style:font-size-asian="9pt" style:font-style-asian="italic" style:font-weight-asian="bold" style:font-name-complex="Verdana" style:font-size-complex="9pt" style:font-style-complex="italic" style:font-weight-complex="bold"/>
    </style:style>
    <style:style style:name="P290"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291"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italic" style:font-weight-asian="bold" style:font-name-complex="Verdana" style:font-size-complex="9pt" style:font-style-complex="italic" style:font-weight-complex="bold"/>
    </style:style>
    <style:style style:name="P292"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93"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94"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95"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96"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97"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298" style:family="paragraph" style:parent-style-name="Text_20_body" style:list-style-name="L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05bedf3" style:font-size-asian="10pt" style:font-style-asian="normal" style:font-weight-asian="normal" style:font-name-complex="Verdana" style:font-size-complex="10pt" style:font-style-complex="normal" style:font-weight-complex="normal"/>
    </style:style>
    <style:style style:name="P299" style:family="paragraph" style:parent-style-name="Text_20_body" style:list-style-name="L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05bedf3" style:font-size-asian="10pt" style:font-style-asian="normal" style:font-weight-asian="normal" style:font-name-complex="Verdana" style:font-size-complex="10pt" style:font-style-complex="normal" style:font-weight-complex="normal"/>
    </style:style>
    <style:style style:name="P300" style:family="paragraph" style:parent-style-name="Text_20_body" style:list-style-name="L16">
      <style:text-properties fo:font-variant="normal" fo:text-transform="none" fo:color="#000000" style:text-position="0% 100%" style:font-name="Times New Roman" fo:font-size="10pt" fo:letter-spacing="normal" fo:font-style="normal" style:text-underline-style="none" fo:font-weight="normal" officeooo:rsid="010d332d" officeooo:paragraph-rsid="0049cb46" style:font-size-asian="10pt" style:font-style-asian="normal" style:font-weight-asian="normal" style:font-name-complex="Verdana" style:font-size-complex="10pt" style:font-style-complex="normal" style:font-weight-complex="normal"/>
    </style:style>
    <style:style style:name="P301" style:family="paragraph" style:parent-style-name="Text_20_body" style:list-style-name="L16">
      <style:text-properties fo:font-variant="normal" fo:text-transform="none" fo:color="#000000" style:text-position="0% 100%" style:font-name="Times New Roman" fo:font-size="10pt" fo:letter-spacing="normal" fo:font-style="normal" style:text-underline-style="none" fo:font-weight="normal" officeooo:rsid="010d332d" officeooo:paragraph-rsid="004b6800" style:font-size-asian="10pt" style:font-style-asian="normal" style:font-weight-asian="normal" style:font-name-complex="Verdana" style:font-size-complex="10pt" style:font-style-complex="normal" style:font-weight-complex="normal"/>
    </style:style>
    <style:style style:name="P302" style:family="paragraph" style:parent-style-name="Text_20_body" style:list-style-name="L1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04b6800" style:font-size-asian="10pt" style:font-style-asian="normal" style:font-weight-asian="normal" style:font-name-complex="Verdana" style:font-size-complex="10pt" style:font-style-complex="normal" style:font-weight-complex="normal"/>
    </style:style>
    <style:style style:name="P303"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049cb46" style:font-size-asian="10pt" style:font-style-asian="normal" style:font-weight-asian="normal" style:font-name-complex="Verdana" style:font-size-complex="10pt" style:font-style-complex="normal" style:font-weight-complex="normal"/>
    </style:style>
    <style:style style:name="P304"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049cb46" style:font-size-asian="10pt" style:font-style-asian="normal" style:font-weight-asian="normal" style:font-name-complex="Verdana" style:font-size-complex="10pt" style:font-style-complex="normal" style:font-weight-complex="normal"/>
    </style:style>
    <style:style style:name="P305"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306" style:family="paragraph" style:parent-style-name="Text_20_body" style:list-style-name="L1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307"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1ea3fa" style:font-size-asian="10pt" style:font-style-asian="normal" style:font-weight-asian="normal" style:font-name-complex="Verdana" style:font-size-complex="10pt" style:font-style-complex="normal" style:font-weight-complex="normal"/>
    </style:style>
    <style:style style:name="P308" style:family="paragraph" style:parent-style-name="Text_20_body" style:list-style-name="L1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049cb46" style:font-size-asian="10pt" style:font-style-asian="normal" style:font-weight-asian="normal" style:font-name-complex="Verdana" style:font-size-complex="10pt" style:font-style-complex="normal" style:font-weight-complex="normal"/>
    </style:style>
    <style:style style:name="P309" style:family="paragraph" style:parent-style-name="Text_20_body" style:list-style-name="L28">
      <style:text-properties fo:font-variant="normal" fo:text-transform="none" fo:color="#000000" style:text-position="0% 100%" style:font-name="Times New Roman" fo:font-size="10pt" fo:letter-spacing="normal" fo:font-style="normal" style:text-underline-style="none" fo:font-weight="normal" officeooo:rsid="0014cc74" officeooo:paragraph-rsid="00521dd2" style:font-size-asian="10pt" style:font-style-asian="normal" style:font-weight-asian="normal" style:font-name-complex="Verdana" style:font-size-complex="10pt" style:font-style-complex="normal" style:font-weight-complex="normal"/>
    </style:style>
    <style:style style:name="P310" style:family="paragraph" style:parent-style-name="Text_20_body" style:list-style-name="L47">
      <style:text-properties fo:font-variant="normal" fo:text-transform="none" fo:color="#000000" style:text-position="0% 100%" style:font-name="Times New Roman" fo:font-size="10pt" fo:letter-spacing="normal" fo:font-style="normal" style:text-underline-style="none" fo:font-weight="normal" officeooo:rsid="0014cc74" officeooo:paragraph-rsid="00521dd2" style:font-size-asian="10pt" style:font-style-asian="normal" style:font-weight-asian="normal" style:font-name-complex="Verdana" style:font-size-complex="10pt" style:font-style-complex="normal" style:font-weight-complex="normal"/>
    </style:style>
    <style:style style:name="P311"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01ea3fa" style:font-size-asian="10pt" style:font-style-asian="normal" style:font-weight-asian="normal" style:font-name-complex="Verdana" style:font-size-complex="10pt" style:font-style-complex="normal" style:font-weight-complex="normal"/>
    </style:style>
    <style:style style:name="P312"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01ea3fa" style:font-size-asian="10pt" style:font-style-asian="normal" style:font-weight-asian="normal" style:font-name-complex="Verdana" style:font-size-complex="10pt" style:font-style-complex="normal" style:font-weight-complex="normal"/>
    </style:style>
    <style:style style:name="P313"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01ea3fa" style:font-size-asian="10pt" style:font-style-asian="normal" style:font-weight-asian="normal" style:font-name-complex="Verdana" style:font-size-complex="10pt" style:font-style-complex="normal" style:font-weight-complex="normal"/>
    </style:style>
    <style:style style:name="P314"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01ea3fa" style:font-size-asian="10pt" style:font-style-asian="normal" style:font-weight-asian="normal" style:font-name-complex="Verdana" style:font-size-complex="10pt" style:font-style-complex="normal" style:font-weight-complex="normal"/>
    </style:style>
    <style:style style:name="P315" style:family="paragraph" style:parent-style-name="Text_20_body" style:list-style-name="L55">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01ea3fa" style:font-size-asian="10pt" style:font-style-asian="normal" style:font-weight-asian="normal" style:font-name-complex="Verdana" style:font-size-complex="10pt" style:font-style-complex="normal" style:font-weight-complex="normal"/>
    </style:style>
    <style:style style:name="P316" style:family="paragraph" style:parent-style-name="Text_20_body" style:list-style-name="L55">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01ea3fa" style:font-size-asian="10pt" style:font-style-asian="normal" style:font-weight-asian="normal" style:font-name-complex="Verdana" style:font-size-complex="10pt" style:font-style-complex="normal" style:font-weight-complex="normal"/>
    </style:style>
    <style:style style:name="P317" style:family="paragraph" style:parent-style-name="Text_20_body" style:list-style-name="L55">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318"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319"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01ea3fa" style:font-size-asian="10pt" style:font-style-asian="normal" style:font-weight-asian="normal" style:font-name-complex="Verdana" style:font-size-complex="10pt" style:font-style-complex="normal" style:font-weight-complex="normal"/>
    </style:style>
    <style:style style:name="P320"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01ea3fa" style:font-size-asian="10pt" style:font-style-asian="normal" style:font-weight-asian="normal" style:font-name-complex="Verdana" style:font-size-complex="10pt" style:font-style-complex="normal" style:font-weight-complex="normal"/>
    </style:style>
    <style:style style:name="P321"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01ea3fa" style:font-size-asian="10pt" style:font-style-asian="normal" style:font-weight-asian="normal" style:font-name-complex="Verdana" style:font-size-complex="10pt" style:font-style-complex="normal" style:font-weight-complex="normal"/>
    </style:style>
    <style:style style:name="P322" style:family="paragraph" style:parent-style-name="Text_20_body" style:list-style-name="L4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01ea3fa" style:font-size-asian="10pt" style:font-style-asian="normal" style:font-weight-asian="bold" style:font-name-complex="Verdana" style:font-size-complex="10pt" style:font-style-complex="normal" style:font-weight-complex="bold"/>
    </style:style>
    <style:style style:name="P323"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24" style:family="paragraph" style:parent-style-name="Text_20_body"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25" style:family="paragraph" style:parent-style-name="Text_20_body" style:list-style-name="L2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04b6800" style:font-size-asian="10pt" style:font-weight-asian="normal" style:font-name-complex="Verdana" style:font-size-complex="10pt" style:font-weight-complex="normal"/>
    </style:style>
    <style:style style:name="P326"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27" style:family="paragraph" style:parent-style-name="Text_20_body"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28"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29"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30" style:family="paragraph" style:parent-style-name="Text_20_body" style:list-style-name="L62">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31" style:family="paragraph" style:parent-style-name="Text_20_body" style:list-style-name="L3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officeooo:paragraph-rsid="00521dd2" style:font-size-asian="10pt" style:font-style-asian="normal" style:font-weight-asian="normal" style:font-name-complex="Verdana" style:font-size-complex="10pt" style:font-style-complex="normal" style:font-weight-complex="normal"/>
    </style:style>
    <style:style style:name="P332"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officeooo:paragraph-rsid="00521dd2" style:font-size-asian="10pt" style:font-style-asian="normal" style:font-weight-asian="normal" style:font-name-complex="Verdana" style:font-size-complex="10pt" style:font-style-complex="normal" style:font-weight-complex="normal"/>
    </style:style>
    <style:style style:name="P333"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officeooo:paragraph-rsid="00521dd2" style:font-size-asian="10pt" style:font-style-asian="italic" style:font-weight-asian="normal" style:font-name-complex="Verdana" style:font-size-complex="10pt" style:font-style-complex="italic" style:font-weight-complex="normal"/>
    </style:style>
    <style:style style:name="P334" style:family="paragraph" style:parent-style-name="Text_20_body" style:list-style-name="L49">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officeooo:paragraph-rsid="00521dd2" style:font-size-asian="10pt" style:font-style-asian="italic" style:font-weight-asian="normal" style:font-name-complex="Verdana" style:font-size-complex="10pt" style:font-style-complex="italic" style:font-weight-complex="normal"/>
    </style:style>
    <style:style style:name="P335" style:family="paragraph" style:parent-style-name="Text_20_body" style:list-style-name="L42">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36"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37"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38"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39"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40" style:family="paragraph" style:parent-style-name="Text_20_body" style:list-style-name="L62">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41" style:family="paragraph" style:parent-style-name="Text_20_body" style:list-style-name="L15">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 style:font-size-complex="9pt" style:font-style-complex="normal" style:font-weight-complex="normal"/>
    </style:style>
    <style:style style:name="P342" style:family="paragraph" style:parent-style-name="Text_20_body" style:list-style-name="L19">
      <style:text-properties fo:font-variant="normal" fo:text-transform="none" fo:color="#000000" style:text-position="0% 100%" fo:font-size="9pt" fo:letter-spacing="normal" fo:font-style="normal" style:text-underline-style="none" fo:font-weight="normal" officeooo:paragraph-rsid="002e58f2" style:font-size-asian="9pt" style:font-style-asian="normal" style:font-weight-asian="normal" style:font-size-complex="9pt" style:font-style-complex="normal" style:font-weight-complex="normal"/>
    </style:style>
    <style:style style:name="P343" style:family="paragraph" style:parent-style-name="Text_20_body" style:list-style-name="L20">
      <style:text-properties fo:font-variant="normal" fo:text-transform="none" fo:color="#000000" style:text-position="0% 100%" fo:font-size="9pt" fo:letter-spacing="normal" fo:font-style="normal" style:text-underline-style="none" fo:font-weight="normal" officeooo:rsid="00ba021d" style:font-size-asian="9pt" style:font-style-asian="normal" style:font-weight-asian="normal" style:font-size-complex="9pt" style:font-style-complex="normal" style:font-weight-complex="normal"/>
    </style:style>
    <style:style style:name="P344" style:family="paragraph" style:parent-style-name="Text_20_body" style:list-style-name="L15">
      <style:text-properties fo:font-variant="normal" fo:text-transform="none" fo:color="#000000" style:font-name="Times New Roman1" fo:font-size="9pt" fo:letter-spacing="normal" fo:font-style="normal" fo:font-weight="normal" officeooo:paragraph-rsid="00464c92"/>
    </style:style>
    <style:style style:name="P345" style:family="paragraph" style:parent-style-name="Text_20_body" style:list-style-name="L15">
      <style:text-properties fo:font-variant="normal" fo:text-transform="none" fo:color="#000000" style:font-name="Times New Roman1" fo:font-size="9pt" fo:letter-spacing="normal" fo:font-style="normal" style:text-underline-style="none" fo:font-weight="normal" officeooo:rsid="002504c6" style:font-size-asian="9pt" style:font-size-complex="9pt"/>
    </style:style>
    <style:style style:name="P346" style:family="paragraph" style:parent-style-name="Text_20_body" style:list-style-name="L15">
      <style:text-properties fo:font-variant="normal" fo:text-transform="none" fo:color="#000000" style:font-name="Times New Roman1" fo:font-size="9pt" fo:letter-spacing="normal" fo:font-style="normal" style:text-underline-style="none" fo:font-weight="normal" officeooo:rsid="0047cede" officeooo:paragraph-rsid="0047cede" style:font-size-asian="9pt" style:font-size-complex="9pt"/>
    </style:style>
    <style:style style:name="P347" style:family="paragraph" style:parent-style-name="Text_20_body" style:list-style-name="L25">
      <style:text-properties fo:font-variant="normal" fo:text-transform="none" fo:color="#000000" style:font-name="Times New Roman1" fo:font-size="14pt" fo:letter-spacing="normal" fo:font-style="normal" fo:font-weight="normal" officeooo:paragraph-rsid="00521dd2"/>
    </style:style>
    <style:style style:name="P348" style:family="paragraph" style:parent-style-name="Text_20_body" style:list-style-name="L44">
      <style:text-properties fo:font-variant="normal" fo:text-transform="none" fo:color="#000000" style:font-name="Times New Roman1" fo:font-size="14pt" fo:letter-spacing="normal" fo:font-style="normal" fo:font-weight="normal" officeooo:paragraph-rsid="00521dd2"/>
    </style:style>
    <style:style style:name="P349" style:family="paragraph" style:parent-style-name="Text_20_body" style:list-style-name="L3"/>
    <style:style style:name="P350" style:family="paragraph" style:parent-style-name="Text_20_body" style:list-style-name="L3">
      <style:text-properties officeooo:paragraph-rsid="005a96ac"/>
    </style:style>
    <style:style style:name="P351" style:family="paragraph" style:parent-style-name="Text_20_body" style:list-style-name="L3">
      <style:text-properties officeooo:paragraph-rsid="005bedf3"/>
    </style:style>
    <style:style style:name="P352" style:family="paragraph" style:parent-style-name="Text_20_body" style:list-style-name="L7">
      <style:text-properties officeooo:paragraph-rsid="002d88ea"/>
    </style:style>
    <style:style style:name="P353" style:family="paragraph" style:parent-style-name="Text_20_body" style:list-style-name="L9"/>
    <style:style style:name="P354" style:family="paragraph" style:parent-style-name="Text_20_body" style:list-style-name="L10">
      <style:text-properties fo:font-size="8pt" officeooo:paragraph-rsid="002d88ea" style:font-size-asian="8pt" style:font-size-complex="8pt"/>
    </style:style>
    <style:style style:name="P355" style:family="paragraph" style:parent-style-name="Text_20_body" style:list-style-name="L11">
      <style:text-properties fo:font-size="8pt" officeooo:paragraph-rsid="002d88ea" style:font-size-asian="8pt" style:font-size-complex="8pt"/>
    </style:style>
    <style:style style:name="P356" style:family="paragraph" style:parent-style-name="Text_20_body" style:list-style-name="L33">
      <style:text-properties fo:font-size="8pt" officeooo:paragraph-rsid="00521dd2" style:font-size-asian="8pt" style:font-size-complex="8pt"/>
    </style:style>
    <style:style style:name="P357" style:family="paragraph" style:parent-style-name="Text_20_body" style:list-style-name="L52">
      <style:text-properties fo:font-size="8pt" officeooo:paragraph-rsid="00521dd2" style:font-size-asian="8pt" style:font-size-complex="8pt"/>
    </style:style>
    <style:style style:name="P358" style:family="paragraph" style:parent-style-name="Text_20_body" style:list-style-name="L11"/>
    <style:style style:name="P359" style:family="paragraph" style:parent-style-name="Text_20_body" style:list-style-name="L11">
      <style:text-properties officeooo:paragraph-rsid="002cfe35"/>
    </style:style>
    <style:style style:name="P360" style:family="paragraph" style:parent-style-name="Text_20_body" style:list-style-name="L12"/>
    <style:style style:name="P361" style:family="paragraph" style:parent-style-name="Text_20_body" style:list-style-name="L12">
      <style:text-properties officeooo:paragraph-rsid="00446e61"/>
    </style:style>
    <style:style style:name="P362" style:family="paragraph" style:parent-style-name="Text_20_body" style:list-style-name="L12">
      <style:text-properties officeooo:paragraph-rsid="0048bbbc"/>
    </style:style>
    <style:style style:name="P363" style:family="paragraph" style:parent-style-name="Text_20_body" style:list-style-name="L12">
      <style:text-properties officeooo:paragraph-rsid="001ea3fa"/>
    </style:style>
    <style:style style:name="P364" style:family="paragraph" style:parent-style-name="Text_20_body" style:list-style-name="L12">
      <style:text-properties officeooo:paragraph-rsid="0030426e"/>
    </style:style>
    <style:style style:name="P365" style:family="paragraph" style:parent-style-name="Text_20_body" style:list-style-name="L12">
      <style:text-properties officeooo:paragraph-rsid="00314f07"/>
    </style:style>
    <style:style style:name="P366" style:family="paragraph" style:parent-style-name="Text_20_body" style:list-style-name="L12">
      <style:text-properties officeooo:rsid="00435526" officeooo:paragraph-rsid="00435526"/>
    </style:style>
    <style:style style:name="P367" style:family="paragraph" style:parent-style-name="Text_20_body" style:list-style-name="L14">
      <style:text-properties officeooo:paragraph-rsid="0048bbbc"/>
    </style:style>
    <style:style style:name="P368" style:family="paragraph" style:parent-style-name="Text_20_body" style:list-style-name="L14">
      <style:text-properties officeooo:rsid="0048bbbc" officeooo:paragraph-rsid="0048bbbc"/>
    </style:style>
    <style:style style:name="P369" style:family="paragraph" style:parent-style-name="Text_20_body" style:list-style-name="L15">
      <style:text-properties style:font-name="Times New Roman1" fo:font-size="9pt" officeooo:paragraph-rsid="00464c92"/>
    </style:style>
    <style:style style:name="P370" style:family="paragraph" style:parent-style-name="Text_20_body" style:list-style-name="L15">
      <style:text-properties style:font-name="Times New Roman1" fo:font-size="9pt" officeooo:rsid="004b6800" officeooo:paragraph-rsid="004b6800"/>
    </style:style>
    <style:style style:name="P371" style:family="paragraph" style:parent-style-name="Text_20_body" style:list-style-name="L18">
      <style:text-properties officeooo:paragraph-rsid="002e58f2"/>
    </style:style>
    <style:style style:name="P372" style:family="paragraph" style:parent-style-name="Text_20_body" style:list-style-name="L18">
      <style:paragraph-properties style:line-height-at-least="0.1465in" fo:text-align="start" style:justify-single-word="false"/>
      <style:text-properties officeooo:paragraph-rsid="0049cb46"/>
    </style:style>
    <style:style style:name="P373" style:family="paragraph" style:parent-style-name="Text_20_body" style:list-style-name="L26">
      <style:text-properties officeooo:paragraph-rsid="00521dd2"/>
    </style:style>
    <style:style style:name="P374" style:family="paragraph" style:parent-style-name="Text_20_body" style:list-style-name="L27">
      <style:text-properties style:text-underline-style="none" officeooo:rsid="002504c6" officeooo:paragraph-rsid="00521dd2"/>
    </style:style>
    <style:style style:name="P375" style:family="paragraph" style:parent-style-name="Text_20_body" style:list-style-name="L46">
      <style:text-properties style:text-underline-style="none" officeooo:rsid="002504c6" officeooo:paragraph-rsid="00521dd2"/>
    </style:style>
    <style:style style:name="P376" style:family="paragraph" style:parent-style-name="Text_20_body" style:list-style-name="L45">
      <style:text-properties officeooo:paragraph-rsid="00521dd2"/>
    </style:style>
    <style:style style:name="P377" style:family="paragraph" style:parent-style-name="Text_20_body" style:list-style-name="L55">
      <style:text-properties fo:font-size="10pt" fo:font-weight="normal" officeooo:paragraph-rsid="001ea3fa" style:font-size-asian="10pt" style:font-weight-asian="normal" style:font-size-complex="10pt" style:font-weight-complex="normal"/>
    </style:style>
    <style:style style:name="P378" style:family="paragraph" style:parent-style-name="Text_20_body" style:list-style-name="L60">
      <style:text-properties fo:font-size="10pt" fo:font-weight="normal" officeooo:rsid="0027cb70" officeooo:paragraph-rsid="001ea3fa" style:font-size-asian="10pt" style:font-weight-asian="normal" style:font-size-complex="10pt" style:font-weight-complex="normal"/>
    </style:style>
    <style:style style:name="P379" style:family="paragraph" style:parent-style-name="Text_20_body" style:list-style-name="L60">
      <style:text-properties fo:font-size="10pt" fo:font-weight="normal" officeooo:rsid="0026045b" officeooo:paragraph-rsid="001ea3fa" style:font-size-asian="10pt" style:font-weight-asian="normal" style:font-size-complex="10pt" style:font-weight-complex="normal"/>
    </style:style>
    <style:style style:name="P380" style:family="paragraph" style:parent-style-name="Text_20_body">
      <style:text-properties fo:font-size="10pt" style:font-size-asian="10pt" style:font-size-complex="10pt"/>
    </style:style>
    <style:style style:name="P381" style:family="paragraph" style:parent-style-name="Text_20_body" style:list-style-name="L61">
      <style:text-properties officeooo:paragraph-rsid="001ea3fa"/>
    </style:style>
    <style:style style:name="P382" style:family="paragraph" style:parent-style-name="Text_20_body">
      <style:paragraph-properties style:line-height-at-least="0.1465in" fo:text-align="start" style:justify-single-word="false"/>
      <style:text-properties fo:font-weight="bold" officeooo:rsid="005f1c66" officeooo:paragraph-rsid="005f1c66" style:font-weight-asian="bold" style:font-weight-complex="bold"/>
    </style:style>
    <style:style style:name="P383" style:family="paragraph" style:parent-style-name="Text_20_body">
      <style:text-properties fo:font-size="12pt" fo:font-weight="bold" officeooo:rsid="005f1c66" officeooo:paragraph-rsid="005f1c66" style:font-size-asian="10.5pt" style:font-weight-asian="bold" style:font-size-complex="12pt" style:font-weight-complex="bold"/>
    </style:style>
    <style:style style:name="P384" style:family="paragraph" style:parent-style-name="Text_20_body" style:list-style-name="L1">
      <style:paragraph-properties fo:margin-left="0in" fo:margin-right="0in" fo:text-indent="-0.25in" style:auto-text-indent="false"/>
      <style:text-properties fo:font-weight="bold" style:font-weight-asian="bold" style:font-weight-complex="bold"/>
    </style:style>
    <style:style style:name="P385" style:family="paragraph" style:parent-style-name="Text_20_body" style:list-style-name="L1">
      <style:paragraph-properties fo:margin-left="0in" fo:margin-right="0in" fo:text-indent="-0.25in" style:auto-text-indent="false"/>
      <style:text-properties fo:font-weight="bold" officeooo:paragraph-rsid="00277eaa" style:font-weight-asian="bold" style:font-weight-complex="bold"/>
    </style:style>
    <style:style style:name="P386" style:family="paragraph" style:parent-style-name="Text_20_body" style:list-style-name="L1">
      <style:paragraph-properties fo:margin-left="0in" fo:margin-right="0in" fo:text-indent="-0.25in" style:auto-text-indent="false"/>
      <style:text-properties fo:font-weight="bold" officeooo:paragraph-rsid="002e58f2" style:font-weight-asian="bold" style:font-weight-complex="bold"/>
    </style:style>
    <style:style style:name="P387" style:family="paragraph" style:parent-style-name="Text_20_body" style:list-style-name="L1">
      <style:paragraph-properties fo:margin-left="0in" fo:margin-right="0in" fo:text-indent="-0.25in" style:auto-text-indent="false"/>
      <style:text-properties fo:font-weight="bold" officeooo:paragraph-rsid="00521dd2" style:font-weight-asian="bold" style:font-weight-complex="bold"/>
    </style:style>
    <style:style style:name="P388" style:family="paragraph" style:parent-style-name="Text_20_body" style:list-style-name="L21">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paragraph-rsid="004b983f"/>
    </style:style>
    <style:style style:name="P389"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4b983f" style:font-size-asian="10pt" style:font-name-complex="Verdana" style:font-size-complex="10pt"/>
    </style:style>
    <style:style style:name="P390" style:family="paragraph" style:parent-style-name="Text_20_body" style:list-style-name="L21">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4pt" fo:letter-spacing="normal" fo:font-style="normal" fo:font-weight="normal" officeooo:paragraph-rsid="004b983f"/>
    </style:style>
    <style:style style:name="P391"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1038d06" officeooo:paragraph-rsid="004b983f" style:font-size-asian="9pt" style:font-style-asian="normal" style:font-weight-asian="normal" style:font-name-complex="Verdana" style:font-size-complex="9pt" style:font-style-complex="normal" style:font-weight-complex="normal"/>
    </style:style>
    <style:style style:name="P392" style:family="paragraph" style:parent-style-name="Text_20_body" style:list-style-name="L12">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0464c92" style:font-size-asian="9pt" style:font-size-complex="9pt"/>
    </style:style>
    <style:style style:name="P393"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464bc6" style:font-size-asian="9pt" style:font-size-complex="9pt"/>
    </style:style>
    <style:style style:name="P394"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435526" style:font-size-asian="9pt" style:font-size-complex="9pt"/>
    </style:style>
    <style:style style:name="P395"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paragraph-rsid="003d7e52" style:font-size-asian="9pt" style:font-size-complex="9pt"/>
    </style:style>
    <style:style style:name="P396"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397" style:family="paragraph" style:parent-style-name="Text_20_body" style:list-style-name="L81">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398"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size="9pt" officeooo:paragraph-rsid="003d7e52" style:font-size-asian="9pt" style:font-size-complex="9pt"/>
    </style:style>
    <style:style style:name="P399" style:family="paragraph" style:parent-style-name="Text_20_body" style:list-style-name="L2">
      <style:paragraph-properties fo:margin-top="0in" fo:margin-bottom="0in" style:contextual-spacing="false" fo:line-height="100%" fo:text-align="start" style:justify-single-word="false" fo:padding="0in" fo:border="none"/>
      <style:text-properties fo:font-size="9pt" officeooo:paragraph-rsid="0058ca87" style:font-size-asian="9pt" style:font-size-complex="9pt"/>
    </style:style>
    <style:style style:name="P400" style:family="paragraph" style:parent-style-name="Text_20_body" style:list-style-name="L12">
      <style:paragraph-properties fo:margin-top="0in" fo:margin-bottom="0in" style:contextual-spacing="false" style:line-height-at-least="0.1874in" fo:text-align="start" style:justify-single-word="false" fo:padding="0in" fo:border="none"/>
      <style:text-properties officeooo:paragraph-rsid="00464c92"/>
    </style:style>
    <style:style style:name="P401" style:family="paragraph" style:parent-style-name="Text_20_body" style:list-style-name="L12">
      <style:paragraph-properties fo:margin-top="0in" fo:margin-bottom="0in" style:contextual-spacing="false" style:line-height-at-least="0.1874in" fo:text-align="start" style:justify-single-word="false" fo:padding="0in" fo:border="none"/>
      <style:text-properties officeooo:paragraph-rsid="0048bbbc"/>
    </style:style>
    <style:style style:name="P402"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paragraph-rsid="00463c3a"/>
    </style:style>
    <style:style style:name="P403"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paragraph-rsid="0048bbbc"/>
    </style:style>
    <style:style style:name="P404" style:family="paragraph" style:parent-style-name="Text_20_body" style:list-style-name="L3">
      <style:paragraph-properties fo:margin-top="0in" fo:margin-bottom="0in" style:contextual-spacing="false" style:line-height-at-least="0.1874in" fo:text-align="start" style:justify-single-word="false" fo:padding="0in" fo:border="none"/>
      <style:text-properties officeooo:paragraph-rsid="0040b086"/>
    </style:style>
    <style:style style:name="P405" style:family="paragraph" style:parent-style-name="Text_20_body" style:list-style-name="L80">
      <style:paragraph-properties fo:margin-top="0in" fo:margin-bottom="0in" style:contextual-spacing="false" style:line-height-at-least="0.1874in" fo:text-align="start" style:justify-single-word="false" fo:padding="0in" fo:border="none"/>
      <style:text-properties officeooo:paragraph-rsid="003d7e52"/>
    </style:style>
    <style:style style:name="P406"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rsid="00435526" officeooo:paragraph-rsid="00499880"/>
    </style:style>
    <style:style style:name="P407"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rsid="0031f9f7" officeooo:paragraph-rsid="00499880"/>
    </style:style>
    <style:style style:name="P408"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style:font-name="Times New Roman" fo:font-size="9pt" officeooo:paragraph-rsid="0048bbbc" style:font-size-asian="9pt" style:font-size-complex="9pt"/>
    </style:style>
    <style:style style:name="P409"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style:font-name="Times New Roman" fo:font-size="9pt" fo:font-style="normal" fo:font-weight="bold" officeooo:rsid="00ba021d" officeooo:paragraph-rsid="004b983f" style:font-size-asian="9pt" style:font-style-asian="normal" style:font-weight-asian="bold" style:font-name-complex="Verdana" style:font-size-complex="9pt" style:font-style-complex="normal" style:font-weight-complex="bold"/>
    </style:style>
    <style:style style:name="P410"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style:font-name="Times New Roman" fo:font-size="10pt" officeooo:rsid="00ba021d" officeooo:paragraph-rsid="004b983f" style:font-size-asian="10pt" style:font-name-complex="Verdana" style:font-size-complex="10pt"/>
    </style:style>
    <style:style style:name="P411"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0464bc6" style:font-size-asian="20pt" style:font-weight-asian="bold" style:font-size-complex="20pt" style:font-weight-complex="bold"/>
    </style:style>
    <style:style style:name="P412" style:family="paragraph" style:parent-style-name="Text_20_body" style:list-style-name="L3">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040b086" style:font-size-asian="20pt" style:font-weight-asian="bold" style:font-size-complex="20pt" style:font-weight-complex="bold"/>
    </style:style>
    <style:style style:name="P413" style:family="paragraph" style:parent-style-name="Text_20_body" style:list-style-name="L2">
      <style:paragraph-properties fo:margin-top="0in" fo:margin-bottom="0in" style:contextual-spacing="false" fo:line-height="100%" fo:text-align="start" style:justify-single-word="false" fo:padding="0in" fo:border="none"/>
      <style:text-properties fo:color="#000000" fo:font-size="9pt" officeooo:paragraph-rsid="0056fa73" style:font-size-asian="9pt" style:font-size-complex="9pt"/>
    </style:style>
    <style:style style:name="P414" style:family="paragraph" style:parent-style-name="Text_20_body" style:list-style-name="L12">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035307a" style:font-size-asian="12pt" style:font-size-complex="12pt"/>
    </style:style>
    <style:style style:name="P415" style:family="paragraph" style:parent-style-name="Text_20_body" style:list-style-name="L13">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0499880" style:font-size-asian="12pt" style:font-size-complex="12pt"/>
    </style:style>
    <style:style style:name="P416" style:family="paragraph" style:parent-style-name="Text_20_body" style:list-style-name="L2">
      <style:paragraph-properties fo:margin-top="0in" fo:margin-bottom="0in" style:contextual-spacing="false" fo:text-align="start" style:justify-single-word="false"/>
      <style:text-properties fo:font-size="9pt" officeooo:paragraph-rsid="00401e63" style:font-size-asian="9pt" style:font-size-complex="9pt"/>
    </style:style>
    <style:style style:name="P417" style:family="paragraph" style:parent-style-name="Text_20_body" style:list-style-name="L22">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7163d" style:font-size-asian="9pt" style:font-size-complex="9pt"/>
    </style:style>
    <style:style style:name="P418" style:family="paragraph" style:parent-style-name="Text_20_body" style:list-style-name="L2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rsid="004010b8" officeooo:paragraph-rsid="004b983f" style:font-size-asian="9pt" style:font-weight-asian="bold" style:font-size-complex="9pt" style:font-weight-complex="bold"/>
    </style:style>
    <style:style style:name="P419" style:family="paragraph" style:parent-style-name="Text_20_body" style:list-style-name="L2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4b983f"/>
    </style:style>
    <style:style style:name="P420" style:family="paragraph" style:parent-style-name="Text_20_body" style:list-style-name="L68">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21" style:family="paragraph" style:parent-style-name="Text_20_body" style:list-style-name="L69">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22" style:family="paragraph" style:parent-style-name="Text_20_body" style:list-style-name="L71">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23" style:family="paragraph" style:parent-style-name="Text_20_body" style:list-style-name="L72">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24" style:family="paragraph" style:parent-style-name="Text_20_body" style:list-style-name="L73">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25" style:family="paragraph" style:parent-style-name="Text_20_body" style:list-style-name="L7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26" style:family="paragraph" style:parent-style-name="Text_20_body" style:list-style-name="L75">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27" style:family="paragraph" style:parent-style-name="Text_20_body" style:list-style-name="L76">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428" style:family="paragraph" style:parent-style-name="Text_20_body" style:list-style-name="L77">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429" style:family="paragraph" style:parent-style-name="Text_20_body" style:list-style-name="L68">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30" style:family="paragraph" style:parent-style-name="Text_20_body" style:list-style-name="L70">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31" style:family="paragraph" style:parent-style-name="Text_20_body" style:list-style-name="L71">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32" style:family="paragraph" style:parent-style-name="Text_20_body" style:list-style-name="L73">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33" style:family="paragraph" style:parent-style-name="Text_20_body" style:list-style-name="L74">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34" style:family="paragraph" style:parent-style-name="Text_20_body" style:list-style-name="L75">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35" style:family="paragraph" style:parent-style-name="Text_20_body" style:list-style-name="L72">
      <style:paragraph-properties fo:margin-left="0in" fo:margin-right="3.7189in" style:line-height-at-least="0.1874in" fo:text-align="start" style:justify-single-word="false" fo:text-indent="0in" style:auto-text-indent="false" fo:padding="0in" fo:border="none"/>
      <style:text-properties officeooo:paragraph-rsid="003d7e52"/>
    </style:style>
    <style:style style:name="P436" style:family="paragraph" style:parent-style-name="Text_20_body" style:list-style-name="L78">
      <style:paragraph-properties fo:margin-left="0in" fo:margin-right="0in" fo:margin-top="0.0102in" fo:margin-bottom="0.0102in" style:contextual-spacing="false" style:line-height-at-least="0.1874in" fo:text-align="start" style:justify-single-word="false" fo:text-indent="0in" style:auto-text-indent="false" fo:background-color="#f2ede9" fo:padding="0in" fo:border="none">
        <style:background-image/>
      </style:paragraph-properties>
      <style:text-properties officeooo:paragraph-rsid="003d7e52"/>
    </style:style>
    <style:style style:name="P437" style:family="paragraph" style:parent-style-name="Text_20_body" style:list-style-name="L79">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438"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fo:padding="0in" fo:border="none"/>
      <style:text-properties fo:font-size="20pt" fo:font-weight="bold" officeooo:rsid="00435526" officeooo:paragraph-rsid="00463c3a" style:font-size-asian="20pt" style:font-weight-asian="bold" style:font-size-complex="20pt" style:font-weight-complex="bold"/>
    </style:style>
    <style:style style:name="P439" style:family="paragraph" style:parent-style-name="Text_20_body" style:list-style-name="L85" style:master-page-name="">
      <style:paragraph-properties fo:margin-left="0in" fo:margin-right="0in" fo:margin-top="0in" fo:margin-bottom="0.0835in" style:contextual-spacing="false" fo:text-indent="0in" style:auto-text-indent="false" style:page-number="auto"/>
      <style:text-properties fo:font-variant="normal" fo:text-transform="none" fo:color="#000000" style:font-name="Times New Roman1" fo:font-size="9pt" fo:letter-spacing="normal" fo:font-style="normal" fo:font-weight="bold" officeooo:rsid="005568df" officeooo:paragraph-rsid="005568df" style:font-size-asian="9pt" style:font-weight-asian="bold" style:font-size-complex="9pt" style:font-weight-complex="bold"/>
    </style:style>
    <style:style style:name="P440" style:family="paragraph" style:parent-style-name="Text_20_body" style:list-style-name="L78">
      <style:paragraph-properties fo:margin-top="0.0102in" fo:margin-bottom="0.0102in" style:contextual-spacing="false" style:line-height-at-least="0.1874in" fo:text-align="start" style:justify-single-word="false" fo:background-color="#f2ede9" fo:padding="0in" fo:border="none">
        <style:background-image/>
      </style:paragraph-properties>
      <style:text-properties officeooo:paragraph-rsid="003d7e52"/>
    </style:style>
    <style:style style:name="P441" style:family="paragraph" style:parent-style-name="Text_20_body" style:list-style-name="L82">
      <style:paragraph-properties fo:margin-top="0.2083in" fo:margin-bottom="0.0835in" style:contextual-spacing="false" style:line-height-at-least="0.1874in" fo:text-align="start" style:justify-single-word="false" fo:padding="0.052in" fo:border="0.06pt solid #c3c3c3"/>
      <style:text-properties officeooo:paragraph-rsid="003d7e52"/>
    </style:style>
    <style:style style:name="P442" style:family="paragraph" style:parent-style-name="Text_20_body" style:list-style-name="L83">
      <style:paragraph-properties fo:margin-top="0.2083in" fo:margin-bottom="0.0835in" style:contextual-spacing="false" style:line-height-at-least="0.1874in" fo:text-align="start" style:justify-single-word="false" fo:padding="0.052in" fo:border="0.06pt solid #c3c3c3"/>
      <style:text-properties fo:font-variant="normal" fo:text-transform="none" fo:color="#333333" style:font-name="Arial1" fo:font-size="9pt" fo:letter-spacing="normal" fo:font-style="normal" fo:font-weight="normal" officeooo:paragraph-rsid="003d7e52"/>
    </style:style>
    <style:style style:name="P443" style:family="paragraph" style:parent-style-name="Text_20_body" style:list-style-name="L84">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444" style:family="paragraph">
      <style:paragraph-properties fo:text-align="center"/>
    </style:style>
    <style:style style:name="P445" style:family="paragraph">
      <style:paragraph-properties fo:text-align="start"/>
      <style:text-properties fo:color="#8b8380" style:text-line-through-style="none" style:font-name="Courier New" fo:font-size="9pt" fo:font-style="normal" style:text-underline-style="none"/>
    </style:style>
    <style:style style:name="T1" style:family="text">
      <style:text-properties style:text-position="0% 100%"/>
    </style:style>
    <style:style style:name="T2" style:family="text">
      <style:text-properties style:text-position="0% 100%" style:font-name="Times New Roman" fo:font-size="9pt" fo:font-style="normal" officeooo:rsid="00428da7" style:font-size-asian="9pt" style:font-size-complex="9pt"/>
    </style:style>
    <style:style style:name="T3" style:family="text">
      <style:text-properties style:text-position="0% 100%" fo:font-style="italic" officeooo:rsid="00b98a68" style:font-style-asian="italic" style:font-style-complex="italic"/>
    </style:style>
    <style:style style:name="T4" style:family="text">
      <style:text-properties style:text-position="0% 100%" fo:font-style="italic" officeooo:rsid="00ba021d" style:font-style-asian="italic" style:font-style-complex="italic"/>
    </style:style>
    <style:style style:name="T5" style:family="text">
      <style:text-properties style:text-position="0% 100%" fo:font-style="italic" officeooo:rsid="0055fdf8" style:font-style-asian="italic" style:font-style-complex="italic"/>
    </style:style>
    <style:style style:name="T6" style:family="text">
      <style:text-properties style:text-position="0% 100%" fo:font-style="italic" officeooo:rsid="005b695c" style:font-style-asian="italic" style:font-style-complex="italic"/>
    </style:style>
    <style:style style:name="T7"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8"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9"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10"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11" style:family="text">
      <style:text-properties style:text-position="0% 100%" style:text-underline-style="solid" style:text-underline-width="auto" style:text-underline-color="font-color" officeooo:rsid="00462da3"/>
    </style:style>
    <style:style style:name="T12" style:family="text">
      <style:text-properties style:text-position="0% 100%" officeooo:rsid="0030426e" style:font-style-asian="italic" style:font-weight-asian="bold" style:font-name-complex="Verdana" style:font-style-complex="italic" style:font-weight-complex="bold"/>
    </style:style>
    <style:style style:name="T13" style:family="text">
      <style:text-properties style:text-position="0% 100%" officeooo:rsid="00217b5f" style:font-style-asian="italic" style:font-weight-asian="bold" style:font-name-complex="Verdana" style:font-style-complex="italic" style:font-weight-complex="bold"/>
    </style:style>
    <style:style style:name="T14" style:family="text">
      <style:text-properties style:text-position="0% 100%" fo:font-style="normal" style:text-underline-style="none" officeooo:rsid="002b5315" style:font-size-asian="10pt" style:font-style-asian="normal" style:font-weight-asian="normal" style:font-name-complex="Verdana" style:font-size-complex="10pt" style:font-style-complex="normal" style:font-weight-complex="normal"/>
    </style:style>
    <style:style style:name="T15" style:family="text">
      <style:text-properties style:text-position="0% 100%" fo:font-style="normal" style:text-underline-style="none" officeooo:rsid="01038d06" style:font-size-asian="10pt" style:font-style-asian="normal" style:font-weight-asian="normal" style:font-name-complex="Verdana" style:font-size-complex="10pt" style:font-style-complex="normal" style:font-weight-complex="normal"/>
    </style:style>
    <style:style style:name="T16" style:family="text">
      <style:text-properties style:text-position="0% 100%" fo:font-style="normal" style:text-underline-style="none" officeooo:rsid="00ba021d" style:font-size-asian="10pt" style:font-style-asian="normal" style:font-weight-asian="normal" style:font-name-complex="Verdana" style:font-size-complex="10pt" style:font-style-complex="normal" style:font-weight-complex="normal"/>
    </style:style>
    <style:style style:name="T17" style:family="text">
      <style:text-properties style:text-position="0% 100%" style:font-name="Times New Roman1" fo:font-size="14pt" fo:font-style="normal" style:text-underline-style="none" officeooo:rsid="0114b06d" style:font-size-asian="9pt" style:font-style-asian="normal" style:font-name-complex="Verdana" style:font-size-complex="9pt" style:font-style-complex="normal"/>
    </style:style>
    <style:style style:name="T18" style:family="text">
      <style:text-properties style:text-position="0% 100%" style:font-name="Times New Roman1" fo:font-size="14pt" fo:font-style="italic" officeooo:rsid="00af15be" style:font-size-asian="14pt" style:font-style-asian="italic" style:font-weight-asian="normal" style:font-name-complex="Verdana" style:font-size-complex="14pt" style:font-style-complex="italic" style:font-weight-complex="normal"/>
    </style:style>
    <style:style style:name="T19" style:family="text">
      <style:text-properties style:text-position="0% 100%" style:font-name="Times New Roman1" fo:font-size="9pt" fo:font-style="normal" style:text-underline-style="none" officeooo:rsid="004b983f" style:font-size-asian="9pt" style:font-style-asian="normal" style:font-weight-asian="normal" style:font-size-complex="9pt" style:font-style-complex="normal" style:font-weight-complex="normal"/>
    </style:style>
    <style:style style:name="T20" style:family="text">
      <style:text-properties style:text-position="0% 100%" style:font-name="Times New Roman1" fo:font-size="9pt" fo:font-style="normal" style:text-underline-style="none" officeooo:rsid="004ec491" style:font-size-asian="9pt" style:font-style-asian="normal" style:font-weight-asian="normal" style:font-size-complex="9pt" style:font-style-complex="normal" style:font-weight-complex="normal"/>
    </style:style>
    <style:style style:name="T21" style:family="text">
      <style:text-properties style:text-position="0% 100%" officeooo:rsid="010caa78"/>
    </style:style>
    <style:style style:name="T22" style:family="text">
      <style:text-properties style:text-position="0% 100%" officeooo:rsid="010d332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101343" style:font-weight-asian="bold" style:font-weight-complex="bold"/>
    </style:style>
    <style:style style:name="T26" style:family="text">
      <style:text-properties fo:font-weight="bold" officeooo:rsid="001371bc" style:font-weight-asian="bold" style:font-weight-complex="bold"/>
    </style:style>
    <style:style style:name="T27" style:family="text">
      <style:text-properties fo:font-weight="bold" officeooo:rsid="000db789" style:font-weight-asian="bold" style:font-weight-complex="bold"/>
    </style:style>
    <style:style style:name="T28" style:family="text">
      <style:text-properties fo:font-weight="bold" officeooo:rsid="0050e959" style:font-weight-asian="bold" style:font-weight-complex="bold"/>
    </style:style>
    <style:style style:name="T29" style:family="text">
      <style:text-properties fo:font-size="10pt" style:font-size-asian="10pt" style:font-size-complex="10pt"/>
    </style:style>
    <style:style style:name="T30" style:family="text">
      <style:text-properties fo:font-size="10pt" officeooo:rsid="001ce639" style:font-size-asian="10pt" style:font-size-complex="10pt"/>
    </style:style>
    <style:style style:name="T31" style:family="text">
      <style:text-properties fo:font-size="10pt" officeooo:rsid="004f9c87" style:font-size-asian="10pt" style:font-size-complex="10pt"/>
    </style:style>
    <style:style style:name="T32" style:family="text">
      <style:text-properties fo:font-size="10pt" officeooo:rsid="00557abf" style:font-size-asian="10pt" style:font-size-complex="10pt"/>
    </style:style>
    <style:style style:name="T33" style:family="text">
      <style:text-properties fo:font-size="10pt" officeooo:rsid="0055fdf8" style:font-size-asian="10pt" style:font-size-complex="10pt"/>
    </style:style>
    <style:style style:name="T34" style:family="text">
      <style:text-properties fo:font-size="10pt" officeooo:rsid="0056ced8" style:font-size-asian="10pt" style:font-size-complex="10pt"/>
    </style:style>
    <style:style style:name="T35" style:family="text">
      <style:text-properties fo:font-size="10pt" officeooo:rsid="00586bac" style:font-size-asian="10pt" style:font-size-complex="10pt"/>
    </style:style>
    <style:style style:name="T36" style:family="text">
      <style:text-properties fo:font-size="10pt" officeooo:rsid="00adb8ab" style:font-size-asian="10pt" style:font-size-complex="10pt"/>
    </style:style>
    <style:style style:name="T37" style:family="text">
      <style:text-properties fo:font-size="10pt" officeooo:rsid="00d8e61c" style:font-size-asian="10pt" style:font-size-complex="10pt"/>
    </style:style>
    <style:style style:name="T38" style:family="text">
      <style:text-properties fo:font-size="10pt" officeooo:rsid="001b7269" style:font-size-asian="10pt" style:font-size-complex="10pt"/>
    </style:style>
    <style:style style:name="T3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40"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41"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42" style:family="text">
      <style:text-properties fo:font-size="10pt" style:text-underline-style="solid" style:text-underline-width="auto" style:text-underline-color="font-color" style:font-size-asian="10pt" style:font-size-complex="10pt"/>
    </style:style>
    <style:style style:name="T43" style:family="text">
      <style:text-properties fo:font-size="10pt" style:text-underline-style="solid" style:text-underline-width="auto" style:text-underline-color="font-color" officeooo:rsid="000db789" style:font-size-asian="10pt" style:font-size-complex="10pt"/>
    </style:style>
    <style:style style:name="T44" style:family="text">
      <style:text-properties fo:font-size="10pt" style:text-underline-style="solid" style:text-underline-width="auto" style:text-underline-color="font-color" officeooo:rsid="00adb8ab" style:font-size-asian="10pt" style:font-size-complex="10pt"/>
    </style:style>
    <style:style style:name="T45" style:family="text">
      <style:text-properties fo:font-size="10pt" style:text-underline-style="solid" style:text-underline-width="auto" style:text-underline-color="font-color" officeooo:rsid="001a885d" style:font-size-asian="10pt" style:font-size-complex="10pt"/>
    </style:style>
    <style:style style:name="T46" style:family="text">
      <style:text-properties fo:font-size="10pt" style:text-underline-style="solid" style:text-underline-width="auto" style:text-underline-color="font-color" officeooo:rsid="0014cc74" style:font-size-asian="10pt" style:font-size-complex="10pt"/>
    </style:style>
    <style:style style:name="T47" style:family="text">
      <style:text-properties fo:font-size="10pt" style:text-underline-style="solid" style:text-underline-width="auto" style:text-underline-color="font-color" officeooo:rsid="001b7269" style:font-size-asian="10pt" style:font-size-complex="10pt"/>
    </style:style>
    <style:style style:name="T48" style:family="text">
      <style:text-properties fo:font-size="10pt" style:text-underline-style="solid" style:text-underline-width="auto" style:text-underline-color="font-color" officeooo:rsid="00ba021d" style:font-size-asian="10pt" style:font-size-complex="10pt"/>
    </style:style>
    <style:style style:name="T49" style:family="text">
      <style:text-properties fo:font-size="10pt" fo:font-style="normal" officeooo:rsid="00d8e61c" style:font-size-asian="10pt" style:font-size-complex="10pt"/>
    </style:style>
    <style:style style:name="T50" style:family="text">
      <style:text-properties fo:font-size="10pt" fo:font-style="normal" officeooo:rsid="00af15be" style:font-size-asian="10pt" style:font-size-complex="10pt"/>
    </style:style>
    <style:style style:name="T51" style:family="text">
      <style:text-properties fo:font-size="10pt" fo:font-style="normal" officeooo:rsid="00da9e87" style:font-size-asian="10pt" style:font-size-complex="10pt"/>
    </style:style>
    <style:style style:name="T52" style:family="text">
      <style:text-properties fo:font-size="10pt" fo:font-style="normal" style:font-size-asian="10pt" style:font-style-asian="italic" style:font-size-complex="10pt" style:font-style-complex="italic"/>
    </style:style>
    <style:style style:name="T53"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1b5019" style:font-style-asian="italic" style:font-style-complex="italic"/>
    </style:style>
    <style:style style:name="T57" style:family="text">
      <style:text-properties fo:font-style="italic" officeooo:rsid="000db789" style:font-style-asian="italic" style:font-style-complex="italic"/>
    </style:style>
    <style:style style:name="T58" style:family="text">
      <style:text-properties fo:font-style="italic" officeooo:rsid="001c26f3" style:font-style-asian="italic" style:font-style-complex="italic"/>
    </style:style>
    <style:style style:name="T59" style:family="text">
      <style:text-properties fo:font-style="italic" officeooo:rsid="001371bc" style:font-style-asian="italic" style:font-style-complex="italic"/>
    </style:style>
    <style:style style:name="T60" style:family="text">
      <style:text-properties fo:font-style="italic" officeooo:rsid="00b8d92f" style:font-style-asian="italic" style:font-style-complex="italic"/>
    </style:style>
    <style:style style:name="T61" style:family="text">
      <style:text-properties fo:font-style="italic" officeooo:rsid="00bbf372" style:font-style-asian="italic" style:font-style-complex="italic"/>
    </style:style>
    <style:style style:name="T62" style:family="text">
      <style:text-properties fo:font-style="italic" officeooo:rsid="00557abf" style:font-style-asian="italic" style:font-style-complex="italic"/>
    </style:style>
    <style:style style:name="T63" style:family="text">
      <style:text-properties fo:font-style="italic" officeooo:rsid="004f9c87" style:font-style-asian="italic" style:font-style-complex="italic"/>
    </style:style>
    <style:style style:name="T64" style:family="text">
      <style:text-properties fo:font-style="italic" officeooo:rsid="00586bac" style:font-style-asian="italic" style:font-style-complex="italic"/>
    </style:style>
    <style:style style:name="T65" style:family="text">
      <style:text-properties fo:font-style="italic" officeooo:rsid="00e72bbc" style:font-style-asian="italic" style:font-style-complex="italic"/>
    </style:style>
    <style:style style:name="T66" style:family="text">
      <style:text-properties fo:font-style="italic" officeooo:rsid="004b6800" style:font-style-asian="italic" style:font-style-complex="italic"/>
    </style:style>
    <style:style style:name="T67" style:family="text">
      <style:text-properties fo:font-style="italic" fo:font-weight="bold" officeooo:rsid="000db789"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italic" style:text-underline-style="solid" style:text-underline-width="auto" style:text-underline-color="font-color" officeooo:rsid="001c26f3" style:font-style-asian="italic" style:font-style-complex="italic"/>
    </style:style>
    <style:style style:name="T70" style:family="text">
      <style:text-properties fo:font-style="italic" style:text-underline-style="solid" style:text-underline-width="auto" style:text-underline-color="font-color" officeooo:rsid="00ba021d" style:font-style-asian="italic" style:font-style-complex="italic"/>
    </style:style>
    <style:style style:name="T71" style:family="text">
      <style:text-properties fo:font-style="italic" style:text-underline-style="solid" style:text-underline-width="auto" style:text-underline-color="font-color" officeooo:rsid="00bbf372" style:font-style-asian="italic" style:font-style-complex="italic"/>
    </style:style>
    <style:style style:name="T72"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1b5019" style:font-style-asian="italic" style:font-style-complex="italic"/>
    </style:style>
    <style:style style:name="T75" style:family="text">
      <style:text-properties fo:font-style="italic" style:text-underline-style="none" officeooo:rsid="00b967ae" style:font-style-asian="italic" style:font-style-complex="italic"/>
    </style:style>
    <style:style style:name="T76" style:family="text">
      <style:text-properties fo:font-style="italic" style:text-underline-style="none" officeooo:rsid="001c26f3" style:font-style-asian="italic" style:font-style-complex="italic"/>
    </style:style>
    <style:style style:name="T77" style:family="text">
      <style:text-properties fo:font-style="italic" style:text-underline-style="none" officeooo:rsid="00e0cc49" style:font-style-asian="italic" style:font-style-complex="italic"/>
    </style:style>
    <style:style style:name="T78" style:family="text">
      <style:text-properties fo:font-style="italic" style:text-underline-style="none" officeooo:rsid="000db789" style:font-style-asian="italic" style:font-style-complex="italic"/>
    </style:style>
    <style:style style:name="T79" style:family="text">
      <style:text-properties fo:font-style="italic" style:text-underline-style="none" officeooo:rsid="00188a84" style:font-style-asian="italic" style:font-style-complex="italic"/>
    </style:style>
    <style:style style:name="T80" style:family="text">
      <style:text-properties fo:font-style="italic" style:text-underline-style="none" officeooo:rsid="001371bc" style:font-style-asian="italic" style:font-style-complex="italic"/>
    </style:style>
    <style:style style:name="T81" style:family="text">
      <style:text-properties fo:font-style="italic" style:text-underline-style="none" officeooo:rsid="00ba021d" style:font-style-asian="italic" style:font-style-complex="italic"/>
    </style:style>
    <style:style style:name="T82" style:family="text">
      <style:text-properties fo:font-style="italic" style:text-underline-style="none" officeooo:rsid="00bbf372" style:font-style-asian="italic" style:font-style-complex="italic"/>
    </style:style>
    <style:style style:name="T83" style:family="text">
      <style:text-properties fo:font-style="italic" style:text-underline-style="none" officeooo:rsid="00be2e21" style:font-style-asian="italic" style:font-style-complex="italic"/>
    </style:style>
    <style:style style:name="T84" style:family="text">
      <style:text-properties fo:font-style="italic" style:text-underline-style="none" officeooo:rsid="0027cb70" style:font-style-asian="italic" style:font-style-complex="italic"/>
    </style:style>
    <style:style style:name="T85" style:family="text">
      <style:text-properties fo:font-style="italic" style:text-underline-style="none" officeooo:rsid="00e211dd" style:font-style-asian="italic" style:font-style-complex="italic"/>
    </style:style>
    <style:style style:name="T86" style:family="text">
      <style:text-properties fo:font-style="italic" style:text-underline-style="none" officeooo:rsid="00e16a08" style:font-style-asian="italic" style:font-style-complex="italic"/>
    </style:style>
    <style:style style:name="T87" style:family="text">
      <style:text-properties fo:font-style="italic" style:text-underline-style="none" officeooo:rsid="00557abf" style:font-style-asian="italic" style:font-style-complex="italic"/>
    </style:style>
    <style:style style:name="T88" style:family="text">
      <style:text-properties fo:font-style="italic" style:text-underline-style="none" officeooo:rsid="00586bac" style:font-style-asian="italic" style:font-style-complex="italic"/>
    </style:style>
    <style:style style:name="T89" style:family="text">
      <style:text-properties fo:font-style="italic" style:text-underline-style="none" officeooo:rsid="00b98a68" style:font-style-asian="italic" style:font-style-complex="italic"/>
    </style:style>
    <style:style style:name="T90" style:family="text">
      <style:text-properties fo:font-style="italic" style:text-underline-style="none" fo:font-weight="bold" officeooo:rsid="000db789" style:font-style-asian="italic" style:font-weight-asian="bold" style:font-style-complex="italic" style:font-weight-complex="bold"/>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none" fo:font-weight="normal" officeooo:rsid="00b967ae" style:font-style-asian="italic" style:font-weight-asian="normal" style:font-style-complex="italic" style:font-weight-complex="normal"/>
    </style:style>
    <style:style style:name="T93" style:family="text">
      <style:text-properties fo:font-style="italic" style:text-underline-style="none" fo:font-weight="normal" officeooo:rsid="001c26f3" style:font-style-asian="italic" style:font-weight-asian="normal" style:font-style-complex="italic" style:font-weight-complex="normal"/>
    </style:style>
    <style:style style:name="T94" style:family="text">
      <style:text-properties fo:font-style="italic" style:text-underline-style="none" fo:font-weight="normal" officeooo:rsid="00e0cc49" style:font-style-asian="italic" style:font-weight-asian="normal" style:font-style-complex="italic" style:font-weight-complex="normal"/>
    </style:style>
    <style:style style:name="T95" style:family="text">
      <style:text-properties fo:font-style="italic" style:text-underline-style="none" fo:font-weight="normal" officeooo:rsid="00e211dd" style:font-style-asian="italic" style:font-weight-asian="normal" style:font-style-complex="italic" style:font-weight-complex="normal"/>
    </style:style>
    <style:style style:name="T96" style:family="text">
      <style:text-properties fo:font-style="italic" style:text-underline-style="none" fo:font-weight="normal" officeooo:rsid="00e16a08" style:font-style-asian="italic" style:font-weight-asian="normal" style:font-style-complex="italic" style:font-weight-complex="normal"/>
    </style:style>
    <style:style style:name="T97"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98"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99"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00"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01"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102"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103"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104"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105"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106"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107"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0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10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11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111"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da9e87" style:font-size-asian="10pt" style:font-style-asian="italic" style:font-weight-asian="normal" style:font-name-complex="Verdana" style:font-size-complex="10pt" style:font-style-complex="italic" style:font-weight-complex="normal"/>
    </style:style>
    <style:style style:name="T112"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style:font-size-asian="10pt" style:font-style-asian="italic" style:font-weight-asian="normal" style:font-name-complex="Verdana" style:font-size-complex="10pt" style:font-style-complex="italic" style:font-weight-complex="normal"/>
    </style:style>
    <style:style style:name="T11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11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11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11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11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11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T12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12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12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12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12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2504c6" style:font-size-asian="10pt" style:font-style-asian="normal" style:font-weight-asian="normal" style:font-name-complex="Verdana" style:font-size-complex="10pt" style:font-style-complex="normal" style:font-weight-complex="normal"/>
    </style:style>
    <style:style style:name="T12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d32d4" style:font-size-asian="10pt" style:font-style-asian="normal" style:font-weight-asian="normal" style:font-name-complex="Verdana" style:font-size-complex="10pt" style:font-style-complex="normal" style:font-weight-complex="normal"/>
    </style:style>
    <style:style style:name="T12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da9e87" style:font-size-asian="10pt" style:font-style-asian="normal" style:font-weight-asian="normal" style:font-name-complex="Verdana" style:font-size-complex="10pt" style:font-style-complex="normal" style:font-weight-complex="normal"/>
    </style:style>
    <style:style style:name="T12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c18d86" style:font-size-asian="10pt" style:font-style-asian="normal" style:font-weight-asian="normal" style:font-name-complex="Verdana" style:font-size-complex="10pt" style:font-style-complex="normal" style:font-weight-complex="normal"/>
    </style:style>
    <style:style style:name="T128"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29"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30"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131"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132"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133"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134"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135"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136"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137" style:family="text">
      <style:text-properties fo:font-variant="normal" fo:text-transform="none" fo:color="#000000" style:text-position="0% 100%" style:font-name="Times New Roman"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138"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139"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140"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141"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142"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143"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normal" style:font-weight-asian="normal" style:font-name-complex="Verdana" style:font-size-complex="10pt" style:font-style-complex="normal" style:font-weight-complex="normal"/>
    </style:style>
    <style:style style:name="T144" style:family="text">
      <style:text-properties fo:font-variant="normal" fo:text-transform="none" fo:color="#000000" style:text-position="0% 100%" style:font-name="Times New Roman" fo:font-size="10pt" fo:letter-spacing="normal" fo:font-style="normal" style:text-underline-style="none" fo:font-weight="normal" officeooo:rsid="002504c6" style:font-size-asian="10pt" style:font-style-asian="normal" style:font-weight-asian="normal" style:font-name-complex="Verdana" style:font-size-complex="10pt" style:font-style-complex="normal" style:font-weight-complex="normal"/>
    </style:style>
    <style:style style:name="T145" style:family="text">
      <style:text-properties fo:font-variant="normal" fo:text-transform="none" fo:color="#000000" style:text-position="0% 100%" style:font-name="Times New Roman" fo:font-size="10pt" fo:letter-spacing="normal" fo:font-style="normal" style:text-underline-style="none" fo:font-weight="normal" officeooo:rsid="00d8e61c" style:font-size-asian="10pt" style:font-style-asian="normal" style:font-weight-asian="normal" style:font-name-complex="Verdana" style:font-size-complex="10pt" style:font-style-complex="normal" style:font-weight-complex="normal"/>
    </style:style>
    <style:style style:name="T146" style:family="text">
      <style:text-properties fo:font-variant="normal" fo:text-transform="none" fo:color="#000000" style:text-position="0% 100%" style:font-name="Times New Roman" fo:font-size="10pt" fo:letter-spacing="normal" fo:font-style="normal" style:text-underline-style="none" fo:font-weight="normal" officeooo:rsid="001d32d4" style:font-size-asian="10pt" style:font-style-asian="normal" style:font-weight-asian="normal" style:font-name-complex="Verdana" style:font-size-complex="10pt" style:font-style-complex="normal" style:font-weight-complex="normal"/>
    </style:style>
    <style:style style:name="T147" style:family="text">
      <style:text-properties fo:font-variant="normal" fo:text-transform="none" fo:color="#000000" style:text-position="0% 100%" style:font-name="Times New Roman" fo:font-size="10pt" fo:letter-spacing="normal" fo:font-style="normal" style:text-underline-style="none" fo:font-weight="normal" officeooo:rsid="00da9e87" style:font-size-asian="10pt" style:font-style-asian="normal" style:font-weight-asian="normal" style:font-name-complex="Verdana" style:font-size-complex="10pt" style:font-style-complex="normal" style:font-weight-complex="normal"/>
    </style:style>
    <style:style style:name="T148" style:family="text">
      <style:text-properties fo:font-variant="normal" fo:text-transform="none" fo:color="#000000" style:text-position="0% 100%" style:font-name="Times New Roman" fo:font-size="10pt" fo:letter-spacing="normal" fo:font-style="normal" style:text-underline-style="none" fo:font-weight="normal" officeooo:rsid="0014cc74" style:font-size-asian="10pt" style:font-style-asian="normal" style:font-weight-asian="normal" style:font-name-complex="Verdana" style:font-size-complex="10pt" style:font-style-complex="normal" style:font-weight-complex="normal"/>
    </style:style>
    <style:style style:name="T149"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150"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151"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152"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153"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154"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155"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156"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157"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158"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159"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160"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161"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162"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163"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164"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165"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166"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 style:font-style-complex="normal" style:font-weight-complex="normal"/>
    </style:style>
    <style:style style:name="T167"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168"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169"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170" style:family="text">
      <style:text-properties fo:font-variant="normal" fo:text-transform="none" fo:color="#000000" style:text-position="0% 100%" style:font-name="Times New Roman" fo:letter-spacing="normal" fo:font-style="normal" style:text-underline-style="none" fo:font-weight="normal" officeooo:rsid="00232625" style:font-style-asian="normal" style:font-weight-asian="normal" style:font-name-complex="Verdana" style:font-style-complex="normal" style:font-weight-complex="normal"/>
    </style:style>
    <style:style style:name="T171"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172"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173" style:family="text">
      <style:text-properties fo:font-variant="normal" fo:text-transform="none" fo:color="#000000" style:text-position="0% 100%" style:font-name="Times New Roman"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174"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style:font-name="Times New Roman" fo:letter-spacing="normal" fo:font-style="normal" style:text-underline-style="none" fo:font-weight="normal" officeooo:rsid="00da9e87" style:font-style-asian="normal" style:font-weight-asian="normal" style:font-name-complex="Verdana" style:font-style-complex="normal" style:font-weight-complex="normal"/>
    </style:style>
    <style:style style:name="T177" style:family="text">
      <style:text-properties fo:font-variant="normal" fo:text-transform="none" fo:color="#000000" style:text-position="0% 100%" style:font-name="Times New Roman" fo:letter-spacing="normal" fo:font-style="normal" style:text-underline-style="none" fo:font-weight="normal" officeooo:rsid="0014cc74" style:font-style-asian="normal" style:font-weight-asian="normal" style:font-name-complex="Verdana" style:font-style-complex="normal" style:font-weight-complex="normal"/>
    </style:style>
    <style:style style:name="T178" style:family="text">
      <style:text-properties fo:font-variant="normal" fo:text-transform="none" fo:color="#000000" style:text-position="0% 100%" style:font-name="Times New Roman" fo:letter-spacing="normal" fo:font-style="normal" style:text-underline-style="none" fo:font-weight="normal" officeooo:rsid="00b967ae" style:font-style-asian="normal" style:font-weight-asian="normal" style:font-name-complex="Verdana" style:font-style-complex="normal" style:font-weight-complex="normal"/>
    </style:style>
    <style:style style:name="T179" style:family="text">
      <style:text-properties fo:font-variant="normal" fo:text-transform="none" fo:color="#000000" style:text-position="0% 100%" style:font-name="Times New Roman" fo:letter-spacing="normal" fo:font-style="normal" style:text-underline-style="none" fo:font-weight="normal" officeooo:rsid="003da2c6" style:font-style-asian="normal" style:font-weight-asian="normal" style:font-name-complex="Verdana" style:font-style-complex="normal" style:font-weight-complex="normal"/>
    </style:style>
    <style:style style:name="T180" style:family="text">
      <style:text-properties fo:font-variant="normal" fo:text-transform="none" fo:color="#000000" style:text-position="0% 100%" style:font-name="Times New Roman" fo:letter-spacing="normal" fo:font-style="normal" style:text-underline-style="none" fo:font-weight="normal" officeooo:rsid="00282c5f" style:font-style-asian="normal" style:font-weight-asian="normal" style:font-name-complex="Verdana" style:font-style-complex="normal" style:font-weight-complex="normal"/>
    </style:style>
    <style:style style:name="T181" style:family="text">
      <style:text-properties fo:font-variant="normal" fo:text-transform="none" fo:color="#000000" style:text-position="0% 100%" style:font-name="Times New Roman"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182" style:family="text">
      <style:text-properties fo:font-variant="normal" fo:text-transform="none" fo:color="#000000" style:text-position="0% 100%" style:font-name="Times New Roman" fo:letter-spacing="normal" fo:font-style="normal" style:text-underline-style="none" fo:font-weight="normal" officeooo:rsid="00b7afda" style:font-style-asian="normal" style:font-weight-asian="normal" style:font-name-complex="Verdana" style:font-style-complex="normal" style:font-weight-complex="normal"/>
    </style:style>
    <style:style style:name="T183" style:family="text">
      <style:text-properties fo:font-variant="normal" fo:text-transform="none" fo:color="#000000" style:text-position="0% 100%" style:font-name="Times New Roman" fo:letter-spacing="normal" fo:font-style="normal" style:text-underline-style="none" fo:font-weight="normal" officeooo:rsid="0112ce01" style:font-style-asian="normal" style:font-weight-asian="normal" style:font-name-complex="Verdana" style:font-style-complex="normal" style:font-weight-complex="normal"/>
    </style:style>
    <style:style style:name="T184"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185"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186" style:family="text">
      <style:text-properties fo:font-variant="normal" fo:text-transform="none" fo:color="#000000" style:text-position="0% 100%" style:font-name="Times New Roman" fo:letter-spacing="normal" fo:font-style="normal" style:text-underline-style="none" fo:font-weight="normal" officeooo:rsid="0035307a" style:font-style-asian="normal" style:font-weight-asian="normal" style:font-name-complex="Verdana" style:font-style-complex="normal" style:font-weight-complex="normal"/>
    </style:style>
    <style:style style:name="T187" style:family="text">
      <style:text-properties fo:font-variant="normal" fo:text-transform="none" fo:color="#000000" style:text-position="0% 100%" style:font-name="Times New Roman" fo:letter-spacing="normal" fo:font-style="normal" style:text-underline-style="none" fo:font-weight="normal" officeooo:rsid="00333a40" style:font-style-asian="normal" style:font-weight-asian="normal" style:font-name-complex="Verdana" style:font-style-complex="normal" style:font-weight-complex="normal"/>
    </style:style>
    <style:style style:name="T188"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189"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190"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191"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192" style:family="text">
      <style:text-properties fo:font-variant="normal" fo:text-transform="none" fo:color="#000000" style:text-position="0% 100%" style:font-name="Times New Roman" fo:letter-spacing="normal" fo:font-style="normal" style:text-underline-style="none" officeooo:rsid="003ef779" style:font-style-asian="normal" style:font-name-complex="Verdana" style:font-style-complex="normal"/>
    </style:style>
    <style:style style:name="T193" style:family="text">
      <style:text-properties fo:font-variant="normal" fo:text-transform="none" fo:color="#000000" style:text-position="0% 100%" style:font-name="Times New Roman" fo:letter-spacing="normal" fo:font-style="normal" style:text-underline-style="none" officeooo:rsid="0014cc74" style:font-style-asian="normal" style:font-name-complex="Verdana" style:font-style-complex="normal"/>
    </style:style>
    <style:style style:name="T194"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adb8ab" style:font-style-asian="italic" style:font-weight-asian="normal" style:font-name-complex="Verdana" style:font-style-complex="italic" style:font-weight-complex="normal"/>
    </style:style>
    <style:style style:name="T195"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a885d" style:font-style-asian="italic" style:font-weight-asian="normal" style:font-name-complex="Verdana" style:font-style-complex="italic" style:font-weight-complex="normal"/>
    </style:style>
    <style:style style:name="T196"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style:font-style-asian="normal" style:font-weight-asian="normal" style:font-name-complex="Verdana" style:font-style-complex="normal" style:font-weight-complex="normal"/>
    </style:style>
    <style:style style:name="T197"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0db789" style:font-style-asian="normal" style:font-weight-asian="normal" style:font-name-complex="Verdana" style:font-style-complex="normal" style:font-weight-complex="normal"/>
    </style:style>
    <style:style style:name="T198"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2504c6" style:font-style-asian="normal" style:font-weight-asian="normal" style:font-name-complex="Verdana" style:font-style-complex="normal" style:font-weight-complex="normal"/>
    </style:style>
    <style:style style:name="T199"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31ee1" style:font-style-asian="normal" style:font-weight-asian="normal" style:font-name-complex="Verdana" style:font-style-complex="normal" style:font-weight-complex="normal"/>
    </style:style>
    <style:style style:name="T200"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d32d4" style:font-style-asian="normal" style:font-weight-asian="normal" style:font-name-complex="Verdana" style:font-style-complex="normal" style:font-weight-complex="normal"/>
    </style:style>
    <style:style style:name="T201"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da9e87" style:font-style-asian="normal" style:font-weight-asian="normal" style:font-name-complex="Verdana" style:font-style-complex="normal" style:font-weight-complex="normal"/>
    </style:style>
    <style:style style:name="T202"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c18d86" style:font-style-asian="normal" style:font-weight-asian="normal" style:font-name-complex="Verdana" style:font-style-complex="normal" style:font-weight-complex="normal"/>
    </style:style>
    <style:style style:name="T203" style:family="text">
      <style:text-properties fo:font-variant="normal" fo:text-transform="none" fo:color="#000000" style:text-position="0% 100%" style:font-name="Times New Roman" fo:letter-spacing="normal" fo:font-style="normal" fo:font-weight="normal" officeooo:rsid="002504c6"/>
    </style:style>
    <style:style style:name="T204" style:family="text">
      <style:text-properties fo:font-variant="normal" fo:text-transform="none" fo:color="#000000" style:text-position="0% 100%" style:font-name="Times New Roman" fo:letter-spacing="normal" fo:font-style="normal" fo:font-weight="normal" officeooo:rsid="003c3751"/>
    </style:style>
    <style:style style:name="T205" style:family="text">
      <style:text-properties fo:font-variant="normal" fo:text-transform="none" fo:color="#000000" style:text-position="0% 100%" style:font-name="Times New Roman" fo:letter-spacing="normal" fo:font-style="normal" fo:font-weight="normal" officeooo:rsid="002504c6" style:font-size-asian="9pt" style:font-size-complex="9pt"/>
    </style:style>
    <style:style style:name="T206" style:family="text">
      <style:text-properties fo:font-variant="normal" fo:text-transform="none" fo:color="#000000" style:text-position="0% 100%" style:font-name="Times New Roman" fo:letter-spacing="normal" fo:font-style="normal" fo:font-weight="normal" officeooo:rsid="003c3751" style:font-size-asian="9pt" style:font-size-complex="9pt"/>
    </style:style>
    <style:style style:name="T207" style:family="text">
      <style:text-properties fo:font-variant="normal" fo:text-transform="none" fo:color="#000000" style:text-position="0% 100%" style:font-name="Times New Roman" fo:letter-spacing="normal" fo:font-style="normal" fo:font-weight="normal" officeooo:rsid="00268e51" style:font-style-asian="normal" style:font-weight-asian="normal" style:font-name-complex="Verdana" style:font-style-complex="normal" style:font-weight-complex="normal"/>
    </style:style>
    <style:style style:name="T208" style:family="text">
      <style:text-properties fo:font-variant="normal" fo:text-transform="none" fo:color="#000000" style:text-position="0% 100%" style:font-name="Times New Roman" fo:letter-spacing="normal" fo:font-style="normal" fo:font-weight="normal" officeooo:rsid="000db789" style:font-style-asian="normal" style:font-weight-asian="normal" style:font-name-complex="Verdana" style:font-style-complex="normal" style:font-weight-complex="normal"/>
    </style:style>
    <style:style style:name="T209" style:family="text">
      <style:text-properties fo:font-variant="normal" fo:text-transform="none" fo:color="#000000" style:text-position="0% 100%" style:font-name="Times New Roman" fo:letter-spacing="normal" fo:font-style="normal" fo:font-weight="normal" officeooo:rsid="000db789" style:font-style-asian="normal" style:font-style-complex="normal"/>
    </style:style>
    <style:style style:name="T210" style:family="text">
      <style:text-properties fo:font-variant="normal" fo:text-transform="none" fo:color="#000000" style:text-position="0% 100%" style:font-name="Times New Roman" fo:letter-spacing="normal" fo:font-style="normal" fo:font-weight="normal" officeooo:rsid="003a74c1" style:font-style-asian="normal" style:font-style-complex="normal"/>
    </style:style>
    <style:style style:name="T211" style:family="text">
      <style:text-properties fo:font-variant="normal" fo:text-transform="none" fo:color="#000000" style:text-position="0% 100%" style:font-name="Times New Roman" fo:letter-spacing="normal" fo:font-style="normal" fo:font-weight="normal" officeooo:rsid="003c3751" style:font-style-asian="normal" style:font-style-complex="normal"/>
    </style:style>
    <style:style style:name="T212" style:family="text">
      <style:text-properties fo:font-variant="normal" fo:text-transform="none" fo:color="#000000" style:text-position="0% 100%" style:font-name="Times New Roman" fo:letter-spacing="normal" fo:font-style="normal" fo:font-weight="normal" officeooo:rsid="002504c6" style:font-style-asian="normal" style:font-style-complex="normal"/>
    </style:style>
    <style:style style:name="T213" style:family="text">
      <style:text-properties fo:font-variant="normal" fo:text-transform="none" fo:color="#000000" style:text-position="0% 100%" style:font-name="Times New Roman" fo:letter-spacing="normal" fo:font-style="italic" style:text-underline-style="none" fo:font-weight="normal" style:font-style-asian="italic" style:font-weight-asian="normal" style:font-name-complex="Verdana" style:font-style-complex="italic" style:font-weight-complex="normal"/>
    </style:style>
    <style:style style:name="T214" style:family="text">
      <style:text-properties fo:font-variant="normal" fo:text-transform="none" fo:color="#000000" style:text-position="0% 100%" style:font-name="Times New Roman"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215" style:family="text">
      <style:text-properties fo:font-variant="normal" fo:text-transform="none" fo:color="#000000" style:text-position="0% 100%" style:font-name="Times New Roman" fo:letter-spacing="normal" fo:font-style="italic" style:text-underline-style="none" fo:font-weight="normal" officeooo:rsid="00b967ae" style:font-style-asian="italic" style:font-weight-asian="normal" style:font-name-complex="Verdana" style:font-style-complex="italic" style:font-weight-complex="normal"/>
    </style:style>
    <style:style style:name="T216" style:family="text">
      <style:text-properties fo:font-variant="normal" fo:text-transform="none" fo:color="#000000" style:text-position="0% 100%" style:font-name="Times New Roman" fo:letter-spacing="normal" fo:font-style="italic" style:text-underline-style="none" fo:font-weight="normal" officeooo:rsid="001b5019" style:font-style-asian="italic" style:font-weight-asian="normal" style:font-name-complex="Verdana" style:font-style-complex="italic" style:font-weight-complex="normal"/>
    </style:style>
    <style:style style:name="T217" style:family="text">
      <style:text-properties fo:font-variant="normal" fo:text-transform="none" fo:color="#000000" style:text-position="0% 100%" style:font-name="Times New Roman" fo:letter-spacing="normal" fo:font-style="italic" style:text-underline-style="none" fo:font-weight="normal" officeooo:rsid="001c26f3" style:font-style-asian="italic" style:font-weight-asian="normal" style:font-name-complex="Verdana" style:font-style-complex="italic" style:font-weight-complex="normal"/>
    </style:style>
    <style:style style:name="T218" style:family="text">
      <style:text-properties fo:font-variant="normal" fo:text-transform="none" fo:color="#000000" style:text-position="0% 100%" style:font-name="Times New Roman" fo:letter-spacing="normal" style:text-underline-style="none" fo:font-weight="normal" officeooo:rsid="001c26f3" style:font-weight-asian="normal" style:font-name-complex="Verdana" style:font-weight-complex="normal"/>
    </style:style>
    <style:style style:name="T219" style:family="text">
      <style:text-properties fo:font-variant="normal" fo:text-transform="none" fo:color="#000000" style:text-position="0% 100%" style:font-name="Times New Roman" fo:letter-spacing="normal" style:text-underline-style="none" fo:font-weight="normal" officeooo:rsid="00e211dd" style:font-weight-asian="normal" style:font-name-complex="Verdana" style:font-weight-complex="normal"/>
    </style:style>
    <style:style style:name="T220" style:family="text">
      <style:text-properties fo:font-variant="normal" fo:text-transform="none" fo:color="#000000" style:text-position="0% 100%" style:font-name="Times New Roman" fo:letter-spacing="normal" style:text-underline-style="none" fo:font-weight="normal" officeooo:rsid="00e16a08" style:font-weight-asian="normal" style:font-name-complex="Verdana" style:font-weight-complex="normal"/>
    </style:style>
    <style:style style:name="T221" style:family="text">
      <style:text-properties fo:font-variant="normal" fo:text-transform="none" fo:color="#000000" style:text-position="0% 100%" style:font-name="Times New Roman" fo:letter-spacing="normal" style:text-underline-style="solid" style:text-underline-width="auto" style:text-underline-color="font-color" fo:font-weight="normal" officeooo:rsid="001c26f3" style:font-weight-asian="normal" style:font-name-complex="Verdana" style:font-weight-complex="normal"/>
    </style:style>
    <style:style style:name="T222"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223" style:family="text">
      <style:text-properties fo:font-variant="normal" fo:text-transform="none" fo:color="#000000" style:text-position="0% 100%" style:font-name="Times New Roman" fo:font-size="12pt" fo:letter-spacing="normal" fo:font-style="normal" style:text-underline-style="none" fo:font-weight="bold" officeooo:rsid="00188a84" style:font-size-asian="12pt" style:font-style-asian="normal" style:font-weight-asian="bold" style:font-name-complex="Verdana" style:font-size-complex="12pt" style:font-style-complex="normal" style:font-weight-complex="bold"/>
    </style:style>
    <style:style style:name="T224" style:family="text">
      <style:text-properties fo:font-variant="normal" fo:text-transform="none" fo:color="#000000" style:text-position="0% 100%" style:font-name="Times New Roman" fo:font-size="12pt" fo:letter-spacing="normal" fo:font-style="normal" style:text-underline-style="none" officeooo:rsid="001ca995" style:font-size-asian="12pt" style:font-style-asian="normal" style:font-name-complex="Verdana" style:font-size-complex="12pt" style:font-style-complex="normal"/>
    </style:style>
    <style:style style:name="T225" style:family="text">
      <style:text-properties fo:font-variant="normal" fo:text-transform="none" fo:color="#000000" style:text-position="0% 100%" style:font-name="Times New Roman" fo:font-size="12pt" fo:letter-spacing="normal" fo:font-style="normal" style:text-underline-style="none" officeooo:rsid="00226f0b" style:font-size-asian="12pt" style:font-style-asian="normal" style:font-name-complex="Verdana" style:font-size-complex="12pt" style:font-style-complex="normal"/>
    </style:style>
    <style:style style:name="T226"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227" style:family="text">
      <style:text-properties fo:font-variant="normal" fo:text-transform="none" fo:color="#000000" style:text-position="0% 100%" style:font-name="Times New Roman" fo:font-size="9pt" fo:letter-spacing="normal" fo:font-style="normal" style:text-underline-style="none" fo:font-weight="normal" officeooo:rsid="0041c914" style:font-size-asian="9pt" style:font-style-asian="normal" style:font-weight-asian="normal" style:font-name-complex="Verdana" style:font-size-complex="9pt" style:font-style-complex="normal" style:font-weight-complex="normal"/>
    </style:style>
    <style:style style:name="T228"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 style:font-size-complex="9pt" style:font-style-complex="normal" style:font-weight-complex="normal"/>
    </style:style>
    <style:style style:name="T229" style:family="text">
      <style:text-properties fo:font-variant="normal" fo:text-transform="none" fo:color="#000000" style:text-position="0% 100%" style:font-name="Times New Roman" fo:font-size="9pt" fo:letter-spacing="normal" fo:font-style="normal" style:text-underline-style="none" fo:font-weight="normal" officeooo:rsid="005a96ac" style:font-size-asian="9pt" style:font-style-asian="normal" style:font-weight-asian="normal" style:font-name-complex="Verdana" style:font-size-complex="9pt" style:font-style-complex="normal" style:font-weight-complex="normal"/>
    </style:style>
    <style:style style:name="T230" style:family="text">
      <style:text-properties fo:font-variant="normal" fo:text-transform="none" fo:color="#000000" style:text-position="0% 100%" style:font-name="Times New Roman" fo:font-size="9pt" fo:letter-spacing="normal" fo:font-style="normal" style:text-underline-style="none" fo:font-weight="normal" officeooo:rsid="001c26f3" style:font-size-asian="9pt" style:font-style-asian="normal" style:font-weight-asian="normal" style:font-name-complex="Verdana" style:font-size-complex="9pt" style:font-style-complex="normal" style:font-weight-complex="normal"/>
    </style:style>
    <style:style style:name="T231" style:family="text">
      <style:text-properties fo:font-variant="normal" fo:text-transform="none" fo:color="#000000" style:text-position="0% 100%" style:font-name="Times New Roman" fo:font-size="9pt" fo:letter-spacing="normal" fo:font-style="normal" style:text-underline-style="none" fo:font-weight="normal" officeooo:rsid="00e0cc49" style:font-size-asian="9pt" style:font-style-asian="normal" style:font-weight-asian="normal" style:font-name-complex="Verdana" style:font-size-complex="9pt" style:font-style-complex="normal" style:font-weight-complex="normal"/>
    </style:style>
    <style:style style:name="T232" style:family="text">
      <style:text-properties fo:font-variant="normal" fo:text-transform="none" fo:color="#000000" style:text-position="0% 100%" style:font-name="Times New Roman" fo:font-size="9pt" fo:letter-spacing="normal" fo:font-style="normal" style:text-underline-style="none" fo:font-weight="normal" officeooo:rsid="002320e2" style:font-size-asian="9pt" style:font-style-asian="normal" style:font-weight-asian="normal" style:font-name-complex="Verdana" style:font-size-complex="9pt" style:font-style-complex="normal" style:font-weight-complex="normal"/>
    </style:style>
    <style:style style:name="T233"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234" style:family="text">
      <style:text-properties fo:font-variant="normal" fo:text-transform="none" fo:color="#000000" style:text-position="0% 100%" style:font-name="Times New Roman" fo:font-size="9pt" fo:letter-spacing="normal" fo:font-style="normal" style:text-underline-style="none" fo:font-weight="normal" officeooo:rsid="0027cb70" style:font-size-asian="9pt" style:font-style-asian="normal" style:font-weight-asian="bold" style:font-name-complex="Verdana" style:font-size-complex="9pt" style:font-style-complex="normal" style:font-weight-complex="bold"/>
    </style:style>
    <style:style style:name="T235"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236"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237" style:family="text">
      <style:text-properties fo:font-variant="normal" fo:text-transform="none" fo:color="#000000" style:text-position="0% 100%" style:font-name="Times New Roman" fo:font-size="9pt" fo:letter-spacing="normal" fo:font-style="normal" style:text-underline-style="none" fo:font-weight="normal" officeooo:rsid="00adb8ab" style:font-size-asian="9pt" style:font-style-asian="italic" style:font-weight-asian="normal" style:font-name-complex="Verdana" style:font-size-complex="9pt" style:font-style-complex="italic" style:font-weight-complex="normal"/>
    </style:style>
    <style:style style:name="T238" style:family="text">
      <style:text-properties fo:font-variant="normal" fo:text-transform="none" fo:color="#000000" style:text-position="0% 100%" style:font-name="Times New Roman" fo:font-size="9pt" fo:letter-spacing="normal" fo:font-style="normal" style:text-underline-style="none" fo:font-weight="normal" officeooo:rsid="00d8e61c" style:font-size-asian="9pt" style:font-style-asian="italic" style:font-weight-asian="normal" style:font-name-complex="Verdana" style:font-size-complex="9pt" style:font-style-complex="italic" style:font-weight-complex="normal"/>
    </style:style>
    <style:style style:name="T239"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adb8ab" style:font-size-asian="9pt" style:font-style-asian="italic" style:font-weight-asian="normal" style:font-name-complex="Verdana" style:font-size-complex="9pt" style:font-style-complex="italic" style:font-weight-complex="normal"/>
    </style:style>
    <style:style style:name="T240"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1a885d" style:font-size-asian="9pt" style:font-style-asian="italic" style:font-weight-asian="normal" style:font-name-complex="Verdana" style:font-size-complex="9pt" style:font-style-complex="italic" style:font-weight-complex="normal"/>
    </style:style>
    <style:style style:name="T241"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0db789" style:font-size-asian="9pt" style:font-style-asian="normal" style:font-weight-asian="normal" style:font-name-complex="Verdana" style:font-size-complex="9pt" style:font-style-complex="normal" style:font-weight-complex="normal"/>
    </style:style>
    <style:style style:name="T242"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 style:font-size-complex="9pt" style:font-style-complex="normal" style:font-weight-complex="normal"/>
    </style:style>
    <style:style style:name="T243"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244" style:family="text">
      <style:text-properties fo:font-variant="normal" fo:text-transform="none" fo:color="#000000" style:text-position="0% 100%" style:font-name="Times New Roman" fo:font-size="9pt"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245"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246" style:family="text">
      <style:text-properties fo:font-variant="normal" fo:text-transform="none" fo:color="#000000" style:text-position="0% 100%" style:font-name="Times New Roman" fo:font-size="9pt" fo:letter-spacing="normal" style:text-underline-style="none" fo:font-weight="normal" officeooo:rsid="00282c5f" style:font-size-asian="9pt" style:font-weight-asian="normal" style:font-name-complex="Verdana" style:font-size-complex="9pt" style:font-weight-complex="normal"/>
    </style:style>
    <style:style style:name="T247" style:family="text">
      <style:text-properties fo:font-variant="normal" fo:text-transform="none" fo:color="#000000" style:text-position="0% 100%" style:font-name="Times New Roman" fo:font-size="9pt" fo:letter-spacing="normal" style:text-underline-style="none" fo:font-weight="normal" officeooo:rsid="0028da26" style:font-size-asian="9pt" style:font-weight-asian="normal" style:font-name-complex="Verdana" style:font-size-complex="9pt" style:font-weight-complex="normal"/>
    </style:style>
    <style:style style:name="T248"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1b5019" style:font-size-asian="9pt" style:font-style-asian="italic" style:font-weight-asian="normal" style:font-name-complex="Verdana" style:font-size-complex="9pt" style:font-style-complex="italic" style:font-weight-complex="normal"/>
    </style:style>
    <style:style style:name="T249"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0db789" style:font-size-asian="9pt" style:font-style-asian="italic" style:font-weight-asian="normal" style:font-name-complex="Verdana" style:font-size-complex="9pt" style:font-style-complex="italic" style:font-weight-complex="normal"/>
    </style:style>
    <style:style style:name="T250" style:family="text">
      <style:text-properties fo:font-variant="normal" fo:text-transform="none" fo:color="#000000" style:text-position="0% 100%" style:font-name="Times New Roman" fo:font-size="9pt" fo:letter-spacing="normal" fo:font-style="italic" style:text-underline-style="none" fo:font-weight="normal" officeooo:rsid="001d32d4" style:font-size-asian="9pt" style:font-style-asian="italic" style:font-weight-asian="normal" style:font-name-complex="Verdana" style:font-size-complex="9pt" style:font-style-complex="italic" style:font-weight-complex="normal"/>
    </style:style>
    <style:style style:name="T251" style:family="text">
      <style:text-properties fo:font-variant="normal" fo:text-transform="none" fo:color="#000000" style:text-position="0% 100%" style:font-name="Times New Roman" fo:font-size="14pt" fo:letter-spacing="normal" fo:font-style="italic" fo:font-weight="normal" officeooo:rsid="00af15be" style:font-size-asian="14pt" style:font-style-asian="italic" style:font-weight-asian="normal" style:font-name-complex="Verdana" style:font-size-complex="14pt" style:font-style-complex="italic" style:font-weight-complex="normal"/>
    </style:style>
    <style:style style:name="T252" style:family="text">
      <style:text-properties fo:font-variant="normal" fo:text-transform="none" fo:color="#000000" style:text-position="0% 100%" style:font-name="Times New Roman" fo:font-size="14pt" fo:letter-spacing="normal" fo:font-style="italic" officeooo:rsid="00af15be" style:font-size-asian="14pt" style:font-style-asian="italic" style:font-name-complex="Verdana" style:font-size-complex="14pt" style:font-style-complex="italic"/>
    </style:style>
    <style:style style:name="T253" style:family="text">
      <style:text-properties fo:font-variant="normal" fo:text-transform="none" fo:color="#000000" style:text-position="0% 100%" style:font-name="Times New Roman" fo:font-size="14pt" fo:letter-spacing="normal" fo:font-weight="normal" officeooo:rsid="00af15be" style:font-size-asian="14pt" style:font-weight-asian="normal" style:font-name-complex="Verdana" style:font-size-complex="14pt" style:font-weight-complex="normal"/>
    </style:style>
    <style:style style:name="T254" style:family="text">
      <style:text-properties fo:font-variant="normal" fo:text-transform="none" fo:color="#000000" style:text-position="0% 100%" fo:letter-spacing="normal" fo:font-style="normal" style:text-underline-style="none" fo:font-weight="normal" style:font-style-asian="normal" style:font-weight-asian="normal" style:font-style-complex="normal" style:font-weight-complex="normal"/>
    </style:style>
    <style:style style:name="T255"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256" style:family="text">
      <style:text-properties fo:font-variant="normal" fo:text-transform="none" fo:color="#000000" style:text-position="0% 100%" fo:letter-spacing="normal" fo:font-style="normal" style:text-underline-style="none" fo:font-weight="normal" officeooo:rsid="00be2e21" style:font-style-asian="normal" style:font-weight-asian="normal" style:font-style-complex="normal" style:font-weight-complex="normal"/>
    </style:style>
    <style:style style:name="T257"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style-complex="normal" style:font-weight-complex="normal"/>
    </style:style>
    <style:style style:name="T258" style:family="text">
      <style:text-properties fo:font-variant="normal" fo:text-transform="none" fo:color="#000000" style:text-position="0% 100%" fo:letter-spacing="normal" fo:font-style="normal" style:text-underline-style="none" fo:font-weight="normal" officeooo:rsid="00d8e61c" style:font-style-asian="normal" style:font-weight-asian="normal" style:font-style-complex="normal" style:font-weight-complex="normal"/>
    </style:style>
    <style:style style:name="T259"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260"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261" style:family="text">
      <style:text-properties fo:font-variant="normal" fo:text-transform="none" fo:color="#000000" style:text-position="0% 100%" fo:letter-spacing="normal" fo:font-style="normal" style:text-underline-style="none" fo:font-weight="normal" officeooo:rsid="00bbf372" style:font-style-asian="normal" style:font-weight-asian="normal" style:font-style-complex="normal" style:font-weight-complex="normal"/>
    </style:style>
    <style:style style:name="T262" style:family="text">
      <style:text-properties fo:font-variant="normal" fo:text-transform="none" fo:color="#000000" style:text-position="0% 100%" fo:letter-spacing="normal" fo:font-style="normal" style:text-underline-style="none" fo:font-weight="normal" officeooo:rsid="004d37c2" style:font-style-asian="normal" style:font-weight-asian="normal" style:font-style-complex="normal" style:font-weight-complex="normal"/>
    </style:style>
    <style:style style:name="T263" style:family="text">
      <style:text-properties fo:font-variant="normal" fo:text-transform="none" fo:color="#000000" style:text-position="0% 100%" fo:letter-spacing="normal" fo:font-style="normal" style:text-underline-style="none" fo:font-weight="normal" officeooo:rsid="00428da7" style:font-style-asian="normal" style:font-weight-asian="normal" style:font-style-complex="normal" style:font-weight-complex="normal"/>
    </style:style>
    <style:style style:name="T264" style:family="text">
      <style:text-properties fo:font-variant="normal" fo:text-transform="none" fo:color="#000000" style:text-position="0% 100%" fo:letter-spacing="normal" fo:font-style="normal" style:text-underline-style="none" fo:font-weight="normal" officeooo:rsid="004b983f" style:font-style-asian="normal" style:font-weight-asian="normal" style:font-style-complex="normal" style:font-weight-complex="normal"/>
    </style:style>
    <style:style style:name="T265"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 style:font-style-complex="normal" style:font-weight-complex="bold"/>
    </style:style>
    <style:style style:name="T266"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 style:font-style-complex="normal" style:font-weight-complex="bold"/>
    </style:style>
    <style:style style:name="T267" style:family="text">
      <style:text-properties fo:font-variant="normal" fo:text-transform="none" fo:color="#000000" style:text-position="0% 100%" fo:letter-spacing="normal" fo:font-style="normal" style:text-underline-style="none" fo:font-weight="normal" officeooo:rsid="004bbfb9" style:font-style-asian="normal" style:font-weight-asian="bold" style:font-name-complex="Verdana" style:font-style-complex="normal" style:font-weight-complex="bold"/>
    </style:style>
    <style:style style:name="T268"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269" style:family="text">
      <style:text-properties fo:font-variant="normal" fo:text-transform="none" fo:color="#000000" style:text-position="0% 100%" fo:letter-spacing="normal" fo:font-style="normal" style:text-underline-style="none" fo:font-weight="normal" officeooo:rsid="00428da7" style:font-weight-asian="normal" style:font-weight-complex="normal"/>
    </style:style>
    <style:style style:name="T270" style:family="text">
      <style:text-properties fo:font-variant="normal" fo:text-transform="none" fo:color="#000000" style:text-position="0% 100%" fo:letter-spacing="normal" fo:font-style="normal" style:text-underline-style="none" fo:font-weight="normal" officeooo:rsid="004ec491" style:font-weight-asian="normal" style:font-weight-complex="normal"/>
    </style:style>
    <style:style style:name="T271" style:family="text">
      <style:text-properties fo:font-variant="normal" fo:text-transform="none" fo:color="#000000" style:text-position="0% 100%" fo:letter-spacing="normal" fo:font-style="normal" officeooo:rsid="001d32d4" style:font-style-asian="normal" style:font-style-complex="normal"/>
    </style:style>
    <style:style style:name="T272" style:family="text">
      <style:text-properties fo:font-variant="normal" fo:text-transform="none" fo:color="#000000" style:text-position="0% 100%" fo:letter-spacing="normal" fo:font-style="normal" officeooo:rsid="00da9e87" style:font-style-asian="normal" style:font-style-complex="normal"/>
    </style:style>
    <style:style style:name="T273" style:family="text">
      <style:text-properties fo:font-variant="normal" fo:text-transform="none" fo:color="#000000" style:text-position="0% 100%" fo:letter-spacing="normal" fo:font-style="normal" officeooo:rsid="0014cc74" style:font-style-asian="normal" style:font-style-complex="normal"/>
    </style:style>
    <style:style style:name="T274" style:family="text">
      <style:text-properties fo:font-variant="normal" fo:text-transform="none" fo:color="#000000" style:text-position="0% 100%" fo:letter-spacing="normal" fo:font-style="normal" officeooo:rsid="0050e959" style:font-style-asian="normal" style:font-style-complex="normal"/>
    </style:style>
    <style:style style:name="T275"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276"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277"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278"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279"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280"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281"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282"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283" style:family="text">
      <style:text-properties fo:font-variant="normal" fo:text-transform="none" fo:color="#000000" style:text-position="0% 1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84"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normal" style:font-weight-asian="normal" style:font-style-complex="normal" style:font-weight-complex="normal"/>
    </style:style>
    <style:style style:name="T285"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normal" style:font-weight-asian="normal" style:font-style-complex="normal" style:font-weight-complex="normal"/>
    </style:style>
    <style:style style:name="T286" style:family="text">
      <style:text-properties fo:font-variant="normal" fo:text-transform="none" fo:color="#000000" style:text-position="0% 100%" fo:letter-spacing="normal" fo:font-style="normal" style:text-underline-style="solid" style:text-underline-width="auto" style:text-underline-color="font-color" fo:font-weight="normal" officeooo:rsid="00be2e21" style:font-style-asian="normal" style:font-weight-asian="normal" style:font-style-complex="normal" style:font-weight-complex="normal"/>
    </style:style>
    <style:style style:name="T287"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normal" style:font-weight-asian="normal" style:font-style-complex="normal" style:font-weight-complex="normal"/>
    </style:style>
    <style:style style:name="T288"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289" style:family="text">
      <style:text-properties fo:font-variant="normal" fo:text-transform="none" fo:color="#000000" style:text-position="0% 100%" fo:letter-spacing="normal" fo:font-style="normal" officeooo:rsid="00adb8ab"/>
    </style:style>
    <style:style style:name="T290" style:family="text">
      <style:text-properties fo:font-variant="normal" fo:text-transform="none" fo:color="#000000" style:text-position="0% 100%" fo:letter-spacing="normal" fo:font-style="normal" officeooo:rsid="00d8e61c"/>
    </style:style>
    <style:style style:name="T291" style:family="text">
      <style:text-properties fo:font-variant="normal" fo:text-transform="none" fo:color="#000000" style:text-position="0% 100%" fo:letter-spacing="normal" fo:font-style="normal" officeooo:rsid="00adb8ab" style:font-style-asian="italic" style:font-style-complex="italic"/>
    </style:style>
    <style:style style:name="T292"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293" style:family="text">
      <style:text-properties fo:font-variant="normal" fo:text-transform="none" fo:color="#000000" style:text-position="0% 100%" fo:letter-spacing="normal" fo:font-style="normal" fo:font-weight="normal" officeooo:rsid="00f3c5f5" style:font-weight-asian="normal" style:font-weight-complex="normal"/>
    </style:style>
    <style:style style:name="T294" style:family="text">
      <style:text-properties fo:font-variant="normal" fo:text-transform="none" fo:color="#000000" style:text-position="0% 100%" fo:letter-spacing="normal" fo:font-style="normal" fo:font-weight="normal" officeooo:rsid="00ba021d" style:font-weight-asian="normal" style:font-weight-complex="normal"/>
    </style:style>
    <style:style style:name="T295" style:family="text">
      <style:text-properties fo:font-variant="normal" fo:text-transform="none" fo:color="#000000" style:text-position="0% 100%" fo:letter-spacing="normal" fo:font-style="italic" officeooo:rsid="000db789" style:font-style-asian="italic" style:font-style-complex="italic"/>
    </style:style>
    <style:style style:name="T296"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297"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298"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299" style:family="text">
      <style:text-properties fo:font-variant="normal" fo:text-transform="none" fo:color="#000000" style:text-position="0% 100%" fo:letter-spacing="normal" fo:font-style="italic" style:text-underline-style="solid" style:text-underline-width="auto" style:text-underline-color="font-color" fo:font-weight="normal" officeooo:rsid="00bbf372" style:font-style-asian="italic" style:font-weight-asian="normal" style:font-style-complex="italic" style:font-weight-complex="normal"/>
    </style:style>
    <style:style style:name="T300" style:family="text">
      <style:text-properties fo:font-variant="normal" fo:text-transform="none" fo:color="#000000" style:text-position="0% 100%" fo:letter-spacing="normal" style:text-underline-style="none" fo:font-weight="normal" style:font-weight-asian="normal" style:font-weight-complex="normal"/>
    </style:style>
    <style:style style:name="T301"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302" style:family="text">
      <style:text-properties fo:font-variant="normal" fo:text-transform="none" fo:color="#000000" style:text-position="0% 100%" fo:letter-spacing="normal" style:text-underline-style="none" fo:font-weight="normal" officeooo:rsid="001d32d4" style:font-weight-asian="normal" style:font-weight-complex="normal"/>
    </style:style>
    <style:style style:name="T303" style:family="text">
      <style:text-properties fo:font-variant="normal" fo:text-transform="none" fo:color="#000000" style:text-position="0% 100%" fo:letter-spacing="normal" style:text-underline-style="none" fo:font-weight="normal" officeooo:rsid="003da2c6" style:font-weight-asian="normal" style:font-weight-complex="normal"/>
    </style:style>
    <style:style style:name="T304" style:family="text">
      <style:text-properties fo:font-variant="normal" fo:text-transform="none" fo:color="#000000" style:text-position="0% 100%" fo:letter-spacing="normal" style:text-underline-style="none" fo:font-weight="normal" officeooo:rsid="001f9325" style:font-weight-asian="normal" style:font-weight-complex="normal"/>
    </style:style>
    <style:style style:name="T305" style:family="text">
      <style:text-properties fo:font-variant="normal" fo:text-transform="none" fo:color="#000000" style:text-position="0% 100%" fo:letter-spacing="normal" style:text-underline-style="none" fo:font-weight="normal" officeooo:rsid="00282c5f" style:font-weight-asian="normal" style:font-weight-complex="normal"/>
    </style:style>
    <style:style style:name="T306"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307"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308" style:family="text">
      <style:text-properties fo:font-variant="normal" fo:text-transform="none" fo:color="#000000" style:text-position="0% 100%" fo:letter-spacing="normal" style:text-underline-style="none" fo:font-weight="normal" officeooo:rsid="0112ce01" style:font-weight-asian="normal" style:font-weight-complex="normal"/>
    </style:style>
    <style:style style:name="T309" style:family="text">
      <style:text-properties fo:font-variant="normal" fo:text-transform="none" fo:color="#000000" style:text-position="0% 100%" fo:letter-spacing="normal" style:text-underline-style="none" fo:font-weight="normal" officeooo:rsid="0047cede" style:font-weight-asian="normal" style:font-weight-complex="normal"/>
    </style:style>
    <style:style style:name="T310" style:family="text">
      <style:text-properties fo:font-variant="normal" fo:text-transform="none" fo:color="#000000" style:text-position="0% 100%" fo:letter-spacing="normal" officeooo:rsid="003c3751"/>
    </style:style>
    <style:style style:name="T311" style:family="text">
      <style:text-properties fo:font-variant="normal" fo:text-transform="none" fo:color="#000000" style:text-position="0% 100%" fo:letter-spacing="normal" officeooo:rsid="001c26f3"/>
    </style:style>
    <style:style style:name="T312" style:family="text">
      <style:text-properties fo:font-variant="normal" fo:text-transform="none" fo:color="#000000" style:text-position="0% 100%" fo:letter-spacing="normal" style:text-underline-style="solid" style:text-underline-width="auto" style:text-underline-color="font-color" officeooo:rsid="001c26f3"/>
    </style:style>
    <style:style style:name="T313"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314"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315"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316"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317"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318"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319"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20"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21" style:family="text">
      <style:text-properties fo:font-variant="normal" fo:text-transform="none" fo:color="#000000" style:text-position="0% 100%"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322"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bold" style:font-name-complex="Verdana" style:font-size-complex="10pt" style:font-weight-complex="bold"/>
    </style:style>
    <style:style style:name="T323"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24" style:family="text">
      <style:text-properties fo:font-variant="normal" fo:text-transform="none" fo:color="#000000" style:text-position="0% 100%"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325"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26"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27" style:family="text">
      <style:text-properties fo:font-variant="normal" fo:text-transform="none" fo:color="#000000" style:text-position="0% 100%" fo:font-size="10pt" fo:letter-spacing="normal" style:text-underline-style="none" fo:font-weight="normal" officeooo:rsid="00b967ae" style:font-size-asian="10pt" style:font-weight-asian="normal" style:font-name-complex="Verdana" style:font-size-complex="10pt" style:font-weight-complex="normal"/>
    </style:style>
    <style:style style:name="T328" style:family="text">
      <style:text-properties fo:font-variant="normal" fo:text-transform="none" fo:color="#000000" style:text-position="0% 100%" fo:font-size="10pt" fo:letter-spacing="normal" style:text-underline-style="none" fo:font-weight="normal" officeooo:rsid="004769a6" style:font-size-asian="10pt" style:font-weight-asian="normal" style:font-name-complex="Verdana" style:font-size-complex="10pt" style:font-weight-complex="normal"/>
    </style:style>
    <style:style style:name="T329" style:family="text">
      <style:text-properties fo:font-variant="normal" fo:text-transform="none" fo:color="#000000" style:text-position="0% 100%" fo:font-size="10pt" fo:letter-spacing="normal" style:text-underline-style="none" fo:font-weight="normal" officeooo:rsid="0049cb46" style:font-size-asian="10pt" style:font-weight-asian="normal" style:font-name-complex="Verdana" style:font-size-complex="10pt" style:font-weight-complex="normal"/>
    </style:style>
    <style:style style:name="T330"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331"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332"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333"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334"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335"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336"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337"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338" style:family="text">
      <style:text-properties fo:font-variant="normal" fo:text-transform="none" fo:color="#000000" style:text-position="0% 100%"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339" style:family="text">
      <style:text-properties fo:font-variant="normal" fo:text-transform="none" fo:color="#000000" style:text-position="0% 100%"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340" style:family="text">
      <style:text-properties fo:font-variant="normal" fo:text-transform="none" fo:color="#000000" style:text-position="0% 100%"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341" style:family="text">
      <style:text-properties fo:font-variant="normal" fo:text-transform="none" fo:color="#000000" style:text-position="0% 100%"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342" style:family="text">
      <style:text-properties fo:font-variant="normal" fo:text-transform="none" fo:color="#000000" style:text-position="0% 100%"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343" style:family="text">
      <style:text-properties fo:font-variant="normal" fo:text-transform="none" fo:color="#000000" style:text-position="0% 100%"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344"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345"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346"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347" style:family="text">
      <style:text-properties fo:font-variant="normal" fo:text-transform="none" fo:color="#000000" style:text-position="0% 100%" fo:font-size="8pt" fo:letter-spacing="normal" fo:font-style="normal" style:text-underline-style="none" fo:font-weight="normal" officeooo:rsid="00be2e21" style:font-size-asian="8pt" style:font-style-asian="normal" style:font-weight-asian="normal" style:font-size-complex="8pt" style:font-style-complex="normal" style:font-weight-complex="normal"/>
    </style:style>
    <style:style style:name="T348" style:family="text">
      <style:text-properties fo:font-variant="normal" fo:text-transform="none" fo:color="#000000" style:text-position="0% 100%" fo:font-size="8pt" fo:letter-spacing="normal" fo:font-style="normal" style:text-underline-style="none" fo:font-weight="normal" officeooo:rsid="0040a822" style:font-size-asian="8pt" style:font-style-asian="normal" style:font-weight-asian="normal" style:font-size-complex="8pt" style:font-style-complex="normal" style:font-weight-complex="normal"/>
    </style:style>
    <style:style style:name="T349" style:family="text">
      <style:text-properties fo:font-variant="normal" fo:text-transform="none" fo:color="#000000" style:text-position="0% 100%" style:font-name="Times New Roman1"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350" style:family="text">
      <style:text-properties fo:font-variant="normal" fo:text-transform="none" fo:color="#000000" style:text-position="0% 100%" style:font-name="Times New Roman1"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351" style:family="text">
      <style:text-properties fo:font-variant="normal" fo:text-transform="none" fo:color="#000000" style:text-position="0% 100%" style:font-name="Times New Roman1" fo:font-size="14pt" fo:letter-spacing="normal" fo:font-style="normal" style:text-underline-style="none" fo:font-weight="normal" officeooo:rsid="0114b06d" style:font-style-asian="normal" style:font-weight-asian="bold" style:font-name-complex="Verdana" style:font-style-complex="normal" style:font-weight-complex="bold"/>
    </style:style>
    <style:style style:name="T352" style:family="text">
      <style:text-properties fo:font-variant="normal" fo:text-transform="none" fo:color="#000000" style:text-position="0% 100%" style:font-name="Times New Roman1" fo:font-size="14pt" fo:letter-spacing="normal" fo:font-style="normal" style:text-underline-style="none" fo:font-weight="normal" officeooo:rsid="0035307a" style:font-style-asian="normal" style:font-weight-asian="normal" style:font-name-complex="Verdana" style:font-style-complex="normal" style:font-weight-complex="normal"/>
    </style:style>
    <style:style style:name="T353" style:family="text">
      <style:text-properties fo:font-variant="normal" fo:text-transform="none" fo:color="#000000" style:text-position="0% 100%" fo:font-size="12pt" fo:letter-spacing="normal" fo:font-style="normal" style:text-underline-style="none" fo:font-weight="normal" officeooo:rsid="004b983f" style:font-size-asian="12pt" style:font-weight-asian="normal" style:font-size-complex="12pt" style:font-weight-complex="normal"/>
    </style:style>
    <style:style style:name="T354" style:family="text">
      <style:text-properties fo:font-variant="normal" fo:text-transform="none" fo:color="#000000" style:text-position="0% 100%" fo:font-size="12pt" fo:letter-spacing="normal" fo:font-style="normal" style:text-underline-style="none" fo:font-weight="normal" officeooo:rsid="00226f0b" style:font-size-asian="12pt" style:font-weight-asian="normal" style:font-size-complex="12pt" style:font-weight-complex="normal"/>
    </style:style>
    <style:style style:name="T355" style:family="text">
      <style:text-properties fo:font-variant="normal" fo:text-transform="none" fo:color="#000000" style:font-name="Times New Roman" fo:font-size="9pt" fo:letter-spacing="normal" fo:font-style="normal" fo:font-weight="normal"/>
    </style:style>
    <style:style style:name="T356" style:family="text">
      <style:text-properties fo:font-variant="normal" fo:text-transform="none" fo:color="#000000" style:font-name="Times New Roman" fo:font-size="9pt" fo:letter-spacing="normal" fo:font-style="normal" fo:font-weight="normal" style:font-size-asian="9pt" style:font-size-complex="9pt"/>
    </style:style>
    <style:style style:name="T357" style:family="text">
      <style:text-properties fo:font-variant="normal" fo:text-transform="none" fo:color="#000000" style:font-name="Times New Roman" fo:font-size="9pt" fo:letter-spacing="normal" fo:font-style="normal" fo:font-weight="normal" officeooo:rsid="00314f07" style:font-size-asian="9pt" style:font-size-complex="9pt"/>
    </style:style>
    <style:style style:name="T358" style:family="text">
      <style:text-properties fo:font-variant="normal" fo:text-transform="none" fo:color="#000000" style:font-name="Times New Roman" fo:font-size="9pt" fo:letter-spacing="normal" fo:font-style="normal" fo:font-weight="normal" officeooo:rsid="0114b06d" style:font-size-asian="9pt" style:font-size-complex="9pt"/>
    </style:style>
    <style:style style:name="T359"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360" style:family="text">
      <style:text-properties fo:font-variant="normal" fo:text-transform="none" fo:color="#000000" style:font-name="Times New Roman" fo:font-size="9pt" fo:letter-spacing="normal" fo:font-style="normal" fo:font-weight="normal" officeooo:rsid="00f3c5f5" style:font-size-asian="9pt" style:font-size-complex="9pt"/>
    </style:style>
    <style:style style:name="T361" style:family="text">
      <style:text-properties fo:font-variant="normal" fo:text-transform="none" fo:color="#000000" style:font-name="Times New Roman" fo:font-size="9pt" fo:letter-spacing="normal" fo:font-style="normal" fo:font-weight="normal" officeooo:rsid="00446e61" style:font-size-asian="9pt" style:font-size-complex="9pt"/>
    </style:style>
    <style:style style:name="T362"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363" style:family="text">
      <style:text-properties fo:font-variant="normal" fo:text-transform="none" fo:color="#000000" style:font-name="Times New Roman" fo:font-size="9pt" fo:letter-spacing="normal" fo:font-style="normal" fo:font-weight="normal" officeooo:rsid="0112ce01" style:font-size-asian="9pt" style:font-style-asian="normal" style:font-size-complex="9pt" style:font-style-complex="normal"/>
    </style:style>
    <style:style style:name="T364" style:family="text">
      <style:text-properties fo:font-variant="normal" fo:text-transform="none" fo:color="#000000" style:font-name="Times New Roman" fo:font-size="9pt" fo:letter-spacing="normal" fo:font-style="normal" fo:font-weight="normal" officeooo:rsid="001c26f3" style:font-size-asian="9pt" style:font-style-asian="normal" style:font-size-complex="9pt" style:font-style-complex="normal"/>
    </style:style>
    <style:style style:name="T365" style:family="text">
      <style:text-properties fo:font-variant="normal" fo:text-transform="none" fo:color="#000000" style:font-name="Times New Roman" fo:font-size="9pt" fo:letter-spacing="normal" fo:font-style="normal" fo:font-weight="normal" officeooo:rsid="0031f9f7" style:font-size-asian="9pt" style:font-style-asian="normal" style:font-size-complex="9pt" style:font-style-complex="normal"/>
    </style:style>
    <style:style style:name="T366" style:family="text">
      <style:text-properties fo:font-variant="normal" fo:text-transform="none" fo:color="#000000" style:font-name="Times New Roman" fo:font-size="9pt" fo:letter-spacing="normal" fo:font-style="normal" fo:font-weight="normal" officeooo:rsid="0029bbe8" style:font-size-asian="9pt" style:font-style-asian="normal" style:font-size-complex="9pt" style:font-style-complex="normal"/>
    </style:style>
    <style:style style:name="T367"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368" style:family="text">
      <style:text-properties fo:font-variant="normal" fo:text-transform="none" fo:color="#000000" style:font-name="Times New Roman" fo:font-size="9pt" fo:letter-spacing="normal" fo:font-style="normal" fo:font-weight="normal" officeooo:rsid="002b5315" style:font-size-asian="9pt" style:font-style-asian="normal" style:font-size-complex="9pt" style:font-style-complex="normal"/>
    </style:style>
    <style:style style:name="T369" style:family="text">
      <style:text-properties fo:font-variant="normal" fo:text-transform="none" fo:color="#000000" style:font-name="Times New Roman" fo:font-size="9pt" fo:letter-spacing="normal" fo:font-style="normal" fo:font-weight="normal" officeooo:rsid="002b5315" style:font-size-asian="9pt" style:font-style-asian="italic" style:font-size-complex="9pt" style:font-style-complex="italic"/>
    </style:style>
    <style:style style:name="T370" style:family="text">
      <style:text-properties fo:font-variant="normal" fo:text-transform="none" fo:color="#000000" style:font-name="Times New Roman" fo:font-size="9pt" fo:letter-spacing="normal" fo:font-style="normal" style:text-underline-style="solid" style:text-underline-width="auto" style:text-underline-color="font-color" fo:font-weight="normal" officeooo:rsid="001c26f3" style:font-size-asian="9pt" style:font-style-asian="normal" style:font-size-complex="9pt" style:font-style-complex="normal"/>
    </style:style>
    <style:style style:name="T371" style:family="text">
      <style:text-properties fo:font-variant="normal" fo:text-transform="none" fo:color="#000000" style:font-name="Times New Roman" fo:letter-spacing="normal" fo:font-style="normal"/>
    </style:style>
    <style:style style:name="T372" style:family="text">
      <style:text-properties fo:font-variant="normal" fo:text-transform="none" fo:color="#000000" style:font-name="Times New Roman" fo:letter-spacing="normal" fo:font-style="normal" fo:font-weight="normal"/>
    </style:style>
    <style:style style:name="T373" style:family="text">
      <style:text-properties fo:font-variant="normal" fo:text-transform="none" fo:color="#000000" style:font-name="Times New Roman" fo:letter-spacing="normal" fo:font-style="normal" fo:font-weight="normal" officeooo:rsid="0114b06d"/>
    </style:style>
    <style:style style:name="T374" style:family="text">
      <style:text-properties fo:font-variant="normal" fo:text-transform="none" fo:color="#000000" style:font-name="Times New Roman" fo:letter-spacing="normal" fo:font-style="normal" fo:font-weight="normal" officeooo:rsid="00463c3a"/>
    </style:style>
    <style:style style:name="T375" style:family="text">
      <style:text-properties fo:font-variant="normal" fo:text-transform="none" fo:color="#000000" style:font-name="Times New Roman" fo:letter-spacing="normal" fo:font-style="normal" fo:font-weight="normal" officeooo:rsid="003b199e"/>
    </style:style>
    <style:style style:name="T376" style:family="text">
      <style:text-properties fo:font-variant="normal" fo:text-transform="none" fo:color="#000000" style:font-name="Times New Roman" fo:letter-spacing="normal" fo:font-style="normal" fo:font-weight="normal" officeooo:rsid="0035307a"/>
    </style:style>
    <style:style style:name="T377" style:family="text">
      <style:text-properties fo:font-variant="normal" fo:text-transform="none" fo:color="#000000" style:font-name="Times New Roman" fo:letter-spacing="normal" fo:font-style="normal" fo:font-weight="normal" officeooo:rsid="00435526"/>
    </style:style>
    <style:style style:name="T378" style:family="text">
      <style:text-properties fo:font-variant="normal" fo:text-transform="none" fo:color="#000000" style:font-name="Times New Roman" fo:letter-spacing="normal" fo:font-style="normal" fo:font-weight="normal" officeooo:rsid="005568df"/>
    </style:style>
    <style:style style:name="T379" style:family="text">
      <style:text-properties fo:font-variant="normal" fo:text-transform="none" fo:color="#000000" style:font-name="Times New Roman" fo:letter-spacing="normal" fo:font-style="normal" fo:font-weight="normal" officeooo:rsid="003f6c69"/>
    </style:style>
    <style:style style:name="T380" style:family="text">
      <style:text-properties fo:font-variant="normal" fo:text-transform="none" fo:color="#000000" style:font-name="Times New Roman" fo:letter-spacing="normal" fo:font-style="normal" fo:font-weight="normal" officeooo:rsid="00464bc6"/>
    </style:style>
    <style:style style:name="T381" style:family="text">
      <style:text-properties fo:font-variant="normal" fo:text-transform="none" fo:color="#000000" style:font-name="Times New Roman" fo:letter-spacing="normal" fo:font-style="normal" fo:font-weight="normal" officeooo:rsid="004b60c7"/>
    </style:style>
    <style:style style:name="T382" style:family="text">
      <style:text-properties fo:font-variant="normal" fo:text-transform="none" fo:color="#000000" style:font-name="Times New Roman" fo:letter-spacing="normal" fo:font-style="normal" fo:font-weight="normal" style:font-size-asian="9pt" style:font-size-complex="9pt"/>
    </style:style>
    <style:style style:name="T383" style:family="text">
      <style:text-properties fo:font-variant="normal" fo:text-transform="none" fo:color="#000000" style:font-name="Times New Roman" fo:letter-spacing="normal" fo:font-style="normal" fo:font-weight="normal" officeooo:rsid="003b199e" style:font-size-asian="9pt" style:font-size-complex="9pt"/>
    </style:style>
    <style:style style:name="T384" style:family="text">
      <style:text-properties fo:font-variant="normal" fo:text-transform="none" fo:color="#000000" style:font-name="Times New Roman" fo:letter-spacing="normal" fo:font-style="normal" fo:font-weight="normal" officeooo:rsid="0035307a" style:font-size-asian="9pt" style:font-size-complex="9pt"/>
    </style:style>
    <style:style style:name="T385" style:family="text">
      <style:text-properties fo:font-variant="normal" fo:text-transform="none" fo:color="#000000" style:font-name="Times New Roman" fo:letter-spacing="normal" fo:font-style="normal" fo:font-weight="normal" officeooo:rsid="00401e63" style:font-size-asian="9pt" style:font-size-complex="9pt"/>
    </style:style>
    <style:style style:name="T386" style:family="text">
      <style:text-properties fo:font-variant="normal" fo:text-transform="none" fo:color="#000000" style:font-name="Times New Roman" fo:letter-spacing="normal" fo:font-style="normal" fo:font-weight="normal" officeooo:rsid="0058ca87" style:font-size-asian="9pt" style:font-size-complex="9pt"/>
    </style:style>
    <style:style style:name="T387" style:family="text">
      <style:text-properties fo:font-variant="normal" fo:text-transform="none" fo:color="#000000" style:font-name="Times New Roman" fo:letter-spacing="normal" fo:font-style="normal" fo:font-weight="normal" officeooo:rsid="005a96ac" style:font-size-asian="9pt" style:font-weight-asian="bold" style:font-size-complex="9pt" style:font-weight-complex="bold"/>
    </style:style>
    <style:style style:name="T388" style:family="text">
      <style:text-properties fo:font-variant="normal" fo:text-transform="none" fo:color="#000000" style:font-name="Times New Roman" fo:letter-spacing="normal" fo:font-style="normal" fo:font-weight="normal" officeooo:rsid="003b199e" style:font-size-asian="9pt" style:font-weight-asian="bold" style:font-size-complex="9pt" style:font-weight-complex="bold"/>
    </style:style>
    <style:style style:name="T389" style:family="text">
      <style:text-properties fo:font-variant="normal" fo:text-transform="none" fo:color="#000000" style:font-name="Times New Roman" fo:letter-spacing="normal" fo:font-style="normal" fo:font-weight="normal" officeooo:rsid="00268e51" style:font-size-asian="9pt" style:font-weight-asian="bold" style:font-size-complex="9pt" style:font-weight-complex="bold"/>
    </style:style>
    <style:style style:name="T390" style:family="text">
      <style:text-properties fo:font-variant="normal" fo:text-transform="none" fo:color="#000000" style:font-name="Times New Roman" fo:letter-spacing="normal" fo:font-style="normal" fo:font-weight="normal" officeooo:rsid="0058ca87"/>
    </style:style>
    <style:style style:name="T391" style:family="text">
      <style:text-properties fo:font-variant="normal" fo:text-transform="none" fo:color="#000000" style:font-name="Times New Roman" fo:letter-spacing="normal" fo:font-style="normal" fo:font-weight="normal" officeooo:rsid="00401e63"/>
    </style:style>
    <style:style style:name="T392" style:family="text">
      <style:text-properties fo:font-variant="normal" fo:text-transform="none" fo:color="#000000" style:font-name="Times New Roman" fo:letter-spacing="normal" fo:font-style="normal" fo:font-weight="normal" officeooo:rsid="005a96ac" style:font-weight-asian="bold" style:font-weight-complex="bold"/>
    </style:style>
    <style:style style:name="T393" style:family="text">
      <style:text-properties fo:font-variant="normal" fo:text-transform="none" fo:color="#000000" style:font-name="Times New Roman" fo:letter-spacing="normal" fo:font-style="normal" style:text-underline-style="none" fo:font-weight="normal" officeooo:rsid="002504c6"/>
    </style:style>
    <style:style style:name="T394" style:family="text">
      <style:text-properties fo:font-variant="normal" fo:text-transform="none" fo:color="#000000" style:font-name="Times New Roman" fo:letter-spacing="normal" fo:font-style="normal" style:text-underline-style="none" fo:font-weight="normal" officeooo:rsid="00435526"/>
    </style:style>
    <style:style style:name="T395" style:family="text">
      <style:text-properties fo:font-variant="normal" fo:text-transform="none" fo:color="#000000" style:font-name="Times New Roman" fo:letter-spacing="normal" fo:font-style="normal" style:text-underline-style="solid" style:text-underline-width="auto" style:text-underline-color="font-color" fo:font-weight="normal" officeooo:rsid="003b199e" style:font-size-asian="9pt" style:font-weight-asian="bold" style:font-size-complex="9pt" style:font-weight-complex="bold"/>
    </style:style>
    <style:style style:name="T396" style:family="text">
      <style:text-properties fo:font-variant="normal" fo:text-transform="none" fo:color="#000000" style:font-name="Times New Roman" fo:letter-spacing="normal" fo:font-style="normal" style:text-underline-style="solid" style:text-underline-width="auto" style:text-underline-color="font-color" fo:font-weight="normal" officeooo:rsid="002504c6" style:font-size-asian="9pt" style:font-weight-asian="bold" style:font-size-complex="9pt" style:font-weight-complex="bold"/>
    </style:style>
    <style:style style:name="T397" style:family="text">
      <style:text-properties fo:font-variant="normal" fo:text-transform="none" fo:color="#000000" style:font-name="Times New Roman" fo:letter-spacing="normal" fo:font-style="normal" officeooo:rsid="003b199e"/>
    </style:style>
    <style:style style:name="T398" style:family="text">
      <style:text-properties fo:font-variant="normal" fo:text-transform="none" fo:color="#000000" style:font-name="Times New Roman" fo:letter-spacing="normal" fo:font-style="italic" fo:font-weight="normal"/>
    </style:style>
    <style:style style:name="T399" style:family="text">
      <style:text-properties fo:font-variant="normal" fo:text-transform="none" fo:color="#000000" style:font-name="Times New Roman" fo:font-size="12pt" fo:letter-spacing="normal" fo:font-style="normal" fo:font-weight="normal" officeooo:rsid="002b5315" style:font-size-asian="12pt" style:font-style-asian="italic" style:font-size-complex="12pt" style:font-style-complex="italic"/>
    </style:style>
    <style:style style:name="T400" style:family="text">
      <style:text-properties fo:font-variant="normal" fo:text-transform="none" fo:color="#000000" fo:letter-spacing="normal" fo:font-style="normal" fo:font-weight="normal"/>
    </style:style>
    <style:style style:name="T401" style:family="text">
      <style:text-properties fo:font-variant="normal" fo:text-transform="none" fo:color="#000000" fo:letter-spacing="normal" fo:font-style="normal" fo:font-weight="normal" officeooo:rsid="011736cd" style:font-weight-asian="normal" style:font-name-complex="Verdana" style:font-weight-complex="normal"/>
    </style:style>
    <style:style style:name="T402" style:family="text">
      <style:text-properties fo:font-variant="normal" fo:text-transform="none" fo:color="#000000" fo:letter-spacing="normal" fo:font-style="normal" fo:font-weight="normal" officeooo:rsid="0104c2a6" style:font-weight-asian="normal" style:font-name-complex="Verdana" style:font-weight-complex="normal"/>
    </style:style>
    <style:style style:name="T403" style:family="text">
      <style:text-properties fo:font-variant="normal" fo:text-transform="none" fo:color="#000000" fo:letter-spacing="normal" fo:font-style="normal" fo:font-weight="normal" officeooo:rsid="01071291" style:font-weight-asian="normal" style:font-name-complex="Verdana" style:font-weight-complex="normal"/>
    </style:style>
    <style:style style:name="T404" style:family="text">
      <style:text-properties fo:font-variant="normal" fo:text-transform="none" fo:color="#000000" fo:letter-spacing="normal" fo:font-style="normal" fo:font-weight="normal" officeooo:rsid="010f63b4" style:font-weight-asian="normal" style:font-name-complex="Verdana" style:font-weight-complex="normal"/>
    </style:style>
    <style:style style:name="T405" style:family="text">
      <style:text-properties fo:font-variant="normal" fo:text-transform="none" fo:color="#000000" fo:letter-spacing="normal" fo:font-style="normal" fo:font-weight="normal" officeooo:rsid="00499880" style:font-style-asian="italic" style:font-style-complex="italic"/>
    </style:style>
    <style:style style:name="T406" style:family="text">
      <style:text-properties fo:font-variant="normal" fo:text-transform="none" fo:color="#000000" fo:letter-spacing="normal" fo:font-style="normal" fo:font-weight="normal" officeooo:rsid="001a2280" style:font-style-asian="italic" style:font-style-complex="italic"/>
    </style:style>
    <style:style style:name="T407" style:family="text">
      <style:text-properties fo:font-variant="normal" fo:text-transform="none" fo:color="#000000" fo:letter-spacing="normal" fo:font-style="normal" fo:font-weight="normal" officeooo:rsid="011736cd" style:font-style-asian="italic" style:font-style-complex="italic"/>
    </style:style>
    <style:style style:name="T408" style:family="text">
      <style:text-properties fo:font-variant="normal" fo:text-transform="none" fo:color="#000000" fo:letter-spacing="normal" fo:font-style="normal" fo:font-weight="normal" style:font-size-asian="9pt" style:font-size-complex="9pt"/>
    </style:style>
    <style:style style:name="T409" style:family="text">
      <style:text-properties fo:font-variant="normal" fo:text-transform="none" fo:color="#000000" fo:letter-spacing="normal" fo:font-style="normal" fo:font-weight="normal" officeooo:rsid="00464bc6" style:font-size-asian="9pt" style:font-size-complex="9pt"/>
    </style:style>
    <style:style style:name="T410" style:family="text">
      <style:text-properties fo:font-variant="normal" fo:text-transform="none" fo:color="#000000" fo:letter-spacing="normal" fo:font-style="normal" fo:font-weight="normal" officeooo:rsid="00464c92" style:font-size-asian="9pt" style:font-size-complex="9pt"/>
    </style:style>
    <style:style style:name="T411" style:family="text">
      <style:text-properties fo:font-variant="normal" fo:text-transform="none" fo:color="#000000" fo:letter-spacing="normal" fo:font-style="italic" fo:font-weight="normal"/>
    </style:style>
    <style:style style:name="T412" style:family="text">
      <style:text-properties fo:font-variant="normal" fo:text-transform="none" fo:color="#000000" fo:letter-spacing="normal" fo:font-style="italic" fo:font-weight="normal" style:font-size-asian="9pt" style:font-size-complex="9pt"/>
    </style:style>
    <style:style style:name="T413" style:family="text">
      <style:text-properties fo:font-variant="normal" fo:text-transform="none" fo:color="#000000" fo:letter-spacing="normal" fo:font-style="italic" fo:font-weight="normal" officeooo:rsid="00464bc6" style:font-size-asian="9pt" style:font-size-complex="9pt"/>
    </style:style>
    <style:style style:name="T414" style:family="text">
      <style:text-properties fo:font-variant="normal" fo:text-transform="none" fo:color="#000000" style:text-position="super 58%" fo:letter-spacing="normal" fo:font-style="normal" fo:font-weight="normal" officeooo:rsid="01071291" style:font-weight-asian="normal" style:font-name-complex="Verdana" style:font-weight-complex="normal"/>
    </style:style>
    <style:style style:name="T415"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416"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417" style:family="text">
      <style:text-properties fo:font-variant="normal" fo:text-transform="none" fo:color="#000000" style:font-name="Times New Roman1" fo:font-size="14pt" fo:letter-spacing="normal" fo:font-style="normal" fo:font-weight="normal"/>
    </style:style>
    <style:style style:name="T418" style:family="text">
      <style:text-properties fo:font-variant="normal" fo:text-transform="none" fo:color="#000000" style:font-name="Times New Roman1" fo:font-size="14pt" fo:letter-spacing="normal" fo:font-style="normal" fo:font-weight="normal" officeooo:rsid="0035d28a"/>
    </style:style>
    <style:style style:name="T419" style:family="text">
      <style:text-properties fo:font-variant="normal" fo:text-transform="none" fo:color="#000000" style:font-name="Times New Roman1" fo:font-size="14pt" fo:letter-spacing="normal" fo:font-style="italic" fo:font-weight="normal"/>
    </style:style>
    <style:style style:name="T420" style:family="text">
      <style:text-properties fo:font-variant="normal" fo:text-transform="none" fo:color="#000000" style:font-name="Times New Roman1" fo:font-size="9pt" fo:letter-spacing="normal" fo:font-style="normal" fo:font-weight="normal" style:font-size-asian="9pt" style:font-style-asian="normal" style:font-size-complex="9pt" style:font-style-complex="normal"/>
    </style:style>
    <style:style style:name="T421" style:family="text">
      <style:text-properties fo:font-variant="normal" fo:text-transform="none" fo:color="#000000" style:font-name="Times New Roman1" fo:font-size="9pt" fo:letter-spacing="normal" fo:font-style="normal" fo:font-weight="normal" officeooo:rsid="00446e61" style:font-size-asian="9pt" style:font-style-asian="normal" style:font-size-complex="9pt" style:font-style-complex="normal"/>
    </style:style>
    <style:style style:name="T422" style:family="text">
      <style:text-properties fo:font-variant="normal" fo:text-transform="none" fo:color="#000000" style:font-name="Times New Roman1" fo:font-size="9pt" fo:letter-spacing="normal" fo:font-style="normal" fo:font-weight="normal" officeooo:rsid="00463c3a" style:font-size-asian="9pt" style:font-style-asian="normal" style:font-size-complex="9pt" style:font-style-complex="normal"/>
    </style:style>
    <style:style style:name="T423" style:family="text">
      <style:text-properties fo:font-variant="normal" fo:text-transform="none" fo:color="#000000" style:font-name="Times New Roman1" fo:font-size="9pt" fo:letter-spacing="normal" fo:font-style="normal" fo:font-weight="normal" officeooo:rsid="00464bc6" style:font-size-asian="9pt" style:font-style-asian="normal" style:font-size-complex="9pt" style:font-style-complex="normal"/>
    </style:style>
    <style:style style:name="T424" style:family="text">
      <style:text-properties fo:font-variant="normal" fo:text-transform="none" fo:color="#000000" style:font-name="Times New Roman1" fo:font-size="9pt" fo:letter-spacing="normal" fo:font-style="normal" fo:font-weight="normal" officeooo:rsid="002b5315" style:font-size-asian="9pt" style:font-style-asian="italic" style:font-size-complex="9pt" style:font-style-complex="italic"/>
    </style:style>
    <style:style style:name="T425" style:family="text">
      <style:text-properties fo:font-variant="normal" fo:text-transform="none" fo:color="#000000" style:font-name="Times New Roman1" fo:letter-spacing="normal" fo:font-style="normal" style:text-underline-style="none" fo:font-weight="normal"/>
    </style:style>
    <style:style style:name="T426" style:family="text">
      <style:text-properties fo:font-variant="normal" fo:text-transform="none" fo:color="#000000" style:font-name="Times New Roman1" fo:letter-spacing="normal" fo:font-style="normal" style:text-underline-style="none" fo:font-weight="normal" officeooo:rsid="002504c6"/>
    </style:style>
    <style:style style:name="T427" style:family="text">
      <style:text-properties fo:font-variant="normal" fo:text-transform="none" fo:color="#000000" style:font-name="Times New Roman1" fo:letter-spacing="normal" fo:font-style="normal" fo:font-weight="normal"/>
    </style:style>
    <style:style style:name="T428" style:family="text">
      <style:text-properties fo:font-variant="normal" fo:text-transform="none" fo:color="#333333" style:font-name="Arial1" fo:font-size="9pt" fo:letter-spacing="normal" fo:font-style="normal" fo:font-weight="normal"/>
    </style:style>
    <style:style style:name="T429" style:family="text">
      <style:text-properties fo:font-variant="normal" fo:text-transform="none" fo:color="#333333" fo:letter-spacing="normal"/>
    </style:style>
    <style:style style:name="T430" style:family="text">
      <style:text-properties fo:font-variant="normal" fo:text-transform="none" fo:color="#333333" fo:letter-spacing="normal" fo:font-style="normal" style:text-underline-style="solid" style:text-underline-width="auto" style:text-underline-color="font-color" fo:font-weight="normal"/>
    </style:style>
    <style:style style:name="T431" style:family="text">
      <style:text-properties fo:font-variant="normal" fo:text-transform="none" fo:color="#333333" fo:letter-spacing="normal" fo:font-style="normal" style:text-underline-style="solid" style:text-underline-width="auto" style:text-underline-color="font-color" fo:font-weight="bold"/>
    </style:style>
    <style:style style:name="T432" style:family="text">
      <style:text-properties fo:font-variant="normal" fo:text-transform="none" fo:color="#333333" style:font-name="Times New Roman" fo:letter-spacing="normal" fo:font-style="normal" fo:font-weight="normal"/>
    </style:style>
    <style:style style:name="T433" style:family="text">
      <style:text-properties fo:font-variant="normal" fo:text-transform="none" fo:color="#333333" style:font-name="Times New Roman" fo:letter-spacing="normal" fo:font-style="normal" fo:font-weight="normal" officeooo:rsid="00435526"/>
    </style:style>
    <style:style style:name="T434" style:family="text">
      <style:text-properties fo:font-variant="normal" fo:text-transform="none" fo:color="#333333" style:font-name="Times New Roman" fo:letter-spacing="normal" fo:font-style="normal" fo:font-weight="normal" officeooo:rsid="00464bc6"/>
    </style:style>
    <style:style style:name="T435"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436"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437" style:family="text">
      <style:text-properties fo:font-variant="normal" fo:text-transform="none" fo:color="#333333" style:font-name="Times New Roman" fo:font-size="9pt" fo:letter-spacing="normal" fo:font-style="normal" fo:font-weight="normal" officeooo:rsid="011736cd" style:font-size-asian="9pt" style:font-style-asian="italic" style:font-size-complex="9pt" style:font-style-complex="italic"/>
    </style:style>
    <style:style style:name="T438" style:family="text">
      <style:text-properties fo:font-variant="normal" fo:text-transform="none" fo:color="#333333" style:font-name="Times New Roman" fo:font-size="9pt" fo:letter-spacing="normal" fo:font-style="normal" fo:font-weight="normal" officeooo:rsid="002b5315" style:font-size-asian="9pt" style:font-style-asian="italic" style:font-size-complex="9pt" style:font-style-complex="italic"/>
    </style:style>
    <style:style style:name="T439"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440" style:family="text">
      <style:text-properties fo:font-variant="normal" fo:text-transform="none" fo:color="#333333" style:text-position="0% 100%" style:font-name="Arial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441" style:family="text">
      <style:text-properties fo:font-variant="normal" fo:text-transform="none" fo:color="#333333" style:text-position="0% 100%" style:font-name="Arial1" fo:font-size="9pt" fo:letter-spacing="normal" fo:font-style="normal" style:text-underline-style="none" fo:font-weight="normal" officeooo:rsid="00435526" style:font-size-asian="9pt" style:font-style-asian="normal" style:font-weight-asian="normal" style:font-size-complex="9pt" style:font-style-complex="normal" style:font-weight-complex="normal"/>
    </style:style>
    <style:style style:name="T442" style:family="text">
      <style:text-properties fo:font-variant="normal" fo:text-transform="none" fo:color="#333333" style:text-position="0% 100%" style:font-name="Arial1" fo:font-size="9pt" fo:letter-spacing="normal" fo:font-style="italic" style:text-underline-style="none" fo:font-weight="normal" officeooo:rsid="00be2e21" style:font-size-asian="9pt" style:font-style-asian="italic" style:font-size-complex="9pt" style:font-style-complex="italic"/>
    </style:style>
    <style:style style:name="T443"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444" style:family="text">
      <style:text-properties fo:font-variant="normal" fo:text-transform="none" fo:color="#333333" style:text-position="0% 100%" style:font-name="Times New Roman" fo:font-size="9pt" fo:letter-spacing="normal" fo:font-style="normal" fo:font-weight="normal" officeooo:rsid="00435526" style:font-size-asian="14pt" style:font-style-asian="italic" style:font-weight-asian="normal" style:font-name-complex="Verdana" style:font-size-complex="14pt" style:font-style-complex="italic" style:font-weight-complex="normal"/>
    </style:style>
    <style:style style:name="T445"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446" style:family="text">
      <style:text-properties fo:font-variant="normal" fo:text-transform="none" fo:color="#333333"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447" style:family="text">
      <style:text-properties fo:font-variant="normal" fo:text-transform="none" fo:color="#3366cc" style:font-name="inherit" fo:font-size="9pt" fo:letter-spacing="normal" fo:font-style="normal" style:text-underline-style="solid" style:text-underline-width="auto" style:text-underline-color="font-color" fo:font-weight="normal"/>
    </style:style>
    <style:style style:name="T448" style:family="text">
      <style:text-properties fo:font-variant="normal" fo:text-transform="none" fo:color="#006e96" style:text-line-through-style="none" style:font-name="Trebuchet MS" fo:font-size="11.25pt" fo:letter-spacing="normal" fo:font-style="normal" style:text-underline-style="none" fo:font-weight="bold" style:text-blinking="false"/>
    </style:style>
    <style:style style:name="T449" style:family="text">
      <style:text-properties fo:font-variant="normal" fo:text-transform="none" fo:color="#006e96" style:text-line-through-style="none" style:font-name="Arial1" fo:font-size="9pt" fo:letter-spacing="normal" fo:font-style="normal" style:text-underline-style="none" fo:font-weight="normal" style:text-blinking="false"/>
    </style:style>
    <style:style style:name="T450" style:family="text">
      <style:text-properties fo:font-variant="normal" fo:text-transform="none" fo:color="#fffcf8" style:text-line-through-style="none" style:font-name="Arial1" fo:font-size="9pt" fo:letter-spacing="normal" fo:font-style="normal" style:text-underline-style="none" fo:font-weight="normal" style:text-blinking="false"/>
    </style:style>
    <style:style style:name="T451" style:family="text">
      <style:text-properties fo:font-variant="normal" fo:text-transform="none" style:font-name="Times New Roman" fo:letter-spacing="normal" fo:font-style="normal" fo:font-weight="normal" officeooo:rsid="003b199e"/>
    </style:style>
    <style:style style:name="T452" style:family="text">
      <style:text-properties fo:font-variant="normal" fo:text-transform="none" style:font-name="Times New Roman" fo:letter-spacing="normal" fo:font-style="normal" fo:font-weight="normal" officeooo:rsid="005568df"/>
    </style:style>
    <style:style style:name="T453" style:family="text">
      <style:text-properties officeooo:rsid="000e166a"/>
    </style:style>
    <style:style style:name="T454" style:family="text">
      <style:text-properties style:text-underline-style="solid" style:text-underline-width="auto" style:text-underline-color="font-color"/>
    </style:style>
    <style:style style:name="T455" style:family="text">
      <style:text-properties style:text-underline-style="solid" style:text-underline-width="auto" style:text-underline-color="font-color" officeooo:rsid="000db789"/>
    </style:style>
    <style:style style:name="T456" style:family="text">
      <style:text-properties style:text-underline-style="solid" style:text-underline-width="auto" style:text-underline-color="font-color" officeooo:rsid="00adb8ab" style:font-style-asian="italic" style:font-style-complex="italic"/>
    </style:style>
    <style:style style:name="T457" style:family="text">
      <style:text-properties style:text-underline-style="solid" style:text-underline-width="auto" style:text-underline-color="font-color" officeooo:rsid="001a885d" style:font-style-asian="italic" style:font-style-complex="italic"/>
    </style:style>
    <style:style style:name="T458" style:family="text">
      <style:text-properties style:text-underline-style="solid" style:text-underline-width="auto" style:text-underline-color="font-color" officeooo:rsid="00adb8ab"/>
    </style:style>
    <style:style style:name="T459" style:family="text">
      <style:text-properties style:text-underline-style="solid" style:text-underline-width="auto" style:text-underline-color="font-color" officeooo:rsid="00da9e87"/>
    </style:style>
    <style:style style:name="T460" style:family="text">
      <style:text-properties style:text-underline-style="solid" style:text-underline-width="auto" style:text-underline-color="font-color" officeooo:rsid="00c18d86"/>
    </style:style>
    <style:style style:name="T461" style:family="text">
      <style:text-properties style:text-underline-style="solid" style:text-underline-width="auto" style:text-underline-color="font-color" officeooo:rsid="001a885d"/>
    </style:style>
    <style:style style:name="T462" style:family="text">
      <style:text-properties style:text-underline-style="solid" style:text-underline-width="auto" style:text-underline-color="font-color" officeooo:rsid="001c26f3"/>
    </style:style>
    <style:style style:name="T463" style:family="text">
      <style:text-properties style:text-underline-style="solid" style:text-underline-width="auto" style:text-underline-color="font-color" officeooo:rsid="0037587f"/>
    </style:style>
    <style:style style:name="T464"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465" style:family="text">
      <style:text-properties style:text-underline-style="solid" style:text-underline-width="auto" style:text-underline-color="font-color" officeooo:rsid="002504c6"/>
    </style:style>
    <style:style style:name="T466" style:family="text">
      <style:text-properties style:text-underline-style="solid" style:text-underline-width="auto" style:text-underline-color="font-color" officeooo:rsid="00277eaa"/>
    </style:style>
    <style:style style:name="T467" style:family="text">
      <style:text-properties style:text-underline-style="solid" style:text-underline-width="auto" style:text-underline-color="font-color" officeooo:rsid="0058ca87"/>
    </style:style>
    <style:style style:name="T468" style:family="text">
      <style:text-properties style:text-underline-style="solid" style:text-underline-width="auto" style:text-underline-color="font-color" fo:font-weight="normal" style:font-weight-asian="normal" style:font-weight-complex="normal"/>
    </style:style>
    <style:style style:name="T469" style:family="text">
      <style:text-properties officeooo:rsid="001d6a7d"/>
    </style:style>
    <style:style style:name="T470" style:family="text">
      <style:text-properties style:font-name="Times New Roman"/>
    </style:style>
    <style:style style:name="T471" style:family="text">
      <style:text-properties style:font-name="Times New Roman" officeooo:rsid="01038d06"/>
    </style:style>
    <style:style style:name="T472" style:family="text">
      <style:text-properties style:font-name="Times New Roman" officeooo:rsid="003a74c1"/>
    </style:style>
    <style:style style:name="T473" style:family="text">
      <style:text-properties style:font-name="Times New Roman" fo:font-size="10pt" officeooo:rsid="00159d54" style:font-size-asian="10pt" style:font-name-complex="Verdana" style:font-size-complex="10pt"/>
    </style:style>
    <style:style style:name="T474" style:family="text">
      <style:text-properties style:font-name="Times New Roman" fo:font-size="10pt" officeooo:rsid="00586bac" style:font-size-asian="10pt" style:font-name-complex="Verdana" style:font-size-complex="10pt"/>
    </style:style>
    <style:style style:name="T475" style:family="text">
      <style:text-properties style:font-name="Times New Roman" fo:font-size="10pt" style:font-size-asian="10pt" style:font-size-complex="10pt"/>
    </style:style>
    <style:style style:name="T476" style:family="text">
      <style:text-properties style:font-name="Times New Roman" style:text-underline-style="none" officeooo:rsid="00b98a68"/>
    </style:style>
    <style:style style:name="T477" style:family="text">
      <style:text-properties style:font-name="Times New Roman" style:text-underline-style="none" officeooo:rsid="0055fdf8"/>
    </style:style>
    <style:style style:name="T478" style:family="text">
      <style:text-properties style:font-name="Times New Roman" fo:font-size="12pt" fo:font-weight="bold" style:font-size-asian="12pt" style:font-weight-asian="bold" style:font-name-complex="Verdana" style:font-size-complex="12pt" style:font-weight-complex="bold"/>
    </style:style>
    <style:style style:name="T479"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480"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481"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482" style:family="text">
      <style:text-properties style:font-name="Times New Roman" fo:font-size="12pt" officeooo:rsid="0055fdf8" style:font-size-asian="12pt" style:font-size-complex="12pt"/>
    </style:style>
    <style:style style:name="T483" style:family="text">
      <style:text-properties style:font-name="Times New Roman" fo:font-size="12pt" officeooo:rsid="002094ab" style:font-size-asian="12pt" style:font-name-complex="Verdana" style:font-size-complex="12pt"/>
    </style:style>
    <style:style style:name="T484"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485" style:family="text">
      <style:text-properties style:font-name="Times New Roman" fo:font-size="12pt" style:text-underline-style="solid" style:text-underline-width="auto" style:text-underline-color="font-color" officeooo:rsid="002cfe35" style:font-size-asian="12pt" style:font-name-complex="Verdana" style:font-size-complex="12pt"/>
    </style:style>
    <style:style style:name="T486" style:family="text">
      <style:text-properties style:font-name="Times New Roman" fo:font-size="12pt" style:text-underline-style="none" officeooo:rsid="00277eaa" style:font-size-asian="12pt" style:font-name-complex="Verdana" style:font-size-complex="12pt"/>
    </style:style>
    <style:style style:name="T487" style:family="text">
      <style:text-properties style:font-name="Times New Roman" fo:font-size="12pt" fo:font-style="normal" officeooo:rsid="00333a40" style:font-size-asian="12pt" style:font-size-complex="12pt"/>
    </style:style>
    <style:style style:name="T488" style:family="text">
      <style:text-properties style:font-name="Times New Roman" fo:font-size="9pt" fo:font-style="normal" style:font-size-asian="9pt" style:font-size-complex="9pt"/>
    </style:style>
    <style:style style:name="T489" style:family="text">
      <style:text-properties style:font-name="Times New Roman" fo:font-size="9pt" fo:font-style="normal" officeooo:rsid="00d8e61c" style:font-size-asian="9pt" style:font-size-complex="9pt"/>
    </style:style>
    <style:style style:name="T490" style:family="text">
      <style:text-properties style:font-name="Times New Roman" fo:font-size="9pt" fo:font-style="normal" officeooo:rsid="00da9e87" style:font-size-asian="9pt" style:font-size-complex="9pt"/>
    </style:style>
    <style:style style:name="T491" style:family="text">
      <style:text-properties style:font-name="Times New Roman" fo:font-size="9pt" fo:font-style="normal" officeooo:rsid="005b695c" style:font-size-asian="9pt" style:font-size-complex="9pt"/>
    </style:style>
    <style:style style:name="T492" style:family="text">
      <style:text-properties style:font-name="Times New Roman" fo:font-size="9pt" fo:font-style="normal" officeooo:rsid="0048bbbc" style:font-size-asian="9pt" style:font-size-complex="9pt"/>
    </style:style>
    <style:style style:name="T493" style:family="text">
      <style:text-properties style:font-name="Times New Roman" fo:font-size="9pt" fo:font-style="normal" officeooo:rsid="001a2280" style:font-size-asian="9pt" style:font-style-asian="italic" style:font-size-complex="9pt" style:font-style-complex="italic"/>
    </style:style>
    <style:style style:name="T494" style:family="text">
      <style:text-properties style:font-name="Times New Roman" fo:font-size="9pt" fo:font-style="normal" officeooo:rsid="011736cd" style:font-size-asian="9pt" style:font-style-asian="italic" style:font-size-complex="9pt" style:font-style-complex="italic"/>
    </style:style>
    <style:style style:name="T495" style:family="text">
      <style:text-properties style:font-name="Times New Roman" fo:font-size="9pt" fo:font-style="normal" officeooo:rsid="002b5315" style:font-size-asian="9pt" style:font-style-asian="italic" style:font-size-complex="9pt" style:font-style-complex="italic"/>
    </style:style>
    <style:style style:name="T496" style:family="text">
      <style:text-properties style:font-name="Times New Roman" fo:font-size="9pt" fo:font-style="normal" officeooo:rsid="00463c3a" style:font-size-asian="9pt" style:font-style-asian="italic" style:font-size-complex="9pt" style:font-style-complex="italic"/>
    </style:style>
    <style:style style:name="T497" style:family="text">
      <style:text-properties style:font-name="Times New Roman" fo:font-size="9pt" style:font-size-asian="9pt" style:font-size-complex="9pt"/>
    </style:style>
    <style:style style:name="T498" style:family="text">
      <style:text-properties style:font-name="Times New Roman" fo:font-size="9pt" officeooo:rsid="0029bbe8" style:font-size-asian="9pt" style:font-size-complex="9pt"/>
    </style:style>
    <style:style style:name="T499" style:family="text">
      <style:text-properties style:font-name="Times New Roman" fo:font-size="9pt" officeooo:rsid="004415c2" style:font-size-asian="9pt" style:font-size-complex="9pt"/>
    </style:style>
    <style:style style:name="T500" style:family="text">
      <style:text-properties style:font-name="Times New Roman" fo:font-size="9pt" officeooo:rsid="00446e61" style:font-size-asian="9pt" style:font-size-complex="9pt"/>
    </style:style>
    <style:style style:name="T501" style:family="text">
      <style:text-properties style:font-name="Times New Roman" fo:font-size="9pt" officeooo:rsid="001c26f3" style:font-size-asian="9pt" style:font-size-complex="9pt"/>
    </style:style>
    <style:style style:name="T502" style:family="text">
      <style:text-properties style:font-name="Times New Roman" fo:font-size="9pt" officeooo:rsid="0030a255" style:font-size-asian="9pt" style:font-size-complex="9pt"/>
    </style:style>
    <style:style style:name="T503" style:family="text">
      <style:text-properties style:font-name="Times New Roman" fo:font-size="9pt" officeooo:rsid="0048bbbc" style:font-size-asian="9pt" style:font-size-complex="9pt"/>
    </style:style>
    <style:style style:name="T504" style:family="text">
      <style:text-properties style:font-name="Times New Roman" fo:font-size="9pt" style:font-size-asian="9pt" style:font-style-asian="italic" style:font-weight-asian="bold" style:font-size-complex="9pt" style:font-style-complex="italic" style:font-weight-complex="bold"/>
    </style:style>
    <style:style style:name="T505"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506"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507" style:family="text">
      <style:text-properties style:font-name="Times New Roman" fo:font-size="9pt" officeooo:rsid="00463c3a" style:font-size-asian="9pt" style:font-style-asian="italic" style:font-weight-asian="bold" style:font-size-complex="9pt" style:font-style-complex="italic" style:font-weight-complex="bold"/>
    </style:style>
    <style:style style:name="T508" style:family="text">
      <style:text-properties style:font-name="Times New Roman" fo:font-size="9pt" style:text-underline-style="solid" style:text-underline-width="auto" style:text-underline-color="font-color" officeooo:rsid="00476d09" style:font-size-asian="9pt" style:font-style-asian="italic" style:font-weight-asian="bold" style:font-size-complex="9pt" style:font-style-complex="italic" style:font-weight-complex="bold"/>
    </style:style>
    <style:style style:name="T509" style:family="text">
      <style:text-properties style:font-name="Times New Roman" officeooo:rsid="0055fdf8"/>
    </style:style>
    <style:style style:name="T510" style:family="text">
      <style:text-properties style:font-name="Times New Roman" officeooo:rsid="0056ced8"/>
    </style:style>
    <style:style style:name="T511" style:family="text">
      <style:text-properties style:font-name="Times New Roman" officeooo:rsid="00b98a68"/>
    </style:style>
    <style:style style:name="T512" style:family="text">
      <style:text-properties style:font-name="Times New Roman" officeooo:rsid="00ba021d"/>
    </style:style>
    <style:style style:name="T513" style:family="text">
      <style:text-properties style:font-name="Times New Roman" officeooo:rsid="001c26f3"/>
    </style:style>
    <style:style style:name="T514" style:family="text">
      <style:text-properties style:font-name="Times New Roman" officeooo:rsid="00e0cc49"/>
    </style:style>
    <style:style style:name="T515" style:family="text">
      <style:text-properties style:font-name="Times New Roman" style:text-underline-style="solid" style:text-underline-width="auto" style:text-underline-color="font-color" officeooo:rsid="001c26f3"/>
    </style:style>
    <style:style style:name="T516" style:family="text">
      <style:text-properties style:font-name="Times New Roman" officeooo:rsid="0049cb46"/>
    </style:style>
    <style:style style:name="T517" style:family="text">
      <style:text-properties style:font-name="Times New Roman" officeooo:rsid="00333a40"/>
    </style:style>
    <style:style style:name="T518" style:family="text">
      <style:text-properties officeooo:rsid="004b60c7"/>
    </style:style>
    <style:style style:name="T519" style:family="text">
      <style:text-properties style:text-underline-style="none"/>
    </style:style>
    <style:style style:name="T520" style:family="text">
      <style:text-properties style:text-underline-style="none" style:font-style-asian="normal" style:font-style-complex="normal"/>
    </style:style>
    <style:style style:name="T521" style:family="text">
      <style:text-properties style:text-underline-style="none" officeooo:rsid="00b98a68" style:font-style-asian="normal" style:font-style-complex="normal"/>
    </style:style>
    <style:style style:name="T522" style:family="text">
      <style:text-properties style:text-underline-style="none" officeooo:rsid="00b98a68"/>
    </style:style>
    <style:style style:name="T523" style:family="text">
      <style:text-properties style:text-underline-style="none" officeooo:rsid="00527eb3"/>
    </style:style>
    <style:style style:name="T524" style:family="text">
      <style:text-properties style:text-underline-style="none" officeooo:rsid="01038d06"/>
    </style:style>
    <style:style style:name="T525" style:family="text">
      <style:text-properties style:text-underline-style="none" officeooo:rsid="001c26f3"/>
    </style:style>
    <style:style style:name="T526" style:family="text">
      <style:text-properties style:text-underline-style="none" officeooo:rsid="00e0cc49"/>
    </style:style>
    <style:style style:name="T527" style:family="text">
      <style:text-properties style:text-underline-style="none" officeooo:rsid="00bbf372"/>
    </style:style>
    <style:style style:name="T528" style:family="text">
      <style:text-properties style:text-underline-style="none" fo:font-weight="normal" style:font-weight-asian="normal" style:font-weight-complex="normal"/>
    </style:style>
    <style:style style:name="T529" style:family="text">
      <style:text-properties style:text-underline-style="none" officeooo:rsid="002504c6"/>
    </style:style>
    <style:style style:name="T530" style:family="text">
      <style:text-properties style:text-underline-style="none" officeooo:rsid="0041c914"/>
    </style:style>
    <style:style style:name="T531" style:family="text">
      <style:text-properties style:text-underline-style="none" officeooo:rsid="002504c6" style:font-size-asian="9pt" style:font-size-complex="9pt"/>
    </style:style>
    <style:style style:name="T532" style:family="text">
      <style:text-properties style:text-underline-style="none" officeooo:rsid="010d332d" style:font-size-asian="9pt" style:font-name-complex="Verdana" style:font-size-complex="9pt"/>
    </style:style>
    <style:style style:name="T533" style:family="text">
      <style:text-properties style:text-underline-style="none" officeooo:rsid="002504c6" style:font-size-asian="9pt" style:font-name-complex="Verdana" style:font-size-complex="9pt"/>
    </style:style>
    <style:style style:name="T534" style:family="text">
      <style:text-properties style:text-underline-style="none" officeooo:rsid="00499880"/>
    </style:style>
    <style:style style:name="T535" style:family="text">
      <style:text-properties style:text-underline-style="none" officeooo:rsid="004b6800"/>
    </style:style>
    <style:style style:name="T536" style:family="text">
      <style:text-properties style:text-underline-style="none" officeooo:rsid="00ba021d"/>
    </style:style>
    <style:style style:name="T537" style:family="text">
      <style:text-properties officeooo:rsid="00adb8ab" style:font-style-asian="italic" style:font-style-complex="italic"/>
    </style:style>
    <style:style style:name="T538" style:family="text">
      <style:text-properties style:font-style-asian="italic" style:font-weight-asian="bold" style:font-style-complex="italic" style:font-weight-complex="bold"/>
    </style:style>
    <style:style style:name="T539" style:family="text">
      <style:text-properties officeooo:rsid="00217b5f" style:font-style-asian="italic" style:font-weight-asian="bold" style:font-style-complex="italic" style:font-weight-complex="bold"/>
    </style:style>
    <style:style style:name="T540" style:family="text">
      <style:text-properties officeooo:rsid="004415c2" style:font-style-asian="italic" style:font-weight-asian="bold" style:font-style-complex="italic" style:font-weight-complex="bold"/>
    </style:style>
    <style:style style:name="T541" style:family="text">
      <style:text-properties officeooo:rsid="00adb8ab"/>
    </style:style>
    <style:style style:name="T542" style:family="text">
      <style:text-properties officeooo:rsid="000db789"/>
    </style:style>
    <style:style style:name="T543" style:family="text">
      <style:text-properties officeooo:rsid="001f9325"/>
    </style:style>
    <style:style style:name="T544" style:family="text">
      <style:text-properties officeooo:rsid="011576ca"/>
    </style:style>
    <style:style style:name="T545" style:family="text">
      <style:text-properties style:font-weight-asian="normal" style:font-weight-complex="normal"/>
    </style:style>
    <style:style style:name="T546" style:family="text">
      <style:text-properties officeooo:rsid="000a3927" style:font-weight-asian="normal" style:font-weight-complex="normal"/>
    </style:style>
    <style:style style:name="T547" style:family="text">
      <style:text-properties officeooo:rsid="009e3ee7" style:font-weight-asian="normal" style:font-weight-complex="normal"/>
    </style:style>
    <style:style style:name="T548" style:family="text">
      <style:text-properties fo:font-weight="normal" style:font-weight-asian="normal" style:font-weight-complex="normal"/>
    </style:style>
    <style:style style:name="T549" style:family="text">
      <style:text-properties fo:font-weight="normal" officeooo:rsid="001ce639" style:font-weight-asian="normal" style:font-weight-complex="normal"/>
    </style:style>
    <style:style style:name="T550" style:family="text">
      <style:text-properties fo:font-weight="normal" officeooo:rsid="00226f0b" style:font-weight-asian="normal" style:font-weight-complex="normal"/>
    </style:style>
    <style:style style:name="T551" style:family="text">
      <style:text-properties fo:font-weight="normal" officeooo:rsid="0055fdf8" style:font-weight-asian="normal" style:font-weight-complex="normal"/>
    </style:style>
    <style:style style:name="T552" style:family="text">
      <style:text-properties fo:font-weight="normal" officeooo:rsid="00586bac" style:font-weight-asian="normal" style:font-weight-complex="normal"/>
    </style:style>
    <style:style style:name="T553" style:family="text">
      <style:text-properties fo:font-weight="normal" officeooo:rsid="005a363c" style:font-weight-asian="normal" style:font-weight-complex="normal"/>
    </style:style>
    <style:style style:name="T554" style:family="text">
      <style:text-properties fo:font-weight="normal" officeooo:rsid="002cfe35" style:font-weight-asian="normal" style:font-weight-complex="normal"/>
    </style:style>
    <style:style style:name="T555" style:family="text">
      <style:text-properties fo:font-weight="normal" officeooo:rsid="00ba021d" style:font-weight-asian="normal" style:font-weight-complex="normal"/>
    </style:style>
    <style:style style:name="T556" style:family="text">
      <style:text-properties fo:font-weight="normal" officeooo:rsid="003ef779" style:font-weight-asian="normal" style:font-weight-complex="normal"/>
    </style:style>
    <style:style style:name="T557" style:family="text">
      <style:text-properties fo:font-weight="normal" officeooo:rsid="0041c914" style:font-weight-asian="normal" style:font-weight-complex="normal"/>
    </style:style>
    <style:style style:name="T558" style:family="text">
      <style:text-properties officeooo:rsid="0040a822"/>
    </style:style>
    <style:style style:name="T559" style:family="text">
      <style:text-properties officeooo:rsid="0016db75"/>
    </style:style>
    <style:style style:name="T560" style:family="text">
      <style:text-properties fo:font-style="normal" style:text-underline-style="solid" style:text-underline-width="auto" style:text-underline-color="font-color" officeooo:rsid="00adb8ab"/>
    </style:style>
    <style:style style:name="T561" style:family="text">
      <style:text-properties fo:font-style="normal" style:text-underline-style="solid" style:text-underline-width="auto" style:text-underline-color="font-color" officeooo:rsid="001a885d"/>
    </style:style>
    <style:style style:name="T562" style:family="text">
      <style:text-properties fo:font-style="normal" style:text-underline-style="solid" style:text-underline-width="auto" style:text-underline-color="font-color" officeooo:rsid="001b7269"/>
    </style:style>
    <style:style style:name="T563" style:family="text">
      <style:text-properties fo:font-style="normal" style:text-underline-style="solid" style:text-underline-width="auto" style:text-underline-color="font-color" officeooo:rsid="000db789" style:font-style-asian="normal" style:font-style-complex="normal"/>
    </style:style>
    <style:style style:name="T564" style:family="text">
      <style:text-properties fo:font-style="normal" officeooo:rsid="00adb8ab"/>
    </style:style>
    <style:style style:name="T565" style:family="text">
      <style:text-properties fo:font-style="normal" officeooo:rsid="001b7269"/>
    </style:style>
    <style:style style:name="T566" style:family="text">
      <style:text-properties fo:font-style="normal" officeooo:rsid="001b7269" style:font-style-asian="normal" style:font-style-complex="normal"/>
    </style:style>
    <style:style style:name="T567" style:family="text">
      <style:text-properties fo:font-style="normal" style:font-style-asian="italic" style:font-style-complex="italic"/>
    </style:style>
    <style:style style:name="T568" style:family="text">
      <style:text-properties fo:font-style="normal" officeooo:rsid="0055fdf8" style:font-style-asian="italic" style:font-style-complex="italic"/>
    </style:style>
    <style:style style:name="T569" style:family="text">
      <style:text-properties officeooo:rsid="004415c2"/>
    </style:style>
    <style:style style:name="T570" style:family="text">
      <style:text-properties style:text-position="super 58%"/>
    </style:style>
    <style:style style:name="T571" style:family="text">
      <style:text-properties style:text-position="super 58%" officeooo:rsid="004e9c21"/>
    </style:style>
    <style:style style:name="T572" style:family="text">
      <style:text-properties officeooo:rsid="00c18d86"/>
    </style:style>
    <style:style style:name="T573" style:family="text">
      <style:text-properties officeooo:rsid="004769a6"/>
    </style:style>
    <style:style style:name="T574" style:family="text">
      <style:text-properties officeooo:rsid="00226f0b"/>
    </style:style>
    <style:style style:name="T575" style:family="text">
      <style:text-properties officeooo:rsid="011fecd8"/>
    </style:style>
    <style:style style:name="T576" style:family="text">
      <style:text-properties officeooo:rsid="004f9c87"/>
    </style:style>
    <style:style style:name="T577" style:family="text">
      <style:text-properties officeooo:rsid="00305a70"/>
    </style:style>
    <style:style style:name="T578" style:family="text">
      <style:text-properties officeooo:rsid="0050e959"/>
    </style:style>
    <style:style style:name="T579" style:family="text">
      <style:text-properties officeooo:rsid="0055fdf8"/>
    </style:style>
    <style:style style:name="T580" style:family="text">
      <style:text-properties officeooo:rsid="00378fbd"/>
    </style:style>
    <style:style style:name="T581" style:family="text">
      <style:text-properties officeooo:rsid="00527eb3"/>
    </style:style>
    <style:style style:name="T582" style:family="text">
      <style:text-properties officeooo:rsid="003221b7"/>
    </style:style>
    <style:style style:name="T583" style:family="text">
      <style:text-properties officeooo:rsid="0056ced8"/>
    </style:style>
    <style:style style:name="T584" style:family="text">
      <style:text-properties officeooo:rsid="005a363c"/>
    </style:style>
    <style:style style:name="T585" style:family="text">
      <style:text-properties officeooo:rsid="00586bac"/>
    </style:style>
    <style:style style:name="T586" style:family="text">
      <style:text-properties officeooo:rsid="0037587f"/>
    </style:style>
    <style:style style:name="T587" style:family="text">
      <style:text-properties officeooo:rsid="0038ac72"/>
    </style:style>
    <style:style style:name="T588" style:family="text">
      <style:text-properties officeooo:rsid="003642d2"/>
    </style:style>
    <style:style style:name="T589" style:family="text">
      <style:text-properties officeooo:rsid="005b695c"/>
    </style:style>
    <style:style style:name="T590" style:family="text">
      <style:text-properties officeooo:rsid="005ccb33"/>
    </style:style>
    <style:style style:name="T591"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592" style:family="text">
      <style:text-properties fo:font-size="9pt" fo:font-style="normal" style:text-underline-style="none" officeooo:rsid="001c26f3" style:font-size-asian="9pt" style:font-style-asian="normal" style:font-size-complex="9pt" style:font-style-complex="normal"/>
    </style:style>
    <style:style style:name="T593" style:family="text">
      <style:text-properties fo:font-size="9pt" fo:font-style="normal" style:text-underline-style="none" officeooo:rsid="0041c914" style:font-size-asian="9pt" style:font-style-asian="normal" style:font-size-complex="9pt" style:font-style-complex="normal"/>
    </style:style>
    <style:style style:name="T594" style:family="text">
      <style:text-properties fo:font-size="9pt" fo:font-style="normal" style:font-size-asian="9pt" style:font-style-asian="italic" style:font-size-complex="9pt" style:font-style-complex="italic"/>
    </style:style>
    <style:style style:name="T595" style:family="text">
      <style:text-properties fo:font-size="9pt" fo:font-style="normal" officeooo:rsid="002b5315" style:font-size-asian="9pt" style:font-style-asian="italic" style:font-size-complex="9pt" style:font-style-complex="italic"/>
    </style:style>
    <style:style style:name="T596" style:family="text">
      <style:text-properties fo:font-size="9pt" fo:font-style="normal" style:font-size-asian="9pt" style:font-style-asian="normal" style:font-size-complex="9pt" style:font-style-complex="normal"/>
    </style:style>
    <style:style style:name="T597" style:family="text">
      <style:text-properties fo:font-size="9pt" fo:font-style="normal" officeooo:rsid="00463c3a" style:font-size-asian="9pt" style:font-style-asian="normal" style:font-size-complex="9pt" style:font-style-complex="normal"/>
    </style:style>
    <style:style style:name="T598" style:family="text">
      <style:text-properties fo:font-size="9pt" fo:font-style="normal" style:text-underline-style="solid" style:text-underline-width="auto" style:text-underline-color="font-color" officeooo:rsid="001c26f3" style:font-size-asian="9pt" style:font-style-asian="normal" style:font-size-complex="9pt" style:font-style-complex="normal"/>
    </style:style>
    <style:style style:name="T599" style:family="text">
      <style:text-properties fo:font-size="9pt" fo:font-weight="normal" officeooo:rsid="00ba021d" style:font-size-asian="9pt" style:font-weight-asian="normal" style:font-size-complex="9pt" style:font-weight-complex="normal"/>
    </style:style>
    <style:style style:name="T600" style:family="text">
      <style:text-properties fo:font-size="9pt" fo:font-weight="normal" officeooo:rsid="00435526" style:font-size-asian="9pt" style:font-weight-asian="normal" style:font-size-complex="9pt" style:font-weight-complex="normal"/>
    </style:style>
    <style:style style:name="T601" style:family="text">
      <style:text-properties fo:font-size="9pt" style:font-size-asian="9pt" style:font-size-complex="9pt"/>
    </style:style>
    <style:style style:name="T602" style:family="text">
      <style:text-properties fo:font-size="9pt" officeooo:rsid="003a74c1" style:font-size-asian="9pt" style:font-size-complex="9pt"/>
    </style:style>
    <style:style style:name="T603" style:family="text">
      <style:text-properties fo:font-size="9pt" officeooo:rsid="001ce639" style:font-size-asian="9pt" style:font-size-complex="9pt"/>
    </style:style>
    <style:style style:name="T604"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605" style:family="text">
      <style:text-properties fo:font-size="9pt" fo:font-style="italic" style:text-underline-style="solid" style:text-underline-width="auto" style:text-underline-color="font-color" officeooo:rsid="001ce639" style:font-size-asian="9pt" style:font-style-asian="italic" style:font-size-complex="9pt" style:font-style-complex="italic"/>
    </style:style>
    <style:style style:name="T606" style:family="text">
      <style:text-properties officeooo:rsid="00371b40"/>
    </style:style>
    <style:style style:name="T607" style:family="text">
      <style:text-properties style:font-name="Verdana" fo:font-size="10pt" style:font-size-asian="10pt" style:font-size-complex="10pt"/>
    </style:style>
    <style:style style:name="T608" style:family="text">
      <style:text-properties style:font-name="Verdana" fo:font-size="10pt" officeooo:rsid="001c26f3" style:font-size-asian="10pt" style:font-size-complex="10pt"/>
    </style:style>
    <style:style style:name="T609" style:family="text">
      <style:text-properties style:font-name="Verdana" fo:font-size="10pt" officeooo:rsid="00b5452f" style:font-size-asian="10pt" style:font-size-complex="10pt"/>
    </style:style>
    <style:style style:name="T610" style:family="text">
      <style:text-properties officeooo:rsid="00cf0fe3"/>
    </style:style>
    <style:style style:name="T611" style:family="text">
      <style:text-properties officeooo:rsid="007dc076"/>
    </style:style>
    <style:style style:name="T612" style:family="text">
      <style:text-properties officeooo:rsid="00217edc"/>
    </style:style>
    <style:style style:name="T613" style:family="text">
      <style:text-properties officeooo:rsid="002504c6"/>
    </style:style>
    <style:style style:name="T614" style:family="text">
      <style:text-properties officeooo:rsid="00268e51"/>
    </style:style>
    <style:style style:name="T615" style:family="text">
      <style:text-properties officeooo:rsid="00277eaa"/>
    </style:style>
    <style:style style:name="T616" style:family="text">
      <style:text-properties officeooo:rsid="00282c5f"/>
    </style:style>
    <style:style style:name="T617" style:family="text">
      <style:text-properties officeooo:rsid="002cfe35"/>
    </style:style>
    <style:style style:name="T618"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619" style:family="text">
      <style:text-properties fo:color="#000000" style:text-position="0% 100%" style:font-name="Times New Roman" fo:font-size="14pt" fo:font-style="normal" officeooo:rsid="0114b06d" style:font-size-asian="14pt" style:font-style-asian="normal" style:font-name-complex="Verdana" style:font-size-complex="14pt" style:font-style-complex="normal"/>
    </style:style>
    <style:style style:name="T620" style:family="text">
      <style:text-properties style:font-name="Times New Roman1" fo:font-size="14pt" fo:font-style="normal"/>
    </style:style>
    <style:style style:name="T621" style:family="text">
      <style:text-properties fo:font-size="14pt"/>
    </style:style>
    <style:style style:name="T622" style:family="text">
      <style:text-properties style:font-size-asian="9pt" style:font-size-complex="9pt"/>
    </style:style>
    <style:style style:name="T623" style:family="text">
      <style:text-properties officeooo:rsid="00464bc6" style:font-size-asian="9pt" style:font-size-complex="9pt"/>
    </style:style>
    <style:style style:name="T624" style:family="text">
      <style:text-properties fo:color="#ce3863" style:text-line-through-style="none" fo:font-size="9pt" style:text-underline-style="none" fo:font-weight="bold" style:text-blinking="false"/>
    </style:style>
    <style:style style:name="T625" style:family="text">
      <style:text-properties fo:color="#006e96" style:text-line-through-style="none" style:text-underline-style="none" style:text-blinking="false" fo:background-color="#ffffff"/>
    </style:style>
    <style:style style:name="T626" style:family="text">
      <style:text-properties fo:color="#006e96" style:text-line-through-style="none" fo:font-size="8.25pt" style:text-underline-style="none" style:text-blinking="false" fo:background-color="#ffffff"/>
    </style:style>
    <style:style style:name="T627" style:family="text">
      <style:text-properties fo:color="#006e96" style:text-line-through-style="none" fo:font-size="9pt" style:text-underline-style="none" style:text-blinking="false"/>
    </style:style>
    <style:style style:name="T628" style:family="text">
      <style:text-properties fo:color="#fffcf8" style:text-line-through-style="none" fo:font-size="9pt" style:text-underline-style="none" fo:font-weight="normal" style:text-blinking="false"/>
    </style:style>
    <style:style style:name="T629" style:family="text">
      <style:text-properties officeooo:rsid="0041c914"/>
    </style:style>
    <style:style style:name="T630" style:family="text">
      <style:text-properties officeooo:rsid="00435526"/>
    </style:style>
    <style:style style:name="T631" style:family="text">
      <style:text-properties officeooo:rsid="00463c3a"/>
    </style:style>
    <style:style style:name="T632" style:family="text">
      <style:text-properties officeooo:rsid="00464bc6"/>
    </style:style>
    <style:style style:name="T633" style:family="text">
      <style:text-properties officeooo:rsid="0047cede"/>
    </style:style>
    <style:style style:name="T634" style:family="text">
      <style:text-properties officeooo:rsid="0048bbbc"/>
    </style:style>
    <style:style style:name="T635" style:family="text">
      <style:text-properties officeooo:rsid="00499880"/>
    </style:style>
    <style:style style:name="T636" style:family="text">
      <style:text-properties officeooo:rsid="004bbfb9" style:font-style-asian="normal" style:font-weight-asian="normal" style:font-style-complex="normal" style:font-weight-complex="normal"/>
    </style:style>
    <style:style style:name="T637" style:family="text">
      <style:text-properties officeooo:rsid="00499880" style:font-style-asian="normal" style:font-weight-asian="normal" style:font-style-complex="normal" style:font-weight-complex="normal"/>
    </style:style>
    <style:style style:name="T638" style:family="text">
      <style:text-properties officeooo:rsid="0049cb46"/>
    </style:style>
    <style:style style:name="T639" style:family="text">
      <style:text-properties officeooo:rsid="004b6800"/>
    </style:style>
    <style:style style:name="T640" style:family="text">
      <style:text-properties officeooo:rsid="01038d06"/>
    </style:style>
    <style:style style:name="T641" style:family="text">
      <style:text-properties officeooo:rsid="005a96ac"/>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cacaca" fo:margin-left="0in" fo:margin-right="0in" style:editable="false">
        <style:columns fo:column-count="1" fo:column-gap="0in"/>
        <style:background-image/>
      </style:section-properties>
    </style:style>
    <style:style style:name="Sect3" style:family="section">
      <style:section-properties fo:background-color="#f2ede9"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transparent" fo:margin-left="0in" fo:margin-right="0in" style:editable="false">
        <style:columns fo:column-count="1" fo:column-gap="0in"/>
        <style:background-image/>
      </style:section-properties>
    </style:style>
    <style:style style:name="Sect6" style:family="section">
      <style:section-properties fo:background-color="#2ea5d0" fo:margin-left="0in" fo:margin-right="0in" style:editable="false">
        <style:columns fo:column-count="1" fo:column-gap="0in"/>
        <style:background-image/>
      </style:section-properties>
    </style:style>
    <style:style style:name="Sect7" style:family="section">
      <style:section-properties fo:background-color="#52bce3"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www.interventioncentral.org/search-results" xlink:type="simple">
          <form:properties>
            <form:property form:property-name="PropertyChangeNotificationEnabled" office:value-type="boolean" office:boolean-value="true"/>
          </form:properties>
          <form:button form:name="sa" form:control-implementation="ooo:com.sun.star.form.component.CommandButton" xml:id="control1" form:id="control1" form:label="Search"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text form:name="as_q" form:control-implementation="ooo:com.sun.star.form.component.TextField" xml:id="control2" form:id="control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text:span text:style-name="T418">T</text:span><text:span text:style-name="T417">here is no need to </text:span><text:span text:style-name="T419">unravel, dissect, understand, sort, list, rearrange, reword, interpret, simplify, analyze </text:span><text:span text:style-name="T417">or take any other action on the problem statement. The initial, and only, action in starting a solution is identifying </text:span><text:span text:style-name="T419">what is asked for</text:span><text:span text:style-name="T417">. This is what is meant by </text:span><text:span text:style-name="T419">understanding </text:span><text:span text:style-name="T417">the problem.</text:span></text:p>
      <text:p text:style-name="P151">General strategies for each step:</text:p>
      <text:list xml:id="list5652440494403689874" text:style-name="L85">
        <text:list-header>
          <text:p text:style-name="P439"><text:span text:style-name="T465">Think with a pencil</text:span></text:p>
        </text:list-header>
      </text:list>
      <text:p text:style-name="P148"/>
      <table:table table:name="Table6" table:style-name="Table6">
        <table:table-column table:style-name="Table6.A"/>
        <table:table-column table:style-name="Table6.B"/>
        <table:table-row>
          <table:table-cell table:style-name="Table6.A1" table:number-columns-spanned="2" office:value-type="string">
            <text:p text:style-name="P133"><text:span text:style-name="T614">Step I - </text:span>Understand<text:span text:style-name="T613">ing the Problem</text:span></text:p>
          </table:table-cell>
          <table:covered-table-cell/>
        </table:table-row>
        <table:table-row>
          <table:table-cell table:style-name="Table6.A3" office:value-type="string">
            <text:list xml:id="list8741181740300782096" text:style-name="L1">
              <text:list-header>
                <text:p text:style-name="P384">Element<text:span text:style-name="T614">s</text:span>: <text:span text:style-name="T454">Question </text:span><text:span text:style-name="T465">and Purpose</text:span></text:p>
              </text:list-header>
            </text:list>
          </table:table-cell>
          <table:table-cell table:style-name="Table6.B2" office:value-type="string">
            <text:p text:style-name="P25">Key Questions - <text:span text:style-name="T641">Standards</text:span></text:p>
          </table:table-cell>
        </table:table-row>
        <table:table-row>
          <table:table-cell table:style-name="Table6.A3" office:value-type="string">
            <text:list xml:id="list8112481531258812404" text:style-name="L2">
              <text:list-item>
                <text:p text:style-name="P196"><text:span text:style-name="T186">Identify what is being asked for</text:span><text:span text:style-name="T352">. </text:span><text:span text:style-name="T187">What are you asked to find out or show?</text:span></text:p>
              </text:list-item>
              <text:list-item>
                <text:p text:style-name="P196"><text:span text:style-name="T169">Read/Re Read </text:span><text:span text:style-name="T170">and </text:span><text:span text:style-name="T181">u</text:span>nderline <text:span text:style-name="T629">k</text:span>ey <text:span text:style-name="T629">t</text:span>erms <text:span text:style-name="T175">that relate to the problem question</text:span>;</text:p>
              </text:list-item>
              <text:list-item>
                <text:p text:style-name="P195"><text:span text:style-name="T379">Find </text:span><text:span text:style-name="T378">and underline clue words</text:span><text:span text:style-name="T379"> - pr</text:span><text:span text:style-name="T372">oblem</text:span><text:span text:style-name="T380">s</text:span><text:span text:style-name="T372"> asks for something. This request often follows words such as </text:span><text:span text:style-name="T398">how, when, where, show </text:span><text:span text:style-name="T372">and </text:span><text:span text:style-name="T398">find. </text:span></text:p>
              </text:list-item>
              <text:list-item>
                <text:p text:style-name="P399"><text:span text:style-name="T393">W</text:span><text:span text:style-name="T394">rite the knowns and unknowns;</text:span><text:span text:style-name="T377"> </text:span><text:span text:style-name="T381">Wh</text:span><text:span text:style-name="T377">at is the unknown? What are the data? What is the condition? </text:span><text:span text:style-name="T378">Identify</text:span><text:span text:style-name="T372"> distractors;. </text:span></text:p>
              </text:list-item>
              <text:list-item>
                <text:p text:style-name="P413"><text:span text:style-name="T451">Introduce suitable notation. - </text:span><text:span text:style-name="T452">start translating early into math language;</text:span></text:p>
              </text:list-item>
              <text:list-item>
                <text:p text:style-name="P416"><text:span text:style-name="T517">Draw a picture or diagram to help understand the problem</text:span></text:p>
              </text:list-item>
              <text:list-item>
                <text:p text:style-name="P216"><text:span text:style-name="T372">Do you understand all the words used in stating the problem?</text:span></text:p>
              </text:list-item>
              <text:list-item>
                <text:p text:style-name="P194"><text:span text:style-name="T469">Have I worked a similar problem before i</text:span><text:span text:style-name="T471">n a slightly different form </text:span><text:span text:style-name="T472">and/o</text:span><text:span text:style-name="T167">r</text:span><text:span text:style-name="T214"> </text:span><text:span text:style-name="T168">categorize the problem into a particular type?</text:span></text:p>
              </text:list-item>
              <text:list-item>
                <text:p text:style-name="P196"><text:span text:style-name="T203">State </text:span><text:span text:style-name="T204">as accurately as possible, the purpose for solving the problem. </text:span></text:p>
              </text:list-item>
              <text:list-item>
                <text:p text:style-name="P196"><text:span text:style-name="T427">.</text:span><text:span text:style-name="T375">E</text:span><text:span text:style-name="T376">xplain in writing </text:span><text:span text:style-name="T375">your understanding of the problem;</text:span></text:p>
              </text:list-item>
              <text:list-item>
                <text:p text:style-name="P198"><text:span text:style-name="T175">Now that I have read the problem, do I fully understand it‌</text:span></text:p>
              </text:list-item>
              <text:list-item>
                <text:p text:style-name="P197"><text:span text:style-name="T390">Use</text:span><text:span text:style-name="T391"> SEE-I</text:span><text:span text:style-name="T375"> ;</text:span></text:p>
              </text:list-item>
              <text:list-item>
                <text:p text:style-name="P197"><text:span text:style-name="T172">Do I understand </text:span><text:span text:style-name="T173">how</text:span><text:span text:style-name="T172"> solving this problem will help me understand mathemati</text:span><text:span text:style-name="T181">cs?</text:span></text:p>
              </text:list-item>
              <text:list-item>
                <text:p text:style-name="P197"><text:span text:style-name="T209">What is the practical </text:span><text:span text:style-name="T210">or theoretical </text:span><text:span text:style-name="T209">importance in </text:span><text:span text:style-name="T210">solving </text:span><text:span text:style-name="T211">the prob</text:span><text:span text:style-name="T212">lem?</text:span></text:p>
                <text:p text:style-name="P217"><text:span text:style-name="T392">E</text:span></text:p>
              </text:list-item>
              <text:list-item>
                <text:p text:style-name="P217"><text:span text:style-name="T392"/></text:p>
              </text:list-item>
            </text:list>
          </table:table-cell>
          <table:table-cell table:style-name="Table6.B3" office:value-type="string">
            <text:list xml:id="list56475588688584145" text:style-name="L3">
              <text:list-item>
                <text:p text:style-name="P350"><text:span text:style-name="T601">The key </text:span><text:span text:style-name="T602">math </text:span><text:span text:style-name="T604">question</text:span><text:span text:style-name="T605">(s)</text:span><text:span text:style-name="T601"> or </text:span><text:span text:style-name="T604">problem</text:span><text:span text:style-name="T605">(s)</text:span><text:span text:style-name="T601"> </text:span><text:span text:style-name="T602">that I am to solve </text:span><text:span text:style-name="T601">is/</text:span><text:span text:style-name="T603">are?</text:span></text:p>
              </text:list-item>
              <text:list-item>
                <text:p text:style-name="P192"><text:span text:style-name="T166">Did I highlight the </text:span><text:span text:style-name="T196">most important </text:span><text:span text:style-name="T166">words or phrases in the problem‌?</text:span></text:p>
              </text:list-item>
              <text:list-item>
                <text:p text:style-name="P199"><text:span text:style-name="T557">W</text:span><text:span text:style-name="T548">hy is the </text:span><text:span text:style-name="T528">problem</text:span><text:span text:style-name="T468"> important</text:span><text:span text:style-name="T528">?</text:span></text:p>
              </text:list-item>
              <text:list-item>
                <text:p text:style-name="P349"><text:span text:style-name="T226">”</text:span><text:span text:style-name="Emphasis"><text:span text:style-name="T226">Does my drawing </text:span></text:span><text:span text:style-name="Emphasis"><text:span text:style-name="T242">accurately</text:span></text:span><text:span text:style-name="Emphasis"><text:span text:style-name="T229"> </text:span></text:span><text:span text:style-name="Emphasis"><text:span text:style-name="T226">represent the problem‌?</text:span></text:span></text:p>
              </text:list-item>
              <text:list-item>
                <text:p text:style-name="P351"><text:span text:style-name="T592">What </text:span><text:span text:style-name="T598">information</text:span><text:span text:style-name="T592"> do I need to</text:span><text:span text:style-name="T593"> understand</text:span><text:span text:style-name="T592"> the question? </text:span></text:p>
              </text:list-item>
              <text:list-item>
                <text:p text:style-name="P351"><text:span text:style-name="Emphasis"><text:span text:style-name="T226">How is </text:span></text:span><text:span text:style-name="Emphasis"><text:span text:style-name="T232">the information </text:span></text:span><text:span text:style-name="Emphasis"><text:span text:style-name="T226">connected to the question</text:span></text:span></text:p>
              </text:list-item>
              <text:list-item>
                <text:p text:style-name="P350"><text:span text:style-name="Emphasis"><text:span text:style-name="T226">I understand the problem and will move forward.”.</text:span></text:span><text:span text:style-name="Emphasis"><text:span text:style-name="T239">Clar</text:span></text:span><text:span text:style-name="Emphasis"><text:span text:style-name="T240">i</text:span></text:span><text:span text:style-name="Emphasis"><text:span text:style-name="T239">ty;</text:span></text:span><text:span text:style-name="Emphasis"><text:span text:style-name="T237"> </text:span></text:span><text:span text:style-name="Emphasis"><text:span text:style-name="T239">Accurate</text:span></text:span><text:span text:style-name="Emphasis"><text:span text:style-name="T237">; </text:span></text:span><text:span text:style-name="Emphasis"><text:span text:style-name="T248">Precis</text:span></text:span><text:span text:style-name="Emphasis"><text:span text:style-name="T249">ion;</text:span></text:span><text:span text:style-name="Emphasis"><text:span text:style-name="T238"> </text:span></text:span><text:span text:style-name="Emphasis"><text:span text:style-name="T241">Fairness.</text:span></text:span><text:span text:style-name="Emphasis"><text:span text:style-name="T250">.</text:span></text:span></text:p>
              </text:list-item>
            </text:list>
            <text:list xml:id="list1222853042303559649" text:style-name="L5">
              <text:list-item>
                <text:p text:style-name="P200"><text:span text:style-name="Emphasis"><text:span text:style-name="T213">Am I assuming information is true, rather than knowing that it is, in fact true?</text:span></text:span></text:p>
              </text:list-item>
              <text:list-item>
                <text:p text:style-name="P299">Are our <text:tab/>assumptions justifiable?</text:p>
              </text:list-item>
              <text:list-item>
                <text:p text:style-name="P298">Do my assumptions make sense?</text:p>
                <text:p text:style-name="P168"><text:span text:style-name="Emphasis"><text:span text:style-name="T113">Clar</text:span></text:span><text:span text:style-name="Emphasis"><text:span text:style-name="T114">i</text:span></text:span><text:span text:style-name="Emphasis"><text:span text:style-name="T113">ty; </text:span></text:span><text:span text:style-name="Emphasis"><text:span text:style-name="T143"><text:s/></text:span></text:span><text:span text:style-name="Emphasis"><text:span text:style-name="T124">Accuracy;</text:span></text:span><text:span text:style-name="Emphasis"><text:span text:style-name="T144"> </text:span></text:span><text:span text:style-name="Emphasis"><text:span text:style-name="T119">Precis</text:span></text:span><text:span text:style-name="Emphasis"><text:span text:style-name="T120">ion;</text:span></text:span><text:span text:style-name="Emphasis"><text:span text:style-name="T145">; </text:span></text:span><text:span text:style-name="Emphasis"><text:span text:style-name="T120">Fairness;</text:span></text:span><text:span text:style-name="Emphasis"><text:span text:style-name="T146"> </text:span></text:span><text:span text:style-name="Emphasis"><text:span text:style-name="T125">Significance</text:span></text:span><text:span text:style-name="Emphasis"><text:span text:style-name="T146">;</text:span></text:span><text:span text:style-name="Emphasis"><text:span text:style-name="T147"> </text:span></text:span><text:span text:style-name="Emphasis"><text:span text:style-name="T126">R</text:span></text:span><text:span text:style-name="Emphasis"><text:span text:style-name="T127">elevance;</text:span></text:span><text:span text:style-name="Emphasis"><text:span text:style-name="T148">. </text:span></text:span></text:p>
              </text:list-item>
            </text:list>
          </table:table-cell>
        </table:table-row>
        <table:table-row>
          <table:table-cell table:style-name="Table6.A4" office:value-type="string">
            <text:p text:style-name="P382"/>
          </table:table-cell>
          <table:table-cell table:style-name="Table6.B4" office:value-type="string">
            <text:p text:style-name="P383"><text:span text:style-name="T193"/></text:p>
          </table:table-cell>
        </table:table-row>
      </table:table>
      <table:table table:name="Table2" table:style-name="Table2">
        <table:table-column table:style-name="Table2.A"/>
        <table:table-column table:style-name="Table2.B"/>
        <table:table-row table:style-name="Table2.1">
          <table:table-cell table:style-name="Table2.A1" table:number-columns-spanned="2" office:value-type="string">
            <text:p text:style-name="P134"><text:span text:style-name="T614">Step I - </text:span>Understd<text:span text:style-name="T613">ing the Problem</text:span></text:p>
          </table:table-cell>
          <table:covered-table-cell/>
        </table:table-row>
        <table:table-row table:style-name="Table2.1">
          <table:table-cell table:style-name="Table2.A3" office:value-type="string">
            <text:list xml:id="list165219555162588" text:continue-list="list8741181740300782096" text:style-name="L1">
              <text:list-header>
                <text:p text:style-name="P385">Element<text:span text:style-name="T614">s</text:span>: <text:span text:style-name="T615">Concepts</text:span></text:p>
              </text:list-header>
            </text:list>
          </table:table-cell>
          <table:table-cell table:style-name="Table2.B2" office:value-type="string">
            <text:p text:style-name="P26">Key Questions</text:p>
          </table:table-cell>
        </table:table-row>
        <table:table-row table:style-name="Table2.1">
          <table:table-cell table:style-name="Table2.A3" office:value-type="string">
            <text:list xml:id="list3548961710122434205" text:style-name="L6">
              <text:list-item>
                <text:p text:style-name="P265">List the key concepts needed to understand the prooblem.</text:p>
              </text:list-item>
              <text:list-item>
                <text:p text:style-name="P267"><text:span text:style-name="T616">Review relevant concepts or content that </text:span>I need to <text:span text:style-name="T544">internalize</text:span> <text:span text:style-name="T616">to better understand the problem.</text:span></text:p>
              </text:list-item>
              <text:list-item>
                <text:p text:style-name="P268">SEEI key concept(s).</text:p>
              </text:list-item>
              <text:list-item>
                <text:p text:style-name="P201">The concept needed may be readily available to the problem solver through common sense and previous experience. Other sources of needed concepts include textbooks, reference books, dictionaries, encyclopedias, publications, the world wide web, teachers, parents and friends.</text:p>
              </text:list-item>
            </text:list>
          </table:table-cell>
          <table:table-cell table:style-name="Table2.B3" office:value-type="string">
            <text:list xml:id="list1790280413716299656" text:style-name="L7">
              <text:list-item>
                <text:p text:style-name="P252"><text:span text:style-name="T302">Can you </text:span><text:span text:style-name="T303">describe how </text:span><text:span text:style-name="T302">new </text:span><text:span text:style-name="T304">content, needed to </text:span><text:span text:style-name="T305">understand and </text:span><text:span text:style-name="T304">olve this problem, is/are related </text:span><text:span text:style-name="T302">to previous </text:span><text:span text:style-name="T303">concepts that I have </text:span><text:span text:style-name="T302">learn</text:span><text:span text:style-name="T303">ed</text:span><text:span text:style-name="T302">?</text:span></text:p>
              </text:list-item>
              <text:list-item>
                <text:p text:style-name="P202"><text:span text:style-name="T178">What concepts or content (theorems, definitions, formulas, </text:span><text:span text:style-name="T179">or procedures</text:span><text:span text:style-name="T178">.) do we need to understand </text:span><text:span text:style-name="T180">and</text:span><text:span text:style-name="T178"> reach a solution</text:span><text:span text:style-name="T215">?</text:span></text:p>
              </text:list-item>
              <text:list-item>
                <text:p text:style-name="P352"><text:span text:style-name="T246">What is/are the most appropriate/</text:span><text:span text:style-name="T247">accessible</text:span><text:span text:style-name="T246"> representation for the concept(s) </text:span><text:span text:style-name="T247">(table/numeric, symbols,, graph, other picture such as a Venn diagram or histogram)</text:span><text:span text:style-name="T470">?</text:span></text:p>
                <text:p text:style-name="P352"><text:span text:style-name="T108">Clar</text:span><text:span text:style-name="T109">i</text:span><text:span text:style-name="T108">ty;</text:span><text:span text:style-name="T100"> </text:span><text:span text:style-name="T108">Accurate</text:span><text:span text:style-name="T100">; </text:span><text:span text:style-name="T108">Precis</text:span><text:span text:style-name="T110">ion</text:span><text:span text:style-name="T100">-; </text:span><text:span text:style-name="T110">Fairness</text:span><text:span text:style-name="T97">; </text:span><text:span text:style-name="T110">Significance </text:span><text:span text:style-name="T111">R</text:span><text:span text:style-name="T112">elevance.</text:span></text:p>
              </text:list-item>
            </text:list>
          </table:table-cell>
        </table:table-row>
        <table:table-row table:style-name="Table2.1">
          <table:table-cell table:style-name="Table2.A4" office:value-type="string">
            <text:p text:style-name="P26">Element: <text:span text:style-name="T466">Inferences, </text:span><text:span text:style-name="T467">and</text:span><text:span text:style-name="T466"> Interpretations</text:span></text:p>
          </table:table-cell>
          <table:table-cell table:style-name="Table2.B4" office:value-type="string">
            <text:p text:style-name="P136">Key Questions</text:p>
          </table:table-cell>
        </table:table-row>
        <table:table-row table:style-name="Table2.1">
          <table:table-cell table:style-name="Table2.A5" office:value-type="string">
            <text:list xml:id="list1694930237465943111" text:style-name="L8">
              <text:list-item>
                <text:p text:style-name="P220"><text:span text:style-name="T554">L</text:span><text:span text:style-name="T548">ist inferences and interpretations</text:span></text:p>
              </text:list-item>
              <text:list-item>
                <text:p text:style-name="P220"><text:span text:style-name="T554">Describe</text:span><text:span text:style-name="T306">e </text:span><text:span text:style-name="T307">the </text:span><text:span text:style-name="T306">basis for our </text:span><text:span text:style-name="T313">inferences </text:span><text:span text:style-name="T306">and </text:span><text:span text:style-name="T313">interpretations</text:span><text:span text:style-name="T306"> at this point are</text:span></text:p>
              </text:list-item>
              <text:list-item>
                <text:p text:style-name="P220"><text:span text:style-name="T306">L</text:span><text:span text:style-name="T300">ist any other interpretations that can be reasonable inferred.</text:span></text:p>
                <text:p text:style-name="P222"/>
              </text:list-item>
            </text:list>
          </table:table-cell>
          <table:table-cell table:style-name="Table2.B5" office:value-type="string">
            <text:list xml:id="list8300853398374981382" text:style-name="L9">
              <text:list-item>
                <text:p text:style-name="P269">Are my inferences reasonable?</text:p>
              </text:list-item>
              <text:list-item>
                <text:p text:style-name="P225"><text:span text:style-name="T193">Have I </text:span><text:span text:style-name="T192">considered</text:span><text:span text:style-name="T193"> other information that can be reasonably inferred from the information provided?</text:span></text:p>
              </text:list-item>
              <text:list-item>
                <text:p text:style-name="P284">Am I interpreting <text:span text:style-name="T558">information</text:span> correctly (graphs, charts, etc.)?</text:p>
              </text:list-item>
              <text:list-item>
                <text:p text:style-name="P270">Is there another way to interpret the information?</text:p>
              </text:list-item>
              <text:list-item>
                <text:p text:style-name="P353"><text:span text:style-name="T555"><text:s/></text:span><text:span text:style-name="T599">Can I justify my interpretation of the information or problem to be solved? </text:span></text:p>
              </text:list-item>
              <text:list-item>
                <text:p text:style-name="P203"><text:span text:style-name="T555">Have I made any inferences </text:span><text:span text:style-name="T556">about the problem </text:span><text:span text:style-name="T555">beyond what the evidence implies? Are my inferences consistent?)</text:span></text:p>
                <text:p text:style-name="P262"><text:span text:style-name="T44">Clar</text:span><text:span text:style-name="T45">i</text:span><text:span text:style-name="T44">ty; </text:span><text:span text:style-name="T36"><text:s/></text:span><text:span text:style-name="T44">Accurate</text:span><text:span text:style-name="T36">; </text:span><text:span text:style-name="T46">Precise</text:span><text:span text:style-name="T37">; </text:span><text:span text:style-name="T47">Fairness</text:span><text:span text:style-name="T38">; </text:span><text:span text:style-name="T47">Breadth;</text:span><text:span text:style-name="T38"> </text:span><text:span text:style-name="T48">Significance</text:span></text:p>
              </text:list-item>
            </text:list>
          </table:table-cell>
        </table:table-row>
        <table:table-row table:style-name="Table2.1">
          <table:table-cell table:style-name="Table2.A6" office:value-type="string">
            <text:p text:style-name="P27">Element<text:span text:style-name="T617">s</text:span>: <text:span text:style-name="T483">Conclusions or Implications</text:span><text:span text:style-name="T486"> </text:span><text:span text:style-name="T485">and</text:span><text:span text:style-name="T224"> </text:span><text:span text:style-name="T225">Point(s) of View </text:span></text:p>
          </table:table-cell>
          <table:table-cell table:style-name="Table2.B6" office:value-type="string">
            <text:p text:style-name="P136">Key Questions</text:p>
          </table:table-cell>
        </table:table-row>
        <table:table-row table:style-name="Table2.1">
          <table:table-cell table:style-name="Table2.A7" office:value-type="string">
            <text:list xml:id="list6893191230132147746" text:style-name="L10">
              <text:list-item>
                <text:p text:style-name="P354"><text:span text:style-name="Emphasis"><text:span text:style-name="T236">List </text:span></text:span><text:span text:style-name="Emphasis"><text:span text:style-name="T235">strategies were the most helpful to me in understanding the problem? </text:span></text:span><text:span text:style-name="T301"><text:s/></text:span></text:p>
              </text:list-item>
              <text:list-item>
                <text:p text:style-name="P354"><text:span text:style-name="Emphasis"><text:span text:style-name="T341">List w</text:span></text:span><text:span text:style-name="Emphasis"><text:span text:style-name="T337">hat </text:span></text:span><text:span text:style-name="Emphasis"><text:span text:style-name="T341">I </text:span></text:span><text:span text:style-name="Emphasis"><text:span text:style-name="T337">would do differently next time </text:span></text:span><text:span text:style-name="Emphasis"><text:span text:style-name="T338">to better understanding math problems</text:span></text:span><text:span text:style-name="Emphasis"><text:span text:style-name="T337">?</text:span></text:span></text:p>
              </text:list-item>
              <text:list-item>
                <text:p text:style-name="P285">Consider the impact of alternative or unexpressed assumptions;</text:p>
              </text:list-item>
              <text:list-item>
                <text:p text:style-name="P354"><text:span text:style-name="Emphasis"><text:span text:style-name="T234">Consider the impact of removing assumptions; </text:span></text:span></text:p>
              </text:list-item>
            </text:list>
          </table:table-cell>
          <table:table-cell table:style-name="Table2.B7" office:value-type="string">
            <text:list xml:id="list5430967318562766813" text:style-name="L11">
              <text:list-item>
                <text:p text:style-name="P359"><text:span text:style-name="Emphasis"><text:span text:style-name="T2">Has my understanding of the problem changed? If so, how?</text:span></text:span></text:p>
              </text:list-item>
              <text:list-item>
                <text:p text:style-name="P355"><text:span text:style-name="Emphasis"><text:span text:style-name="T347">Does my </text:span></text:span><text:span text:style-name="Emphasis"><text:span text:style-name="T348">statement of the problem</text:span></text:span><text:span text:style-name="Emphasis"><text:span text:style-name="T347"> make sense within the conditions</text:span></text:span><text:span text:style-name="Emphasis"><text:span text:style-name="T348"> provided?</text:span></text:span><text:span text:style-name="Emphasis"><text:span text:style-name="T347"> </text:span></text:span></text:p>
              </text:list-item>
              <text:list-item>
                <text:p text:style-name="P358"><text:span text:style-name="Emphasis"><text:span text:style-name="T339">How can we check </text:span></text:span><text:span text:style-name="Emphasis"><text:span text:style-name="T340">my understanding</text:span></text:span><text:span text:style-name="Emphasis"><text:span text:style-name="T339">? </text:span></text:span></text:p>
              </text:list-item>
              <text:list-item>
                <text:p text:style-name="P358"><text:span text:style-name="Emphasis"><text:span text:style-name="T342">Can you articulate another reasonable way of </text:span></text:span><text:span text:style-name="Emphasis"><text:span text:style-name="T341">at </text:span></text:span><text:span text:style-name="Emphasis"><text:span text:style-name="T342">looking at the </text:span></text:span><text:span text:style-name="Emphasis"><text:span text:style-name="T341">problem</text:span></text:span><text:span text:style-name="Emphasis"><text:span text:style-name="T342">?</text:span></text:span></text:p>
              </text:list-item>
              <text:list-item>
                <text:p text:style-name="P355"><text:span text:style-name="Emphasis"><text:span text:style-name="T347">Can </text:span></text:span><text:span text:style-name="Emphasis"><text:span text:style-name="T348">this problem</text:span></text:span><text:span text:style-name="Emphasis"><text:span text:style-name="T347"> be extended to other types of problems?</text:span></text:span></text:p>
              </text:list-item>
            </text:list>
            <text:p text:style-name="P122"><text:span text:style-name="Emphasis"><text:span text:style-name="T337"/></text:span></text:p>
            <text:p text:style-name="P19"><text:span text:style-name="Emphasis"><text:span text:style-name="T284">Clar</text:span></text:span><text:span text:style-name="Emphasis"><text:span text:style-name="T285">i</text:span></text:span><text:span text:style-name="Emphasis"><text:span text:style-name="T284">ty</text:span></text:span><text:span text:style-name="Emphasis"><text:span text:style-name="T257"> – </text:span></text:span><text:span text:style-name="Emphasis"><text:span text:style-name="T284">Accurate</text:span></text:span><text:span text:style-name="Emphasis"><text:span text:style-name="T257">; </text:span></text:span><text:span text:style-name="Emphasis"><text:span text:style-name="T286">Precise</text:span></text:span><text:span text:style-name="Emphasis"><text:span text:style-name="T256">-</text:span></text:span><text:span text:style-name="Emphasis"><text:span text:style-name="T258">; </text:span></text:span><text:span text:style-name="Emphasis"><text:span text:style-name="T287">Fairness;</text:span></text:span><text:span text:style-name="Emphasis"><text:span text:style-name="T255"> </text:span></text:span><text:span text:style-name="Emphasis"><text:span text:style-name="T287">Breadth; </text:span></text:span><text:span text:style-name="Emphasis"><text:span text:style-name="T283">Significance.</text:span></text:span><text:span text:style-name="Emphasis"><text:span text:style-name="T254"> </text:span></text:span></text:p>
          </table:table-cell>
        </table:table-row>
      </table:table>
      <text:p text:style-name="P438">Questions are related to questions that I will ask while devising plan -<text:span text:style-name="Emphasis"><text:span text:style-name="T399">Planning stage can give great insight into the types of learners we have in our classrooms (s trategies used in planning can also indicate students' preferences for algebraic or geometric approaches); (3) Holes in the Solution indicate aspects of the lesson that were not mastered; </text:span></text:span></text:p>
      <table:table table:name="Table4" table:style-name="Table4">
        <table:table-column table:style-name="Table4.A"/>
        <table:table-column table:style-name="Table4.B"/>
        <table:table-row>
          <table:table-cell table:style-name="Table4.A1" table:number-columns-spanned="2" office:value-type="string">
            <text:p text:style-name="P141">Step II – Devise a Plan</text:p>
          </table:table-cell>
          <table:covered-table-cell/>
        </table:table-row>
        <table:table-row>
          <table:table-cell table:style-name="Table4.A3" office:value-type="string">
            <text:list xml:id="list165219584155692" text:continue-list="list165219555162588" text:style-name="L1">
              <text:list-header>
                <text:p text:style-name="P386">Element<text:span text:style-name="T614">s</text:span>: <text:span text:style-name="T454">Question </text:span><text:span text:style-name="T465">and Purpose</text:span></text:p>
              </text:list-header>
            </text:list>
          </table:table-cell>
          <table:table-cell table:style-name="Table4.B3" office:value-type="string">
            <text:p text:style-name="P28">Key Questions</text:p>
          </table:table-cell>
        </table:table-row>
        <table:table-row>
          <table:table-cell table:style-name="Table4.A3" office:value-type="string">
            <text:list xml:id="list8307558493391725360" text:style-name="L12">
              <text:list-item>
                <text:p text:style-name="P392">When deciding on methods or procedures to use to solve problems, the first thing you will do is look for clues which is one of the most important skills in solving problems in mathematics. If you begin to solve problems by looking for clue words, you will find that these 'words' often indicate an operation;</text:p>
              </text:list-item>
              <text:list-item>
                <text:p text:style-name="P400"><text:span text:style-name="T498">R</text:span><text:span text:style-name="T497">eview the question and organize information and concepts </text:span><text:span text:style-name="T499">identified;</text:span></text:p>
              </text:list-item>
              <text:list-item>
                <text:p text:style-name="P401"><text:span text:style-name="Emphasis"><text:span text:style-name="T359">Look at the unknown!</text:span></text:span><text:span text:style-name="T359"> And try to think of a familiar problem having the same or a similar unknown;.</text:span></text:p>
              </text:list-item>
              <text:list-item>
                <text:p text:style-name="P366"><text:span text:style-name="T499">W</text:span><text:span text:style-name="T497">rite down any initial equation, i</text:span><text:span text:style-name="T500">f</text:span><text:span text:style-name="T497"> possible;</text:span></text:p>
              </text:list-item>
              <text:list-item>
                <text:p text:style-name="P228"><text:span text:style-name="T400">Develop </text:span><text:span text:style-name="T630">a </text:span><text:span text:style-name="T400">solution </text:span><text:span text:style-name="T630">by </text:span><text:span text:style-name="T400">responding to requests made by the initial equation </text:span><text:span text:style-name="T630">(t</text:span><text:span text:style-name="T400">his divides the problem into smaller, simpler problems</text:span><text:span text:style-name="T630">);</text:span></text:p>
              </text:list-item>
              <text:list-item>
                <text:p text:style-name="P234">Look for conditions and criteria - scan through the i<text:span text:style-name="T411">fs, ands, buts, assume thats, given thats </text:span><text:span text:style-name="T400">and so forth </text:span><text:span text:style-name="T54">t</text:span>o locate them . </text:p>
              </text:list-item>
              <text:list-item>
                <text:p text:style-name="P204">Responses to the individual requests made by an equation are frequently in the problem statement.</text:p>
              </text:list-item>
              <text:list-item>
                <text:p text:style-name="P205">Review definitions, theorems or previous content, if needed, to better understand the problem or question</text:p>
              </text:list-item>
              <text:list-item>
                <text:p text:style-name="P204"><text:span text:style-name="T631">R</text:span>espond in order to the requests made by the starting equation <text:span text:style-name="T631">often </text:span>generates the solution. Problems are self-solving. </text:p>
              </text:list-item>
              <text:list-item>
                <text:p text:style-name="P229"><text:span text:style-name="T374">T</text:span><text:span text:style-name="T373">ranslate information (known and unknowns) into appropriate representation -symbols, graphs, tables (see appendix on representations) </text:span></text:p>
              </text:list-item>
              <text:list-item>
                <text:p text:style-name="P228"><text:span text:style-name="Emphasis"><text:span text:style-name="T373">Draw a visual representation of the problem – picture of what I am thinking. Consider using a picture chart or concept map for developing a mental mode</text:span></text:span></text:p>
              </text:list-item>
              <text:list-item>
                <text:p text:style-name="P361"><text:span text:style-name="Emphasis"><text:span text:style-name="T421">G</text:span></text:span><text:span text:style-name="Emphasis"><text:span text:style-name="T420">enerate a plan to solve the problem;</text:span></text:span></text:p>
              </text:list-item>
              <text:list-item>
                <text:p text:style-name="P362"><text:span text:style-name="T361">List </text:span><text:span text:style-name="T356">different solutions paths to </text:span><text:span text:style-name="T361">gain a </text:span><text:span text:style-name="T356">deeper understanding of the proble</text:span><text:span text:style-name="T361">m </text:span><text:span text:style-name="T360"><text:s/>- <text:s/>allow for the fact that more than one strategy may be needed to solve a given problem and that problems may</text:span><text:span text:style-name="T361">;</text:span><text:span text:style-name="T497"> </text:span></text:p>
              </text:list-item>
              <text:list-item>
                <text:p text:style-name="P363"><text:span text:style-name="T501"><text:s/></text:span><text:span text:style-name="T502">List</text:span><text:span text:style-name="T497"> resources need</text:span><text:span text:style-name="T500">ed</text:span><text:span text:style-name="T497"> to answer the question;</text:span></text:p>
              </text:list-item>
              <text:list-item>
                <text:p text:style-name="P218"><text:soft-page-break/><text:span text:style-name="T207">C</text:span><text:span text:style-name="T208">onstruct a mathematical sentence with information provided;</text:span></text:p>
              </text:list-item>
              <text:list-item>
                <text:p text:style-name="P363"><text:span text:style-name="Emphasis"><text:span text:style-name="T357">T</text:span></text:span><text:span text:style-name="T356">ry to think of a familiar problem having the same or a similar unknown.</text:span></text:p>
              </text:list-item>
              <text:list-item>
                <text:p text:style-name="P230"><text:span text:style-name="Emphasis"><text:span text:style-name="T358">Find the connection between the data and the unknown. You may be obliged to consider auxiliary problems if an immediate connection cannot be found.</text:span></text:span></text:p>
              </text:list-item>
              <text:list-item>
                <text:p text:style-name="P364"><text:span text:style-name="T507">B</text:span><text:span text:style-name="T505">reakdown problem <text:s/>- </text:span><text:span text:style-name="T508">simplification</text:span><text:span text:style-name="T505"> – </text:span><text:span text:style-name="T506">Identify goals and sub-goals- </text:span><text:span text:style-name="T505">actions and strategies. </text:span><text:span text:style-name="T506"><text:s/>problems (e.g., break them into smaller and simpler problems, </text:span></text:p>
              </text:list-item>
              <text:list-item>
                <text:p text:style-name="P231"><text:span text:style-name="T7">D</text:span><text:span text:style-name="T8">evelop a line of reasoning – Map and explain the plan – </text:span><text:span text:style-name="T9">prepare to </text:span><text:span text:style-name="T10">bring in the solution</text:span></text:p>
              </text:list-item>
              <text:list-item>
                <text:p text:style-name="P255"><text:span text:style-name="T12">Write down</text:span><text:span text:style-name="T13"> possible strategies, or provide partial solutions: </text:span></text:p>
              </text:list-item>
              <text:list-item>
                <text:p text:style-name="P365"><text:span text:style-name="Emphasis"><text:span text:style-name="T496">Identify conditions or </text:span></text:span><text:span text:style-name="Emphasis"><text:span text:style-name="T493">criteria the answer must meet. </text:span></text:span><text:span text:style-name="Emphasis"><text:span text:style-name="T494">(see appendix</text:span></text:span><text:span text:style-name="Emphasis"><text:span text:style-name="T495">)</text:span></text:span></text:p>
              </text:list-item>
              <text:list-item>
                <text:p text:style-name="P360"><text:span text:style-name="Emphasis"><text:span text:style-name="T424">To understand and use the fundamental problem-solving element, when more than one variable is present in an equation, </text:span></text:span><text:span text:style-name="T601">work from left to right through the equation, dealing with each quantity requested in the order in which they are encountered.</text:span></text:p>
              </text:list-item>
              <text:list-item>
                <text:p text:style-name="P360"><text:span text:style-name="Emphasis"><text:span text:style-name="T367">State</text:span></text:span><text:span text:style-name="Emphasis"><text:span text:style-name="T368"> actions in words. </text:span></text:span><text:span text:style-name="Emphasis"><text:span text:style-name="T367">(Students are often </text:span></text:span><text:span text:style-name="Emphasis"><text:span text:style-name="T368">reluctan</text:span></text:span><text:span text:style-name="Emphasis"><text:span text:style-name="T367">t to do so – </text:span></text:span><text:span text:style-name="Emphasis"><text:span text:style-name="T368">stem</text:span></text:span><text:span text:style-name="Emphasis"><text:span text:style-name="T367">ming </text:span></text:span><text:span text:style-name="Emphasis"><text:span text:style-name="T368">from not knowing what to say and how to say it. In some instances it is a lack of understanding of what they are doing or lack of familiarity with the needed vocabulary.</text:span></text:span><text:span text:style-name="Emphasis"><text:span text:style-name="T367">)</text:span></text:span></text:p>
              </text:list-item>
              <text:list-item>
                <text:p text:style-name="P414"><text:span text:style-name="Emphasis"><text:span text:style-name="T595">Planning stage can give great insight into the types of learners we have in our classrooms (s trategies used in planning can also indicate students' preferences for algebraic or geometric approaches); </text:span></text:span></text:p>
              </text:list-item>
              <text:list-item>
                <text:p text:style-name="P232"><text:span text:style-name="T8"><text:s/>the plan – </text:span><text:span text:style-name="T9">prepare to </text:span><text:span text:style-name="T10">bring in the solution</text:span></text:p>
              </text:list-item>
              <text:list-item>
                <text:p text:style-name="P232"><text:span text:style-name="T569">W</text:span>rite what <text:span text:style-name="T569">I</text:span> do or do not understand</text:p>
              </text:list-item>
              <text:list-item>
                <text:p text:style-name="P233"><text:span text:style-name="T401">G</text:span><text:span text:style-name="T402">uess and check – does the guess fit the conditions in the problem – </text:span><text:span text:style-name="T403">revise 1</text:span><text:span text:style-name="T414">st</text:span><text:span text:style-name="T403"> estimate, 2</text:span><text:span text:style-name="T414">nd </text:span><text:span text:style-name="T403">estimate and so o</text:span><text:span text:style-name="T404">n;</text:span></text:p>
              </text:list-item>
              <text:list-item>
                <text:p text:style-name="P233"><text:span text:style-name="Emphasis"><text:span text:style-name="T405">E</text:span></text:span><text:span text:style-name="Emphasis"><text:span text:style-name="T406">liminate possibilities </text:span></text:span><text:span text:style-name="Emphasis"><text:span text:style-name="T407">in</text:span></text:span><text:span text:style-name="Emphasis"><text:span text:style-name="T406"> situations where there is a set of possible answers and a set of criteria the answer must meet. </text:span></text:span><text:span text:style-name="Emphasis"><text:span text:style-name="T407">(see appendix</text:span></text:span><text:span text:style-name="Emphasis"><text:span text:style-name="T405">)</text:span></text:span></text:p>
              </text:list-item>
              <text:list-item>
                <text:p text:style-name="P236">Explain why the plan might work.</text:p>
              </text:list-item>
              <text:list-item>
                <text:p text:style-name="P233">Estimate (quantity, measure or magnitude), Revise 1<text:span text:style-name="T570">st</text:span> estimate, 2<text:span text:style-name="T570">nd</text:span> and so on</text:p>
              </text:list-item>
              <text:list-item>
                <text:p text:style-name="P233"><text:span text:style-name="T637">Consider each of the followinf problem solving approaches to incorporate in the plan</text:span><text:span text:style-name="T636">: </text:span><text:span text:style-name="T637">(see appendix for examples)</text:span></text:p>
              </text:list-item>
            </text:list>
            <text:list xml:id="list2194965612460833786" text:style-name="L13">
              <text:list-item>
                <text:p text:style-name="P250">Guess and check</text:p>
              </text:list-item>
              <text:list-item>
                <text:p text:style-name="P237">Look for a pattern</text:p>
              </text:list-item>
              <text:list-item>
                <text:p text:style-name="P237">Work backwards</text:p>
              </text:list-item>
              <text:list-item>
                <text:p text:style-name="P238"><text:soft-page-break/><text:s/>Make an orderly l<text:span text:style-name="T518">ist</text:span></text:p>
              </text:list-item>
              <text:list-item>
                <text:p text:style-name="P238">Eliminate possibilities</text:p>
              </text:list-item>
              <text:list-item>
                <text:p text:style-name="P238">Solve a simpler problem</text:p>
              </text:list-item>
              <text:list-item>
                <text:p text:style-name="P238">Use symmetry</text:p>
              </text:list-item>
              <text:list-item>
                <text:p text:style-name="P238">Solve an equation </text:p>
              </text:list-item>
              <text:list-item>
                <text:p text:style-name="P238">Use a model</text:p>
              </text:list-item>
              <text:list-item>
                <text:p text:style-name="P238">Use a formula Consider special cases</text:p>
              </text:list-item>
              <text:list-item>
                <text:p text:style-name="P239">making a list</text:p>
              </text:list-item>
              <text:list-item>
                <text:p text:style-name="P238">acting out the problem</text:p>
              </text:list-item>
              <text:list-item>
                <text:p text:style-name="P238">guess and check</text:p>
              </text:list-item>
              <text:list-item>
                <text:p text:style-name="P238">finding a pattern</text:p>
              </text:list-item>
              <text:list-item>
                <text:p text:style-name="P238">making and using model</text:p>
              </text:list-item>
              <text:list-item>
                <text:p text:style-name="P238">using formulas</text:p>
              </text:list-item>
              <text:list-item>
                <text:p text:style-name="P238">choosing an operation</text:p>
              </text:list-item>
              <text:list-item>
                <text:p text:style-name="P415"><text:span text:style-name="Emphasis"><text:span text:style-name="T595"/></text:span></text:p>
              </text:list-item>
            </text:list>
          </table:table-cell>
          <table:table-cell table:style-name="Table4.B3" office:value-type="string">
            <text:list xml:id="list5716954138229431583" text:style-name="L14">
              <text:list-item>
                <text:p text:style-name="P406"><text:span text:style-name="Emphasis"><text:span text:style-name="T363">What </text:span></text:span><text:span text:style-name="Emphasis"><text:span text:style-name="T370">questions</text:span></text:span><text:span text:style-name="Emphasis"><text:span text:style-name="T364"> </text:span></text:span><text:span text:style-name="Emphasis"><text:span text:style-name="T362">d</text:span></text:span><text:span text:style-name="Emphasis"><text:span text:style-name="T364">o I have before I can begin to devise a solution plan? </text:span></text:span></text:p>
              </text:list-item>
              <text:list-item>
                <text:p text:style-name="P407"><text:span text:style-name="Emphasis"><text:span text:style-name="T366">W</text:span></text:span><text:span text:style-name="Emphasis"><text:span text:style-name="T365">hat am I being asked to find?</text:span></text:span></text:p>
              </text:list-item>
              <text:list-item>
                <text:p text:style-name="P406"><text:span text:style-name="Emphasis"><text:span text:style-name="T420">What plan will help </text:span></text:span><text:span text:style-name="Emphasis"><text:span text:style-name="T423">me</text:span></text:span><text:span text:style-name="Emphasis"><text:span text:style-name="T420"> solve this problem‌?</text:span></text:span></text:p>
              </text:list-item>
              <text:list-item>
                <text:p text:style-name="P393">What steps will I take in solving this problem;</text:p>
              </text:list-item>
              <text:list-item>
                <text:p text:style-name="P394">Whai is my first step?</text:p>
              </text:list-item>
              <text:list-item>
                <text:p text:style-name="P395">The purpose of the step?.</text:p>
              </text:list-item>
              <text:list-item>
                <text:p text:style-name="P398"><text:span text:style-name="T433">W</text:span><text:span text:style-name="T432">hat</text:span><text:span text:style-name="T434"> will I need </text:span><text:span text:style-name="T432">to complete the step ?</text:span></text:p>
              </text:list-item>
              <text:list-item>
                <text:p text:style-name="P398"><text:span text:style-name="T434">What is the logic of the </text:span><text:span text:style-name="T433">logic </text:span><text:span text:style-name="T432">of the step? </text:span></text:p>
              </text:list-item>
              <text:list-item>
                <text:p text:style-name="P402"><text:span text:style-name="Emphasis"><text:span text:style-name="T439">What are the </text:span></text:span><text:span text:style-name="Emphasis"><text:span text:style-name="T435">conditions or </text:span></text:span><text:span text:style-name="Emphasis"><text:span text:style-name="T436">criteria the answer must meet? </text:span></text:span><text:span text:style-name="Emphasis"><text:span text:style-name="T437">(see appendix</text:span></text:span><text:span text:style-name="Emphasis"><text:span text:style-name="T438">)</text:span></text:span></text:p>
              </text:list-item>
              <text:list-item>
                <text:p text:style-name="P402"><text:span text:style-name="Emphasis"><text:span text:style-name="T435">What h</text:span></text:span><text:span text:style-name="Emphasis"><text:span text:style-name="T369">oles in the Solution indicate aspects of the lesson that were not mastered</text:span></text:span></text:p>
              </text:list-item>
              <text:list-item>
                <text:p text:style-name="P402"><text:span text:style-name="Strong_20_Emphasis"><text:span text:style-name="T600">What request are being made by an initial equation?</text:span></text:span></text:p>
              </text:list-item>
              <text:list-item>
                <text:p text:style-name="P402"><text:span text:style-name="Emphasis"><text:span text:style-name="T597">W</text:span></text:span><text:span text:style-name="Emphasis"><text:span text:style-name="T596">hat estimating technique will the student use to predict the answer‌?</text:span></text:span><text:span text:style-name="T601"> </text:span></text:p>
              </text:list-item>
              <text:list-item>
                <text:p text:style-name="P403"><text:span text:style-name="Emphasis"><text:span text:style-name="T422">Is t</text:span></text:span><text:span text:style-name="Emphasis"><text:span text:style-name="T420">he plan appropriate to solve the problem?</text:span></text:span></text:p>
              </text:list-item>
              <text:list-item>
                <text:p text:style-name="P408">Have you seen it before? Or have you seen the same problem in a slightly different form?</text:p>
              </text:list-item>
              <text:list-item>
                <text:p text:style-name="P367"><text:span text:style-name="Emphasis"><text:span text:style-name="T492">Can I find </text:span></text:span><text:span text:style-name="Emphasis"><text:span text:style-name="T488">a problem related to </text:span></text:span><text:span text:style-name="Emphasis"><text:span text:style-name="T492">mine that I</text:span></text:span><text:span text:style-name="Emphasis"><text:span text:style-name="T488"> solved before. Could </text:span></text:span><text:span text:style-name="Emphasis"><text:span text:style-name="T492">I</text:span></text:span><text:span text:style-name="Emphasis"><text:span text:style-name="T488"> use it?</text:span></text:span><text:span text:style-name="T497"> Could </text:span><text:span text:style-name="T503">I</text:span><text:span text:style-name="T497"> use its result? Could </text:span><text:span text:style-name="T503">I</text:span><text:span text:style-name="T497"> use its method? Should </text:span><text:span text:style-name="T503">I</text:span><text:span text:style-name="T497"> introduce some auxiliary element in order to make its use possible?</text:span></text:p>
              </text:list-item>
              <text:list-item>
                <text:p text:style-name="P368"><text:span text:style-name="T505">C</text:span><text:span text:style-name="T504">an I break the problem into smaller problesm?</text:span></text:p>
              </text:list-item>
              <text:list-item>
                <text:p text:style-name="P251">Can you solve part of the problem?</text:p>
              </text:list-item>
              <text:list-item>
                <text:p text:style-name="P240">What resources will I need to answer the question?</text:p>
              </text:list-item>
              <text:list-item>
                <text:p text:style-name="P241"><text:span text:style-name="T538">What questions are emerging as </text:span><text:span text:style-name="T540">I </text:span><text:span text:style-name="T538">think my way through the plan?</text:span></text:p>
              </text:list-item>
            </text:list>
            <text:p text:style-name="P18"><text:span text:style-name="Emphasis"><text:span text:style-name="T228"/></text:span></text:p>
          </table:table-cell>
        </table:table-row>
        <table:table-row>
          <table:table-cell table:style-name="Table4.A4" office:value-type="string">
            <text:p text:style-name="P28">Element: <text:span text:style-name="T454">Information and Assumptions</text:span></text:p>
          </table:table-cell>
          <table:table-cell table:style-name="Table4.B4" office:value-type="string">
            <text:p text:style-name="P137">Key Questions</text:p>
          </table:table-cell>
        </table:table-row>
        <table:table-row>
          <table:table-cell table:style-name="Table4.A5" office:value-type="string">
            <text:list xml:id="list1227424238225870722" text:style-name="L15">
              <text:list-item>
                <text:p text:style-name="P341">Identify key information needed, or presupposed for addressing the problem</text:p>
              </text:list-item>
              <text:list-item>
                <text:p text:style-name="P242"><text:span text:style-name="T349">Derive information from the </text:span><text:span text:style-name="T350">problem statement; </text:span></text:p>
              </text:list-item>
              <text:list-item>
                <text:p text:style-name="P369"><text:span text:style-name="T409">Find information from t</text:span><text:span text:style-name="T408">he starting </text:span><text:span text:style-name="T412">equation</text:span><text:span text:style-name="T413">s </text:span><text:span text:style-name="T408">th</text:span><text:span text:style-name="T410">ey</text:span><text:span text:style-name="T408"> will make a request. </text:span><text:span text:style-name="T409">Let equations tell you what to look for;</text:span></text:p>
              </text:list-item>
              <text:list-item>
                <text:p text:style-name="P370"><text:span text:style-name="T409">L</text:span><text:span text:style-name="T408">ist all assumptions that I am making;</text:span></text:p>
              </text:list-item>
              <text:list-item>
                <text:p text:style-name="P344"><text:span text:style-name="T623">Use the </text:span><text:span text:style-name="T622">problem statement </text:span><text:span text:style-name="T623">as</text:span><text:span text:style-name="T622"> a source of information It is a place to look for information to respond to what the equations ask for. Let the equation tell you what to look for. Equations talk.</text:span><text:span text:style-name="T621"> </text:span></text:p>
              </text:list-item>
              <text:list-item>
                <text:p text:style-name="P345">If the information needed is not present in the problem statement, then it must be obtained from other knowledge sources as described above.</text:p>
              </text:list-item>
              <text:list-item>
                <text:p text:style-name="P206"><text:span text:style-name="T426">I</text:span><text:span text:style-name="T425">dentify information that will have to be obtained from sources other than the problem statement?</text:span></text:p>
              </text:list-item>
              <text:list-item>
                <text:p text:style-name="P346">Find the connection between the data and the unknown. You may be obliged to consider auxiliary problems if an immediate connection cannot be found. </text:p>
              </text:list-item>
            </text:list>
            <text:p text:style-name="P56"><text:soft-page-break/><text:span text:style-name="Emphasis"><text:span text:style-name="T531"/></text:span></text:p>
            <text:p text:style-name="P145"/>
            <text:p text:style-name="P145"/>
            <text:p text:style-name="P17"/>
          </table:table-cell>
          <table:table-cell table:style-name="Table4.B5" office:value-type="string">
            <text:list xml:id="list7815317139891001938" text:style-name="L16">
              <text:list-item>
                <text:p text:style-name="P207"><text:span text:style-name="T639">What is t</text:span>he most important<text:span text:style-name="T55"> </text:span><text:span text:style-name="T66">and relevant </text:span><text:span text:style-name="T55">information</text:span> for addressing and solving the problem?</text:p>
              </text:list-item>
              <text:list-item>
                <text:p text:style-name="P207"><text:span text:style-name="T513">What information such as data, and facts </text:span><text:span text:style-name="T514">d</text:span><text:span text:style-name="T513">o I have?</text:span></text:p>
              </text:list-item>
              <text:list-item>
                <text:p text:style-name="P207"><text:span text:style-name="T516">W</text:span><text:span text:style-name="T513"> hat </text:span><text:span text:style-name="T515">information</text:span><text:span text:style-name="T513"> do I need to answer the question?</text:span></text:p>
              </text:list-item>
              <text:list-item>
                <text:p text:style-name="P235">Have I extracted all relevant data from the problem statement? </text:p>
              </text:list-item>
              <text:list-item>
                <text:p text:style-name="P243">Did you use all the data? </text:p>
              </text:list-item>
              <text:list-item>
                <text:p text:style-name="P243">Did you use the whole condition?</text:p>
              </text:list-item>
              <text:list-item>
                <text:p text:style-name="P207"><text:span text:style-name="T535">What are t</text:span><text:span text:style-name="T522">he main assumption(s) underlying </text:span><text:span text:style-name="T535">my solution plan?</text:span></text:p>
              </text:list-item>
              <text:list-item>
                <text:p text:style-name="P219">What am I taking for granted?</text:p>
              </text:list-item>
              <text:list-item>
                <text:p text:style-name="P207"><text:span text:style-name="T535">Are my</text:span><text:span text:style-name="T536">assumptions justifiable? </text:span></text:p>
              </text:list-item>
              <text:list-item>
                <text:p text:style-name="P207"><text:span text:style-name="T535">Have I stated my assumptions or g</text:span><text:span text:style-name="T536">eneralization?s</text:span></text:p>
              </text:list-item>
              <text:list-item>
                <text:p text:style-name="P271"><text:span text:style-name="T632">Can I find information from t</text:span>he starting <text:span text:style-name="T54">equation </text:span>then will make a request?</text:p>
              </text:list-item>
              <text:list-item>
                <text:p text:style-name="P272"><text:soft-page-break/>Do I need to seek new information and data?</text:p>
              </text:list-item>
              <text:list-item>
                <text:p text:style-name="P272"><text:span text:style-name="T614">H</text:span>ow is that information accessed and used?</text:p>
              </text:list-item>
              <text:list-item>
                <text:p text:style-name="P207"><text:span text:style-name="T633">What information, not found in the problem statement, will have to be derived from </text:span>course content?</text:p>
              </text:list-item>
              <text:list-item>
                <text:p text:style-name="P244">Could <text:span text:style-name="T635">I</text:span> derive something useful from the data? </text:p>
              </text:list-item>
              <text:list-item>
                <text:p text:style-name="P300">How can the information be used?</text:p>
              </text:list-item>
              <text:list-item>
                <text:p text:style-name="P301">Are my assumptions explicit and clear?</text:p>
              </text:list-item>
              <text:list-item>
                <text:p text:style-name="P261"><text:span text:style-name="T532">Am I considering all of the information or data provided in the problem</text:span><text:span text:style-name="T533">?</text:span></text:p>
              </text:list-item>
              <text:list-item>
                <text:p text:style-name="P208"><text:span text:style-name="T470">Did you use the whole condition</text:span><text:span text:style-name="T216">.</text:span><text:span text:style-name="T217">? </text:span></text:p>
              </text:list-item>
              <text:list-item>
                <text:p text:style-name="P221"><text:span text:style-name="T218">Does it seem that some </text:span><text:span text:style-name="T221">information</text:span><text:span text:style-name="T218"> is still missing?</text:span></text:p>
              </text:list-item>
              <text:list-item>
                <text:p text:style-name="P221"><text:span text:style-name="T218"><text:s/></text:span><text:span text:style-name="T219">H</text:span><text:span text:style-name="T220">ow is information </text:span><text:span text:style-name="T219">to be </text:span><text:span text:style-name="T220">accessed and used?</text:span></text:p>
              </text:list-item>
              <text:list-item>
                <text:p text:style-name="P209"><text:span text:style-name="Emphasis"><text:span text:style-name="T182">Apply the *Intellectual Standards to Element of Reasoning.:</text:span></text:span></text:p>
              </text:list-item>
              <text:list-item>
                <text:p text:style-name="P209"><text:span text:style-name="Emphasis"><text:span text:style-name="T183">What information is extraneous?</text:span></text:span></text:p>
              </text:list-item>
              <text:list-item>
                <text:p text:style-name="P302"><text:span text:style-name="Emphasis"><text:span text:style-name="T596">Have I made additional assumptions about the problem that I need to work into the plan?</text:span></text:span></text:p>
              </text:list-item>
              <text:list-item>
                <text:p text:style-name="P210"><text:span text:style-name="Emphasis"><text:span text:style-name="T184">Make sure that all data used is clear, accurate, and relevant to the problem at han</text:span></text:span><text:span text:style-name="Emphasis"><text:span text:style-name="T185">d</text:span></text:span></text:p>
                <text:p text:style-name="P167"><text:span text:style-name="T194">Clar</text:span><text:span text:style-name="T195">i</text:span><text:span text:style-name="T194">ty; </text:span><text:span text:style-name="T169"><text:s/></text:span><text:span text:style-name="T198">Accuracy;</text:span><text:span text:style-name="T171"> </text:span><text:span text:style-name="T199">Precis</text:span><text:span text:style-name="T197">ion;</text:span><text:span text:style-name="T174">; </text:span><text:span text:style-name="T197">Fairness;</text:span><text:span text:style-name="T175"> </text:span><text:span text:style-name="T200">Significance</text:span><text:span text:style-name="T175">;</text:span><text:span text:style-name="T176"> </text:span><text:span text:style-name="T201">R</text:span><text:span text:style-name="T202">elevance;</text:span><text:span text:style-name="T177">. </text:span></text:p>
              </text:list-item>
            </text:list>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142">Step II -Devising the Plan</text:p>
          </table:table-cell>
          <table:covered-table-cell/>
        </table:table-row>
        <table:table-row>
          <table:table-cell table:style-name="Table5.A3" office:value-type="string">
            <text:list xml:id="list165219646158125" text:continue-list="list165219584155692" text:style-name="L1">
              <text:list-header>
                <text:p text:style-name="P386">Element<text:span text:style-name="T614">s</text:span>: <text:span text:style-name="T615">Concepts</text:span></text:p>
              </text:list-header>
            </text:list>
          </table:table-cell>
          <table:table-cell table:style-name="Table5.B3" office:value-type="string">
            <text:p text:style-name="P28">Key Questio<text:span text:style-name="T634">ns</text:span></text:p>
          </table:table-cell>
        </table:table-row>
        <table:table-row>
          <table:table-cell table:style-name="Table5.A3" office:value-type="string">
            <text:list xml:id="list1940659006371093011" text:style-name="L17">
              <text:list-item>
                <text:p text:style-name="P266">List all possible representations of the content.</text:p>
              </text:list-item>
              <text:list-item>
                <text:p text:style-name="P304">How are concepts/content relevant to the problem and how will information be related to content?</text:p>
              </text:list-item>
              <text:list-item>
                <text:p text:style-name="P304">Make sure you are using concepts with care and precision</text:p>
              </text:list-item>
              <text:list-item>
                <text:p text:style-name="P303"><text:span text:style-name="T638">T</text:span>ranslate information and concepts into a different representation (graphical, symbolic, numerical).</text:p>
              </text:list-item>
              <text:list-item>
                <text:p text:style-name="P305"><text:span text:style-name="T573">Discuss how related content, </text:span>concepts, <text:span text:style-name="T638">or </text:span>related problems, will be used in the solution <text:span text:style-name="T638">plan?</text:span></text:p>
              </text:list-item>
            </text:list>
            <text:list xml:id="list165219651163144" text:continue-list="list8112481531258812404" text:style-name="L2">
              <text:list-item>
                <text:p text:style-name="P281"><text:span text:style-name="T469">Have I worked a similar problem before in a slightly different form and/or</text:span><text:span text:style-name="T60"> </text:span><text:span text:style-name="T640">categorize the problem into a particular type? </text:span>What seems different about this problem?</text:p>
              </text:list-item>
            </text:list>
          </table:table-cell>
          <table:table-cell table:style-name="Table5.B3" office:value-type="string">
            <text:list xml:id="list5891610986149245041" text:style-name="L18">
              <text:list-item>
                <text:p text:style-name="P372"><text:span text:style-name="T137">What are t</text:span><text:span text:style-name="T129">he key </text:span><text:span text:style-name="T107">concepts</text:span><text:span text:style-name="T129"> </text:span><text:span text:style-name="T137">that I</text:span><text:span text:style-name="T129"> need to </text:span><text:span text:style-name="T131">devise a </text:span><text:span text:style-name="T132">so</text:span><text:span text:style-name="T131">l</text:span><text:span text:style-name="T132">ution plan?</text:span></text:p>
              </text:list-item>
              <text:list-item>
                <text:p text:style-name="P245"><text:span text:style-name="T324"><text:s/></text:span><text:span text:style-name="T321">A</text:span><text:span text:style-name="T308">re there relevant concepts or content that I need to review and internalize before proceeding with my solution plan?</text:span></text:p>
              </text:list-item>
              <text:list-item>
                <text:p text:style-name="P170"><text:span text:style-name="T327">What concepts or content (theorems, definitions, formulas, etc.) do </text:span><text:span text:style-name="T329">I</text:span><text:span text:style-name="T327"> need to understand for </text:span><text:span text:style-name="T328">devising a plan</text:span><text:span text:style-name="T327"> solution?</text:span></text:p>
              </text:list-item>
              <text:list-item>
                <text:p text:style-name="P253"><text:span text:style-name="T309">D</text:span><text:span text:style-name="T308">o you know a theorem that could be useful?</text:span></text:p>
              </text:list-item>
              <text:list-item>
                <text:p text:style-name="P308">Have I discovered concepts to be used in devising the solution other than those stated in part I (understanding the question).</text:p>
              </text:list-item>
              <text:list-item>
                <text:p text:style-name="P306"><text:span text:style-name="T638">How will I use relavant content, </text:span>concepts, <text:span text:style-name="T638">or </text:span>related problems, in the solution <text:span text:style-name="T638">plan? </text:span></text:p>
                <text:p text:style-name="P371"><text:span text:style-name="T108">Clar</text:span><text:span text:style-name="T109">i</text:span><text:span text:style-name="T108">ty;</text:span><text:span text:style-name="T100"> </text:span><text:span text:style-name="T108">Accurate</text:span><text:span text:style-name="T100">; </text:span><text:span text:style-name="T108">Precis</text:span><text:span text:style-name="T110">ion</text:span><text:span text:style-name="T100">-; </text:span><text:span text:style-name="T110">Fairness</text:span><text:span text:style-name="T97">; </text:span><text:span text:style-name="T110">Significance </text:span><text:span text:style-name="T111">R</text:span><text:span text:style-name="T112">elevance.</text:span></text:p>
              </text:list-item>
            </text:list>
          </table:table-cell>
        </table:table-row>
        <text:soft-page-break/>
        <table:table-row>
          <table:table-cell table:style-name="Table5.A4" office:value-type="string">
            <text:p text:style-name="P28">Element: <text:span text:style-name="T466">Inferences and Interpretations</text:span></text:p>
          </table:table-cell>
          <table:table-cell table:style-name="Table5.B4" office:value-type="string">
            <text:p text:style-name="P137">Key Questions</text:p>
          </table:table-cell>
        </table:table-row>
        <table:table-row>
          <table:table-cell table:style-name="Table5.A5" office:value-type="string">
            <text:list xml:id="list8772314171721978590" text:style-name="L19">
              <text:list-header>
                <text:p text:style-name="P342"/>
              </text:list-header>
              <text:list-item>
                <text:p text:style-name="P254"><text:span text:style-name="T529">Could </text:span><text:span text:style-name="T534">I</text:span><text:span text:style-name="T529"> derive something useful from the data? </text:span></text:p>
              </text:list-item>
            </text:list>
          </table:table-cell>
          <table:table-cell table:style-name="Table5.B5" office:value-type="string">
            <text:list xml:id="list4109212026598005949" text:style-name="L20">
              <text:list-item>
                <text:p text:style-name="P213"><text:span text:style-name="T549">T</text:span><text:span text:style-name="T259">he basis for our </text:span><text:span text:style-name="T282">inferences </text:span><text:span text:style-name="T259">and </text:span><text:span text:style-name="T282">interpretations</text:span><text:span text:style-name="T259"> at this point are</text:span><text:span text:style-name="T260"> <text:tab/>_</text:span></text:p>
              </text:list-item>
              <text:list-item>
                <text:p text:style-name="P343">Is there another way to interpret the information? </text:p>
              </text:list-item>
              <text:list-item>
                <text:p text:style-name="P343">Can I justify my interpretation of the information or problem to be solved?</text:p>
              </text:list-item>
              <text:list-item>
                <text:p text:style-name="P343"><text:s/>Have I made any inferences beyond what the evidence implies?</text:p>
              </text:list-item>
              <text:list-item>
                <text:p text:style-name="P343"><text:s/>Are my inferences consistent?)</text:p>
              </text:list-item>
              <text:list-item>
                <text:p text:style-name="P213"><text:span text:style-name="T293"><text:s/></text:span><text:span text:style-name="T294">Have I made additional inferences about the problem as I've devised the plan?</text:span></text:p>
                <text:p text:style-name="P325"/>
                <text:p text:style-name="P263"><text:span text:style-name="T44">Clar</text:span><text:span text:style-name="T45">i</text:span><text:span text:style-name="T44">ty; </text:span><text:span text:style-name="T36"><text:s/></text:span><text:span text:style-name="T44">Accurate</text:span><text:span text:style-name="T36">; </text:span><text:span text:style-name="T46">Precise</text:span><text:span text:style-name="T37">; </text:span><text:span text:style-name="T47">Fairness</text:span><text:span text:style-name="T38">; </text:span><text:span text:style-name="T47">Breadth;</text:span><text:span text:style-name="T38"> </text:span><text:span text:style-name="T48">Significance</text:span></text:p>
              </text:list-item>
            </text:list>
          </table:table-cell>
        </table:table-row>
        <table:table-row>
          <table:table-cell table:style-name="Table5.A6" office:value-type="string">
            <text:p text:style-name="P28">Element<text:span text:style-name="T617">s</text:span>: <text:span text:style-name="T483">Conclusions or Implications</text:span><text:span text:style-name="T486"> </text:span><text:span text:style-name="T485">and</text:span><text:span text:style-name="T224"> </text:span><text:span text:style-name="T225">Point(s) of View </text:span></text:p>
          </table:table-cell>
          <table:table-cell table:style-name="Table5.B6" office:value-type="string">
            <text:p text:style-name="P137">Key Questions</text:p>
          </table:table-cell>
        </table:table-row>
        <table:table-row>
          <table:table-cell table:style-name="Table5.A7" office:value-type="string">
            <text:list xml:id="list2508314241879783506" text:style-name="L21">
              <text:list-item>
                <text:p text:style-name="P246"><text:span text:style-name="Emphasis"><text:span text:style-name="T267">C</text:span></text:span><text:span text:style-name="Emphasis"><text:span text:style-name="T265">onsider auxiliary problem solution plan if not accessible, then rewrite plan</text:span></text:span></text:p>
              </text:list-item>
              <text:list-item>
                <text:p text:style-name="P247"><text:span text:style-name="Emphasis"><text:span text:style-name="T266">Explain why the plan might work.</text:span></text:span></text:p>
              </text:list-item>
              <text:list-item>
                <text:p text:style-name="P248"><text:span text:style-name="T21">D</text:span><text:span text:style-name="T1">evelop a line of reasoning – Map and explain the plan – </text:span><text:span text:style-name="T22">prepare to </text:span><text:span text:style-name="T11">bring in the solution</text:span></text:p>
              </text:list-item>
              <text:list-item>
                <text:p text:style-name="P249"><text:span text:style-name="Emphasis"><text:span text:style-name="T322">Has my understanding of the problem changed? If so, how?</text:span></text:span></text:p>
              </text:list-item>
              <text:list-item>
                <text:p text:style-name="P273">Can you articulate another reasonable way of solving the problem?</text:p>
              </text:list-item>
              <text:list-item>
                <text:p text:style-name="P388"><text:span text:style-name="Emphasis"><text:span text:style-name="T14">Review</text:span></text:span><text:span text:style-name="Emphasis"><text:span text:style-name="T15"> the *Intellectual Standards </text:span></text:span><text:span text:style-name="Emphasis"><text:span text:style-name="T16">against each step of the plan</text:span></text:span></text:p>
                <text:p text:style-name="P390"/>
              </text:list-item>
            </text:list>
            <text:p text:style-name="P143"><text:span text:style-name="Emphasis"><text:span text:style-name="T351"/></text:span></text:p>
            <text:list xml:id="list1746475212225635688" text:style-name="L22">
              <text:list-header>
                <text:p text:style-name="P417"><text:span text:style-name="Emphasis"><text:span text:style-name="T618"/></text:span></text:p>
              </text:list-header>
            </text:list>
          </table:table-cell>
          <table:table-cell table:style-name="Table5.B7" office:value-type="string">
            <text:list xml:id="list1715757107238775122" text:style-name="L23">
              <text:list-item>
                <text:p text:style-name="P409"><text:span text:style-name="Emphasis">After </text:span><text:span text:style-name="Emphasis"><text:span text:style-name="T268">mapping a solution method, has my understanting of the problem changed from step 1? If so how?</text:span></text:span></text:p>
              </text:list-item>
              <text:list-item>
                <text:p text:style-name="P410"><text:span text:style-name="Emphasis"><text:span text:style-name="T446">Can I check the logic of the plan?</text:span></text:span></text:p>
              </text:list-item>
              <text:list-item>
                <text:p text:style-name="P410"><text:span text:style-name="Emphasis"><text:span text:style-name="T269">What strategies were the most helpful to me in </text:span></text:span><text:span text:style-name="Emphasis"><text:span text:style-name="T270">devising </text:span></text:span><text:span text:style-name="Emphasis"><text:span text:style-name="T269">the p</text:span></text:span><text:span text:style-name="Emphasis"><text:span text:style-name="T270">lan</text:span></text:span><text:span text:style-name="Emphasis"><text:span text:style-name="T269">?</text:span></text:span></text:p>
              </text:list-item>
              <text:list-item>
                <text:p text:style-name="P410"><text:span text:style-name="Emphasis"><text:span text:style-name="T354">What are </text:span></text:span><text:span text:style-name="Emphasis"><text:span text:style-name="T353">t</text:span></text:span><text:span text:style-name="T261">he most important </text:span><text:span text:style-name="T299">conclusion(s)</text:span><text:span text:style-name="T261"> or Implication(s) </text:span><text:span text:style-name="T262">t</text:span><text:span text:style-name="T263">hat I have made </text:span><text:span text:style-name="T261">in </text:span><text:span text:style-name="T262">devising a solution </text:span><text:span text:style-name="T264">plan?</text:span></text:p>
              </text:list-item>
              <text:list-item>
                <text:p text:style-name="P410"><text:span text:style-name="Emphasis"><text:span text:style-name="T337">Does my </text:span></text:span><text:span text:style-name="Emphasis"><text:span text:style-name="T344">plan</text:span></text:span><text:span text:style-name="Emphasis"><text:span text:style-name="T337"> make sense.? </text:span></text:span></text:p>
              </text:list-item>
              <text:list-item>
                <text:p text:style-name="P410"><text:span text:style-name="Emphasis"><text:span text:style-name="T337">What did I learn from </text:span></text:span><text:span text:style-name="Emphasis"><text:span text:style-name="T344">developing a solution plan</text:span></text:span><text:span text:style-name="Emphasis"><text:span text:style-name="T337">? </text:span></text:span></text:p>
              </text:list-item>
              <text:list-item>
                <text:p text:style-name="P410"><text:span text:style-name="Emphasis"><text:span text:style-name="T337">Can my </text:span></text:span><text:span text:style-name="Emphasis"><text:span text:style-name="T344">plan</text:span></text:span><text:span text:style-name="Emphasis"><text:span text:style-name="T337"> be extended to other types of problems? </text:span></text:span></text:p>
              </text:list-item>
              <text:list-item>
                <text:p text:style-name="P410"><text:span text:style-name="Emphasis"><text:span text:style-name="T337">What would I do differently next time</text:span></text:span></text:p>
              </text:list-item>
              <text:list-item>
                <text:p text:style-name="P410"><text:span text:style-name="Emphasis"><text:span text:style-name="T337"><text:s/></text:span></text:span><text:span text:style-name="Emphasis"><text:span text:style-name="T345">Can I present my </text:span></text:span><text:span text:style-name="Emphasis"><text:span text:style-name="T344">plan</text:span></text:span><text:span text:style-name="Emphasis"><text:span text:style-name="T345"> using a clear coherent argument reflecting the sophistication appropriate to the problem</text:span></text:span><text:span text:style-name="Emphasis"><text:span text:style-name="T346">?</text:span></text:span></text:p>
              </text:list-item>
              <text:list-item>
                <text:p text:style-name="P391">Could I work the problem using a different approach or technique?</text:p>
              </text:list-item>
              <text:list-item>
                <text:p text:style-name="P410"><text:span text:style-name="Emphasis"><text:span text:style-name="T339">Can I check if my </text:span></text:span><text:span text:style-name="Emphasis"><text:span text:style-name="T343">strategy makes sense</text:span></text:span><text:span text:style-name="Emphasis"><text:span text:style-name="T339">?</text:span></text:span></text:p>
              </text:list-item>
              <text:list-item>
                <text:p text:style-name="P389"><text:span text:style-name="Emphasis"><text:span text:style-name="T19">Can I construct </text:span></text:span><text:span text:style-name="Emphasis"><text:span text:style-name="T20">problems which have the characteristics </text:span></text:span><text:span text:style-name="Emphasis"><text:span text:style-name="T19">(</text:span></text:span><text:span text:style-name="Emphasis"><text:span text:style-name="T20">same solution structure</text:span></text:span><text:span text:style-name="Emphasis"><text:span text:style-name="T19">)</text:span></text:span><text:span text:style-name="Emphasis"><text:span text:style-name="T20"> of the </text:span></text:span><text:span text:style-name="Emphasis"><text:span text:style-name="T19">problem that I am currently solving?</text:span></text:span></text:p>
              </text:list-item>
            </text:list>
          </table:table-cell>
        </table:table-row>
      </table:table>
      <text:p text:style-name="P97"/>
      <text:p text:style-name="P11"/>
      <text:p text:style-name="P11"/>
      <text:p text:style-name="P11"/>
      <text:p text:style-name="P11"><text:soft-page-break/></text:p>
      <text:p text:style-name="P11"/>
      <text:list xml:id="list2907395088701313540" text:style-name="L4">
        <text:list-item>
          <text:p text:style-name="P150">A problem solution is continued in the same way it is started except that the equations do the requesting. They will ask for information about their variables. The information needed to respond to these requests may be in the problem statement.</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7"><text:span text:style-name="T18"><text:s/></text:span><text:span text:style-name="Emphasis"><text:span text:style-name="T17">"What does the result tell me?" In addition to completing the solution, the ending statement serves as a quick check of one's work. For example, having to write that the distance to the moon is two feet would cause the student to reexamine the problem solution</text:span></text:span></text:p>
      <text:p text:style-name="P11"><text:soft-page-break/></text:p>
      <text:p text:style-name="P11"/>
      <text:list xml:id="list5953182390740185848" text:style-name="L24">
        <text:list-item>
          <text:p text:style-name="P411"><text:span text:style-name="T443">The student concludes the step by self-monitoring, or ‘checking’, the </text:span><text:span text:style-name="T444">logic </text:span><text:span text:style-name="T443">successful completion of the step (‘</text:span><text:span text:style-name="Strong_20_Emphasis"><text:span text:style-name="T445">Check</text:span></text:span><text:span text:style-name="T443">’).</text:span></text:p>
        </text:list-item>
      </text:list>
      <text:p text:style-name="P11"/>
      <text:list xml:id="list165219691156558" text:continue-numbering="true" text:style-name="L24">
        <text:list-item>
          <text:p text:style-name="P419">This part is critical. Look over your solution.</text:p>
        </text:list-item>
        <text:list-item>
          <text:p text:style-name="P419">Does it seem probable?</text:p>
        </text:list-item>
        <text:list-item>
          <text:p text:style-name="P419">Did you answer the question?</text:p>
        </text:list-item>
        <text:list-item>
          <text:p text:style-name="P418"><text:span text:style-name="Emphasis"><text:span text:style-name="T619">Are you sure?</text:span></text:span></text:p>
        </text:list-item>
      </text:list>
      <text:p text:style-name="P11"/>
      <text:list xml:id="list165219693162087" text:continue-list="list56475588688584145" text:style-name="L3">
        <text:list-item>
          <text:p text:style-name="P412"><text:span text:style-name="T243">e student first self-instructs by </text:span><text:span text:style-name="T244">asking what is</text:span><text:span text:style-name="T243">the purpose of the step (‘</text:span><text:span text:style-name="Strong_20_Emphasis"><text:span text:style-name="T245">Say</text:span></text:span><text:span text:style-name="T243">’).</text:span></text:p>
        </text:list-item>
        <text:list-item>
          <text:p text:style-name="P404"><text:span text:style-name="T355">The student next self-questions by ‘asking’ what he or she intends to do to complete the step (‘</text:span><text:span text:style-name="Strong_20_Emphasis"><text:span text:style-name="T355">Ask</text:span></text:span><text:span text:style-name="T355">’).</text:span></text:p>
        </text:list-item>
        <text:list-item>
          <text:p text:style-name="P412"><text:span text:style-name="T243">The student concludes the step by self-monitoring, or ‘checking’, the successful completion of the step (‘</text:span><text:span text:style-name="Strong_20_Emphasis"><text:span text:style-name="T245">Check</text:span></text:span><text:span text:style-name="T243">’).</text:span></text:p>
        </text:list-item>
      </text:list>
      <text:p text:style-name="P11"/>
      <text:p text:style-name="P11"/>
      <text:p text:style-name="P139"><text:span text:style-name="Strong_20_Emphasis"><text:span text:style-name="T252">Say’ (Self-Instruction) Target:</text:span></text:span><text:span text:style-name="T251"> </text:span><text:span text:style-name="Emphasis"><text:span text:style-name="T253">The student follows the plan to compute the solution to the problem.</text:span></text:span><text:span text:style-name="T251"> <text:line-break/></text:span><text:span text:style-name="Emphasis"><text:span text:style-name="T253">‘Ask’ (Self-Question) Target: Does the answer agree with the estimate‌</text:span></text:span><text:span text:style-name="T251"> <text:line-break/></text:span><text:span text:style-name="Emphasis"><text:span text:style-name="T253">‘Check’ (Self-Monitor) Target: The steps in the plan were followed and the operations completed in the correct order</text:span></text:span></text:p>
      <text:p text:style-name="P11"/>
      <text:p text:style-name="P11"/>
      <text:p text:style-name="P11"/>
      <text:p text:style-name="P11"/>
      <text:p text:style-name="P11"/>
      <text:p text:style-name="P11"/>
      <text:p text:style-name="P11"/>
      <text:p text:style-name="P11"><text:soft-page-break/></text:p>
      <text:p text:style-name="P11"/>
      <text:p text:style-name="P101"/>
      <text:p text:style-name="P16"><text:span text:style-name="T575">III</text:span>. <text:span text:style-name="T576">Carry out the Plan</text:span> (Polya step <text:span text:style-name="T575">3</text:span>):</text:p>
      <text:p text:style-name="P103"><text:tab/></text:p>
      <text:p text:style-name="P99"/>
      <table:table table:name="Table7" table:style-name="Table7">
        <table:table-column table:style-name="Table7.A"/>
        <table:table-column table:style-name="Table7.B"/>
        <table:table-row>
          <table:table-cell table:style-name="Table7.A1" table:number-columns-spanned="2" office:value-type="string">
            <text:p text:style-name="P135"><text:span text:style-name="T614">Step I - </text:span>Understand<text:span text:style-name="T613">ing the Problem</text:span></text:p>
          </table:table-cell>
          <table:covered-table-cell/>
        </table:table-row>
        <table:table-row>
          <table:table-cell table:style-name="Table7.A3" office:value-type="string">
            <text:list xml:id="list165219717171020" text:continue-list="list165219646158125" text:style-name="L1">
              <text:list-header>
                <text:p text:style-name="P387">Element<text:span text:style-name="T614">s</text:span>: <text:span text:style-name="T454">Question </text:span><text:span text:style-name="T465">and Purpose</text:span></text:p>
              </text:list-header>
            </text:list>
          </table:table-cell>
          <table:table-cell table:style-name="Table7.B2" office:value-type="string">
            <text:p text:style-name="P29">Key Questions</text:p>
          </table:table-cell>
        </table:table-row>
        <table:table-row>
          <table:table-cell table:style-name="Table7.A3" office:value-type="string">
            <text:list xml:id="list5738107920110025840" text:style-name="L25">
              <text:list-item>
                <text:p text:style-name="P347"/>
              </text:list-item>
            </text:list>
          </table:table-cell>
          <table:table-cell table:style-name="Table7.B3" office:value-type="string">
            <text:list xml:id="list1359963815234076533" text:style-name="L26">
              <text:list-item>
                <text:p text:style-name="P373"><text:span text:style-name="Emphasis"><text:span text:style-name="T250"/></text:span></text:p>
              </text:list-item>
            </text:list>
          </table:table-cell>
        </table:table-row>
        <table:table-row>
          <table:table-cell table:style-name="Table7.A4" office:value-type="string">
            <text:p text:style-name="P29">Element: <text:span text:style-name="T454">Information and Assumptions</text:span></text:p>
          </table:table-cell>
          <table:table-cell table:style-name="Table7.B4" office:value-type="string">
            <text:p text:style-name="P138">Key Questions</text:p>
          </table:table-cell>
        </table:table-row>
        <table:table-row>
          <table:table-cell table:style-name="Table7.A5" office:value-type="string">
            <text:list xml:id="list4414263326144037385" text:style-name="L27">
              <text:list-item>
                <text:p text:style-name="P374"/>
              </text:list-item>
            </text:list>
          </table:table-cell>
          <table:table-cell table:style-name="Table7.B5" office:value-type="string">
            <text:list xml:id="list6189837469738510282" text:style-name="L28">
              <text:list-item>
                <text:p text:style-name="P309"/>
              </text:list-item>
            </text:list>
          </table:table-cell>
        </table:table-row>
      </table:table>
      <text:p text:style-name="P98"/>
      <text:p text:style-name="P11"/>
      <text:p text:style-name="P11"/>
      <table:table table:name="Table11" table:style-name="Table11">
        <table:table-column table:style-name="Table11.A"/>
        <table:table-column table:style-name="Table11.B"/>
        <table:table-row>
          <table:table-cell table:style-name="Table11.A1" table:number-columns-spanned="2" office:value-type="string">
            <text:p text:style-name="P135"><text:span text:style-name="T614">Step I - </text:span>Understand<text:span text:style-name="T613">ing the Problem</text:span></text:p>
          </table:table-cell>
          <table:covered-table-cell/>
        </table:table-row>
        <table:table-row>
          <table:table-cell table:style-name="Table11.A3" office:value-type="string">
            <text:list xml:id="list165219721168316" text:continue-list="list165219717171020" text:style-name="L1">
              <text:list-header>
                <text:p text:style-name="P387">Element<text:span text:style-name="T614">s</text:span>: <text:span text:style-name="T615">Concepts</text:span></text:p>
              </text:list-header>
            </text:list>
          </table:table-cell>
          <table:table-cell table:style-name="Table11.B3" office:value-type="string">
            <text:p text:style-name="P29">Key Questions</text:p>
          </table:table-cell>
        </table:table-row>
        <table:table-row>
          <table:table-cell table:style-name="Table11.A3" office:value-type="string">
            <text:list xml:id="list6823489949548785303" text:style-name="L29">
              <text:list-item>
                <text:p text:style-name="P211"/>
              </text:list-item>
            </text:list>
          </table:table-cell>
          <table:table-cell table:style-name="Table11.B3" office:value-type="string">
            <text:list xml:id="list5193456490225397243" text:style-name="L30">
              <text:list-item>
                <text:p text:style-name="P333"/>
              </text:list-item>
            </text:list>
          </table:table-cell>
        </table:table-row>
        <table:table-row>
          <table:table-cell table:style-name="Table11.A4" office:value-type="string">
            <text:p text:style-name="P29">Element: <text:span text:style-name="T466">Inferences and Interpretations</text:span></text:p>
          </table:table-cell>
          <table:table-cell table:style-name="Table11.B4" office:value-type="string">
            <text:p text:style-name="P138">Key Questions</text:p>
          </table:table-cell>
        </table:table-row>
        <table:table-row>
          <table:table-cell table:style-name="Table11.A5" office:value-type="string">
            <text:list xml:id="list3466039769230383311" text:style-name="L31">
              <text:list-item>
                <text:p text:style-name="P223"/>
              </text:list-item>
            </text:list>
          </table:table-cell>
          <table:table-cell table:style-name="Table11.B5" office:value-type="string">
            <text:list xml:id="list8443607647863039356" text:style-name="L32">
              <text:list-item>
                <text:p text:style-name="P331"/>
              </text:list-item>
            </text:list>
          </table:table-cell>
        </table:table-row>
        <table:table-row>
          <table:table-cell table:style-name="Table11.A6" office:value-type="string">
            <text:p text:style-name="P29">Element<text:span text:style-name="T617">s</text:span>: <text:span text:style-name="T483">Conclusions or Implications</text:span><text:span text:style-name="T486"> </text:span><text:span text:style-name="T485">and</text:span><text:span text:style-name="T224"> </text:span><text:span text:style-name="T225">Point(s) of View </text:span></text:p>
          </table:table-cell>
          <table:table-cell table:style-name="Table11.B6" office:value-type="string">
            <text:p text:style-name="P138">Key Questions</text:p>
          </table:table-cell>
        </table:table-row>
        <table:table-row>
          <table:table-cell table:style-name="Table11.A7" office:value-type="string">
            <text:list xml:id="list7781818940128778092" text:style-name="L33">
              <text:list-item>
                <text:p text:style-name="P356"><text:span text:style-name="Emphasis"><text:span text:style-name="T234"/></text:span></text:p>
              </text:list-item>
            </text:list>
          </table:table-cell>
          <table:table-cell table:style-name="Table11.B7" office:value-type="string">
            <text:list xml:id="list1658004030242637969" text:style-name="L34">
              <text:list-item>
                <text:p text:style-name="P256"><text:span text:style-name="Emphasis"><text:span text:style-name="T233"/></text:span></text:p>
              </text:list-item>
            </text:list>
          </table:table-cell>
        </table:table-row>
      </table:table>
      <text:p text:style-name="P98"/>
      <text:p text:style-name="P11"><text:soft-page-break/></text:p>
      <text:p text:style-name="P59"><text:span text:style-name="Emphasis"><text:span text:style-name="T440"><text:s/>the </text:span></text:span><text:span text:style-name="Emphasis"><text:span text:style-name="T441">logic </text:span></text:span><text:span text:style-name="Emphasis"><text:span text:style-name="T440">successful completion of the step (‘</text:span></text:span><text:span text:style-name="Strong_20_Emphasis"><text:span text:style-name="T442">Check</text:span></text:span><text:span text:style-name="Emphasis"><text:span text:style-name="T440">’).</text:span></text:span></text:p>
      <text:p text:style-name="P11"/>
      <text:p text:style-name="P13">“A problem well stated is a problem half solved!”</text:p>
      <text:p text:style-name="P102"><text:tab/><text:span text:style-name="T223"><text:tab/></text:span></text:p>
      <text:p text:style-name="P109"><text:tab/><text:tab/></text:p>
      <text:p text:style-name="P120"><text:tab/></text:p>
      <text:p text:style-name="P4"><text:tab/></text:p>
      <text:p text:style-name="P4"><text:tab/></text:p>
      <text:p text:style-name="P15"/>
      <text:p text:style-name="P15"/>
      <text:p text:style-name="P15"/>
      <text:p text:style-name="P15"/>
      <text:p text:style-name="P15"/>
      <text:p text:style-name="P15">II. </text:p>
      <text:p text:style-name="P102"><text:tab/></text:p>
      <text:p text:style-name="P102"><text:tab/></text:p>
      <text:p text:style-name="P102"><text:tab/><text:span text:style-name="T24">Element of Reasoning: </text:span><text:span text:style-name="T26">Concepts</text:span><text:tab/></text:p>
      <text:p text:style-name="P102"><text:span text:style-name="T29"><text:tab/></text:span><text:span text:style-name="T473"> </text:span></text:p>
      <text:p text:style-name="P86"><text:span text:style-name="T56"><text:tab/></text:span><text:span text:style-name="T57">The </text:span><text:span text:style-name="T67">Intellectual Standards</text:span><text:span text:style-name="T57"> used to judge the quality of my understanding of the </text:span><text:span text:style-name="T59">concepts needed to understand <text:tab/>and solve this </text:span><text:span text:style-name="T57">problem are as follows: </text:span><text:span text:style-name="T456">Clar</text:span><text:span text:style-name="T457">i</text:span><text:span text:style-name="T456">ty</text:span><text:span text:style-name="T537">; </text:span><text:span text:style-name="T458">Accurate</text:span><text:span text:style-name="T541"> </text:span><text:span text:style-name="T458">Precis</text:span><text:span text:style-name="T455">ion</text:span><text:span text:style-name="T541">; Fairness; </text:span><text:span text:style-name="T455">Significance</text:span><text:span text:style-name="T542">; </text:span><text:span text:style-name="T459">R</text:span><text:span text:style-name="T460">elevance</text:span><text:span text:style-name="T572">.</text:span></text:p>
      <text:p text:style-name="P90"><text:tab/></text:p>
      <text:list xml:id="list4612097758997679425" text:style-name="L35">
        <text:list-header>
          <text:p text:style-name="P186"/>
        </text:list-header>
      </text:list>
      <text:p text:style-name="P127"><text:tab/></text:p>
      <text:p text:style-name="P127"/>
      <text:p text:style-name="P127"/>
      <text:p text:style-name="P127"><text:tab/></text:p>
      <text:p text:style-name="P84"><text:soft-page-break/></text:p>
      <text:p text:style-name="P3"><text:span text:style-name="T78"><text:tab/>The </text:span><text:span text:style-name="T90">Intellectual Standards</text:span><text:span text:style-name="T78"> used to judge the quality </text:span><text:span text:style-name="T79">and reasonableness </text:span><text:span text:style-name="T78">of my </text:span><text:span text:style-name="T79">assumptions </text:span><text:span text:style-name="T80">needed to understand <text:tab/>and solve this </text:span><text:span text:style-name="T78">problem are as follows: </text:span><text:span text:style-name="T454">Clar</text:span><text:span text:style-name="T461">i</text:span><text:span text:style-name="T454">ty</text:span> – the meaning can be understood;<text:span text:style-name="T81"> </text:span><text:span text:style-name="T70">Accurate</text:span><text:span text:style-name="T81"> – free of errors </text:span></text:p>
      <text:p text:style-name="P8"/>
      <text:p text:style-name="P94"/>
      <text:p text:style-name="P109"><text:tab/><text:span text:style-name="T479">Element of Reasoning: </text:span><text:span text:style-name="T480">Inferences and Interpretations </text:span></text:p>
      <text:p text:style-name="P120"><text:tab/></text:p>
      <text:p text:style-name="P22"><text:span text:style-name="T97"><text:tab/>The </text:span><text:span text:style-name="T106">Intellectual Standards</text:span><text:span text:style-name="T97"> used to judge the quality </text:span><text:span text:style-name="T103">and reasonableness </text:span><text:span text:style-name="T97">of my </text:span><text:span text:style-name="T103">assumptions </text:span><text:span text:style-name="T104">needed to understand <text:tab/>and </text:span><text:span text:style-name="T105">the Question(s) or P</text:span><text:span text:style-name="T97">roblem</text:span><text:span text:style-name="T105">(s)</text:span><text:span text:style-name="T97"> are as follows: </text:span><text:span text:style-name="T115">Clar</text:span><text:span text:style-name="T117">i</text:span><text:span text:style-name="T115">ty;</text:span><text:span text:style-name="T162"> </text:span><text:span text:style-name="T115">Accurate</text:span><text:span text:style-name="T162">; </text:span><text:span text:style-name="T42">Precise</text:span><text:span text:style-name="T164">; </text:span><text:span text:style-name="T118">Breadth;</text:span><text:span text:style-name="T165"> </text:span><text:span text:style-name="T121">Significance.</text:span><text:span text:style-name="T138"> <text:tab/></text:span></text:p>
      <text:p text:style-name="P1"/>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Element of Reasoning: Key Question</text:p>
      <text:p text:style-name="P102"><text:tab/><text:span text:style-name="T29">The key </text:span><text:span text:style-name="T39">question</text:span><text:span text:style-name="T40">(s)</text:span><text:span text:style-name="T29"> </text:span><text:span text:style-name="T31">is </text:span><text:span text:style-name="T32">whether or not </text:span><text:span text:style-name="T31">my solution plan </text:span><text:span text:style-name="T33">produces an ac</text:span><text:span text:style-name="T31">curate and valid solution to the <text:tab/>problem?</text:span><text:span text:style-name="T30"> </text:span><text:span text:style-name="T29">___________________________________________________________________._</text:span></text:p>
      <text:p text:style-name="P86"><text:span text:style-name="T55"><text:tab/>(</text:span><text:span text:style-name="T60">What exactly are we trying to determine? </text:span><text:span text:style-name="T62">I</text:span><text:span text:style-name="T60">s the solution</text:span><text:span text:style-name="T63"> accurate?</text:span><text:span text:style-name="T60">? </text:span><text:span text:style-name="T55">Was the problem </text:span><text:span text:style-name="T63">that I was trying to <text:tab/>answer <text:tab/>solved</text:span><text:span text:style-name="T55">?</text:span><text:span text:style-name="T56">)</text:span></text:p>
      <text:p text:style-name="P89"/>
      <text:p text:style-name="P86"><text:span text:style-name="T56"><text:tab/></text:span><text:span text:style-name="T57">The </text:span><text:span text:style-name="T67">Intellectual Standards</text:span><text:span text:style-name="T57"> used to judge the quality of my understanding of the problem are as follows:</text:span></text:p>
      <text:p text:style-name="P116"><text:span text:style-name="T97"><text:tab/></text:span><text:span text:style-name="T113">Clar</text:span><text:span text:style-name="T114">i</text:span><text:span text:style-name="T113">ty</text:span><text:span text:style-name="T128">; </text:span><text:span text:style-name="T115">Accurate</text:span><text:span text:style-name="T162">; </text:span><text:span text:style-name="T42">Precis</text:span><text:span text:style-name="T43">ion</text:span><text:span text:style-name="T163">; </text:span><text:span text:style-name="T120">Fairness</text:span><text:span text:style-name="T98">.</text:span></text:p>
      <text:p text:style-name="P90"/>
      <text:p text:style-name="P90"><text:tab/></text:p>
      <table:table table:name="Table23" table:style-name="Table23">
        <table:table-column table:style-name="Table23.A"/>
        <table:table-column table:style-name="Table23.B"/>
        <table:table-row>
          <table:table-cell table:style-name="Table23.A1" table:number-columns-spanned="2" office:value-type="string">
            <text:p text:style-name="P104"><text:span text:style-name="T149">Strategies to </text:span><text:span text:style-name="T150">F</text:span><text:span text:style-name="T149">acilitate </text:span><text:span text:style-name="T159">Carrying out the Solution Plan</text:span></text:p>
          </table:table-cell>
          <table:covered-table-cell/>
        </table:table-row>
        <table:table-row>
          <table:table-cell table:style-name="Table23.A2" office:value-type="string">
            <text:list xml:id="list9083478569675818050" text:style-name="L36">
              <text:list-item>
                <text:p text:style-name="P174"><text:span text:style-name="T577">I</text:span>mplement the solution Plan</text:p>
              </text:list-item>
              <text:list-item>
                <text:p text:style-name="P286"><text:span text:style-name="Emphasis"><text:span text:style-name="T49">Could you </text:span></text:span><text:span text:style-name="Emphasis"><text:span text:style-name="T50">state </text:span></text:span><text:span text:style-name="Emphasis"><text:span text:style-name="T51">more explicitly </text:span></text:span><text:span text:style-name="Emphasis"><text:span text:style-name="T50">the </text:span></text:span><text:soft-page-break/><text:span text:style-name="Emphasis"><text:span text:style-name="T50">meaning of, </text:span></text:span><text:span text:style-name="Emphasis"><text:span text:style-name="T51">or elaborate on, (choose) the math term, definition, skill, procedure, </text:span></text:span><text:span text:style-name="Emphasis"><text:span text:style-name="T50">symbol</text:span></text:span><text:span text:style-name="Emphasis"><text:span text:style-name="T51">(</text:span></text:span><text:span text:style-name="Emphasis"><text:span text:style-name="T50">s</text:span></text:span><text:span text:style-name="Emphasis"><text:span text:style-name="T51">)</text:span></text:span><text:span text:style-name="Emphasis"><text:span text:style-name="T50">, units of measure, labeling </text:span></text:span><text:span text:style-name="Emphasis"><text:span text:style-name="T51">of </text:span></text:span><text:span text:style-name="Emphasis"><text:span text:style-name="T50">axes, </text:span></text:span><text:span text:style-name="Emphasis"><text:span text:style-name="T51">etc. that you are using</text:span></text:span></text:p>
              </text:list-item>
              <text:list-item>
                <text:p text:style-name="P171"/>
              </text:list-item>
              <text:list-item>
                <text:p text:style-name="P171">· Carrying out the plan is usually easier than devising the plan </text:p>
              </text:list-item>
              <text:list-item>
                <text:p text:style-name="P171">· Be patient – most problems are not solved quickly nor on the first attempt </text:p>
              </text:list-item>
              <text:list-item>
                <text:p text:style-name="P171">· If a plan does not work immediately, be persistent </text:p>
              </text:list-item>
              <text:list-item>
                <text:p text:style-name="P171">· Do not let yourself get discouraged </text:p>
              </text:list-item>
              <text:list-item>
                <text:p text:style-name="P171">· If one strategy isn’t working, try a different one </text:p>
              </text:list-item>
              <text:list-item>
                <text:p text:style-name="P176"><text:span text:style-name="Emphasis"><text:span text:style-name="T487"><text:s/></text:span></text:span></text:p>
              </text:list-item>
              <text:list-item>
                <text:p text:style-name="P286">What questions are emerging for you as we think our way through this</text:p>
              </text:list-item>
              <text:list-item>
                <text:p text:style-name="P286">Check periodically to make sure you are still on t<text:span text:style-name="T578">a</text:span>rget <text:span text:style-name="T578">with respect to the </text:span>question.</text:p>
              </text:list-item>
              <text:list-item>
                <text:p text:style-name="P292">Am I accurate at each step?</text:p>
              </text:list-item>
              <text:list-item>
                <text:p text:style-name="P286">Should I change to a different representation to solve a step? </text:p>
              </text:list-item>
              <text:list-item>
                <text:p text:style-name="P286">Would a calculator or technology be helpful?</text:p>
              </text:list-item>
              <text:list-item>
                <text:p text:style-name="P282">Ask students to explain what they are doing as they work through a problem</text:p>
                <text:p text:style-name="P282"/>
              </text:list-item>
            </text:list>
          </table:table-cell>
          <table:table-cell table:style-name="Table23.B2" office:value-type="string">
            <text:list xml:id="list165219765146242" text:continue-numbering="true" text:style-name="L36">
              <text:list-item>
                <text:p text:style-name="P286">How can I prove that my step is correct?</text:p>
              </text:list-item>
              <text:list-item>
                <text:p text:style-name="P286"><text:soft-page-break/>Make sure you are using concepts with care and precision</text:p>
              </text:list-item>
              <text:list-item>
                <text:p text:style-name="P286">Connect and analyze data – connect between data and unknowns consider </text:p>
              </text:list-item>
              <text:list-item>
                <text:p text:style-name="P286">Am I hitting a “road block” in solving this problem?</text:p>
              </text:list-item>
              <text:list-item>
                <text:p text:style-name="P274">Make sure you have gathered sufficient data</text:p>
              </text:list-item>
              <text:list-item>
                <text:p text:style-name="P286">Do I need additional resources?</text:p>
              </text:list-item>
              <text:list-item>
                <text:p text:style-name="P289">Experiment with a different solution planning</text:p>
              </text:list-item>
              <text:list-item>
                <text:p text:style-name="P289">Keep track and save all results</text:p>
              </text:list-item>
              <text:list-item>
                <text:p text:style-name="P289">Compare attempts to solve similar problems.</text:p>
              </text:list-item>
              <text:list-item>
                <text:p text:style-name="P289">Do not give up!</text:p>
                <text:p text:style-name="P184"><text:span text:style-name="Strong_20_Emphasis">Say’ (Self-Instruction) Target:</text:span> <text:span text:style-name="Emphasis">The student follows 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text:span></text:p>
              </text:list-item>
            </text:list>
          </table:table-cell>
        </table:table-row>
      </table:table>
      <text:p text:style-name="P102"/>
      <text:p text:style-name="P119"><text:tab/></text:p>
      <text:p text:style-name="P118"><text:tab/><text:span text:style-name="T24">Element of Reasoning: </text:span><text:span text:style-name="T25">Information</text:span><text:tab/></text:p>
      <text:p text:style-name="P102"><text:span text:style-name="T29"><text:tab/></text:span><text:span text:style-name="T133">New information that has emerged as I've worked through the solution plan</text:span><text:span text:style-name="T134"> (are)</text:span><text:span text:style-name="T29"> is <text:tab/>____________________________________________________________________________</text:span><text:span text:style-name="T100">.</text:span></text:p>
      <text:p text:style-name="P88"><text:span text:style-name="T74"><text:tab/>(Identify additional</text:span><text:span text:style-name="T87"> </text:span><text:span text:style-name="T74">information needed, or presupposed for addressing the problem. Here we are looking for facts <text:tab/>or data relevant</text:span><text:span text:style-name="T75"> to </text:span><text:span text:style-name="T74">the problem?</text:span><text:span text:style-name="T76"> Does it seem that some </text:span><text:span text:style-name="T69">information</text:span><text:span text:style-name="T76"> is still missing? </text:span><text:span text:style-name="T85">H</text:span><text:span text:style-name="T86">ow is information </text:span><text:span text:style-name="T85">to be <text:tab/></text:span><text:span text:style-name="T87">tested for accuracy, </text:span><text:span text:style-name="T86">accessed and used?</text:span><text:span text:style-name="T75">)</text:span></text:p>
      <text:p text:style-name="P89"/>
      <text:p text:style-name="P86"><text:span text:style-name="T56"><text:tab/></text:span><text:span text:style-name="T57">The </text:span><text:span text:style-name="T67">Intellectual Standards</text:span><text:span text:style-name="T57"> used to judge the quality of </text:span><text:span text:style-name="T59">Information </text:span><text:span text:style-name="T57">are as follows:</text:span></text:p>
      <text:p text:style-name="P105"><text:span text:style-name="T295"><text:tab/></text:span><text:span text:style-name="T275">Clar</text:span><text:span text:style-name="T276">i</text:span><text:span text:style-name="T275">ty;</text:span><text:span text:style-name="T291"> <text:s/></text:span><text:span text:style-name="T288">Accurate</text:span><text:span text:style-name="T289">; </text:span><text:span text:style-name="T454">Precis</text:span><text:span text:style-name="T455">ion</text:span><text:span text:style-name="T271">; </text:span><text:span text:style-name="T278">Significance</text:span><text:span text:style-name="T271">;</text:span><text:span text:style-name="T272"> </text:span><text:span text:style-name="T281">Breadth</text:span><text:span text:style-name="T274">; </text:span><text:span text:style-name="T279">R</text:span><text:span text:style-name="T280">elevance;</text:span><text:span text:style-name="T273">. </text:span></text:p>
      <text:p text:style-name="P90"><text:tab/></text:p>
      <table:table table:name="Table24" table:style-name="Table24">
        <table:table-column table:style-name="Table24.A"/>
        <table:table-column table:style-name="Table24.B"/>
        <table:table-row>
          <table:table-cell table:style-name="Table24.A1" table:number-columns-spanned="2" office:value-type="string">
            <text:p text:style-name="P104"><text:span text:style-name="T149">Strategies </text:span><text:span text:style-name="T152">for </text:span><text:span text:style-name="T153">Information</text:span></text:p>
          </table:table-cell>
          <table:covered-table-cell/>
        </table:table-row>
        <table:table-row>
          <table:table-cell table:style-name="Table24.A2" office:value-type="string">
            <text:list xml:id="list6304520637353778163" text:style-name="L37">
              <text:list-item>
                <text:p text:style-name="P275"><text:span text:style-name="T579">M</text:span>ake sure that all data used is clear, accurate, and relevant to the problem at hand . .<text:span text:style-name="T578">Apply Standards at each step of the way.</text:span></text:p>
              </text:list-item>
              <text:list-item>
                <text:p text:style-name="P287">How can we check to see if the information you are using is accurate?</text:p>
              </text:list-item>
              <text:list-item>
                <text:p text:style-name="P293"><text:span text:style-name="T578">A</text:span>re you using all of the data?</text:p>
              </text:list-item>
            </text:list>
          </table:table-cell>
          <table:table-cell table:style-name="Table24.B2" office:value-type="string">
            <text:list xml:id="list165219792160354" text:continue-numbering="true" text:style-name="L37">
              <text:list-item>
                <text:p text:style-name="P293"><text:span text:style-name="T578">Make sure that the information collected</text:span> is <text:span text:style-name="T578">still </text:span>relevant to the <text:span text:style-name="T578">solution – </text:span><text:span text:style-name="T519">Check periodically to make sure you are still on target question?</text:span></text:p>
              </text:list-item>
              <text:list-item>
                <text:p text:style-name="P287"><text:s/>Do we need to look at this in <text:span text:style-name="T578">an</text:span>other wa<text:span text:style-name="T580">y?</text:span></text:p>
              </text:list-item>
              <text:list-item>
                <text:p text:style-name="P290">Apply the Intellectual Standards to additional data.</text:p>
              </text:list-item>
            </text:list>
          </table:table-cell>
        </table:table-row>
      </table:table>
      <text:p text:style-name="P110"><text:tab/></text:p>
      <text:p text:style-name="P102"><text:span text:style-name="T28"><text:tab/>E</text:span><text:span text:style-name="T24">lement of Reasoning: </text:span><text:span text:style-name="T26">Concepts</text:span><text:tab/></text:p>
      <text:p text:style-name="P102"><text:span text:style-name="T29"><text:tab/></text:span><text:span text:style-name="T473"> </text:span><text:span text:style-name="T129">The key </text:span><text:span text:style-name="T107">concepts</text:span><text:span text:style-name="T129"> we need to understand </text:span><text:span text:style-name="T135">the successful implementation of the solution plan successfully </text:span><text:span text:style-name="T116"><text:s text:c="42"/>.</text:span><text:span text:style-name="T129"><text:tab/></text:span><text:span text:style-name="T130">(</text:span><text:span text:style-name="T101">What concepts or content (theorems, definitions, formulas, etc.) do we need to <text:tab/>understand for reaching a <text:tab/>solution?</text:span><text:span text:style-name="T102">)</text:span><text:span text:style-name="T475"><text:tab/></text:span></text:p>
      <text:p text:style-name="P86"><text:span text:style-name="T56"><text:tab/></text:span><text:span text:style-name="T57">The </text:span><text:span text:style-name="T67">Intellectual Standards</text:span><text:span text:style-name="T57"> used to judge the quality of my understanding of the </text:span><text:span text:style-name="T59">concepts needed to understand <text:tab/>and solve this </text:span><text:span text:style-name="T57">problem are as follows:</text:span></text:p>
      <text:p text:style-name="P87"><text:span text:style-name="T57"><text:tab/></text:span><text:span text:style-name="T456">Clar</text:span><text:span text:style-name="T457">i</text:span><text:span text:style-name="T456">ty</text:span><text:span text:style-name="T537">; </text:span><text:span text:style-name="T458">Accurate</text:span><text:span text:style-name="T541">; </text:span><text:span text:style-name="T458">Precis</text:span><text:span text:style-name="T455">ion</text:span><text:span text:style-name="T542">; </text:span><text:span text:style-name="T463">S</text:span><text:span text:style-name="T455">ignificance;</text:span><text:span text:style-name="T542">; </text:span><text:span text:style-name="T459">R</text:span><text:span text:style-name="T460">elevance.</text:span></text:p>
      <text:p text:style-name="P90"><text:tab/></text:p>
      <table:table table:name="Table25" table:style-name="Table25">
        <table:table-column table:style-name="Table25.A"/>
        <table:table-column table:style-name="Table25.B"/>
        <table:table-row>
          <table:table-cell table:style-name="Table25.A1" table:number-columns-spanned="2" office:value-type="string">
            <text:p text:style-name="P104"><text:span text:style-name="T149">Strategies </text:span><text:span text:style-name="T154">for</text:span><text:span text:style-name="T149"> </text:span><text:span text:style-name="T154">I</text:span><text:span text:style-name="T153">dentify</text:span><text:span text:style-name="T154">ing</text:span><text:span text:style-name="T153"> </text:span><text:span text:style-name="T154">and Applying </text:span><text:span text:style-name="T155">Concepts</text:span></text:p>
          </table:table-cell>
          <table:covered-table-cell/>
        </table:table-row>
        <table:table-row>
          <table:table-cell table:style-name="Table25.A2" office:value-type="string">
            <text:list xml:id="list56823412009134840" text:style-name="L38">
              <text:list-item>
                <text:p text:style-name="P297">Can I verify my understating of concepts used through use of different approaches or representations.</text:p>
              </text:list-item>
              <text:list-item>
                <text:p text:style-name="P297">Can I explain how representations of concepts are related?</text:p>
              </text:list-item>
              <text:list-item>
                <text:p text:style-name="P297">What new concepts have emerged as I've worked through the implementation process?</text:p>
              </text:list-item>
              <text:list-item>
                <text:p text:style-name="P294">Can you prove that it is correct?</text:p>
              </text:list-item>
              <text:list-item>
                <text:p text:style-name="P294"><text:span text:style-name="T581">S</text:span>how all of my work</text:p>
              </text:list-item>
            </text:list>
          </table:table-cell>
          <table:table-cell table:style-name="Table25.B2" office:value-type="string">
            <text:list xml:id="list165219804161693" text:continue-numbering="true" text:style-name="L38">
              <text:list-header>
                <text:p text:style-name="P294"><text:s/></text:p>
              </text:list-header>
              <text:list-item>
                <text:p text:style-name="P294"><text:span text:style-name="T581">C</text:span>ompare attempts to solve similar problems keep track and save all results/data</text:p>
              </text:list-item>
              <text:list-item>
                <text:p text:style-name="P294"><text:span text:style-name="T523">C</text:span><text:span text:style-name="T519">ompare attempts to solve similar problems</text:span></text:p>
              </text:list-item>
              <text:list-item>
                <text:p text:style-name="P294"><text:span text:style-name="T523">K</text:span><text:span text:style-name="T519">eep track and save all results/data </text:span><text:span text:style-name="T523">and </text:span><text:span text:style-name="T519">include partial solutions</text:span></text:p>
              </text:list-item>
              <text:list-item>
                <text:p text:style-name="P294"><text:span text:style-name="T519">Can you see clearly that </text:span><text:span text:style-name="T523">each</text:span><text:span text:style-name="T519"> step is correct?</text:span></text:p>
              </text:list-item>
            </text:list>
          </table:table-cell>
        </table:table-row>
      </table:table>
      <text:list xml:id="list5990770493373876954" text:style-name="L39">
        <text:list-header>
          <text:p text:style-name="P187"/>
        </text:list-header>
      </text:list>
      <text:p text:style-name="P128"/>
      <text:p text:style-name="P127"><text:tab/>Element of Reasoning: Assumptions</text:p>
      <text:p text:style-name="P73"><text:span text:style-name="T522"><text:tab/></text:span><text:span text:style-name="T477">New </text:span><text:span text:style-name="T476">assumption(s) </text:span><text:span text:style-name="T477">that have emerged as I've worked through the solution plan</text:span><text:span text:style-name="T476"> (are) </text:span><text:soft-page-break/><text:span text:style-name="T476"><text:tab/>___________________________________________________________________.</text:span></text:p>
      <text:p text:style-name="P100"><text:span text:style-name="T3"><text:tab/>(What </text:span><text:span text:style-name="T5">are we</text:span><text:span text:style-name="T3"> taking for granted? </text:span><text:span text:style-name="T4">What assumptions are we making? Are our assumptions justifiable? </text:span><text:span text:style-name="T3">Assumptions <text:tab/>are </text:span><text:span text:style-name="T4">generalizations that might be questioned and are most often unstated.)</text:span></text:p>
      <text:p text:style-name="P3"><text:span text:style-name="T78"><text:tab/>The </text:span><text:span text:style-name="T90">Intellectual Standards</text:span><text:span text:style-name="T78"> used to judge the quality </text:span><text:span text:style-name="T79">and reasonableness </text:span><text:span text:style-name="T78">of my </text:span><text:span text:style-name="T79">assumptions </text:span><text:span text:style-name="T80">needed to understand <text:tab/>and solve this </text:span><text:span text:style-name="T78">problem are as follows: </text:span><text:span text:style-name="T454">Clar</text:span><text:span text:style-name="T461">i</text:span><text:span text:style-name="T454">ty</text:span>;<text:span text:style-name="T81"> </text:span><text:span text:style-name="T70">Accurate.</text:span><text:span text:style-name="T81"> </text:span></text:p>
      <text:p text:style-name="P5"/>
      <table:table table:name="Table26" table:style-name="Table26">
        <table:table-column table:style-name="Table26.A"/>
        <table:table-column table:style-name="Table26.B"/>
        <table:table-row>
          <table:table-cell table:style-name="Table26.A1" table:number-columns-spanned="2" office:value-type="string">
            <text:p text:style-name="P104"><text:span text:style-name="T149">Strategies </text:span><text:span text:style-name="T152">for</text:span><text:span text:style-name="T153"> </text:span><text:span text:style-name="T156">Assumption</text:span></text:p>
          </table:table-cell>
          <table:covered-table-cell/>
        </table:table-row>
        <table:table-row>
          <table:table-cell table:style-name="Table26.A2" office:value-type="string">
            <text:list xml:id="list3506050396721794946" text:style-name="L40">
              <text:list-item>
                <text:p text:style-name="P193">Have all assumptions been challenged for legitimacy?</text:p>
              </text:list-item>
            </text:list>
          </table:table-cell>
          <table:table-cell table:style-name="Table26.B2" office:value-type="string">
            <text:list xml:id="list165219817151624" text:continue-numbering="true" text:style-name="L40">
              <text:list-item>
                <text:p text:style-name="P322">What new assumptions have I made as I've worked through the problem?</text:p>
              </text:list-item>
            </text:list>
          </table:table-cell>
        </table:table-row>
      </table:table>
      <text:p text:style-name="P109"/>
      <text:p text:style-name="P109"><text:tab/></text:p>
      <text:p text:style-name="P109"/>
      <text:p text:style-name="P109"><text:tab/><text:span text:style-name="T479">Element of Reasoning: </text:span><text:span text:style-name="T480">Inferences and Interpretations </text:span></text:p>
      <text:p text:style-name="P119"><text:span text:style-name="T549"><text:tab/></text:span><text:span text:style-name="T551">What new </text:span><text:span text:style-name="T323">inferences </text:span><text:span text:style-name="T314">and </text:span><text:span text:style-name="T323">interpretations</text:span><text:span text:style-name="T314"> </text:span><text:span text:style-name="T318"><text:s/>have emerged as I've worked through the solution plan</text:span><text:span text:style-name="T315"> (are) <text:tab/>___________</text:span><text:span text:style-name="T320">_____________________________________________.</text:span></text:p>
      <text:p text:style-name="P121"><text:span text:style-name="T330"><text:tab/></text:span><text:span text:style-name="T296">(Is there another way to interpret the information? Can I justify my interpretation of the <text:tab/>information or problem to <text:tab/>be solved? Have I made any inferences beyond what the </text:span></text:p>
      <text:p text:style-name="P126"><text:tab/>evidence implies? Are my inferences consistent?)</text:p>
      <text:p text:style-name="P4"><text:tab/></text:p>
      <text:p text:style-name="P22"><text:span text:style-name="T97"><text:tab/>The </text:span><text:span text:style-name="T106">Intellectual Standards</text:span><text:span text:style-name="T97"> used to judge the quality </text:span><text:span text:style-name="T103">and reasonableness </text:span><text:span text:style-name="T97">of my </text:span><text:span text:style-name="T103">assumptions </text:span><text:span text:style-name="T104">needed to understand <text:tab/>and </text:span><text:span text:style-name="T105">the Question(s) or P</text:span><text:span text:style-name="T97">roblem</text:span><text:span text:style-name="T105">(s)</text:span><text:span text:style-name="T97"> are as follows: </text:span><text:span text:style-name="T115">Clar</text:span><text:span text:style-name="T117">i</text:span><text:span text:style-name="T115">ty;</text:span><text:span text:style-name="T162"> </text:span><text:span text:style-name="T115">Accurate</text:span><text:span text:style-name="T162">; </text:span><text:span text:style-name="T42">Precise</text:span><text:span text:style-name="T163">; </text:span><text:span text:style-name="T118">Fairness</text:span><text:span text:style-name="T164">; </text:span><text:span text:style-name="T118">Breadth; </text:span><text:span text:style-name="T165"><text:s/></text:span><text:span text:style-name="T121">Significance</text:span><text:span text:style-name="T138">.</text:span></text:p>
      <text:p text:style-name="P1"/>
      <table:table table:name="Table27" table:style-name="Table27">
        <table:table-column table:style-name="Table27.A"/>
        <table:table-column table:style-name="Table27.B"/>
        <table:table-row>
          <table:table-cell table:style-name="Table27.A1" table:number-columns-spanned="2" office:value-type="string">
            <text:p text:style-name="P104"><text:span text:style-name="T149">Strategies </text:span><text:span text:style-name="T154">for Interpreting and </text:span><text:span text:style-name="T152">M</text:span><text:span text:style-name="T154">aking Inferences</text:span></text:p>
          </table:table-cell>
          <table:covered-table-cell/>
        </table:table-row>
        <table:table-row>
          <table:table-cell table:style-name="Table27.A2" office:value-type="string">
            <text:list xml:id="list8805534999466277225" text:style-name="L41">
              <text:list-item>
                <text:p text:style-name="P326"><text:span text:style-name="T579">C</text:span>ompare attempts to solve similar problem</text:p>
              </text:list-item>
              <text:list-item>
                <text:p text:style-name="P326">Allow for mistakes/errors</text:p>
              </text:list-item>
            </text:list>
          </table:table-cell>
          <table:table-cell table:style-name="Table27.B2" office:value-type="string">
            <text:list xml:id="list165219831169126" text:continue-numbering="true" text:style-name="L41">
              <text:list-item>
                <text:p text:style-name="P323">Allow student to ask and pursue “what – if” questions</text:p>
              </text:list-item>
              <text:list-item>
                <text:p text:style-name="P311"><text:span text:style-name="T579">C</text:span>heck answers for accuracy</text:p>
              </text:list-item>
            </text:list>
          </table:table-cell>
        </table:table-row>
      </table:table>
      <text:p text:style-name="P109"><text:tab/></text:p>
      <text:p text:style-name="P109"><text:tab/><text:span text:style-name="T479">Element of Reasoning: </text:span><text:span text:style-name="T481">Conclusions or Implications </text:span></text:p>
      <text:p text:style-name="P119"><text:span text:style-name="T549"><text:tab/></text:span><text:span text:style-name="T550">T</text:span><text:span text:style-name="T316">he most important </text:span><text:span text:style-name="T326">conclusion(s)</text:span><text:span text:style-name="T316"> or Implication(s) in solving this problem is <text:tab/>(are)____________________________________________________________________.</text:span></text:p>
      <text:p text:style-name="P125"><text:span text:style-name="T82"><text:tab/>(</text:span><text:span text:style-name="T83">Does my answer(s) make sense within the context of the problem? What did I learn from solving this problem? <text:tab/>Can my strategies be extended to other types of problems? What would I do differently next time? </text:span><text:span text:style-name="T77">Can I present my <text:tab/>analysis and solution using a clear <text:s/>coherent argument reflecting the sophistication appropriate to the problem at <text:tab/>hand.</text:span><text:span text:style-name="T84">)</text:span></text:p>
      <text:p text:style-name="P4"><text:tab/></text:p>
      <text:p text:style-name="P22"><text:soft-page-break/><text:span text:style-name="T97"><text:tab/>The </text:span><text:span text:style-name="T106">Intellectual Standards</text:span><text:span text:style-name="T97"> used to judge the quality of my </text:span><text:span text:style-name="T105">Conclusion and Interpretation of the Question at hand <text:tab/>is</text:span><text:span text:style-name="T97">: </text:span><text:span text:style-name="T115">Clar</text:span><text:span text:style-name="T117">i</text:span><text:span text:style-name="T115">ty;</text:span><text:span text:style-name="T162"> </text:span><text:span text:style-name="T115">Accurate</text:span><text:span text:style-name="T162">; </text:span><text:span text:style-name="T42">Precise</text:span><text:span text:style-name="T163">; </text:span><text:span text:style-name="T118">Fairness;</text:span><text:span text:style-name="T164"> </text:span><text:span text:style-name="T165"><text:s/></text:span><text:span text:style-name="T121">Significanc</text:span><text:span text:style-name="T123">e.</text:span></text:p>
      <table:table table:name="Table28" table:style-name="Table28">
        <table:table-column table:style-name="Table28.A"/>
        <table:table-column table:style-name="Table28.B"/>
        <table:table-row>
          <table:table-cell table:style-name="Table28.A1" table:number-columns-spanned="2" office:value-type="string">
            <text:p text:style-name="P104"><text:span text:style-name="T157">Strate</text:span><text:span text:style-name="T149">gies </text:span><text:span text:style-name="T154">for </text:span><text:span text:style-name="T158">Conclusions</text:span></text:p>
          </table:table-cell>
          <table:covered-table-cell/>
        </table:table-row>
        <table:table-row table:style-name="Table28.2">
          <table:table-cell table:style-name="Table28.A2" office:value-type="string">
            <text:list xml:id="list5205449110022978896" text:style-name="L42">
              <text:list-item>
                <text:p text:style-name="P177"><text:span text:style-name="T582">C</text:span>an you see clearly that the step is correct/</text:p>
              </text:list-item>
              <text:list-item>
                <text:p text:style-name="P327">Can you prove that it is correct?</text:p>
              </text:list-item>
              <text:list-item>
                <text:p text:style-name="P327"><text:span text:style-name="T579">K</text:span>eep track and save all results/data</text:p>
              </text:list-item>
              <text:list-item>
                <text:p text:style-name="P327"><text:span text:style-name="T579">S</text:span>how all of my work include partial solutions</text:p>
              </text:list-item>
              <text:list-item>
                <text:p text:style-name="P327"><text:span text:style-name="T579">C</text:span>ompare attempts to solve similar problems</text:p>
              </text:list-item>
              <text:list-item>
                <text:p text:style-name="P327"><text:span text:style-name="T579">R</text:span>evise plan</text:p>
              </text:list-item>
              <text:list-item>
                <text:p text:style-name="P324">Consider the impact of alternative or unexpressed assumptions</text:p>
              </text:list-item>
              <text:list-item>
                <text:p text:style-name="P324">Consider the impact of removing assumptions</text:p>
              </text:list-item>
              <text:list-item>
                <text:p text:style-name="P327">Does the answer make sense?</text:p>
              </text:list-item>
              <text:list-item>
                <text:p text:style-name="P324">Am I being logical? Can I express the logic that I used??</text:p>
              </text:list-item>
            </text:list>
          </table:table-cell>
          <table:table-cell table:style-name="Table28.B2" office:value-type="string">
            <text:list xml:id="list165219844165407" text:continue-numbering="true" text:style-name="L42">
              <text:list-item>
                <text:p text:style-name="P327">check answers for accuracy</text:p>
              </text:list-item>
              <text:list-item>
                <text:p text:style-name="P324">How can I check my answer?</text:p>
              </text:list-item>
              <text:list-item>
                <text:p text:style-name="P327">Does the answer make sense?</text:p>
              </text:list-item>
              <text:list-item>
                <text:p text:style-name="P324">Am I being logical?</text:p>
              </text:list-item>
              <text:list-item>
                <text:p text:style-name="P327">Can you articulate another reasonable way of looking at the issue (breadth)</text:p>
              </text:list-item>
              <text:list-item>
                <text:p text:style-name="P327">Can you express the loci that you used (logic)</text:p>
              </text:list-item>
              <text:list-item>
                <text:p text:style-name="P335"><text:span text:style-name="Emphasis"><text:span text:style-name="T52">Have you focused on the most significant issue in dealing with this problem? (significance)</text:span></text:span></text:p>
              </text:list-item>
              <text:list-item>
                <text:p text:style-name="P324"><text:span text:style-name="Emphasis"><text:span text:style-name="T568">M</text:span></text:span><text:span text:style-name="Emphasis"><text:span text:style-name="T567">onitor how well he or she is arriving at conclusion.</text:span></text:span></text:p>
              </text:list-item>
            </text:list>
          </table:table-cell>
        </table:table-row>
      </table:table>
      <text:p text:style-name="P109"/>
      <text:p text:style-name="P113"><text:tab/></text:p>
      <text:p text:style-name="P128"><text:tab/></text:p>
      <text:p text:style-name="P128"><text:tab/>Element of Reasoning: <text:span text:style-name="T574">Point(s) of View </text:span></text:p>
      <text:p text:style-name="P79"><text:span text:style-name="T559"><text:tab/></text:span><text:span text:style-name="T482">What new </text:span><text:span text:style-name="T470">point(s) of view or perspective(s) </text:span><text:span text:style-name="T509"><text:s/>have emerged </text:span><text:span text:style-name="T510">into my thinking </text:span><text:span text:style-name="T509">as I've worked through the solution <text:tab/></text:span><text:span text:style-name="T511">(are)____________________________________________________________________________</text:span><text:span text:style-name="T512"> </text:span><text:span text:style-name="T470">.</text:span></text:p>
      <text:p text:style-name="P91"><text:tab/>(Could I work the problem using a different approach or technique? How can we check our results? Can I <text:tab/>check <text:tab/>if my understanding is accurate?<text:span text:style-name="T583">)</text:span></text:p>
      <text:p text:style-name="P123"><text:tab/></text:p>
      <text:p text:style-name="P92"><text:span text:style-name="T542"><text:tab/>The </text:span><text:span text:style-name="T27">Intellectual Standards</text:span><text:span text:style-name="T542"> used to judge the quality and reasonableness of my assumptions needed to understand <text:tab/>and solve this problem are as follows: </text:span><text:span text:style-name="T560">Clar</text:span><text:span text:style-name="T561">i</text:span><text:span text:style-name="T560">ty</text:span><text:span text:style-name="T564">; </text:span><text:span text:style-name="T560">Accurate</text:span><text:span text:style-name="T564">; </text:span><text:span text:style-name="T563">Precise</text:span><text:span text:style-name="T542">-</text:span><text:span text:style-name="T565"> </text:span><text:span text:style-name="T562">Breadth</text:span><text:span text:style-name="T565">;</text:span><text:span text:style-name="T566"> </text:span><text:span text:style-name="T563">Logic.</text:span></text:p>
      <text:p text:style-name="P92"/>
      <table:table table:name="Table29" table:style-name="Table29">
        <table:table-column table:style-name="Table29.A"/>
        <table:table-column table:style-name="Table29.B"/>
        <table:table-row>
          <table:table-cell table:style-name="Table29.A1" table:number-columns-spanned="2" office:value-type="string">
            <text:p text:style-name="P104"><text:span text:style-name="T157">Strate</text:span><text:span text:style-name="T149">gies </text:span><text:span text:style-name="T154">for </text:span><text:span text:style-name="T160">Point of View</text:span></text:p>
          </table:table-cell>
          <table:covered-table-cell/>
        </table:table-row>
        <table:table-row>
          <table:table-cell table:style-name="Table29.A2" office:value-type="string">
            <text:list xml:id="list6963150123035747095" text:style-name="L43">
              <text:list-item>
                <text:p text:style-name="P328">Can I work the problem using a different method?</text:p>
                <text:p text:style-name="P313"><text:span text:style-name="Emphasis"><text:span text:style-name="T188"/></text:span></text:p>
              </text:list-item>
            </text:list>
          </table:table-cell>
          <table:table-cell table:style-name="Table29.B2" office:value-type="string">
            <text:list xml:id="list165219866145639" text:continue-numbering="true" text:style-name="L43">
              <text:list-item>
                <text:p text:style-name="P295">Do we need to look at this in to other ways?</text:p>
              </text:list-item>
              <text:list-item>
                <text:p text:style-name="P337"><text:span text:style-name="Emphasis"><text:span text:style-name="T53">Can you articulate another reasonable ways of <text:s/>looking at the issue?</text:span></text:span></text:p>
              </text:list-item>
            </text:list>
          </table:table-cell>
        </table:table-row>
      </table:table>
      <text:p text:style-name="P9"><text:soft-page-break/></text:p>
      <text:p text:style-name="P9"/>
      <text:p text:style-name="P10"><text:span text:style-name="T583">IV</text:span>.<text:tab/><text:span text:style-name="T582">Polya Step 4: </text:span>Reflecting on the Problem</text:p>
      <text:p text:style-name="P103"><text:tab/></text:p>
      <text:p text:style-name="P99"/>
      <table:table table:name="Table12" table:style-name="Table12">
        <table:table-column table:style-name="Table12.A"/>
        <table:table-column table:style-name="Table12.B"/>
        <table:table-row>
          <table:table-cell table:style-name="Table12.A1" table:number-columns-spanned="2" office:value-type="string">
            <text:p text:style-name="P135"><text:span text:style-name="T614">Step I - </text:span>Understand<text:span text:style-name="T613">ing the Problem</text:span></text:p>
          </table:table-cell>
          <table:covered-table-cell/>
        </table:table-row>
        <table:table-row>
          <table:table-cell table:style-name="Table12.A3" office:value-type="string">
            <text:list xml:id="list165219869164387" text:continue-list="list165219721168316" text:style-name="L1">
              <text:list-header>
                <text:p text:style-name="P387">Element<text:span text:style-name="T614">s</text:span>: <text:span text:style-name="T454">Question </text:span><text:span text:style-name="T465">and Purpose</text:span></text:p>
              </text:list-header>
            </text:list>
          </table:table-cell>
          <table:table-cell table:style-name="Table12.B3" office:value-type="string">
            <text:p text:style-name="P29">Key Questions</text:p>
          </table:table-cell>
        </table:table-row>
        <table:table-row>
          <table:table-cell table:style-name="Table12.A3" office:value-type="string">
            <text:list xml:id="list1846194892377443422" text:style-name="L44">
              <text:list-item>
                <text:p text:style-name="P348"/>
              </text:list-item>
            </text:list>
          </table:table-cell>
          <table:table-cell table:style-name="Table12.B3" office:value-type="string">
            <text:list xml:id="list8766673742398856498" text:style-name="L45">
              <text:list-item>
                <text:p text:style-name="P376"><text:span text:style-name="Emphasis"><text:span text:style-name="T250"/></text:span></text:p>
              </text:list-item>
            </text:list>
          </table:table-cell>
        </table:table-row>
        <table:table-row>
          <table:table-cell table:style-name="Table12.A4" office:value-type="string">
            <text:p text:style-name="P29">Element: <text:span text:style-name="T454">Information and Assumptions</text:span></text:p>
          </table:table-cell>
          <table:table-cell table:style-name="Table12.B4" office:value-type="string">
            <text:p text:style-name="P138">Key Questions</text:p>
          </table:table-cell>
        </table:table-row>
        <table:table-row>
          <table:table-cell table:style-name="Table12.A5" office:value-type="string">
            <text:list xml:id="list7218477507542915565" text:style-name="L46">
              <text:list-item>
                <text:p text:style-name="P375"/>
              </text:list-item>
            </text:list>
          </table:table-cell>
          <table:table-cell table:style-name="Table12.B5" office:value-type="string">
            <text:list xml:id="list2784297808234155645" text:style-name="L47">
              <text:list-item>
                <text:p text:style-name="P310"/>
              </text:list-item>
            </text:list>
          </table:table-cell>
        </table:table-row>
      </table:table>
      <text:p text:style-name="P98"/>
      <text:p text:style-name="P12"/>
      <text:p text:style-name="P12"/>
      <table:table table:name="Table13" table:style-name="Table13">
        <table:table-column table:style-name="Table13.A"/>
        <table:table-column table:style-name="Table13.B"/>
        <table:table-row>
          <table:table-cell table:style-name="Table13.A1" table:number-columns-spanned="2" office:value-type="string">
            <text:p text:style-name="P135"><text:span text:style-name="T614">Step I - </text:span>Understand<text:span text:style-name="T613">ing the Problem</text:span></text:p>
          </table:table-cell>
          <table:covered-table-cell/>
        </table:table-row>
        <table:table-row>
          <table:table-cell table:style-name="Table13.A3" office:value-type="string">
            <text:list xml:id="list165219874154661" text:continue-list="list165219869164387" text:style-name="L1">
              <text:list-header>
                <text:p text:style-name="P387">Element<text:span text:style-name="T614">s</text:span>: <text:span text:style-name="T615">Concepts</text:span></text:p>
              </text:list-header>
            </text:list>
          </table:table-cell>
          <table:table-cell table:style-name="Table13.B3" office:value-type="string">
            <text:p text:style-name="P29">Key Questions</text:p>
          </table:table-cell>
        </table:table-row>
        <table:table-row>
          <table:table-cell table:style-name="Table13.A3" office:value-type="string">
            <text:list xml:id="list8855744678081807652" text:style-name="L48">
              <text:list-item>
                <text:p text:style-name="P212"/>
              </text:list-item>
            </text:list>
          </table:table-cell>
          <table:table-cell table:style-name="Table13.B3" office:value-type="string">
            <text:list xml:id="list2679697312426577414" text:style-name="L49">
              <text:list-item>
                <text:p text:style-name="P334"/>
              </text:list-item>
            </text:list>
          </table:table-cell>
        </table:table-row>
        <table:table-row>
          <table:table-cell table:style-name="Table13.A4" office:value-type="string">
            <text:p text:style-name="P29">Element: <text:span text:style-name="T466">Inferences and Interpretations</text:span></text:p>
          </table:table-cell>
          <table:table-cell table:style-name="Table13.B4" office:value-type="string">
            <text:p text:style-name="P138">Key Questions</text:p>
          </table:table-cell>
        </table:table-row>
        <table:table-row>
          <table:table-cell table:style-name="Table13.A5" office:value-type="string">
            <text:list xml:id="list5566335897188388627" text:style-name="L50">
              <text:list-item>
                <text:p text:style-name="P224"/>
              </text:list-item>
            </text:list>
          </table:table-cell>
          <table:table-cell table:style-name="Table13.B5" office:value-type="string">
            <text:list xml:id="list808930210406333196" text:style-name="L51">
              <text:list-item>
                <text:p text:style-name="P332"/>
              </text:list-item>
            </text:list>
          </table:table-cell>
        </table:table-row>
        <table:table-row>
          <table:table-cell table:style-name="Table13.A6" office:value-type="string">
            <text:p text:style-name="P29">Element<text:span text:style-name="T617">s</text:span>: <text:span text:style-name="T483">Conclusions or Implications</text:span><text:span text:style-name="T486"> </text:span><text:span text:style-name="T485">and</text:span><text:span text:style-name="T224"> </text:span><text:span text:style-name="T225">Point(s) of View </text:span></text:p>
          </table:table-cell>
          <table:table-cell table:style-name="Table13.B6" office:value-type="string">
            <text:p text:style-name="P138">Key Questions</text:p>
          </table:table-cell>
        </table:table-row>
        <table:table-row>
          <table:table-cell table:style-name="Table13.A7" office:value-type="string">
            <text:list xml:id="list2641838989823502992" text:style-name="L52">
              <text:list-item>
                <text:p text:style-name="P357"><text:span text:style-name="Emphasis"><text:span text:style-name="T234"/></text:span></text:p>
              </text:list-item>
            </text:list>
          </table:table-cell>
          <table:table-cell table:style-name="Table13.B7" office:value-type="string">
            <text:list xml:id="list5308013159710618006" text:style-name="L53">
              <text:list-item>
                <text:p text:style-name="P257"><text:span text:style-name="Emphasis"><text:span text:style-name="T233"/></text:span></text:p>
              </text:list-item>
            </text:list>
          </table:table-cell>
        </table:table-row>
      </table:table>
      <text:p text:style-name="P98"/>
      <text:p text:style-name="P103"><text:tab/></text:p>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Element of Reasoning: Key Question</text:p>
      <text:p text:style-name="P102"><text:tab/></text:p>
      <text:p text:style-name="P102"><text:span text:style-name="T29"><text:tab/>The key </text:span><text:span text:style-name="T39">question</text:span><text:span text:style-name="T41">(s)</text:span><text:span text:style-name="T29"> or </text:span><text:span text:style-name="T39">problem</text:span><text:span text:style-name="T40">(s)</text:span><text:span text:style-name="T29"> is </text:span><text:span text:style-name="T34">(are)</text:span><text:span text:style-name="T30"> </text:span><text:span text:style-name="T34">did I solve the problem? What have I learned from solving the problem <text:tab/>or answering the question?</text:span><text:span text:style-name="T29">______________________________________________________________.</text:span></text:p>
      <text:p text:style-name="P93"><text:tab/></text:p>
      <text:p text:style-name="P86"><text:span text:style-name="T56"><text:tab/></text:span><text:span text:style-name="T57">The </text:span><text:span text:style-name="T67">Intellectual Standards</text:span><text:span text:style-name="T57"> used to judge the quality of my understanding of the problem are as follows:</text:span></text:p>
      <text:p text:style-name="P116"><text:span text:style-name="T97"><text:tab/></text:span><text:span text:style-name="T113">Clar</text:span><text:span text:style-name="T114">i</text:span><text:span text:style-name="T113">ty</text:span><text:span text:style-name="T128">; <text:s/></text:span><text:span text:style-name="T115">Accurate</text:span><text:span text:style-name="T162">; </text:span><text:span text:style-name="T42">Precis</text:span><text:span text:style-name="T43">ion;</text:span><text:span text:style-name="T163">; </text:span><text:span text:style-name="T120">Fairness</text:span><text:span text:style-name="T98">.</text:span></text:p>
      <text:p text:style-name="P90"/>
      <text:p text:style-name="P90"><text:tab/></text:p>
      <table:table table:name="Table30" table:style-name="Table30">
        <table:table-column table:style-name="Table30.A"/>
        <table:table-column table:style-name="Table30.B"/>
        <table:table-row>
          <table:table-cell table:style-name="Table30.A1" table:number-columns-spanned="2" office:value-type="string">
            <text:p text:style-name="P104"><text:span text:style-name="T149">Strategies </text:span><text:span text:style-name="T161">for Reflecting on </text:span><text:span text:style-name="T149">the </text:span><text:span text:style-name="T150">P</text:span><text:span text:style-name="T149">roblem</text:span></text:p>
          </table:table-cell>
          <table:covered-table-cell/>
        </table:table-row>
        <table:table-row>
          <table:table-cell table:style-name="Table30.A2" office:value-type="string">
            <text:list xml:id="list6994956779205332431" text:style-name="L54">
              <text:list-item>
                <text:p text:style-name="P226"><text:span text:style-name="T190">D</text:span><text:span text:style-name="T189">id I answer the question?</text:span></text:p>
              </text:list-item>
              <text:list-item>
                <text:p text:style-name="P276">Can I explain and justify my answer?</text:p>
              </text:list-item>
              <text:list-item>
                <text:p text:style-name="P277">Did my understanding of the question change as I worked through the problem?</text:p>
              </text:list-item>
              <text:list-item>
                <text:p text:style-name="P278">How can this problem be extended to other types of problems?</text:p>
              </text:list-item>
              <text:list-item>
                <text:p text:style-name="P278">Were all problem conditions met?</text:p>
              </text:list-item>
              <text:list-item>
                <text:p text:style-name="P172">Does your answer make sense? Did you answe</text:p>
              </text:list-item>
              <text:list-item>
                <text:p text:style-name="P172">Does your answer make sense? Did you answer all of the questions? </text:p>
              </text:list-item>
              <text:list-item>
                <text:p text:style-name="P172">· What did you learn by doing this? </text:p>
              </text:list-item>
              <text:list-item>
                <text:p text:style-name="P172"/>
              </text:list-item>
              <text:list-item>
                <text:p text:style-name="P172"/>
              </text:list-item>
              <text:list-item>
                <text:p text:style-name="P172"><text:soft-page-break/>· Could you have done this problem another way – maybe even an easier wa</text:p>
              </text:list-item>
              <text:list-item>
                <text:p text:style-name="P175"/>
              </text:list-item>
            </text:list>
          </table:table-cell>
          <table:table-cell table:style-name="Table30.B2" office:value-type="string">
            <text:list xml:id="list165219895155055" text:continue-numbering="true" text:style-name="L54">
              <text:list-item>
                <text:p text:style-name="P277"><text:span text:style-name="T584">W</text:span>hat did I learn from solving this problem (new content, processes, improved learning of particular mathematical concepts?</text:p>
              </text:list-item>
              <text:list-item>
                <text:p text:style-name="P278">Can I describe a more effective or efficient process </text:p>
              </text:list-item>
              <text:list-item>
                <text:p text:style-name="P278">How was my solution process similar to or different than other problems?</text:p>
              </text:list-item>
              <text:list-item>
                <text:p text:style-name="P276">Was my solution different from my expectations or estimate?</text:p>
              </text:list-item>
            </text:list>
            <text:p text:style-name="P6"/>
            <text:list xml:id="list165219897153673" text:continue-numbering="true" text:style-name="L54">
              <text:list-header>
                <text:p text:style-name="P183"><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appears to have been done correctly.</text:span></text:p>
              </text:list-header>
              <text:list-item>
                <text:p text:style-name="P183"><text:soft-page-break/><text:span text:style-name="Strong_20_Emphasis">ay:</text:span><text:span text:style-name="Emphasis"> “I will check the steps of my answer.” <text:line-break/></text:span><text:span text:style-name="Strong_20_Emphasis">Ask: </text:span><text:span text:style-name="Emphasis">“Did I go through each step in my answer and check my work‌” </text:span></text:p>
              </text:list-item>
            </text:list>
          </table:table-cell>
        </table:table-row>
      </table:table>
      <text:p text:style-name="P119"><text:tab/></text:p>
      <text:p text:style-name="P129"><text:span text:style-name="T478"><text:tab/>Element of Reasoning: </text:span><text:span text:style-name="T480">Purpose</text:span></text:p>
      <text:p text:style-name="P119"><text:tab/><text:span text:style-name="T552">New or expanded insights </text:span><text:span text:style-name="T553">regarding purpose </text:span><text:span text:style-name="T552">that I've gained i</text:span><text:span text:style-name="T316">n </text:span><text:span text:style-name="T319">working through this problem <text:tab/></text:span><text:span text:style-name="T317">i</text:span><text:span text:style-name="T316">s(are)</text:span><text:span text:style-name="T29">______________________________________________________________________________.</text:span></text:p>
      <text:p text:style-name="P124"><text:span text:style-name="T55"><text:tab/>(State as accurately as possible, </text:span><text:span text:style-name="T64">new insight about </text:span><text:span text:style-name="T55">the purpose for solving the problem.? What purpose will our <text:tab/>solution achieve? W</text:span><text:span text:style-name="T58">hy is the </text:span><text:span text:style-name="T69">problem important</text:span><text:span text:style-name="T58">?</text:span><text:span text:style-name="T55">) </text:span></text:p>
      <text:p text:style-name="P106"><text:span text:style-name="T298"><text:tab/>The </text:span><text:span text:style-name="T297">Intellectual Standards</text:span><text:span text:style-name="T298"> used to judge the quality of my understanding of the problem are as follows:</text:span></text:p>
      <text:p text:style-name="P116"><text:span text:style-name="T97"><text:tab/></text:span><text:span text:style-name="T113">Clar</text:span><text:span text:style-name="T114">i</text:span><text:span text:style-name="T113">ty;</text:span><text:span text:style-name="T162"> </text:span><text:span text:style-name="T120">Fairness</text:span><text:span text:style-name="T98">.</text:span></text:p>
      <table:table table:name="Table31" table:style-name="Table31">
        <table:table-column table:style-name="Table31.A"/>
        <table:table-column table:style-name="Table31.B"/>
        <table:table-row>
          <table:table-cell table:style-name="Table31.A1" table:number-columns-spanned="2" office:value-type="string">
            <text:p text:style-name="P104"><text:span text:style-name="T149">Strategies to </text:span><text:span text:style-name="T150">F</text:span><text:span text:style-name="T149">acilitate </text:span><text:span text:style-name="T150">U</text:span><text:span text:style-name="T149">nderstanding the </text:span><text:span text:style-name="T150">P</text:span><text:span text:style-name="T151">urpose</text:span></text:p>
          </table:table-cell>
          <table:covered-table-cell/>
        </table:table-row>
        <table:table-row>
          <table:table-cell table:style-name="Table31.A2" office:value-type="string">
            <text:list xml:id="list2712648799123681222" text:style-name="L55">
              <text:list-item>
                <text:p text:style-name="P377">Why is the <text:span text:style-name="T519">problem important?</text:span></text:p>
              </text:list-item>
              <text:list-item>
                <text:p text:style-name="P315">What is the practical importance in obtaining the solution?</text:p>
              </text:list-item>
            </text:list>
          </table:table-cell>
          <table:table-cell table:style-name="Table31.B2" office:value-type="string">
            <text:list xml:id="list165219906172292" text:continue-numbering="true" text:style-name="L55">
              <text:list-item>
                <text:p text:style-name="P316">Do I understand why solving this problem will help me understand mathematics?</text:p>
              </text:list-item>
              <text:list-item>
                <text:p text:style-name="P317">What have new mathematics have I learned in solving the problem?</text:p>
              </text:list-item>
            </text:list>
          </table:table-cell>
        </table:table-row>
      </table:table>
      <text:p text:style-name="P102"><text:tab/></text:p>
      <text:p text:style-name="P102"><text:span text:style-name="T24"><text:tab/>Element of Reasoning: </text:span><text:span text:style-name="T25">Information</text:span><text:tab/></text:p>
      <text:p text:style-name="P102"><text:span text:style-name="T29"><text:tab/></text:span><text:span text:style-name="T484">T</text:span><text:span text:style-name="T139">he most important </text:span><text:span text:style-name="T140">information </text:span><text:span text:style-name="T141">t</text:span><text:span text:style-name="T142">hat I </text:span><text:span text:style-name="T140">used </text:span><text:span text:style-name="T139">in </text:span><text:span text:style-name="T140">solving the problem </text:span><text:span text:style-name="T35">wa</text:span><text:span text:style-name="T29">s <text:tab/>____________________________________________________________________________</text:span><text:span text:style-name="T100">.</text:span></text:p>
      <text:p text:style-name="P88"><text:span text:style-name="T74"><text:tab/>(Identify key information </text:span><text:span text:style-name="T88">used</text:span><text:span text:style-name="T74"> for solving the problem. Here we are looking for facts or data <text:s/>relevant</text:span><text:span text:style-name="T75"> to </text:span><text:span text:style-name="T74">the <text:tab/>problem, </text:span><text:span text:style-name="T76">What information such as data, and facts </text:span><text:span text:style-name="T77">d</text:span><text:span text:style-name="T76">o I have? What </text:span><text:span text:style-name="T69">information</text:span><text:span text:style-name="T76"> do I need to answer the <text:tab/>question? Does it seem that some </text:span><text:span text:style-name="T69">information</text:span><text:span text:style-name="T76"> is still missing? </text:span><text:span text:style-name="T85">H</text:span><text:span text:style-name="T86">ow is information </text:span><text:span text:style-name="T85">to be </text:span><text:span text:style-name="T86">accessed and used?</text:span><text:span text:style-name="T75">)</text:span></text:p>
      <text:p text:style-name="P86"><text:span text:style-name="T56"><text:tab/></text:span><text:span text:style-name="T57">The </text:span><text:span text:style-name="T67">Intellectual Standards</text:span><text:span text:style-name="T57"> used to judge the quality of </text:span><text:span text:style-name="T59">Information </text:span><text:span text:style-name="T57">are as follows:</text:span></text:p>
      <text:p text:style-name="P105"><text:span text:style-name="T295"><text:tab/></text:span><text:span text:style-name="T275">Clar</text:span><text:span text:style-name="T276">i</text:span><text:span text:style-name="T275">ty</text:span><text:span text:style-name="T289">; </text:span><text:span text:style-name="T454">Precis</text:span><text:span text:style-name="T455">ion</text:span>-<text:span text:style-name="T290">; </text:span><text:span text:style-name="T277">Fairness</text:span><text:span text:style-name="T271">; </text:span><text:span text:style-name="T278">Significance</text:span><text:span text:style-name="T271">;</text:span><text:span text:style-name="T272"> </text:span><text:span text:style-name="T279">R</text:span><text:span text:style-name="T280">elevance</text:span><text:span text:style-name="T273">. </text:span></text:p>
      <text:p text:style-name="P90"><text:tab/></text:p>
      <table:table table:name="Table32" table:style-name="Table32">
        <table:table-column table:style-name="Table32.A"/>
        <table:table-column table:style-name="Table32.B"/>
        <table:table-row>
          <table:table-cell table:style-name="Table32.A1" table:number-columns-spanned="2" office:value-type="string">
            <text:p text:style-name="P104"><text:span text:style-name="T149">Strategies </text:span><text:span text:style-name="T152">for </text:span><text:span text:style-name="T153">Information</text:span></text:p>
          </table:table-cell>
          <table:covered-table-cell/>
        </table:table-row>
        <table:table-row>
          <table:table-cell table:style-name="Table32.A2" office:value-type="string">
            <text:list xml:id="list6230344626609303021" text:style-name="L56">
              <text:list-item>
                <text:p text:style-name="P258">What information <text:span text:style-name="T585">was most</text:span> relevant <text:span text:style-name="T585">and useful</text:span>?</text:p>
              </text:list-item>
              <text:list-item>
                <text:p text:style-name="P319">Can you relate new information <text:span text:style-name="T585">gained from solving this problem</text:span> to previous learning?</text:p>
              </text:list-item>
            </text:list>
          </table:table-cell>
          <table:table-cell table:style-name="Table32.B2" office:value-type="string">
            <text:list xml:id="list165219917146090" text:continue-numbering="true" text:style-name="L56">
              <text:list-item>
                <text:p text:style-name="P318">Have I gained new insights or knowledge regarding accessing and using information for problem solving?</text:p>
              </text:list-item>
              <text:list-item>
                <text:p text:style-name="P318">What would I do differently in accessing information for solving a similar problem?</text:p>
              </text:list-item>
            </text:list>
            <text:p text:style-name="P2"/>
          </table:table-cell>
        </table:table-row>
      </table:table>
      <text:p text:style-name="P20"><text:tab/><text:span text:style-name="T24">Element of Reasoning: </text:span><text:span text:style-name="T26">Concepts</text:span><text:tab/></text:p>
      <text:p text:style-name="P102"><text:soft-page-break/><text:span text:style-name="T29"><text:tab/></text:span><text:span text:style-name="T473"> </text:span><text:span text:style-name="T474">What new </text:span><text:span text:style-name="T107">concepts</text:span><text:span text:style-name="T129"> </text:span><text:span text:style-name="T136">not identified earlier were </text:span><text:span text:style-name="T129">need</text:span><text:span text:style-name="T136">ed</text:span><text:span text:style-name="T129"> to </text:span><text:span text:style-name="T136">solve </text:span><text:span text:style-name="T129">this problem are</text:span><text:span text:style-name="T116"> <text:s text:c="41"/>.</text:span></text:p>
      <text:p text:style-name="P102"><text:span text:style-name="T129"><text:tab/></text:span><text:span text:style-name="T130">(</text:span><text:span text:style-name="T101">What concepts or content (theorems, definitions, formulas, etc.) do we need to <text:tab/>understand for reaching a <text:tab/>solution?</text:span><text:span text:style-name="T102">)</text:span><text:span text:style-name="T475"><text:tab/></text:span></text:p>
      <text:p text:style-name="P89"/>
      <text:p text:style-name="P86"><text:span text:style-name="T56"><text:tab/></text:span><text:span text:style-name="T57">The </text:span><text:span text:style-name="T67">Intellectual Standards</text:span><text:span text:style-name="T57"> used to judge the quality of my understanding of the </text:span><text:span text:style-name="T59">concepts needed to understand <text:tab/>and solve this </text:span><text:span text:style-name="T57">problem are as follows:</text:span></text:p>
      <text:p text:style-name="P87"><text:span text:style-name="T57"><text:tab/></text:span><text:span text:style-name="T456">Clar</text:span><text:span text:style-name="T457">i</text:span><text:span text:style-name="T456">ty</text:span><text:span text:style-name="T537">; </text:span><text:span text:style-name="T458">Accurate</text:span><text:span text:style-name="T541">; </text:span><text:span text:style-name="T458">Precis</text:span><text:span text:style-name="T455">ion</text:span><text:span text:style-name="T541">; S</text:span><text:span text:style-name="T455">ignificance</text:span><text:span text:style-name="T542">; </text:span><text:span text:style-name="T459">R</text:span><text:span text:style-name="T460">elevance.</text:span></text:p>
      <text:p text:style-name="P90"><text:tab/></text:p>
      <table:table table:name="Table33" table:style-name="Table33">
        <table:table-column table:style-name="Table33.A"/>
        <table:table-column table:style-name="Table33.B"/>
        <table:table-row>
          <table:table-cell table:style-name="Table33.A1" table:number-columns-spanned="2" office:value-type="string">
            <text:p text:style-name="P104"><text:span text:style-name="T149">Strategies </text:span><text:span text:style-name="T154">for</text:span><text:span text:style-name="T149"> </text:span><text:span text:style-name="T154">I</text:span><text:span text:style-name="T153">dentify</text:span><text:span text:style-name="T154">ing</text:span><text:span text:style-name="T153"> </text:span><text:span text:style-name="T154">and Applying </text:span><text:span text:style-name="T155">Concepts</text:span></text:p>
          </table:table-cell>
          <table:covered-table-cell/>
        </table:table-row>
        <table:table-row>
          <table:table-cell table:style-name="Table33.A2" office:value-type="string">
            <text:list xml:id="list1703585275529384556" text:style-name="L57">
              <text:list-item>
                <text:p text:style-name="P173"><text:span text:style-name="T586">W</text:span>hat <text:span text:style-name="T585">new c</text:span>oncepts or content <text:span text:style-name="T585">was(were)</text:span> related to the problem?</text:p>
              </text:list-item>
              <text:list-item>
                <text:p text:style-name="P314">Can you explain <text:span text:style-name="T585">how these concepts were used in solving </text:span>the problem?</text:p>
              </text:list-item>
              <text:list-item>
                <text:p text:style-name="P321">What concepts did I learn more deeply from solving this problem? How did my learning change?</text:p>
              </text:list-item>
            </text:list>
          </table:table-cell>
          <table:table-cell table:style-name="Table33.B2" office:value-type="string">
            <text:list xml:id="list165219928162278" text:continue-numbering="true" text:style-name="L57">
              <text:list-item>
                <text:p text:style-name="P307">Are there <text:span text:style-name="T544">relevant concepts or content</text:span> that I need to <text:span text:style-name="T587">study in greater depth .</text:span></text:p>
              </text:list-item>
              <text:list-item>
                <text:p text:style-name="P320">Can you relate new <text:span text:style-name="T543">concept or content needed to solve this problem </text:span><text:s/>to previous learning?</text:p>
              </text:list-item>
              <text:list-item>
                <text:p text:style-name="P314">Can you explain the main concept behind the problem in your own words?</text:p>
              </text:list-item>
            </text:list>
          </table:table-cell>
        </table:table-row>
      </table:table>
      <text:list xml:id="list371575055933007810" text:style-name="L58">
        <text:list-header>
          <text:p text:style-name="P188"/>
        </text:list-header>
      </text:list>
      <text:p text:style-name="P127"><text:tab/>Element of Reasoning: Assumptions</text:p>
      <text:p text:style-name="P73"><text:span text:style-name="T522"><text:tab/></text:span><text:span text:style-name="T477">New </text:span><text:span text:style-name="T476">assumption(s) </text:span><text:span text:style-name="T477">that have emerged as I've worked through the solution plan</text:span><text:span text:style-name="T476"> (are)<text:tab/>___________________________________________________________________. </text:span></text:p>
      <text:p text:style-name="P100"><text:span text:style-name="T3"><text:tab/>(What </text:span><text:span text:style-name="T6">did I</text:span><text:span text:style-name="T3"> tak</text:span><text:span text:style-name="T6">e</text:span><text:span text:style-name="T3"> for granted? </text:span><text:span text:style-name="T4">What assumptions </text:span><text:span text:style-name="T6">did I make</text:span><text:span text:style-name="T4">? Are our assumptions justifiable? </text:span></text:p>
      <text:p text:style-name="P3"><text:span text:style-name="T78"><text:tab/>The </text:span><text:span text:style-name="T90">Intellectual Standards</text:span><text:span text:style-name="T78"> used to judge the quality </text:span><text:span text:style-name="T79">and reasonableness </text:span><text:span text:style-name="T78">of my </text:span><text:span text:style-name="T79">assumptions </text:span><text:span text:style-name="T80">needed to understand <text:tab/>and solve this </text:span><text:span text:style-name="T78">problem are as follows: </text:span><text:span text:style-name="T454">Clar</text:span><text:span text:style-name="T461">i</text:span><text:span text:style-name="T454">ty</text:span>;<text:span text:style-name="T81"> </text:span><text:span text:style-name="T70">Accurate</text:span><text:span text:style-name="T81"> </text:span></text:p>
      <table:table table:name="Table34" table:style-name="Table34">
        <table:table-column table:style-name="Table34.A"/>
        <table:table-column table:style-name="Table34.B"/>
        <table:table-row>
          <table:table-cell table:style-name="Table34.A1" table:number-columns-spanned="2" office:value-type="string">
            <text:p text:style-name="P104"><text:span text:style-name="T149">Strategies </text:span><text:span text:style-name="T152">for</text:span><text:span text:style-name="T153"> </text:span><text:span text:style-name="T156">Assumptions</text:span></text:p>
          </table:table-cell>
          <table:covered-table-cell/>
        </table:table-row>
        <table:table-row>
          <table:table-cell table:style-name="Table34.A2" office:value-type="string">
            <text:list xml:id="list8149027524103253458" text:style-name="L59">
              <text:list-item>
                <text:p text:style-name="P288">Consider the impact of alternative or unexpressed assumption.</text:p>
              </text:list-item>
              <text:list-item>
                <text:p text:style-name="P291">Check if correct assumptions were made.</text:p>
              </text:list-item>
            </text:list>
          </table:table-cell>
          <table:table-cell table:style-name="Table34.B2" office:value-type="string">
            <text:list xml:id="list165219950172186" text:continue-numbering="true" text:style-name="L59">
              <text:list-item>
                <text:p text:style-name="P283">Consider the impact of removing assumptions</text:p>
              </text:list-item>
              <text:list-item>
                <text:p text:style-name="P288">Identify assumptions they led you to your conclusions</text:p>
              </text:list-item>
            </text:list>
            <text:p text:style-name="P7"/>
          </table:table-cell>
        </table:table-row>
      </table:table>
      <text:p text:style-name="P109"/>
      <text:p text:style-name="P109"><text:tab/><text:span text:style-name="T479">Element of Reasoning: </text:span><text:span text:style-name="T480">Inferences and Interpretations </text:span></text:p>
      <text:p text:style-name="P119"><text:span text:style-name="T549"><text:tab/>T</text:span><text:span text:style-name="T314">he basis for our </text:span><text:span text:style-name="T323">inferences </text:span><text:span text:style-name="T314">and </text:span><text:span text:style-name="T323">interpretations</text:span><text:span text:style-name="T314"> at this point are</text:span><text:span text:style-name="T315"> <text:tab/>___________</text:span><text:span text:style-name="T320">_____________________________________________.</text:span></text:p>
      <text:p text:style-name="P121"><text:span text:style-name="T330"><text:tab/></text:span><text:span text:style-name="T296">(Is there another way to interpret the information? Can I justify my interpretation of the <text:tab/>information or problem to <text:tab/>be solved? Have I made any inferences beyond what the evidence implies? Are my inferences consistent?)</text:span></text:p>
      <text:p text:style-name="P4"><text:tab/></text:p>
      <text:p text:style-name="P22"><text:span text:style-name="T97"><text:tab/>The </text:span><text:span text:style-name="T106">Intellectual Standards</text:span><text:span text:style-name="T97"> used to judge the quality </text:span><text:span text:style-name="T103">and reasonableness </text:span><text:span text:style-name="T97">of my </text:span><text:span text:style-name="T103">assumptions </text:span><text:span text:style-name="T104">needed to understand <text:tab/>and </text:span><text:span text:style-name="T105">the Question(s) or P</text:span><text:span text:style-name="T97">roblem</text:span><text:span text:style-name="T105">(s)</text:span><text:span text:style-name="T97"> are as follows: </text:span><text:span text:style-name="T115">Clar</text:span><text:span text:style-name="T117">i</text:span><text:span text:style-name="T115">ty</text:span><text:span text:style-name="T162">; </text:span><text:span text:style-name="T115">Accurate</text:span><text:span text:style-name="T162">; </text:span><text:span text:style-name="T42">Precise</text:span><text:span text:style-name="T163">; </text:span><text:span text:style-name="T118">Fairness</text:span><text:span text:style-name="T164">; </text:span><text:span text:style-name="T118">Breadth</text:span><text:span text:style-name="T122">; </text:span><text:span text:style-name="T121">Significance</text:span><text:span text:style-name="T138"> <text:tab/></text:span></text:p>
      <table:table table:name="Table35" table:style-name="Table35">
        <table:table-column table:style-name="Table35.A"/>
        <table:table-column table:style-name="Table35.B"/>
        <table:table-row>
          <table:table-cell table:style-name="Table35.A1" table:number-columns-spanned="2" office:value-type="string">
            <text:p text:style-name="P104"><text:span text:style-name="T149">Strategies </text:span><text:span text:style-name="T154">for Interpreting and </text:span><text:span text:style-name="T152">M</text:span><text:span text:style-name="T154">aking Inferences</text:span></text:p>
          </table:table-cell>
          <table:covered-table-cell/>
        </table:table-row>
        <table:table-row>
          <table:table-cell table:style-name="Table35.A2" office:value-type="string">
            <text:list xml:id="list2330612125140549700" text:style-name="L60">
              <text:list-item>
                <text:p text:style-name="P169"><text:span text:style-name="T588">Ar</text:span>e my inferences reasonable?</text:p>
              </text:list-item>
              <text:list-item>
                <text:p text:style-name="P378"><text:soft-page-break/>Have I thought through other information that can be reasonably inferred from the information provided?</text:p>
              </text:list-item>
            </text:list>
          </table:table-cell>
          <table:table-cell table:style-name="Table35.B2" office:value-type="string">
            <text:list xml:id="list165219960173176" text:continue-numbering="true" text:style-name="L60">
              <text:list-item>
                <text:p text:style-name="P379"><text:span text:style-name="T589">Have</text:span> I interpret<text:span text:style-name="T589">ed</text:span> representations correctly <text:soft-page-break/>(graphs, charts, etc.)?</text:p>
              </text:list-item>
              <text:list-item>
                <text:p text:style-name="P312">Is there another way to interpret the information?</text:p>
                <text:p text:style-name="P312"/>
              </text:list-item>
            </text:list>
          </table:table-cell>
        </table:table-row>
      </table:table>
      <text:p text:style-name="P116"/>
      <text:p text:style-name="P116"/>
      <text:p text:style-name="P130"><text:span text:style-name="T479"><text:tab/>Element of Reasoning: </text:span><text:span text:style-name="T481">Conclusions or Implications </text:span></text:p>
      <text:p text:style-name="P119"><text:span text:style-name="T549"><text:tab/></text:span><text:span text:style-name="T550">T</text:span><text:span text:style-name="T316">he most important </text:span><text:span text:style-name="T326">conclusion(s)</text:span><text:span text:style-name="T316"> or Implication(s) in solving this problem is <text:tab/>(are)____________________________________________________________________.</text:span></text:p>
      <text:p text:style-name="P125"><text:span text:style-name="T82"><text:tab/>(</text:span><text:span text:style-name="T83">Does my answer(s) make sense within the context of the problem? What did I learn from solving this problem? <text:tab/>Can my strategies be extended to other types of problems? What would I do differently next time? </text:span><text:span text:style-name="T77">Can I present my <text:tab/>analysis and solution using a clear <text:s/>coherent argument reflecting the sophistication appropriate to the problem at <text:tab/>hand.</text:span><text:span text:style-name="T84">)</text:span></text:p>
      <text:p text:style-name="P22"><text:span text:style-name="T97"><text:tab/>The </text:span><text:span text:style-name="T106">Intellectual Standards</text:span><text:span text:style-name="T97"> used to judge the quality of my </text:span><text:span text:style-name="T105">Conclusion and Interpretation of the Question at hand <text:tab/>is</text:span><text:span text:style-name="T97">: </text:span><text:span text:style-name="T115">Clar</text:span><text:span text:style-name="T117">i</text:span><text:span text:style-name="T115">ty;</text:span><text:span text:style-name="T162"> </text:span><text:span text:style-name="T115">Accurate;</text:span><text:span text:style-name="T162"> </text:span><text:span text:style-name="T42">Precise</text:span><text:span text:style-name="T163">; </text:span><text:span text:style-name="T118">Fairness; </text:span><text:span text:style-name="T121">Significance</text:span></text:p>
      <table:table table:name="Table36" table:style-name="Table36">
        <table:table-column table:style-name="Table36.A"/>
        <table:table-column table:style-name="Table36.B"/>
        <table:table-row>
          <table:table-cell table:style-name="Table36.A1" table:number-columns-spanned="2" office:value-type="string">
            <text:p text:style-name="P104"><text:span text:style-name="T157">Strate</text:span><text:span text:style-name="T149">gies </text:span><text:span text:style-name="T154">for </text:span><text:span text:style-name="T158">Conclusions</text:span></text:p>
          </table:table-cell>
          <table:covered-table-cell/>
        </table:table-row>
        <table:table-row table:style-name="Table36.2">
          <table:table-cell table:style-name="Table36.A2" office:value-type="string">
            <text:list xml:id="list4986911092174099418" text:style-name="L61">
              <text:list-header>
                <text:p text:style-name="P180"/>
              </text:list-header>
              <text:list-item>
                <text:p text:style-name="P381"><text:span text:style-name="Emphasis"><text:span text:style-name="T489">Could </text:span></text:span><text:span text:style-name="Emphasis"><text:span text:style-name="T490">stat</text:span></text:span><text:span text:style-name="Emphasis"><text:span text:style-name="T489">e </text:span></text:span><text:span text:style-name="Emphasis"><text:span text:style-name="T490">your understanding</text:span></text:span><text:span text:style-name="Emphasis"><text:span text:style-name="T489"> of the math </text:span></text:span><text:span text:style-name="Emphasis"><text:span text:style-name="T491">new math terms, ideas, or processes</text:span></text:span><text:span text:style-name="Emphasis"><text:span text:style-name="T489"> i</text:span></text:span><text:span text:style-name="Emphasis"><text:span text:style-name="T488">n my</text:span></text:span><text:span text:style-name="Emphasis"><text:span text:style-name="T490"> </text:span></text:span><text:span text:style-name="Emphasis"><text:span text:style-name="T488">reasoning? </text:span></text:span></text:p>
              </text:list-item>
              <text:list-item>
                <text:p text:style-name="P296">Did the plan work </text:p>
              </text:list-item>
              <text:list-item>
                <text:p text:style-name="P296">logic – Does our conclusion follow from the evidence?</text:p>
              </text:list-item>
              <text:list-item>
                <text:p text:style-name="P296">Show and discuss solutions <text:s/>- <text:span text:style-name="T590">s</text:span>how and name different strategies </text:p>
              </text:list-item>
              <text:list-item>
                <text:p text:style-name="P296">Relate to previously solved problems</text:p>
              </text:list-item>
              <text:list-item>
                <text:p text:style-name="P296">Demonstrate general applicability of or have students solve extensions problem solving strategies </text:p>
              </text:list-item>
              <text:list-item>
                <text:p text:style-name="P296">Discuss special features, e.g. pictures – show how features may influence approach </text:p>
              </text:list-item>
              <text:list-item>
                <text:p text:style-name="P296">Verify conclusion in different ways – different <text:span text:style-name="T454">pathway</text:span></text:p>
              </text:list-item>
              <text:list-item>
                <text:p text:style-name="P296">Can I make well-reasoned conclusions and solutions – testing them against relevant criteria and standards</text:p>
                <text:p text:style-name="P338"><text:span text:style-name="Emphasis"><text:span text:style-name="T591"/></text:span></text:p>
              </text:list-item>
            </text:list>
          </table:table-cell>
          <table:table-cell table:style-name="Table36.B2" office:value-type="string">
            <text:list xml:id="list165219973164192" text:continue-numbering="true" text:style-name="L61">
              <text:list-item>
                <text:p text:style-name="P296">Search for negative as well as positive implications within the context of Implications:</text:p>
              </text:list-item>
              <text:list-item>
                <text:p text:style-name="P296"><text:span text:style-name="T524">What would I have done </text:span><text:span text:style-name="T519">differently in attempting to solve this problem?</text:span></text:p>
              </text:list-item>
              <text:list-item>
                <text:p text:style-name="P296"><text:span text:style-name="T590">Can you describe benefits in solving </text:span>the problem (technical, social, environments, ethical)</text:p>
              </text:list-item>
              <text:list-item>
                <text:p text:style-name="P296">Does the answer make sense? -</text:p>
              </text:list-item>
              <text:list-item>
                <text:p text:style-name="P296">Does it seem reasonable?</text:p>
              </text:list-item>
              <text:list-item>
                <text:p text:style-name="P296">What did I learn? Can I connect it to a different problem?</text:p>
              </text:list-item>
              <text:list-item>
                <text:p text:style-name="P296">Can I remember what I did?</text:p>
              </text:list-item>
              <text:list-item>
                <text:p text:style-name="P296">What new connections between content did you learn from solving the problem?</text:p>
              </text:list-item>
              <text:list-item>
                <text:p text:style-name="P296">Can you interpret your work in a practical or meaningful way?</text:p>
              </text:list-item>
              <text:list-item>
                <text:p text:style-name="P296">Was the solution a surprise? Does it seem reasonable? Why/why not?</text:p>
              </text:list-item>
              <text:list-item>
                <text:p text:style-name="P296">Analyze the process to understand important contributors</text:p>
              </text:list-item>
              <text:list-item>
                <text:p text:style-name="P185">Accuracy – How could we check on <text:span text:style-name="T590">the answer</text:span>?</text:p>
                <text:p text:style-name="P185"/>
              </text:list-item>
              <text:list-item>
                <text:p text:style-name="P296">Evaluate the effects – standardize the process correct assumptions made?</text:p>
              </text:list-item>
              <text:list-item>
                <text:p text:style-name="P296"><text:soft-page-break/>Work backward up the model one step at a time if it was not effective</text:p>
              </text:list-item>
              <text:list-item>
                <text:p text:style-name="P296">Can you check the result?</text:p>
              </text:list-item>
              <text:list-item>
                <text:p text:style-name="P296">Does the argument make sense?</text:p>
              </text:list-item>
              <text:list-item>
                <text:p text:style-name="P336"><text:span text:style-name="Emphasis"><text:span text:style-name="T594">Did you answer all parts of the problem?</text:span></text:span></text:p>
              </text:list-item>
            </text:list>
          </table:table-cell>
        </table:table-row>
      </table:table>
      <text:p text:style-name="P109"/>
      <text:p text:style-name="P128"><text:tab/>Element of Reasoning: <text:span text:style-name="T574">Point(s) of View </text:span></text:p>
      <text:p text:style-name="P79"><text:span text:style-name="T559"><text:tab/></text:span>T<text:span text:style-name="T470">he main point(s) of view or perspective(s) represented in this problem is (are)?<text:tab/>___________________________________________________________.</text:span></text:p>
      <text:p text:style-name="P91"><text:tab/>(Could I work the problem using a different approach or technique? How can we check our <text:tab/>results? ) Can I <text:tab/>check if my understanding is accurate?</text:p>
      <text:p text:style-name="P123"><text:tab/></text:p>
      <text:p text:style-name="P92"><text:span text:style-name="T542"><text:tab/>The </text:span><text:span text:style-name="T27">Intellectual Standards</text:span><text:span text:style-name="T542"> used to judge the quality and reasonableness of my assumptions needed to understand <text:tab/>and solve this problem are as follows: </text:span><text:span text:style-name="T560">Clar</text:span><text:span text:style-name="T561">i</text:span><text:span text:style-name="T560">ty</text:span><text:span text:style-name="T564">; </text:span><text:span text:style-name="T560">Accurate</text:span><text:span text:style-name="T564">; </text:span><text:span text:style-name="T455">Precise</text:span><text:span text:style-name="T565">; </text:span><text:span text:style-name="T562">Breadth</text:span><text:span text:style-name="T565">;</text:span><text:span text:style-name="T566"> </text:span><text:span text:style-name="T563">Logic.</text:span></text:p>
      <text:p text:style-name="P92"/>
      <table:table table:name="Table37" table:style-name="Table37">
        <table:table-column table:style-name="Table37.A"/>
        <table:table-column table:style-name="Table37.B"/>
        <table:table-row>
          <table:table-cell table:style-name="Table37.A1" table:number-columns-spanned="2" office:value-type="string">
            <text:p text:style-name="P104"><text:span text:style-name="T157">Strate</text:span><text:span text:style-name="T149">gies </text:span><text:span text:style-name="T154">for </text:span><text:span text:style-name="T222">Point(s) of View </text:span></text:p>
          </table:table-cell>
          <table:covered-table-cell/>
        </table:table-row>
        <table:table-row>
          <table:table-cell table:style-name="Table37.A2" office:value-type="string">
            <text:list xml:id="list9058185795883254441" text:style-name="L62">
              <text:list-item>
                <text:p text:style-name="P179"><text:span text:style-name="T590">What </text:span><text:s/>ideas you are confident you can explain. </text:p>
              </text:list-item>
              <text:list-item>
                <text:p text:style-name="P259"><text:span text:style-name="T292">Do you see interconnected relationships? can</text:span><text:span text:style-name="T325"> I check if my understanding is accurate?</text:span></text:p>
              </text:list-item>
              <text:list-item>
                <text:p text:style-name="P329">Did the plan work </text:p>
              </text:list-item>
              <text:list-item>
                <text:p text:style-name="P329">logic – Does our conclusion follow from the evidence?</text:p>
              </text:list-item>
              <text:list-item>
                <text:p text:style-name="P329">Show and discuss solutions Show and name different strategies </text:p>
              </text:list-item>
              <text:list-item>
                <text:p text:style-name="P329">Rela<text:span text:style-name="T606">t</text:span>e to previously solved problems </text:p>
              </text:list-item>
              <text:list-item>
                <text:p text:style-name="P329">Demonstrate general applicability of or have students solve extensions problem solving strategies </text:p>
              </text:list-item>
              <text:list-item>
                <text:p text:style-name="P191">Apply the *Elements of Reasoning</text:p>
                <text:p text:style-name="P189"><text:span text:style-name="T538">Apply the *Intellectual Standards to Elements of Reasoning Discuss</text:span><text:span text:style-name="T539"> special features, e.g. pictures Show how features may influence approach </text:span></text:p>
              </text:list-item>
              <text:list-item>
                <text:p text:style-name="P329">Verify conclusion in different ways – <text:soft-page-break/>different <text:span text:style-name="T454">pathway</text:span></text:p>
              </text:list-item>
              <text:list-item>
                <text:p text:style-name="P339"><text:span text:style-name="T29">Can I make well-reasoned conclusions and solutions – testing them against</text:span> <text:span text:style-name="T29">relevant criteria and standards</text:span></text:p>
              </text:list-item>
              <text:list-item>
                <text:p text:style-name="P329">Identify assumptions they led you to your conclusions</text:p>
              </text:list-item>
            </text:list>
          </table:table-cell>
          <table:table-cell table:style-name="Table37.B2" office:value-type="string">
            <text:list xml:id="list165219991163788" text:continue-numbering="true" text:style-name="L62">
              <text:list-item>
                <text:p text:style-name="P339"><text:span text:style-name="T29">Search for negative</text:span> as <text:span text:style-name="T29">well as positive implications within</text:span> the <text:span text:style-name="T29">context of Implications:</text:span></text:p>
              </text:list-item>
              <text:list-item>
                <text:p text:style-name="P329">What would I have done <text:s/></text:p>
              </text:list-item>
              <text:list-item>
                <text:p text:style-name="P329">Does your answer make sense?</text:p>
              </text:list-item>
              <text:list-item>
                <text:p text:style-name="P329">What did you learn from completing the problem?</text:p>
              </text:list-item>
              <text:list-item>
                <text:p text:style-name="P178">Extend the problem</text:p>
              </text:list-item>
              <text:list-item>
                <text:p text:style-name="P329">Can you use the results of or the method, for some other problem</text:p>
              </text:list-item>
              <text:list-item>
                <text:p text:style-name="P329">If I encountered a similar problem in the future, how could I better solve it?</text:p>
              </text:list-item>
              <text:list-item>
                <text:p text:style-name="P329">Is the answer unique or are there others? Can I explain my answer in the context of the problem?</text:p>
              </text:list-item>
              <text:list-item>
                <text:p text:style-name="P329">How can I check my work for accuracy? - check against standards – accuracy clarity, depth</text:p>
              </text:list-item>
              <text:list-item>
                <text:p text:style-name="P330">Add new ideas to the list and underline those ideas you are confident you can explain. </text:p>
              </text:list-item>
              <text:list-item>
                <text:p text:style-name="P340">Do you see interconnected relationships?</text:p>
              </text:list-item>
              <text:list-item>
                <text:p text:style-name="P191">Apply the *Elements of Reasoning</text:p>
              </text:list-item>
              <text:list-item>
                <text:p text:style-name="P190"><text:soft-page-break/>Apply the *Intellectual Standards to Elements of Reasoning</text:p>
              </text:list-item>
            </text:list>
          </table:table-cell>
        </table:table-row>
      </table:table>
      <text:p text:style-name="P4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620">when the going gets tough, substitute". This clears the deck and one can better see how to proceed</text:span> </text:p>
      <text:p text:style-name="P32"/>
      <text:p text:style-name="P23"/>
      <text:p text:style-name="P95"><text:span text:style-name="T608">*S</text:span><text:span text:style-name="T607">EEI</text:span></text:p>
      <text:p text:style-name="P72"/>
      <table:table table:name="Table8" table:style-name="Table8">
        <table:table-column table:style-name="Table8.A"/>
        <table:table-row>
          <table:table-cell table:style-name="Table8.A1" office:value-type="string">
            <text:p text:style-name="P96"><text:span text:style-name="T608">SEE</text:span><text:span text:style-name="T609">I </text:span><text:span text:style-name="T608">is a method of </text:span><text:span text:style-name="T609">developing clarity </text:span><text:span text:style-name="T608">and understanding</text:span><text:span text:style-name="T609"> problems to be solved, concepts, or issues. </text:span><text:span text:style-name="T608">It stands for State, Elaborate, Exemplify, and Illustrate. This method provides a</text:span><text:span text:style-name="T609">n excellent approach for </text:span><text:span text:style-name="T608">communicat</text:span><text:span text:style-name="T609">ing understanding of our thinking to others and also serves as a useful learning tool for self-assessment</text:span><text:span text:style-name="T608">.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ext:span><text:soft-page-break/><text:span text:style-name="T608">through the process to better understand the given concept and create a clear description for others. </text:span></text:p>
            <text:p text:style-name="P74"/>
            <text:p text:style-name="P14">SEE-I has four steps:</text:p>
            <text:p text:style-name="P48">1. State the concept or idea in a single sentence or two.</text:p>
            <text:list xml:id="list8998773546014246864" text:style-name="L63">
              <text:list-item>
                <text:p text:style-name="P162">Clearly and succinctly state the concept.</text:p>
              </text:list-item>
            </text:list>
            <text:p text:style-name="P48">2. Elaborate on the concept in your own words. Explain it at greater length in a paragraph or two.</text:p>
            <text:list xml:id="list6359096456001165465" text:style-name="L64">
              <text:list-item>
                <text:p text:style-name="P163">Clarify the concept in your own words. "In other words,. . ."</text:p>
              </text:list-item>
            </text:list>
            <text:p text:style-name="P48">3. Exemplify the concept by giving concrete examples (and counter examples) of the concept.</text:p>
            <text:list xml:id="list3473693624594705033" text:style-name="L65">
              <text:list-item>
                <text:p text:style-name="P164">Specify the concept by giving specific examples. "For example, . . ."</text:p>
              </text:list-item>
            </text:list>
            <text:p text:style-name="P48">4. Illustrate the concept with a picture.</text:p>
            <text:list xml:id="list2724931961837000996" text:style-name="L66">
              <text:list-item>
                <text:p text:style-name="P165"><text:span text:style-name="T415">Draw something,</text:span><text:bookmark text:name="FALINK_3_0_2"/><text:span text:style-name="T415"> </text:span><text:span text:style-name="T416">o</text:span><text:span text:style-name="T415">r </text:span><text:span text:style-name="T416">even </text:span><text:span text:style-name="T415">create a picture with words, such as with a metaphor or analogy. "It's like …" </text:span><text:span text:style-name="T331">Represen</text:span><text:span text:style-name="T333">t</text:span><text:span text:style-name="T334"> the problem with a drawing, diagram, graph, symbol, or formula – can students write a mathematical sentence following SEE</text:span><text:span text:style-name="T335">I</text:span><text:span text:style-name="T334">. Model the SEER process for students using a familiar concept-have students practice </text:span></text:p>
                <text:p text:style-name="P166"/>
              </text:list-item>
            </text:list>
          </table:table-cell>
        </table:table-row>
      </table:table>
      <text:p text:style-name="P74"/>
      <text:p text:style-name="P74"/>
      <text:p text:style-name="P42"/>
      <text:p text:style-name="P42"/>
      <text:p text:style-name="P42">Metacognitive Chart for Analysis with SEE<text:span text:style-name="T610">I</text:span></text:p>
      <text:p text:style-name="P43"><text:span text:style-name="T570">Directions: As you complete each phase of step 1 in the problem solving process. </text:span><text:span text:style-name="T571">Check the appropriate box </text:span><text:span text:style-name="T570">below </text:span><text:span text:style-name="T571">and show steps 2 -5 on a separate page.</text:span></text:p>
      <table:table table:name="Table3" table:style-name="Table3">
        <table:table-column table:style-name="Table3.A"/>
        <table:table-column table:style-name="Table3.B"/>
        <table:table-row>
          <table:table-cell table:style-name="Table3.A1" office:value-type="string">
            <text:p text:style-name="P131">1. Read/Reread</text:p>
          </table:table-cell>
          <table:table-cell table:style-name="Table3.B1" office:value-type="string">
            <text:p text:style-name="P132"/>
          </table:table-cell>
        </table:table-row>
        <table:table-row>
          <table:table-cell table:style-name="Table3.A2" office:value-type="string">
            <text:p text:style-name="P131">2. State the problem in your own words</text:p>
          </table:table-cell>
          <table:table-cell table:style-name="Table3.B2" office:value-type="string">
            <text:p text:style-name="P131"/>
          </table:table-cell>
        </table:table-row>
        <table:table-row>
          <table:table-cell table:style-name="Table3.A2" office:value-type="string">
            <text:p text:style-name="P131">3. Elaborate – can you say more...in other words.. its similar to...</text:p>
          </table:table-cell>
          <table:table-cell table:style-name="Table3.B2" office:value-type="string">
            <text:p text:style-name="P131"/>
          </table:table-cell>
        </table:table-row>
        <text:soft-page-break/>
        <table:table-row>
          <table:table-cell table:style-name="Table3.A2" office:value-type="string">
            <text:p text:style-name="P131">4. Example – can you give an example from a similar problem that you solved</text:p>
          </table:table-cell>
          <table:table-cell table:style-name="Table3.B2" office:value-type="string">
            <text:p text:style-name="P131"/>
          </table:table-cell>
        </table:table-row>
        <table:table-row>
          <table:table-cell table:style-name="Table3.A2" office:value-type="string">
            <text:p text:style-name="P131">5. Representation – can you provide a drawing, mathematical sentence, graph, Venn<text:span text:style-name="T611"> diagram</text:span></text:p>
          </table:table-cell>
          <table:table-cell table:style-name="Table3.B2" office:value-type="string">
            <text:p text:style-name="P131"/>
          </table:table-cell>
        </table:table-row>
      </table:table>
      <text:p text:style-name="P49"/>
      <text:p text:style-name="P72">*Elements of Reasoning</text:p>
      <table:table table:name="Table9" table:style-name="Table9">
        <table:table-column table:style-name="Table9.A"/>
        <text:soft-page-break/>
        <table:table-row table:style-name="Table9.1">
          <table:table-cell table:style-name="Table9.A1" office:value-type="string">
            <text:p text:style-name="P24">The Elements of Reasoning provide a method of understanding the logic of a mathematical problem, issue, or our reasoning or those of others on any subject. It serves as a useful tool to summarize one's own thinking about a problem at hand.</text:p>
            <text:p text:style-name="P24">Here is a template to use:</text:p>
            <text:p text:style-name="P24">1. <text:tab/>The <text:span text:style-name="T68">purpose</text:span> of the problem is ______________________________________________.</text:p>
            <text:p text:style-name="P24"><text:s/><text:tab/><text:span text:style-name="T55">(State as accurately as possible, the purpose for solving the problem. What exactly are we <text:tab/>trying to do? What purpose will our solution achieve? W</text:span><text:span text:style-name="T58">hy is the </text:span><text:span text:style-name="T69">problem important</text:span><text:span text:style-name="T58">?</text:span><text:span text:style-name="T55">) </text:span></text:p>
            <text:p text:style-name="P24">2.<text:tab/>The key <text:span text:style-name="T68">question</text:span> or <text:span text:style-name="T68">problem</text:span> is _______________________________________________.</text:p>
            <text:p text:style-name="P24"><text:tab/><text:span text:style-name="T55">(</text:span><text:span text:style-name="T60">What exactly are we trying to determine? What is the pro</text:span><text:span text:style-name="T61">b</text:span><text:span text:style-name="T60">lem or goal? </text:span><text:span text:style-name="T61">Can I break the <text:tab/>problem down into sub-problems? </text:span><text:span text:style-name="T65">Can I categorize the problem into a particular type?</text:span><text:span text:style-name="T60">)</text:span></text:p>
            <text:p text:style-name="P24">3.<text:tab/>The most important<text:span text:style-name="T55"> information</text:span> for addressing and solving the problem is ___________<text:tab/>________________________________________________________________________.</text:p>
            <text:p text:style-name="P50"><text:span text:style-name="T91">(Identify y key information needed, or presupposed for addressing the problem. Here we are looking for facts or data relevant</text:span><text:span text:style-name="T92"> to </text:span><text:span text:style-name="T91">the problem, </text:span><text:span text:style-name="T93">What information such as data, and facts </text:span><text:span text:style-name="T94">d</text:span><text:span text:style-name="T93">o I have? What </text:span><text:span text:style-name="T72">information</text:span><text:span text:style-name="T93"> do I need to answer the question? Does it seem that some </text:span><text:span text:style-name="T72">information</text:span><text:span text:style-name="T93"> is still missing? </text:span><text:span text:style-name="T95">H</text:span><text:span text:style-name="T96">ow is information </text:span><text:span text:style-name="T95">to be </text:span><text:span text:style-name="T96">accessed and used?</text:span><text:span text:style-name="T92">)</text:span></text:p>
            <text:p text:style-name="P115"><text:span text:style-name="T332">4.<text:tab/>The key </text:span><text:span text:style-name="T336">concepts</text:span><text:span text:style-name="T332"> we need to understand in this problem are <text:s/>____________________</text:span></text:p>
            <text:p text:style-name="P81"><text:tab/>_____________________________________________________________________.</text:p>
            <text:p text:style-name="P75"><text:span text:style-name="T525"><text:tab/></text:span><text:span text:style-name="T526">(</text:span><text:span text:style-name="T75">What concepts or content (theorems, definitions, formulas, etc.) do we need to understand <text:tab/>for reaching a solution?</text:span><text:span text:style-name="T77">)</text:span><text:span text:style-name="T75"> </text:span></text:p>
            <text:p text:style-name="P82"/>
            <text:p text:style-name="P73"><text:span text:style-name="T525">5.<text:tab/></text:span><text:span text:style-name="T522">The main assumption(s) underlying our understanding of the problem is (are) __________</text:span></text:p>
            <text:p text:style-name="P83"><text:tab/>________________________________________________________________________.</text:p>
            <text:p text:style-name="P73"><text:span text:style-name="T522"><text:tab/></text:span><text:span text:style-name="T89">(What is the author or problem as stated taking for granted? </text:span><text:span text:style-name="T81">What assumptions are we <text:tab/>making? Are our assumptions justifiable? </text:span><text:span text:style-name="T89">Assumptions are </text:span><text:span text:style-name="T81">generalizations that might <text:tab/>be questioned and are most often unstated.)</text:span></text:p>
            <text:p text:style-name="P84"/>
            <text:p text:style-name="P76"><text:span text:style-name="T73">6.<text:tab/></text:span><text:span text:style-name="T520">The basis for our </text:span><text:span text:style-name="T464">inferences </text:span><text:span text:style-name="T520">and </text:span><text:span text:style-name="T464">interpretations</text:span><text:span text:style-name="T520"> at this point are</text:span><text:span text:style-name="T521"> __________________</text:span></text:p>
            <text:p text:style-name="P83"><text:tab/>_______________________________________________________________________.</text:p>
            <text:p text:style-name="P73"><text:span text:style-name="T89"><text:tab/></text:span><text:span text:style-name="T81">(Is there another way to interpret the information? Can I justify my interpretation of the <text:tab/>information or problem to be solved? Have</text:span><text:span text:style-name="T82"> I made any inferences beyond what the evidence</text:span></text:p>
            <text:p text:style-name="P73"><text:span text:style-name="T82"><text:s text:c="10"/>implies? Are my inference consistent?</text:span><text:span text:style-name="T81">)</text:span></text:p>
            <text:p text:style-name="P84"/>
            <text:p text:style-name="P77"><text:span text:style-name="T519">7.<text:tab/></text:span><text:span text:style-name="T527">The most important </text:span><text:span text:style-name="T71">conclusion(s)</text:span><text:span text:style-name="T527"> or Implication(s) in solving this problem is (are)?______</text:span></text:p>
            <text:p text:style-name="P80"><text:tab/>________________________________________________________________________.</text:p>
            <text:p text:style-name="P51"><text:span text:style-name="T82">(</text:span><text:span text:style-name="T83">Does my answer(s) make sense within the context of the problem? What did I learn from solving this problem? Can my strategies be extended to other types of problems? What would I do differently next time? </text:span><text:span text:style-name="T77">Can I present my analysis and solution using a clear <text:s/>coherent argument reflecting the sophistication appropriate to the problem at hand</text:span></text:p>
            <text:p text:style-name="P85"/>
            <text:p text:style-name="P79">8.<text:tab/>The main point(s) of view or perspective(s) represented in this problem is (are)?________</text:p>
            <text:p text:style-name="P79"><text:tab/>________________________________________________________________________.</text:p>
            <text:p text:style-name="P78"><text:span text:style-name="T519"><text:tab/></text:span><text:span text:style-name="T73">(Could I work the problem using a different approach or technique? How can we check our <text:tab/>results? ) </text:span></text:p>
            <text:p text:style-name="P79"/>
            <text:p text:style-name="P80"><text:tab/></text:p>
          </table:table-cell>
        </table:table-row>
      </table:table>
      <text:p text:style-name="P44"><text:soft-page-break/></text:p>
      <text:p text:style-name="P44"/>
      <text:p text:style-name="P45"><text:span text:style-name="T546">Paul, R. &amp; Elder, L. (20</text:span><text:span text:style-name="T545">10</text:span><text:span text:style-name="T546">). </text:span><text:span text:style-name="T545">The Thinkers Guide to Analytic Thinking: How to Take Thinking Apart and What to Look for When You Do</text:span><text:span text:style-name="T547">. Dillon Beach, CA: Foundations for Critical Thinking Press.</text:span><text:span text:style-name="T546"> </text:span><text:s/><text:span text:style-name="T546">Paul, R., </text:span><text:span text:style-name="T545">Niewoehner, R.,</text:span><text:span text:style-name="T546"> &amp; Elder, L. (200</text:span><text:span text:style-name="T547">7</text:span><text:span text:style-name="T546">). </text:span><text:span text:style-name="T545">The Thinkers Guide to Engineering Reasoning</text:span><text:span text:style-name="T547">. Dillon Beach, CA: Foundations for Critical Thinking Press.</text:span><text:span text:style-name="T546"> </text:span></text:p>
      <text:p text:style-name="P71"/>
      <table:table table:name="Table10" table:style-name="Table10">
        <table:table-column table:style-name="Table10.A"/>
        <table:table-column table:style-name="Table10.B"/>
        <table:table-row>
          <table:table-cell table:style-name="Table10.A1" office:value-type="string">
            <text:list xml:id="list165220039170252" text:continue-list="list165219874154661" text:style-name="L1">
              <text:list-header>
                <text:p text:style-name="P182"/>
              </text:list-header>
              <text:list-item>
                <text:p text:style-name="P182">Element: Question</text:p>
              </text:list-item>
            </text:list>
          </table:table-cell>
          <table:table-cell table:style-name="Table10.B1" office:value-type="string">
            <text:p text:style-name="P140"/>
          </table:table-cell>
        </table:table-row>
        <table:table-row>
          <table:table-cell table:style-name="Table10.A1" office:value-type="string">
            <text:list xml:id="list165220041152563" text:continue-numbering="true" text:style-name="L1">
              <text:list-item>
                <text:p text:style-name="P181"><text:span text:style-name="T169">Read/Re Read </text:span><text:span text:style-name="T170">and </text:span>Underline Key Terms</text:p>
              </text:list-item>
              <text:list-item>
                <text:p text:style-name="P214">Think with a pencil</text:p>
              </text:list-item>
              <text:list-item>
                <text:p text:style-name="P260">Introduce suitable notation. - <text:span text:style-name="T612">translating early</text:span></text:p>
              </text:list-item>
              <text:list-item>
                <text:p text:style-name="P215"><text:span text:style-name="T453">Apply </text:span>SQR (<text:span text:style-name="T454">S</text:span>urvey, <text:span text:style-name="T454">Q</text:span>uestion, <text:span text:style-name="T454">R</text:span>ead)*</text:p>
              </text:list-item>
              <text:list-item>
                <text:p text:style-name="P215"><text:span text:style-name="T469">Have I worked a similar problem before i</text:span><text:span text:style-name="T471">n a slightly different form </text:span><text:span text:style-name="T472">and/o</text:span><text:span text:style-name="T167">r</text:span><text:span text:style-name="T99"> </text:span><text:span text:style-name="T168">categorize the problem into a particular type?</text:span></text:p>
              </text:list-item>
              <text:list-item>
                <text:p text:style-name="P264">What seems different about this problem?</text:p>
              </text:list-item>
              <text:list-item>
                <text:p text:style-name="P279">Review definitions, theorems or previous content, if needed, to better understand the problem or question? </text:p>
              </text:list-item>
              <text:list-item>
                <text:p text:style-name="P280"><text:span text:style-name="T518">Wh</text:span>at is the unknown? What are the data? What is the condition?</text:p>
              </text:list-item>
              <text:list-item>
                <text:p text:style-name="P280">Do you understand all the words used in stating the problem?</text:p>
              </text:list-item>
              <text:list-item>
                <text:p text:style-name="P280">Can you think of a picture or diagram that might help you understand the problem?</text:p>
              </text:list-item>
            </text:list>
          </table:table-cell>
          <table:table-cell table:style-name="Table10.B1" office:value-type="string">
            <text:list xml:id="list1309441449040308328" text:style-name="L67">
              <text:list-item>
                <text:p text:style-name="P227">Why is the <text:span text:style-name="T519">problem important?</text:span></text:p>
              </text:list-item>
              <text:list-item>
                <text:p text:style-name="P227"><text:span text:style-name="T190">Do I understand </text:span><text:span text:style-name="T191">how</text:span><text:span text:style-name="T190"> solving this problem will help me understand mathematics?</text:span></text:p>
              </text:list-item>
            </text:list>
          </table:table-cell>
        </table:table-row>
        <table:table-row>
          <table:table-cell table:style-name="Table10.A3" office:value-type="string">
            <text:p text:style-name="P114">Element: purpose</text:p>
          </table:table-cell>
          <table:table-cell table:style-name="Table10.B3" office:value-type="string">
            <text:p text:style-name="P140"/>
          </table:table-cell>
        </table:table-row>
      </table:table>
      <text:p text:style-name="P117"/>
      <text:p text:style-name="P117"/>
      <text:h text:style-name="P156" text:outline-level="3">About the problem statement. Starting a problem solution:</text:h>
      <text:p text:style-name="P147">As problems become more involved the problem statement itself is the primary cause of novice students' difficulty in solving word problems.</text:p>
      <text:p text:style-name="P147">The student can become so involved with, and confused by, the various <text:span text:style-name="T54">ifs, ands, buts, assume thats, given thats</text:span> and so forth that there is no hope of solving the problem. The reason for this is quite simple. The human working memory is too small to handle more than a few chunks without strain. When the working memory is overloaded, confusion results.</text:p>
      <text:p text:style-name="P147">The solution to this induced confusion is simply to ignore any phrases that start with words like <text:span text:style-name="T54">if</text:span> when reading a problem statement. The item being sought is <text:span text:style-name="T54">what the problem asks for</text:span> quite independent of the constraints contained in the <text:span text:style-name="T54">ifs</text:span>.</text:p>
      <text:p text:style-name="P147">The problem statement is simply a source of information. T</text:p>
      <text:h text:style-name="P157" text:outline-level="3">Responding to <text:span text:style-name="T54">what is asked for</text:span>:</text:h>
      <text:p text:style-name="P146">In general, the <text:span text:style-name="T54">response</text:span> to the request made by the problem requires use of a concept. The concept that <text:span text:style-name="T54">the whole is the sum of its parts</text:span> was used in some problems in the previous lesson plans. The meanings of <text:span text:style-name="T54">circumference</text:span> and <text:span text:style-name="T54">area</text:span> were used in a couple of examples. Identifying appropriate concepts is ordinarily referred to as <text:span text:style-name="T54">thinking</text:span>.</text:p>
      <text:p text:style-name="P146">The concept needed may be readily available to the problem solver through common sense and previous experience. Other sources of needed concepts include textbooks, reference books, dictionaries, encyclopedias, publications, the world wide web, teachers, parents and friends.</text:p>
      <text:p text:style-name="P146">There are problems in which the needed concept does not exist. Many people are engaged in the research needed to discover and develop these missing concepts.</text:p>
      <text:p text:style-name="P146"><text:soft-page-break/>Use of concepts is quite powerful. For example, the idea that <text:span text:style-name="T54">the whole is the sum of its parts</text:span> is the most widely used concept. Not only is it the basis for solving algebra problems containing words such as <text:span text:style-name="T54">coins, lawn mowing, painting, stamps, mixtures, jobs</text:span> and so forth it is also present in subjects such a physics and chemistry.</text:p>
      <text:p text:style-name="P146">Dalton's Law, the law of linear superposition and various conservation laws are all restatements of the idea that <text:span text:style-name="T54">the whole is the sum of its parts</text:span>.</text:p>
      <text:p text:style-name="P146">The words change but the idea remains the same.</text:p>
      <text:p text:style-name="P146">It is important to help the student become aware of using concepts in early grades. The concepts used there will reappear, albeit using different words, in future learning experiences.</text:p>
      <text:h text:style-name="P159" text:outline-level="3">Continuing a problem solution:</text:h>
      <text:p text:style-name="P147"><text:s/>You know what you are looking for and can scan through the <text:span text:style-name="T54">ifs</text:span> to locate it. There is no need to fish around.</text:p>
      <text:p text:style-name="P147">If the information needed is not present in the problem statement, then it must be obtained from other knowledge sources as described above.</text:p>
      <text:p text:style-name="P147">Sometimes the response to what is needed is sufficiently obscured by artful wording of the problem statement that the problem statement is quite puzzling. Such problems are called <text:span text:style-name="T54">puzzles</text:span>. Responding to what is asked for becomes quite important in this case. It provides a means of knowing what to look for.</text:p>
      <text:p text:style-name="P147">Help the student become aware of the problem statement as only a source of information like a dictionary or telephone book. It is a place to find information.</text:p>
      <text:h text:style-name="P158" text:outline-level="3"><text:soft-page-break/>Indentation and verbal statements:</text:h>
      <text:p text:style-name="P146">The response to a step is indented one step to the right of the requesting equation. This serves to visually display the logical position of the step in the solution.</text:p>
      <text:p text:style-name="P146">When responses to all the steps are completed, substitution is made in the requesting equation. The result of this substitution is positioned at the same indent level as the requesting equation. This displays subproblems as distinct entities.</text:p>
      <text:p text:style-name="P146">A verbal statement is placed at the same indent level as the equation to which it applies. This verbal statement is a written record of the thoughts that led to writing the equation to which it applies. The words and the equation belong to one another.</text:p>
      <text:p text:style-name="P146">Help the student to learn to verbalize. S</text:p>
      <text:h text:style-name="P160" text:outline-level="3">Completing a problem solution</text:h>
      <text:p text:style-name="P144">Since the responses are substituted into the requesting equation, the last substitution will be at the left margin. This is the result.</text:p>
      <text:p text:style-name="P144">A verbal statement following the final result is of particular importance. This statement should answer the question, .</text:p>
      <text:p text:style-name="P144">Help the student understand that an adequate solution presentation does not have to be explained. The explanation should all be recorded in the solution presentation itself. It should not require additional augmentation. The reader of a problem solution should not be required to solve the solution.</text:p>
      <text:p text:style-name="P38"/>
      <text:p text:style-name="P39"/>
      <text:p text:style-name="P40"> - I've always tried to use student work to guide my instruction, but Ms. Mickle helped me make the following connections: (1) <text:s/>(2) and (4) Checking provides the capstone that allows us to determine levels of understanding.</text:p>
      <text:p text:style-name="P46">Using UPS-Check, we can better plan and provide interventions: (1) Reading / writing strategies for those who have difficulty writing their <text:soft-page-break/>explanations, (2) Knowing our students' learning preferences helps us prepare lessons that match and expand their favored learning modes, (3) Solutions with holes can guide our next lessons to fill in the gaps before and / or as we move on to new content, and (4) Check strategies can help us identify those students who are ready for more challenging work vs those who need additional work on the current problem types.</text:p>
      <text:p text:style-name="P46">Thanks for helping me to see how phases of student solutions can be used to guide planning and inform future instruction! Great ideas!</text:p>
      <text:p text:style-name="P40"/>
      <text:p text:style-name="P107">Have students tell what objective of leanring is</text:p>
      <text:p text:style-name="P108"/>
      <text:p text:style-name="P108"/>
      <text:p text:style-name="P107"><text:s/></text:p>
      <text:p text:style-name="P107">Make a table Use deduction </text:p>
      <text:p text:style-name="P30"><text:span text:style-name="T430"><text:line-break/></text:span><text:span text:style-name="T431">Practice, practice, practice.</text:span></text:p>
      <text:section text:style-name="Sect1" text:name="articlebody">
        <text:p text:style-name="P68">Problem Solving Plan in 4 Steps:</text:p>
        <text:p text:style-name="P68">1. Clues:</text:p>
        <text:list xml:id="list3759976095587350500" text:style-name="L68">
          <text:list-item>
            <text:p text:style-name="P420">Read the problem carefully.</text:p>
          </text:list-item>
          <text:list-item>
            <text:p text:style-name="P420">Underline clue words.</text:p>
          </text:list-item>
          <text:list-item>
            <text:p text:style-name="P420">Ask yourself if you've seen a problem similar to this one. If so, what is similar about it?</text:p>
          </text:list-item>
          <text:list-item>
            <text:p text:style-name="P420">What did you need to do?</text:p>
          </text:list-item>
          <text:list-item>
            <text:p text:style-name="P420">What facts are you given?</text:p>
          </text:list-item>
          <text:list-item>
            <text:p text:style-name="P429">What do you need to find out?</text:p>
          </text:list-item>
        </text:list>
        <text:p text:style-name="P68">2. Game Plan:</text:p>
        <text:list xml:id="list6230961529515743679" text:style-name="L69">
          <text:list-item>
            <text:p text:style-name="P421">Dwork.</text:p>
          </text:list-item>
        </text:list>
        <text:p text:style-name="P69">3. Solve:</text:p>
        <text:list xml:id="list3374308484276654544" text:style-name="L70">
          <text:list-item>
            <text:p text:style-name="P430">Use your strategies to solve the problem</text:p>
          </text:list-item>
        </text:list>
        <text:p text:style-name="P69">4. Reflect:</text:p>
        <text:list xml:id="list1031075629397771021" text:style-name="L71">
          <text:list-item>
            <text:p text:style-name="P422"/>
          </text:list-item>
          <text:list-item>
            <text:p text:style-name="P422">Did you answer using the language in the question?</text:p>
          </text:list-item>
          <text:list-item>
            <text:p text:style-name="P431">Same units?</text:p>
          </text:list-item>
        </text:list>
        <text:p text:style-name="P68"><text:soft-page-break/>Clue Words:</text:p>
        <text:p text:style-name="P67"><text:line-break/><text:span text:style-name="T23">For instance:</text:span> <text:line-break/><text:span text:style-name="T23">Clue Words for Addition</text:span></text:p>
        <text:list xml:id="list1414073112681679884" text:style-name="L72">
          <text:list-item>
            <text:p text:style-name="P423">sum</text:p>
          </text:list-item>
          <text:list-item>
            <text:p text:style-name="P423">total</text:p>
          </text:list-item>
          <text:list-item>
            <text:p text:style-name="P423">in all</text:p>
          </text:list-item>
          <text:list-item>
            <text:p text:style-name="P423">perimeter</text:p>
          </text:list-item>
          <text:list-item>
            <text:p text:style-name="P435"/>
          </text:list-item>
        </text:list>
        <text:p text:style-name="P69">Clue Words for Subtraction</text:p>
        <text:list xml:id="list7058896195303977355" text:style-name="L73">
          <text:list-item>
            <text:p text:style-name="P424">difference</text:p>
          </text:list-item>
          <text:list-item>
            <text:p text:style-name="P424">how much more</text:p>
          </text:list-item>
          <text:list-item>
            <text:p text:style-name="P432">exceed</text:p>
          </text:list-item>
        </text:list>
        <text:p text:style-name="P69">Clue Words for Multiplication</text:p>
        <text:list xml:id="list4758723913487045313" text:style-name="L74">
          <text:list-item>
            <text:p text:style-name="P425">product</text:p>
          </text:list-item>
          <text:list-item>
            <text:p text:style-name="P425">total</text:p>
          </text:list-item>
          <text:list-item>
            <text:p text:style-name="P425">area</text:p>
          </text:list-item>
          <text:list-item>
            <text:p text:style-name="P433">times</text:p>
          </text:list-item>
        </text:list>
        <text:p text:style-name="P69">Clue Words for Division</text:p>
        <text:list xml:id="list8877410424424955773" text:style-name="L75">
          <text:list-item>
            <text:p text:style-name="P426">share</text:p>
          </text:list-item>
          <text:list-item>
            <text:p text:style-name="P426">distribute</text:p>
          </text:list-item>
          <text:list-item>
            <text:p text:style-name="P426">quotient</text:p>
          </text:list-item>
          <text:list-item>
            <text:p text:style-name="P434">average</text:p>
          </text:list-item>
        </text:list>
        <text:p text:style-name="P67">Although clue words vary a bit, you'll find that there will be consistency with them to guide you to the correct operation.</text:p>
      </text:section>
      <text:section text:style-name="Sect1" text:name="coda">
        <text:p text:style-name="P65"/>
        <text:section text:style-name="Sect1" text:name="resources">
          <text:h text:style-name="P66" text:outline-level="5">Suggested Reading</text:h>
          <text:list xml:id="list672730523128064882" text:style-name="L76">
            <text:list-item>
              <text:p text:style-name="P427"><text:a xlink:type="simple" xlink:href="http://math.about.com/cs/testprep/a/ps.htm"><text:span text:style-name="T447">More About Problem Solving</text:span></text:a></text:p>
            </text:list-item>
            <text:list-item>
              <text:p text:style-name="P427"><text:a xlink:type="simple" xlink:href="http://math.about.com/od/wordproblem1/Worksheets_for_Word_Problems_Various_grades.htm"><text:span text:style-name="T447">Grade by Grade Word Problems</text:span></text:a></text:p>
            </text:list-item>
            <text:list-item>
              <text:p text:style-name="P427"><text:soft-page-break/><text:a xlink:type="simple" xlink:href="http://math.about.com/od/algebra1help/a/PS_Step.htm"><text:span text:style-name="T447">Solving Algebra Word Problems</text:span></text:a></text:p>
            </text:list-item>
          </text:list>
          <text:section text:style-name="Sect1" text:name="rel">
            <text:p text:style-name="P64">Related Articles</text:p>
            <text:list xml:id="list1442494923256004196" text:style-name="L77">
              <text:list-item>
                <text:p text:style-name="P428"><text:a xlink:type="simple" xlink:href="http://video.about.com/math/Tips-for-Teaching-Word-Problem-Solving.htm"><text:span text:style-name="T447">Teaching Word Problem Solving - Tips for Teaching Word Problem Solving Vide...</text:span></text:a></text:p>
              </text:list-item>
              <text:list-item>
                <text:p text:style-name="P428"><text:a xlink:type="simple" xlink:href="http://specialed.about.com/od/holidaysthemes/ss/Jingle-Math-Problem-Solving-Resources-For-Special-Education.htm"><text:span text:style-name="T447">Jingle Math Uses Christmas Themes to Teach Problem Solving</text:span></text:a></text:p>
              </text:list-item>
              <text:list-item>
                <text:p text:style-name="P428"><text:a xlink:type="simple" xlink:href="http://learningdisabilities.about.com/od/learningdisabilitybasics/p/ldappliedmath.htm"><text:span text:style-name="T447">What is a Learning Disability in Applied Math?</text:span></text:a></text:p>
              </text:list-item>
              <text:list-item>
                <text:p text:style-name="P428"><text:a xlink:type="simple" xlink:href="http://math.about.com/od/mathlessonplans/a/MathJournals.htm"><text:span text:style-name="T447">Math journals, how to use math journals to support math achievement.</text:span></text:a></text:p>
              </text:list-item>
            </text:list>
          </text:section>
        </text:section>
      </text:section>
      <text:p text:style-name="P117"/>
      <text:p text:style-name="P117"/>
      <text:section text:style-name="Sect1" text:name="page-wrapper">
        <text:section text:style-name="Sect1" text:name="page">
          <text:p text:style-name="P63"/>
          <text:section text:style-name="Sect2" text:name="top">
            <text:p text:style-name="P41"><draw:frame draw:style-name="fr1" draw:name="search" text:anchor-type="paragraph" svg:width="2.3228in" draw:z-index="6"><draw:text-box fo:min-height="0.0161in"><text:p text:style-name="Text_20_body"><draw:frame draw:style-name="fr2" draw:name="searchbox-outer" text:anchor-type="paragraph" svg:width="1.7083in" draw:z-index="8"><draw:text-box fo:min-height="0.1874in"><text:p text:style-name="P21"><draw:control text:anchor-type="as-char" draw:z-index="9" draw:style-name="gr1" draw:text-style-name="P445" svg:width="1.6669in" svg:height="0.1878in" draw:control="control2"/></text:p></draw:text-box></draw:frame><draw:control text:anchor-type="as-char" draw:z-index="7" draw:style-name="gr1" draw:text-style-name="P444" svg:width="0.3232in" svg:height="0.3232in" draw:control="control1"/></text:p><text:section text:style-name="Sect1" text:name="dash-top"><text:p text:style-name="P52"> </text:p></text:section><text:section text:style-name="Sect1" text:name="dash-mid"><text:p text:style-name="P52"/><text:section text:style-name="Sect1" text:name="dash-body-top"><text:p text:style-name="P53"/><text:section text:style-name="Sect1" text:name="login"><text:p text:style-name="P53"><text:a xlink:type="simple" xlink:href="http://www.interventioncentral.org/login?ajax=1"><text:span text:style-name="T624">login</text:span></text:a></text:p></text:section></text:section><text:section text:style-name="Sect1" text:name="dash-body-bottom"><text:p text:style-name="P53"/><text:section text:style-name="Sect1" text:name="register"><text:p text:style-name="P53"><text:a xlink:type="simple" xlink:href="http://www.interventioncentral.org/user/register"><text:span text:style-name="T624">create account</text:span></text:a></text:p></text:section></text:section></text:section><text:section text:style-name="Sect1" text:name="dash-bot"><text:p text:style-name="P53"> </text:p></text:section></draw:text-box></draw:frame></text:p>
          </text:section>
          <text:section text:style-name="Sect1" text:name="header">
            <text:p text:style-name="P35"><text:bookmark text:name="logo"/><draw:a xlink:type="simple" xlink:href="http://www.interventioncentral.org/"><draw:frame draw:style-name="fr3" draw:name="graphics1" text:anchor-type="as-char" svg:width="0.4583in" svg:height="0.6146in" draw:z-index="0"><draw:image xlink:href="http://www.interventioncentral.org/sites/all/themes/ic_theme/logo.png" xlink:type="simple" xlink:show="embed" xlink:actuate="onLoad"/><svg:title>Home</svg:title></draw:frame></draw:a></text:p>
            <text:section text:style-name="Sect1" text:name="name-and-slogan">
              <text:p text:style-name="P61"/>
              <text:section text:style-name="Sect1" text:name="site-name">
                <text:p text:style-name="P37"/>
              </text:section>
            </text:section>
          </text:section>
          <text:section text:style-name="Sect1" text:name="main-wrapper">
            <text:p text:style-name="P34"/>
            <text:section text:style-name="Sect3" text:name="main">
              <text:p text:style-name="P36"/>
              <text:section text:style-name="Sect1" text:name="nav_padder">
                <text:p text:style-name="P60"> </text:p>
              </text:section>
              <text:section text:style-name="Sect4" text:name="nav_wrapper">
                <text:h text:style-name="P153" text:outline-level="2">Main menu</text:h>
                <text:list xml:id="list5434510401715179522" text:style-name="L78">
                  <text:list-item>
                    <text:p text:style-name="P436"><text:bookmark text:name="mainlevel"/><text:a xlink:type="simple" xlink:href="http://www.interventioncentral.org/home"><text:span text:style-name="T448">Home</text:span></text:a></text:p>
                  </text:list-item>
                  <text:list-item>
                    <text:p text:style-name="P440"><text:a xlink:type="simple" xlink:href="http://www.interventioncentral.org/response-to-intervention"><text:span text:style-name="T448">Academic Interventions</text:span></text:a></text:p>
                  </text:list-item>
                  <text:list-item>
                    <text:p text:style-name="P440"><text:a xlink:type="simple" xlink:href="http://www.interventioncentral.org/behavioral-intervention-modification"><text:span text:style-name="T448">Behavior Interventions</text:span></text:a></text:p>
                  </text:list-item>
                  <text:list-item>
                    <text:p text:style-name="P440"><text:a xlink:type="simple" xlink:href="http://www.interventioncentral.org/educational-products-supplies"><text:span text:style-name="T448">Products</text:span></text:a></text:p>
                  </text:list-item>
                  <text:list-item>
                    <text:p text:style-name="P440"><text:a xlink:type="simple" xlink:href="http://www.interventioncentral.org/workshops"><text:span text:style-name="T448">Workshops</text:span></text:a></text:p>
                  </text:list-item>
                  <text:list-item>
                    <text:p text:style-name="P440"><text:a xlink:type="simple" xlink:href="http://www.interventioncentral.org/curriculum-based-measurement-reading-math-assesment-tests"><text:span text:style-name="T448">CBM</text:span></text:a></text:p>
                  </text:list-item>
                  <text:list-item>
                    <text:p text:style-name="P440"><text:a xlink:type="simple" xlink:href="http://www.interventioncentral.org/teaching-resources/downloads"><text:span text:style-name="T448">Downloads</text:span></text:a></text:p>
                  </text:list-item>
                  <text:list-item>
                    <text:p text:style-name="P440"><text:a xlink:type="simple" xlink:href="http://www.interventioncentral.org/teaching-methods/blog"><text:span text:style-name="T448">Blog</text:span></text:a></text:p>
                  </text:list-item>
                  <text:list-item>
                    <text:p text:style-name="P440"><text:a xlink:type="simple" xlink:href="http://www.interventioncentral.org/Contact%20Us"><text:span text:style-name="T448">Contact</text:span></text:a></text:p>
                  </text:list-item>
                </text:list>
              </text:section>
              <text:section text:style-name="Sect1" text:name="content">
                <text:h text:style-name="P161" text:outline-level="1">Math Problem-Solving: Combining Cognitive &amp; Metacognitive Strategies</text:h>
                <text:section text:style-name="Sect1" text:name="sociallinks">
                  <text:p text:style-name="P58"/>
                  <text:section text:style-name="Sect1" text:name="facebook">
                    <text:p text:style-name="P58"><draw:frame draw:style-name="fr4" draw:name="Object1" text:anchor-type="as-char" svg:width="0.5209in" svg:height="0.2083in" draw:z-index="1"><draw:floating-frame xlink:href="http://www.facebook.com/plugins/like.php?action=like&amp;layout=button_count&amp;href=http://www.interventioncentral.org/academic-interventions/math/math-problem-solving-combining-cognitive-metacognitive-strategies" xlink:type="simple" xlink:show="embed" xlink:actuate="onLoad"/><svg:desc>OLE-object</svg:desc></draw:frame></text:p>
                  </text:section>
                  <text:section text:style-name="Sect1" text:name="twitter">
                    <text:p text:style-name="P58"><draw:frame draw:style-name="fr4" draw:name="Object2" text:anchor-type="as-char" svg:width="0.6146in" svg:height="0.2083in" draw:z-index="2"><draw:floating-frame xlink:href="http://platform.twitter.com/widgets/tweet_button.1390956745.html#_=1391029585833&amp;count=none&amp;id=twitter-widget-0&amp;lang=en&amp;original_referer=http%3A%2F%2Fwww.interventioncentral.org%2Facademic-interventions%2Fmath%2Fmath-problem-solving-combining-cognitive-metacognitive-strategies&amp;size=m&amp;text=Response%20to%20Intervention%20%7C%20Math%20%7C%20Math%20Problem%20Solving&amp;url=http%3A%2F%2Fwww.interventioncentral.org%2Facademic-interventions%2Fmath%2Fmath-problem-solving-combining-cognitive-metacognitive-strategies" xlink:type="simple" xlink:show="embed" xlink:actuate="onLoad"/><svg:desc>OLE-object</svg:desc></draw:frame></text:p>
                  </text:section>
                  <text:section text:style-name="Sect1" text:name="printmail">
                    <text:p text:style-name="P62"><text:soft-page-break/><text:span text:style-name="T625"><draw:a xlink:type="simple" xlink:href="http://www.interventioncentral.org/print//academic-interventions/math/math-problem-solving-combining-cognitive-metacognitive-strategies"><draw:frame draw:style-name="fr3" draw:name="graphics2" text:anchor-type="as-char" svg:width="0.1874in" svg:height="0.1874in" draw:z-index="3"><draw:image xlink:href="http://www.interventioncentral.org/sites/all/modules/print/icons/print_icon.gif" xlink:type="simple" xlink:show="embed" xlink:actuate="onLoad"/><svg:title>Print</svg:title></draw:frame></draw:a></text:span><text:a xlink:type="simple" xlink:href="http://www.interventioncentral.org/print//academic-interventions/math/math-problem-solving-combining-cognitive-metacognitive-strategies"> </text:a><text:a xlink:type="simple" xlink:href="http://www.interventioncentral.org/print//academic-interventions/math/math-problem-solving-combining-cognitive-metacognitive-strategies"><text:span text:style-name="T626">Print</text:span></text:a> <text:span text:style-name="T625"><draw:a xlink:type="simple" xlink:href="http://www.interventioncentral.org/printmail/249"><draw:frame draw:style-name="fr3" draw:name="graphics3" text:anchor-type="as-char" svg:width="0.1874in" svg:height="0.1874in" draw:z-index="4"><draw:image xlink:href="http://www.interventioncentral.org/sites/all/modules/print/icons/mail_icon.gif" xlink:type="simple" xlink:show="embed" xlink:actuate="onLoad"/><svg:title>Email</svg:title></draw:frame></draw:a></text:span><text:a xlink:type="simple" xlink:href="http://www.interventioncentral.org/printmail/249"> </text:a><text:a xlink:type="simple" xlink:href="http://www.interventioncentral.org/printmail/249"><text:span text:style-name="T626">Email</text:span></text:a></text:p>
                  </text:section>
                  <text:p text:style-name="P55"><draw:frame draw:style-name="fr2" draw:name="gplus" text:anchor-type="paragraph" svg:width="0.7709in" draw:z-index="10"><draw:text-box fo:min-height="0.0161in"><text:section text:style-name="Sect5" text:name="___plusone_0"><text:p text:style-name="P31"><draw:frame draw:style-name="fr4" draw:name="Object3" text:anchor-type="as-char" svg:width="1.1043in" svg:height="0.25in" draw:z-index="12"><draw:floating-frame xlink:href="https://apis.google.com/u/0/_/+1/fastbutton?usegapi=1&amp;bsv=o&amp;align=right&amp;origin=http%3A%2F%2Fwww.interventioncentral.org&amp;url=http%3A%2F%2Fwww.interventioncentral.org%2Facademic-interventions%2Fmath%2Fmath-problem-solving-combining-cognitive-metacognitive-strategies&amp;gsrc=3p&amp;jsh=m%3B%2F_%2Fscs%2Fapps-static%2F_%2Fjs%2Fk%3Doz.gapi.en.AeL1IYatd8Q.O%2Fm%3D__features__%2Fam%3DIQ%2Frt%3Dj%2Fd%3D1%2Ft%3Dzcms%2Frs%3DAItRSTPhiD9wJIfMwTHvQEOnvpyR_kHUVQ#_methods=onPlusOne%2C_ready%2C_close%2C_open%2C_resizeMe%2C_renderstart%2Concircled%2Cdrefresh%2Cerefresh&amp;id=I1_1391029587079&amp;parent=http%3A%2F%2Fwww.interventioncentral.org&amp;pfname=&amp;rpctoken=63349725" xlink:type="simple" xlink:show="embed" xlink:actuate="onLoad" draw:frame-name="I1_1391029587079"/><svg:desc>OLE-object</svg:desc></draw:frame></text:p></text:section></draw:text-box></draw:frame></text:p>
                </text:section>
                <text:section text:style-name="Sect1" text:name="content-area">
                  <text:p text:style-name="P55"/>
                  <text:section text:style-name="Sect1" text:name="node-249">
                    <text:list xml:id="list6147056778704740505" text:style-name="L79">
                      <text:list-item>
                        <text:p text:style-name="P437"><text:a xlink:type="simple" xlink:href="http://www.interventioncentral.org/academic-interventions/math"><text:span text:style-name="T627">Math</text:span></text:a></text:p>
                      </text:list-item>
                    </text:list>
                    <text:p text:style-name="P54"><draw:frame draw:style-name="fr1" draw:name="rightcolumn" text:anchor-type="paragraph" svg:width="2.5835in" draw:z-index="11"><draw:text-box fo:min-height="0.0161in"><text:p text:style-name="Text_20_body"/></draw:text-box></draw:frame>Solving an advanced math problem independently requires the coordination of a number of complex skills. The student must have the capacity to reliably implement the specific steps of a particular problem-solving process, or cognitive strategy. At least as important, though, is that the student must also possess the necessary metacognitive skills to analyze the problem, select an appropriate strategy to solve that problem from an array of possible alternatives, and monitor the problem-solving process to ensure that it is carried out correctly.</text:p>
                    <text:p text:style-name="P55"> </text:p>
                    <text:p text:style-name="P54">The following strategies combine both cognitive and metacognitive elements (Montague, 1992; Montague &amp; Dietz, 2009). First, the student is taught a 7-step process for attacking a math word problem (cognitive strategy). Second, the instructor trains the student to use a three-part self-coaching routine for each of the seven problem-solving steps (metacognitive strategy).</text:p>
                    <text:p text:style-name="P55"> </text:p>
                    <text:p text:style-name="P54">In the cognitive part of this multi-strategy intervention, the student learns an explicit series of steps to analyze and solve a math problem. Those steps include:</text:p>
                    <text:list xml:id="list1287785989377883360" text:style-name="L80">
                      <text:list-item>
                        <text:p text:style-name="P405"><text:span text:style-name="Strong_20_Emphasis"><text:span text:style-name="T428">Reading the problem. </text:span></text:span><text:span text:style-name="T428">The student reads the problem carefully, noting and attempting to clear up any areas of uncertainly or confusion (e.g., unknown vocabulary terms).</text:span></text:p>
                      </text:list-item>
                      <text:list-item>
                        <text:p text:style-name="P405"><text:span text:style-name="Strong_20_Emphasis"><text:span text:style-name="T428">Paraphrasing the problem.</text:span></text:span><text:span text:style-name="T428"> The student restates the problem in his or her own words.</text:span></text:p>
                      </text:list-item>
                      <text:list-item>
                        <text:p text:style-name="P405"><text:span text:style-name="Strong_20_Emphasis"><text:span text:style-name="T429">‘</text:span></text:span><text:span text:style-name="Strong_20_Emphasis"><text:span text:style-name="T428">Drawing’ the problem.</text:span></text:span><text:span text:style-name="T428"> The student creates a drawing of the problem, creating a visual representation of the word problem.</text:span></text:p>
                      </text:list-item>
                      <text:list-item>
                        <text:p text:style-name="P405"><text:span text:style-name="Strong_20_Emphasis"><text:span text:style-name="T428">Creating a plan to solve the problem.</text:span></text:span><text:span text:style-name="T428"> The student decides on the best way to solve the problem and develops a plan to do so.</text:span></text:p>
                      </text:list-item>
                      <text:list-item>
                        <text:p text:style-name="P405"><text:span text:style-name="Strong_20_Emphasis"><text:span text:style-name="T428">Predicting/Estimating the answer.</text:span></text:span><text:span text:style-name="T428"> The student estimates or predicts what the answer to the problem will be.  The student may compute a quick approximation of the answer, using rounding or other shortcuts.</text:span></text:p>
                      </text:list-item>
                      <text:list-item>
                        <text:p text:style-name="P405"><text:span text:style-name="Strong_20_Emphasis"><text:span text:style-name="T428">Computing the answer.</text:span></text:span><text:span text:style-name="T428"> The student follows the plan developed earlier to compute the answer to the problem.</text:span></text:p>
                      </text:list-item>
                      <text:list-item>
                        <text:p text:style-name="P405"><text:span text:style-name="Strong_20_Emphasis"><text:span text:style-name="T428">Checking the answer.</text:span></text:span><text:span text:style-name="T428"> The student methodically checks the calculations for each step of the problem. The student also compares the actual answer to the estimated answer calculated in a previous step to ensure that there is general agreement between the two values.</text:span></text:p>
                      </text:list-item>
                    </text:list>
                    <text:p text:style-name="P54">The metacognitive component of the intervention is a three-part routine that follows a sequence of ‘Say’, ‘Ask, ‘Check’. For each of the 7 problem-solving steps reviewed above:</text:p>
                    <text:list xml:id="list165220121164541" text:continue-list="list165219691156558" text:style-name="L24">
                      <text:list-item>
                        <text:p text:style-name="P396"/>
                      </text:list-item>
                    </text:list>
                    <text:p text:style-name="P54">While the Say-Ask-Check sequence is repeated across all 7 problem-solving steps, the actual content of the student self-coaching comments changes across the steps.</text:p>
                    <text:p text:style-name="P55"> </text:p>
                    <text:p text:style-name="P54">Table 1 (as well as the attachment at the bottom of the page) shows how each of the steps in the word problem cognitive strategy is matched to the three-part Say-Ask-Check sequence:</text:p>
                    <text:p text:style-name="P55"> </text:p>
                    <text:p text:style-name="P55"> </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40">‘Say-Ask-Check’ Metacognitive Prompts Tied to a Word-Problem Cognitive Strategy (Montague, 1992)</text:p>
                        </table:table-cell>
                        <table:covered-table-cell/>
                        <table:covered-table-cell/>
                      </table:table-row>
                      <text:soft-page-break/>
                      <table:table-row>
                        <table:table-cell table:style-name="Table1.A2" office:value-type="string">
                          <text:p text:style-name="P140">Cognitive Strategy Step</text:p>
                        </table:table-cell>
                        <table:table-cell table:style-name="Table1.B2" office:value-type="string">
                          <text:p text:style-name="P140">Metacognitive ‘Say-Ask-Check’ Prompt Targets</text:p>
                        </table:table-cell>
                        <table:table-cell table:style-name="Table1.C2" office:value-type="string">
                          <text:p text:style-name="P140">Sample Metacognitive ‘Say-Ask-Check’ Prompts</text:p>
                        </table:table-cell>
                      </table:table-row>
                      <table:table-row>
                        <table:table-cell table:style-name="Table1.A2" office:value-type="string">
                          <text:p text:style-name="P140">1. <text:span text:style-name="Strong_20_Emphasis">Read the problem.</text:span></text:p>
                        </table:table-cell>
                        <table:table-cell table:style-name="Table1.B2" office:value-type="string">
                          <text:p text:style-name="P140"><text:span text:style-name="Strong_20_Emphasis">‘Say’ (Self-Instruction) Target:</text:span> <text:span text:style-name="Emphasis">The student reads and studies the problem carefully before proceeding.</text:span> <text:line-break/><text:span text:style-name="Emphasis">‘Ask’ (Self-Question) Target: Does the student fully understand the problem‌</text:span> <text:line-break/><text:span text:style-name="Emphasis">‘Check’ (Self-Monitor) Target: Proceed only if the problem is understood.</text:span></text:p>
                        </table:table-cell>
                        <table:table-cell table:style-name="Table1.C2" office:value-type="string">
                          <text:p text:style-name="P140"><text:span text:style-name="Strong_20_Emphasis">Say:</text:span> “I will read the problem. I will reread the problem if I don’t understand it.” <text:line-break/><text:span text:style-name="Strong_20_Emphasis">Ask: “</text:span>Now that I have read the problem, do I fully understand it‌” <text:line-break/><text:span text:style-name="Strong_20_Emphasis">Check:</text:span> “I understand the problem and will move forward.”</text:p>
                        </table:table-cell>
                      </table:table-row>
                      <table:table-row>
                        <table:table-cell table:style-name="Table1.A2" office:value-type="string">
                          <text:p text:style-name="P140">2. <text:span text:style-name="Strong_20_Emphasis">Paraphrase the problem.</text:span></text:p>
                        </table:table-cell>
                        <table:table-cell table:style-name="Table1.B2" office:value-type="string">
                          <text:p text:style-name="P140"><text:span text:style-name="Strong_20_Emphasis">‘Say’ (Self-Instruction) Target:</text:span> <text:span text:style-name="Emphasis">The student restates the problem in order to demonstrate understanding.</text:span> <text:line-break/><text:span text:style-name="Emphasis">‘Ask’ (Self-Question) Target: Is the student able to paraphrase the problem‌</text:span> <text:line-break/><text:span text:style-name="Emphasis">‘Check’ (Self-Monitor) Target: Ensure that any highlighted key words are relevant to the question.</text:span></text:p>
                        </table:table-cell>
                        <table:table-cell table:style-name="Table1.C2" office:value-type="string">
                          <text:p text:style-name="P140"><text:span text:style-name="Strong_20_Emphasis">Say:</text:span> “I will highlight key words and phrases that relate to the problem question.” <text:line-break/>“I will restate the problem in my own words.” <text:line-break/><text:span text:style-name="Strong_20_Emphasis">Ask: “</text:span>Did I highlight the most important words or phrases in the problem‌” <text:line-break/><text:span text:style-name="Strong_20_Emphasis">Check:</text:span> “I found the key words or phrases that will help to solve the problem.”</text:p>
                        </table:table-cell>
                      </table:table-row>
                      <table:table-row>
                        <table:table-cell table:style-name="Table1.A2" office:value-type="string">
                          <text:p text:style-name="P140">3. <text:span text:style-name="Strong_20_Emphasis">‘Draw’ the problem.</text:span></text:p>
                        </table:table-cell>
                        <table:table-cell table:style-name="Table1.B2" office:value-type="string">
                          <text:p text:style-name="P140"><text:span text:style-name="Strong_20_Emphasis">‘Say’ (Self-Instruction) Target:</text:span> <text:span text:style-name="Emphasis">The student creates a drawing of the problem to consolidate understanding.</text:span> <text:line-break/><text:span text:style-name="Emphasis">‘Ask’ (Self-Question) Target: Is there a match between the drawing and the problem‌</text:span> <text:line-break/><text:span text:style-name="Emphasis">‘Check’ (Self-Monitor) Target: The drawing includes in visual form the key elements of the math problem.</text:span></text:p>
                        </table:table-cell>
                        <table:table-cell table:style-name="Table1.C2" office:value-type="string">
                          <text:p text:style-name="P140"><text:span text:style-name="Strong_20_Emphasis">Say:</text:span> “I will draw a diagram of the problem.” <text:line-break/><text:span text:style-name="Strong_20_Emphasis">Ask: “</text:span>Does my drawing represent the problem‌” <text:line-break/><text:span text:style-name="Strong_20_Emphasis">Check:</text:span> “The drawing contains the essential parts of the problem.”</text:p>
                        </table:table-cell>
                      </table:table-row>
                      <table:table-row>
                        <table:table-cell table:style-name="Table1.A2" office:value-type="string">
                          <text:p text:style-name="P140">4. <text:span text:style-name="Strong_20_Emphasis">Create a plan to solve the </text:span><text:soft-page-break/><text:span text:style-name="Strong_20_Emphasis">problem.</text:span></text:p>
                        </table:table-cell>
                        <table:table-cell table:style-name="Table1.B2" office:value-type="string">
                          <text:p text:style-name="P140"><text:span text:style-name="Strong_20_Emphasis">‘Say’ (Self-Instruction) Target:</text:span> <text:span text:style-name="Emphasis">The student generates a plan to solve the </text:span><text:soft-page-break/><text:span text:style-name="Emphasis">problem.</text:span> <text:line-break/><text:span text:style-name="Emphasis">‘Ask’ (Self-Question) Target: What plan will help the student to solve this problem‌</text:span> <text:line-break/><text:span text:style-name="Emphasis">‘Check’ (Self-Monitor) Target: The plan is appropriate to solve the problem.</text:span></text:p>
                        </table:table-cell>
                        <table:table-cell table:style-name="Table1.C2" office:value-type="string">
                          <text:p text:style-name="P140"><text:span text:style-name="Strong_20_Emphasis">Say’ (Self-Instruction) Target:</text:span> <text:span text:style-name="Emphasis">The student follows </text:span><text:soft-page-break/><text:span text:style-name="Emphasis">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r</text:span></text:p>
                        </table:table-cell>
                      </table:table-row>
                      <table:table-row>
                        <table:table-cell table:style-name="Table1.A2" office:value-type="string">
                          <text:p text:style-name="P140">5. <text:span text:style-name="Strong_20_Emphasis">Predict/<text:line-break/>estimate the Answer.</text:span></text:p>
                        </table:table-cell>
                        <table:table-cell table:style-name="Table1.B2" office:value-type="string">
                          <text:p text:style-name="P140"><text:span text:style-name="Strong_20_Emphasis">‘Say’ (Self-Instruction) Target:</text:span> <text:span text:style-name="Emphasis">The student uses estimation or other strategies to predict or estimate the answer.</text:span> <text:line-break/><text:span text:style-name="Emphasis">‘Ask’ (Self-Question) Target: What estimating technique will the student use to predict the answer‌</text:span> <text:line-break/><text:span text:style-name="Emphasis">‘Check’ (Self-Monitor) Target: The predicted/estimated answer used all of the essential problem information.</text:span></text:p>
                        </table:table-cell>
                        <table:table-cell table:style-name="Table1.C2" office:value-type="string">
                          <text:p text:style-name="P140"><text:span text:style-name="Strong_20_Emphasis">Say:</text:span> “I will estimate what the answer will be.” <text:line-break/><text:span text:style-name="Strong_20_Emphasis">Ask: </text:span>“What numbers in the problem should be used in my estimation‌” <text:line-break/><text:span text:style-name="Strong_20_Emphasis">Check:</text:span> “I did not skip any important information in my estimation.”</text:p>
                        </table:table-cell>
                      </table:table-row>
                      <table:table-row>
                        <table:table-cell table:style-name="Table1.A2" office:value-type="string">
                          <text:p text:style-name="P140">6. <text:span text:style-name="Strong_20_Emphasis">Compute the answer.</text:span></text:p>
                        </table:table-cell>
                        <table:table-cell table:style-name="Table1.B2" office:value-type="string">
                          <text:p text:style-name="P140"><text:span text:style-name="Strong_20_Emphasis">‘Say’ (Self-Instruction) Target:</text:span> <text:span text:style-name="Emphasis">The student follows 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r.</text:span></text:p>
                        </table:table-cell>
                        <table:table-cell table:style-name="Table1.C2" office:value-type="string">
                          <text:p text:style-name="P140"><text:span text:style-name="Strong_20_Emphasis">Say:</text:span> “I will compute the answer to the problem.” <text:line-break/><text:span text:style-name="Strong_20_Emphasis">Ask: </text:span>“Does my answer sound right‌” “Is my answer close to my estimate‌” <text:line-break/><text:span text:style-name="Strong_20_Emphasis">Check:</text:span> “I carried out all of the operations in the correct order to solve this problem.”</text:p>
                        </table:table-cell>
                      </table:table-row>
                      <table:table-row>
                        <table:table-cell table:style-name="Table1.A9" office:value-type="string">
                          <text:p text:style-name="P140">7. <text:span text:style-name="Strong_20_Emphasis">Check the answer.</text:span></text:p>
                        </table:table-cell>
                        <table:table-cell table:style-name="Table1.B9" office:value-type="string">
                          <text:p text:style-name="P140"><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appears to have been done </text:span><text:soft-page-break/><text:span text:style-name="Emphasis">correctly.</text:span></text:p>
                        </table:table-cell>
                        <table:table-cell table:style-name="Table1.C9" office:value-type="string">
                          <text:p text:style-name="P140"><text:span text:style-name="Strong_20_Emphasis">Say:</text:span> “I will check the steps of my answer.” <text:line-break/><text:span text:style-name="Strong_20_Emphasis">Ask: </text:span>“Did I go through each step in my answer and check my work‌” <text:line-break/><text:span text:style-name="Strong_20_Emphasis">Check:</text:span> “”</text:p>
                        </table:table-cell>
                      </table:table-row>
                    </table:table>
                    <text:p text:style-name="P55"> </text:p>
                    <text:p text:style-name="P54">Students will benefit from close teacher support when learning to combine the 7-step cognitive strategy to attack math word problems with the iterative 3-step metacognitive Say-Ask-Check sequence. Teachers can increase the likelihood that the student will successfully acquire these skills by using research-supported instructional practices (Burns, VanDerHeyden, &amp; Boice, 2008), including:</text:p>
                    <text:list xml:id="list4302931635125626387" text:style-name="L81">
                      <text:list-item>
                        <text:p text:style-name="P397">Verifying that the student has the necessary foundation skills to solve math word problems</text:p>
                      </text:list-item>
                      <text:list-item>
                        <text:p text:style-name="P397">Using explicit instruction techniques to teach the cognitive and metacognitive strategies</text:p>
                      </text:list-item>
                      <text:list-item>
                        <text:p text:style-name="P397">Ensuring that all instructional tasks allow the student to experience an adequate rate of success</text:p>
                      </text:list-item>
                      <text:list-item>
                        <text:p text:style-name="P397">Providing regular opportunities for the student to be engaged in active accurate academic responding</text:p>
                      </text:list-item>
                      <text:list-item>
                        <text:p text:style-name="P397">Offering frequent performance feedback to motivate the student and shape his or her learning.</text:p>
                      </text:list-item>
                    </text:list>
                    <text:p text:style-name="P33"> </text:p>
                    <text:section text:style-name="Sect1" text:name="myattachments">
                      <text:h text:style-name="P154" text:outline-level="2">Attachments</text:h>
                      <text:list xml:id="list8660510238599993716" text:style-name="L82">
                        <text:list-item>
                          <text:p text:style-name="P441"><text:a xlink:type="simple" xlink:href="http://www.interventioncentral.org/sites/default/files/pdfs/pdfs_interventions/math_meta_cog_strategy_montague_SAY_ASK_CHECK.pdf" office:target-frame-name="_blank" xlink:show="new"><text:span text:style-name="T449">Say-Ask-Check Student Self-Coaching (Metacognitive) Prompts</text:span></text:a></text:p>
                        </text:list-item>
                      </text:list>
                    </text:section>
                    <text:section text:style-name="Sect1" text:name="references">
                      <text:h text:style-name="P155" text:outline-level="2">References</text:h>
                      <text:list xml:id="list2737890292529026744" text:style-name="L83">
                        <text:list-item>
                          <text:p text:style-name="P442">Burns, M. K., VanDerHeyden, A. M., &amp; Boice, C. H. (2008). Best practices in intensive academic interventions. In A. Thomas &amp; J. Grimes (Eds.), Best practices in school psychology V (pp.1151-1162). Bethesda, MD: National Association of School Psychologists.</text:p>
                        </text:list-item>
                        <text:list-item>
                          <text:p text:style-name="P442">Montague, M. (1992). The effects of cognitive and metacognitive strategy instruction on the mathematical problem solving of middle school students with learning disabilities. Journal of Learning Disabilities, 25, 230-248.</text:p>
                        </text:list-item>
                        <text:list-item>
                          <text:p text:style-name="P442">Montague, M., &amp; Dietz, S. (2009). Evaluating the evidence base for cognitive strategy instruction and mathematical problem solving. Exceptional Children, 75, 285-302.</text:p>
                        </text:list-item>
                      </text:list>
                    </text:section>
                  </text:section>
                </text:section>
              </text:section>
              <text:section text:style-name="Sect6" text:name="footer">
                <text:p text:style-name="P70"/>
                <text:section text:style-name="Sect1" text:name="block-block-1">
                  <text:p text:style-name="P60"/>
                </text:section>
                <text:section text:style-name="Sect7" text:name="block-menu-primary-links">
                  <text:list xml:id="list6187610664871900960" text:style-name="L84">
                    <text:list-item>
                      <text:p text:style-name="P443"><text:a xlink:type="simple" xlink:href="http://www.interventioncentral.org/home"><text:span text:style-name="T628">Home</text:span></text:a></text:p>
                    </text:list-item>
                    <text:list-item>
                      <text:p text:style-name="P443"><text:a xlink:type="simple" xlink:href="http://www.interventioncentral.org/response-to-intervention"><text:span text:style-name="T450">Academic Interventions</text:span></text:a></text:p>
                    </text:list-item>
                    <text:list-item>
                      <text:p text:style-name="P443"><text:a xlink:type="simple" xlink:href="http://www.interventioncentral.org/behavioral-intervention-modification"><text:span text:style-name="T450">Behavior Interventions</text:span></text:a></text:p>
                    </text:list-item>
                    <text:list-item>
                      <text:p text:style-name="P443"><text:soft-page-break/><text:a xlink:type="simple" xlink:href="http://www.interventioncentral.org/educational-products-supplies"><text:span text:style-name="T450">Products</text:span></text:a></text:p>
                    </text:list-item>
                    <text:list-item>
                      <text:p text:style-name="P443"><text:a xlink:type="simple" xlink:href="http://www.interventioncentral.org/workshops"><text:span text:style-name="T450">Workshops</text:span></text:a></text:p>
                    </text:list-item>
                    <text:list-item>
                      <text:p text:style-name="P443"><text:a xlink:type="simple" xlink:href="http://www.interventioncentral.org/curriculum-based-measurement-reading-math-assesment-tests"><text:span text:style-name="T450">CBM</text:span></text:a></text:p>
                    </text:list-item>
                    <text:list-item>
                      <text:p text:style-name="P443"><text:a xlink:type="simple" xlink:href="http://www.interventioncentral.org/teaching-resources/downloads"><text:span text:style-name="T450">Downloads</text:span></text:a></text:p>
                    </text:list-item>
                    <text:list-item>
                      <text:p text:style-name="P443"><text:a xlink:type="simple" xlink:href="http://www.interventioncentral.org/teaching-methods/blog"><text:span text:style-name="T450">Blog</text:span></text:a></text:p>
                    </text:list-item>
                    <text:list-item>
                      <text:p text:style-name="P443"><text:a xlink:type="simple" xlink:href="http://www.interventioncentral.org/Contact%20Us"><text:span text:style-name="T450">Contact</text:span></text:a></text:p>
                    </text:list-item>
                  </text:list>
                </text:section>
              </text:section>
            </text:section>
          </text:section>
        </text:section>
      </text:section>
      <text:p text:style-name="P117"><draw:frame draw:style-name="fr4" draw:name="Object4" text:anchor-type="as-char" svg:width="0.4909in" svg:height="0.4909in" draw:z-index="5"><draw:floating-frame xlink:href="https://accounts.google.com/o/oauth2/postmessageRelay?parent=http%3A%2F%2Fwww.interventioncentral.org#rpctoken=443651919&amp;forcesecure=1" xlink:type="simple" xlink:show="embed" xlink:actuate="onLoad" draw:frame-name="oauth2relay303591160"/><svg:desc>OLE-object</svg:desc></draw:frame><text:line-break/></text:p>
      <text:p text:style-name="P149"/>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1" svg:font-family="Verdana"/>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1945in" style:contextual-spacing="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5555in" fo:margin-right="0.3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master-page style:name="First_20_Page" style:display-name="First Page" style:page-layout-name="Mpm3" style:next-style-name="Landscap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21:03:47.379000000</meta:creation-date>
    <dc:date>2014-07-31T16:52:19.339000000</dc:date>
    <meta:editing-duration>P2DT8H5M47S</meta:editing-duration>
    <meta:editing-cycles>15</meta:editing-cycles>
    <meta:generator>LibreOffice/4.1.4.2$Windows_x86 LibreOffice_project/0a0440ccc0227ad9829de5f46be37cfb6edcf72</meta:generator>
    <meta:print-date>2014-07-31T11:53:48.170000000</meta:print-date>
    <meta:document-statistic meta:table-count="28" meta:image-count="3" meta:object-count="4" meta:page-count="38" meta:paragraph-count="799" meta:word-count="9446" meta:character-count="58845" meta:non-whitespace-character-count="50061"/>
  </office:meta>
</office:document-meta>
</file>